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460000036900000369BE54B1A5.svg" manifest:media-type="image/svg+xml"/>
  <manifest:file-entry manifest:full-path="Pictures/1000000100000021000000212124246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8pt" fo:font-weight="bold" officeooo:rsid="0016f654" officeooo:paragraph-rsid="0016f654" style:font-size-asian="28pt" style:font-weight-asian="bold" style:font-size-complex="28pt" style:font-weight-complex="bold"/>
    </style:style>
    <style:style style:name="P4" style:family="paragraph" style:parent-style-name="Standard">
      <style:paragraph-properties fo:text-align="center" style:justify-single-word="false"/>
      <style:text-properties officeooo:rsid="00761639" officeooo:paragraph-rsid="066e2374"/>
    </style:style>
    <style:style style:name="P5" style:family="paragraph" style:parent-style-name="Standard">
      <style:paragraph-properties fo:text-align="center" style:justify-single-word="false"/>
      <style:text-properties fo:font-size="16pt" fo:font-weight="bold" officeooo:rsid="00761639" officeooo:paragraph-rsid="066e2374" style:font-size-asian="16pt" style:font-weight-asian="bold" style:font-size-complex="16pt" style:font-weight-complex="bold"/>
    </style:style>
    <style:style style:name="P6" style:family="paragraph" style:parent-style-name="Contents_20_Heading" style:master-page-name="TOC_20_Pages">
      <style:paragraph-properties style:page-number="1" fo:break-before="page"/>
    </style:style>
    <style:style style:name="P7" style:family="paragraph" style:parent-style-name="Contents_20_1">
      <style:paragraph-properties>
        <style:tab-stops>
          <style:tab-stop style:position="7.4992in" style:type="right" style:leader-style="dotted" style:leader-text="."/>
        </style:tab-stops>
      </style:paragraph-properties>
    </style:style>
    <style:style style:name="P8" style:family="paragraph" style:parent-style-name="Contents_20_2">
      <style:paragraph-properties>
        <style:tab-stops>
          <style:tab-stop style:position="7.3028in" style:type="right" style:leader-style="dotted" style:leader-text="."/>
        </style:tab-stops>
      </style:paragraph-properties>
    </style:style>
    <style:style style:name="P9" style:family="paragraph" style:parent-style-name="Heading_20_1" style:master-page-name="Standard">
      <style:paragraph-properties style:page-number="1" fo:break-before="page"/>
    </style:style>
    <style:style style:name="P10" style:family="paragraph" style:parent-style-name="Standard">
      <style:text-properties officeooo:rsid="021fd76b" officeooo:paragraph-rsid="063f819a"/>
    </style:style>
    <style:style style:name="P11" style:family="paragraph" style:parent-style-name="Standard">
      <style:text-properties officeooo:rsid="03adc481" officeooo:paragraph-rsid="07022776"/>
    </style:style>
    <style:style style:name="P12" style:family="paragraph" style:parent-style-name="Standard">
      <style:text-properties officeooo:rsid="07014082" officeooo:paragraph-rsid="07022776"/>
    </style:style>
    <style:style style:name="P13" style:family="paragraph" style:parent-style-name="Standard">
      <style:text-properties officeooo:rsid="064c680c" officeooo:paragraph-rsid="064c680c"/>
    </style:style>
    <style:style style:name="P14" style:family="paragraph" style:parent-style-name="Standard">
      <style:text-properties style:font-name="Liberation Serif" officeooo:rsid="064c680c" officeooo:paragraph-rsid="064c680c"/>
    </style:style>
    <style:style style:name="P15" style:family="paragraph" style:parent-style-name="Standard">
      <style:text-properties officeooo:paragraph-rsid="0313832a"/>
    </style:style>
    <style:style style:name="P16" style:family="paragraph" style:parent-style-name="Standard">
      <style:text-properties officeooo:rsid="0313832a" officeooo:paragraph-rsid="0313832a"/>
    </style:style>
    <style:style style:name="P17" style:family="paragraph" style:parent-style-name="Standard">
      <style:text-properties officeooo:rsid="03a2b200" officeooo:paragraph-rsid="03a2b200"/>
    </style:style>
    <style:style style:name="P18" style:family="paragraph" style:parent-style-name="Standard">
      <style:text-properties officeooo:rsid="03adc481" officeooo:paragraph-rsid="03f25fa1"/>
    </style:style>
    <style:style style:name="P19" style:family="paragraph" style:parent-style-name="Standard" style:list-style-name="L1">
      <style:text-properties officeooo:rsid="03dfbe38" officeooo:paragraph-rsid="03dfbe38"/>
    </style:style>
    <style:style style:name="P20" style:family="paragraph" style:parent-style-name="Standard" style:list-style-name="L1">
      <style:text-properties officeooo:rsid="03adc481" officeooo:paragraph-rsid="03f3e656"/>
    </style:style>
    <style:style style:name="P21" style:family="paragraph" style:parent-style-name="Standard" style:list-style-name="L1">
      <style:text-properties officeooo:rsid="03bbe2b0" officeooo:paragraph-rsid="03f25fa1"/>
    </style:style>
    <style:style style:name="P22" style:family="paragraph" style:parent-style-name="Standard" style:list-style-name="L1">
      <style:text-properties style:font-name="Liberation Serif" officeooo:rsid="0505cad2" officeooo:paragraph-rsid="0505cad2"/>
    </style:style>
    <style:style style:name="P23" style:family="paragraph" style:parent-style-name="Standard">
      <style:text-properties officeooo:rsid="03bbe2b0" officeooo:paragraph-rsid="03f3e656"/>
    </style:style>
    <style:style style:name="P24" style:family="paragraph" style:parent-style-name="Standard">
      <style:text-properties officeooo:rsid="03f25fa1" officeooo:paragraph-rsid="03f25fa1"/>
    </style:style>
    <style:style style:name="P25" style:family="paragraph" style:parent-style-name="Standard" style:list-style-name="L1">
      <style:text-properties officeooo:rsid="03adc481" officeooo:paragraph-rsid="03f25fa1"/>
    </style:style>
    <style:style style:name="P26" style:family="paragraph" style:parent-style-name="Standard" style:list-style-name="L1">
      <style:text-properties officeooo:rsid="03adc481" officeooo:paragraph-rsid="03f124d5"/>
    </style:style>
    <style:style style:name="P27" style:family="paragraph" style:parent-style-name="Standard" style:list-style-name="L1">
      <style:text-properties officeooo:rsid="03af53fb" officeooo:paragraph-rsid="03f124d5"/>
    </style:style>
    <style:style style:name="P28" style:family="paragraph" style:parent-style-name="Standard" style:list-style-name="L1">
      <style:text-properties style:font-name="Liberation Serif" officeooo:rsid="03adc481" officeooo:paragraph-rsid="03adc481"/>
    </style:style>
    <style:style style:name="P29" style:family="paragraph" style:parent-style-name="Standard" style:list-style-name="L1">
      <style:text-properties style:font-name="Liberation Serif" officeooo:rsid="03adc481" officeooo:paragraph-rsid="03f124d5"/>
    </style:style>
    <style:style style:name="P30" style:family="paragraph" style:parent-style-name="Heading_20_1">
      <style:text-properties officeooo:rsid="04a4faab" officeooo:paragraph-rsid="04a4faab"/>
    </style:style>
    <style:style style:name="P31" style:family="paragraph" style:parent-style-name="Text_20_body">
      <style:text-properties officeooo:rsid="04a4faab" officeooo:paragraph-rsid="04a4faab"/>
    </style:style>
    <style:style style:name="P32" style:family="paragraph" style:parent-style-name="Standard">
      <style:text-properties officeooo:rsid="02fc530d" officeooo:paragraph-rsid="03bbe2b0"/>
    </style:style>
    <style:style style:name="P33" style:family="paragraph" style:parent-style-name="Standard">
      <style:text-properties officeooo:rsid="049ee4c1" officeooo:paragraph-rsid="049ee4c1"/>
    </style:style>
    <style:style style:name="P34" style:family="paragraph" style:parent-style-name="Standard" style:list-style-name="L2">
      <style:text-properties officeooo:rsid="031fab5f" officeooo:paragraph-rsid="03bbe2b0"/>
    </style:style>
    <style:style style:name="P35" style:family="paragraph" style:parent-style-name="Standard" style:list-style-name="L2">
      <style:text-properties officeooo:rsid="05b41ee9" officeooo:paragraph-rsid="03c5276d"/>
    </style:style>
    <style:style style:name="P36" style:family="paragraph" style:parent-style-name="Standard" style:list-style-name="L2">
      <style:text-properties officeooo:rsid="05b41ee9" officeooo:paragraph-rsid="05b41ee9"/>
    </style:style>
    <style:style style:name="P37" style:family="paragraph" style:parent-style-name="Standard" style:list-style-name="L2">
      <style:text-properties officeooo:rsid="05b55fab" officeooo:paragraph-rsid="05b55fab"/>
    </style:style>
    <style:style style:name="P38" style:family="paragraph" style:parent-style-name="Standard" style:list-style-name="L2">
      <style:text-properties officeooo:rsid="03c3b9c8" officeooo:paragraph-rsid="0419e97e"/>
    </style:style>
    <style:style style:name="P39" style:family="paragraph" style:parent-style-name="Standard" style:list-style-name="L2">
      <style:text-properties officeooo:rsid="03bd7d51" officeooo:paragraph-rsid="03c3b9c8"/>
    </style:style>
    <style:style style:name="P40" style:family="paragraph" style:parent-style-name="Standard" style:list-style-name="L2">
      <style:text-properties officeooo:paragraph-rsid="03c3b9c8"/>
    </style:style>
    <style:style style:name="P41" style:family="paragraph" style:parent-style-name="Standard" style:list-style-name="L2">
      <style:text-properties officeooo:rsid="03be4188" officeooo:paragraph-rsid="03c3b9c8"/>
    </style:style>
    <style:style style:name="P42" style:family="paragraph" style:parent-style-name="Standard" style:list-style-name="L2">
      <style:text-properties officeooo:rsid="05b55fab" officeooo:paragraph-rsid="063ae1f1"/>
    </style:style>
    <style:style style:name="P43" style:family="paragraph" style:parent-style-name="Standard" style:list-style-name="L2">
      <style:text-properties officeooo:rsid="03be4188" officeooo:paragraph-rsid="03c5276d"/>
    </style:style>
    <style:style style:name="P44" style:family="paragraph" style:parent-style-name="Standard" style:list-style-name="L2">
      <style:text-properties officeooo:rsid="05b629f6" officeooo:paragraph-rsid="05b629f6"/>
    </style:style>
    <style:style style:name="P45" style:family="paragraph" style:parent-style-name="Standard" style:list-style-name="L2">
      <style:text-properties officeooo:rsid="03c0243c" officeooo:paragraph-rsid="03c3b9c8"/>
    </style:style>
    <style:style style:name="P46" style:family="paragraph" style:parent-style-name="Standard" style:list-style-name="L2">
      <style:text-properties officeooo:rsid="03c3b9c8" officeooo:paragraph-rsid="03c3b9c8"/>
    </style:style>
    <style:style style:name="P47" style:family="paragraph" style:parent-style-name="Standard" style:list-style-name="L2">
      <style:text-properties officeooo:rsid="03190e4e" officeooo:paragraph-rsid="03c3b9c8"/>
    </style:style>
    <style:style style:name="P48" style:family="paragraph" style:parent-style-name="Standard" style:list-style-name="L2">
      <style:text-properties officeooo:rsid="05b6f6c6" officeooo:paragraph-rsid="05b6f6c6"/>
    </style:style>
    <style:style style:name="P49" style:family="paragraph" style:parent-style-name="Standard">
      <style:text-properties officeooo:rsid="03190e4e" officeooo:paragraph-rsid="048e634e"/>
    </style:style>
    <style:style style:name="P50" style:family="paragraph" style:parent-style-name="Standard">
      <style:text-properties officeooo:rsid="03274d2e" officeooo:paragraph-rsid="040007a7"/>
    </style:style>
    <style:style style:name="P51" style:family="paragraph" style:parent-style-name="Standard" style:list-style-name="L3">
      <style:text-properties officeooo:rsid="05b74b5a" officeooo:paragraph-rsid="05b74b5a"/>
    </style:style>
    <style:style style:name="P52" style:family="paragraph" style:parent-style-name="Standard" style:list-style-name="L3">
      <style:text-properties officeooo:paragraph-rsid="04967476"/>
    </style:style>
    <style:style style:name="P53" style:family="paragraph" style:parent-style-name="Standard" style:list-style-name="L3">
      <style:text-properties officeooo:rsid="04967476" officeooo:paragraph-rsid="04967476"/>
    </style:style>
    <style:style style:name="P54" style:family="paragraph" style:parent-style-name="Standard" style:list-style-name="L3">
      <style:text-properties officeooo:paragraph-rsid="040007a7"/>
    </style:style>
    <style:style style:name="P55" style:family="paragraph" style:parent-style-name="Standard" style:list-style-name="L3">
      <style:text-properties officeooo:rsid="051043e0" officeooo:paragraph-rsid="051043e0"/>
    </style:style>
    <style:style style:name="P56" style:family="paragraph" style:parent-style-name="Standard">
      <style:text-properties officeooo:rsid="048e634e" officeooo:paragraph-rsid="048e634e"/>
    </style:style>
    <style:style style:name="P57" style:family="paragraph" style:parent-style-name="Standard" style:list-style-name="L3">
      <style:text-properties officeooo:rsid="0136788f" officeooo:paragraph-rsid="048e634e"/>
    </style:style>
    <style:style style:name="P58" style:family="paragraph" style:parent-style-name="Standard" style:list-style-name="L3">
      <style:text-properties officeooo:rsid="048fdd57" officeooo:paragraph-rsid="06cf1001"/>
    </style:style>
    <style:style style:name="P59" style:family="paragraph" style:parent-style-name="Standard" style:list-style-name="L3">
      <style:text-properties officeooo:rsid="048fdd57" officeooo:paragraph-rsid="06d02080"/>
    </style:style>
    <style:style style:name="P60" style:family="paragraph" style:parent-style-name="Standard" style:list-style-name="L3">
      <style:text-properties officeooo:rsid="0160586e" officeooo:paragraph-rsid="048e634e"/>
    </style:style>
    <style:style style:name="P61" style:family="paragraph" style:parent-style-name="Standard">
      <style:text-properties officeooo:rsid="03307155" officeooo:paragraph-rsid="03bbe2b0"/>
    </style:style>
    <style:style style:name="P62" style:family="paragraph" style:parent-style-name="Standard">
      <style:text-properties officeooo:rsid="03bd7d51" officeooo:paragraph-rsid="03bbe2b0"/>
    </style:style>
    <style:style style:name="P63" style:family="paragraph" style:parent-style-name="Standard" style:list-style-name="L4">
      <style:text-properties officeooo:rsid="03bd7d51" officeooo:paragraph-rsid="03bd7d51"/>
    </style:style>
    <style:style style:name="P64" style:family="paragraph" style:parent-style-name="Standard" style:list-style-name="L4">
      <style:text-properties officeooo:rsid="03c62ca6" officeooo:paragraph-rsid="03c62ca6"/>
    </style:style>
    <style:style style:name="P65" style:family="paragraph" style:parent-style-name="Standard" style:list-style-name="L4">
      <style:text-properties officeooo:rsid="0402cd62" officeooo:paragraph-rsid="0402cd62"/>
    </style:style>
    <style:style style:name="P66" style:family="paragraph" style:parent-style-name="Standard">
      <style:text-properties officeooo:rsid="0402cd62" officeooo:paragraph-rsid="0402cd62"/>
    </style:style>
    <style:style style:name="P67" style:family="paragraph" style:parent-style-name="Standard">
      <style:text-properties officeooo:rsid="05d7929d" officeooo:paragraph-rsid="0622a9b4"/>
    </style:style>
    <style:style style:name="P68" style:family="paragraph" style:parent-style-name="Standard" style:list-style-name="L5">
      <style:text-properties officeooo:rsid="0824e17c" officeooo:paragraph-rsid="0824e17c"/>
    </style:style>
    <style:style style:name="P69" style:family="paragraph" style:parent-style-name="Standard" style:list-style-name="L5">
      <style:text-properties officeooo:paragraph-rsid="0824e17c"/>
    </style:style>
    <style:style style:name="P70" style:family="paragraph" style:parent-style-name="Standard">
      <style:text-properties officeooo:rsid="035aefa4" officeooo:paragraph-rsid="035b1e01"/>
    </style:style>
    <style:style style:name="P71" style:family="paragraph" style:parent-style-name="Standard">
      <style:text-properties officeooo:rsid="011831ad" officeooo:paragraph-rsid="042c9577"/>
    </style:style>
    <style:style style:name="P72" style:family="paragraph" style:parent-style-name="Standard">
      <style:text-properties officeooo:paragraph-rsid="035b1e01"/>
    </style:style>
    <style:style style:name="P73" style:family="paragraph" style:parent-style-name="Standard" style:list-style-name="L6">
      <style:text-properties officeooo:rsid="02832af3" officeooo:paragraph-rsid="02832af3"/>
    </style:style>
    <style:style style:name="P74" style:family="paragraph" style:parent-style-name="Standard" style:list-style-name="L6">
      <style:text-properties officeooo:paragraph-rsid="027f945e"/>
    </style:style>
    <style:style style:name="P75" style:family="paragraph" style:parent-style-name="Standard" style:list-style-name="L6">
      <style:text-properties officeooo:paragraph-rsid="02a8e4e0"/>
    </style:style>
    <style:style style:name="P76" style:family="paragraph" style:parent-style-name="Standard" style:list-style-name="L6">
      <style:text-properties officeooo:paragraph-rsid="02a90574"/>
    </style:style>
    <style:style style:name="P77" style:family="paragraph" style:parent-style-name="Standard" style:list-style-name="L6">
      <style:text-properties officeooo:paragraph-rsid="06597666"/>
    </style:style>
    <style:style style:name="P78" style:family="paragraph" style:parent-style-name="Standard" style:list-style-name="L6">
      <style:text-properties officeooo:rsid="02ab3b62" officeooo:paragraph-rsid="02ab3b62"/>
    </style:style>
    <style:style style:name="P79" style:family="paragraph" style:parent-style-name="Heading_20_1">
      <style:text-properties officeooo:paragraph-rsid="042c9577"/>
    </style:style>
    <style:style style:name="P80" style:family="paragraph" style:parent-style-name="Standard">
      <style:text-properties officeooo:paragraph-rsid="035c833c"/>
    </style:style>
    <style:style style:name="P81" style:family="paragraph" style:parent-style-name="Standard">
      <style:text-properties officeooo:rsid="009fd204" officeooo:paragraph-rsid="011bcec3"/>
    </style:style>
    <style:style style:name="P82" style:family="paragraph" style:parent-style-name="Standard" style:list-style-name="L7">
      <style:text-properties officeooo:rsid="00899bb2" officeooo:paragraph-rsid="00a0f62d"/>
    </style:style>
    <style:style style:name="P83" style:family="paragraph" style:parent-style-name="Standard" style:list-style-name="L7">
      <style:text-properties officeooo:paragraph-rsid="018e9ab4"/>
    </style:style>
    <style:style style:name="P84" style:family="paragraph" style:parent-style-name="Standard" style:list-style-name="L7">
      <style:text-properties style:font-name="Liberation Serif" officeooo:rsid="04077f15" officeooo:paragraph-rsid="058a0e1c"/>
    </style:style>
    <style:style style:name="P85" style:family="paragraph" style:parent-style-name="Standard" style:list-style-name="L7">
      <style:text-properties style:font-name="Liberation Serif" officeooo:rsid="058a0e1c" officeooo:paragraph-rsid="058a0e1c"/>
    </style:style>
    <style:style style:name="P86" style:family="paragraph" style:parent-style-name="Standard" style:list-style-name="L7">
      <style:text-properties officeooo:rsid="03c801f1" officeooo:paragraph-rsid="04077f15"/>
    </style:style>
    <style:style style:name="P87" style:family="paragraph" style:parent-style-name="Standard" style:list-style-name="L7">
      <style:text-properties officeooo:paragraph-rsid="00a0f62d"/>
    </style:style>
    <style:style style:name="P88" style:family="paragraph" style:parent-style-name="Standard" style:list-style-name="L7">
      <style:text-properties style:font-name="Liberation Serif" officeooo:rsid="0025048e" officeooo:paragraph-rsid="00a0f62d"/>
    </style:style>
    <style:style style:name="P89" style:family="paragraph" style:parent-style-name="Standard" style:list-style-name="L7">
      <style:text-properties officeooo:rsid="01b636d0" officeooo:paragraph-rsid="01b636d0"/>
    </style:style>
    <style:style style:name="P90" style:family="paragraph" style:parent-style-name="Standard">
      <style:text-properties officeooo:rsid="00a0f62d" officeooo:paragraph-rsid="00a0f62d"/>
    </style:style>
    <style:style style:name="P91" style:family="paragraph" style:parent-style-name="Standard" style:list-style-name="L8">
      <style:text-properties officeooo:rsid="011bcec3" officeooo:paragraph-rsid="0684b82f"/>
    </style:style>
    <style:style style:name="P92" style:family="paragraph" style:parent-style-name="Standard" style:list-style-name="L8">
      <style:text-properties officeooo:rsid="0684b82f" officeooo:paragraph-rsid="0684b82f"/>
    </style:style>
    <style:style style:name="P93" style:family="paragraph" style:parent-style-name="Standard" style:list-style-name="L8">
      <style:text-properties officeooo:rsid="01212fc1" officeooo:paragraph-rsid="0192d9d4"/>
    </style:style>
    <style:style style:name="P94" style:family="paragraph" style:parent-style-name="Standard" style:list-style-name="L8">
      <style:text-properties officeooo:rsid="022546de" officeooo:paragraph-rsid="022546de"/>
    </style:style>
    <style:style style:name="P95" style:family="paragraph" style:parent-style-name="Standard" style:list-style-name="L8">
      <style:text-properties officeooo:rsid="01212fc1" officeooo:paragraph-rsid="013152b4"/>
    </style:style>
    <style:style style:name="P96" style:family="paragraph" style:parent-style-name="Standard" style:list-style-name="L8">
      <style:text-properties officeooo:rsid="0121f27e" officeooo:paragraph-rsid="0192d9d4"/>
    </style:style>
    <style:style style:name="P97" style:family="paragraph" style:parent-style-name="Standard" style:list-style-name="L8">
      <style:text-properties officeooo:rsid="0121f27e" officeooo:paragraph-rsid="0121f27e"/>
    </style:style>
    <style:style style:name="P98" style:family="paragraph" style:parent-style-name="Standard" style:list-style-name="L8">
      <style:text-properties officeooo:rsid="047f3514" officeooo:paragraph-rsid="047f3514"/>
    </style:style>
    <style:style style:name="P99" style:family="paragraph" style:parent-style-name="Standard" style:list-style-name="L8">
      <style:text-properties officeooo:rsid="0121f27e" officeooo:paragraph-rsid="02836948"/>
    </style:style>
    <style:style style:name="P100" style:family="paragraph" style:parent-style-name="Standard" style:list-style-name="L8">
      <style:text-properties officeooo:rsid="0121f27e" officeooo:paragraph-rsid="01d3e8e1"/>
    </style:style>
    <style:style style:name="P101" style:family="paragraph" style:parent-style-name="Standard" style:list-style-name="L8">
      <style:text-properties officeooo:rsid="0121f27e" officeooo:paragraph-rsid="03b50871"/>
    </style:style>
    <style:style style:name="P102" style:family="paragraph" style:parent-style-name="Standard" style:list-style-name="L8">
      <style:text-properties officeooo:rsid="01d3e8e1" officeooo:paragraph-rsid="01d3e8e1"/>
    </style:style>
    <style:style style:name="P103" style:family="paragraph" style:parent-style-name="Standard" style:list-style-name="L8">
      <style:text-properties officeooo:rsid="06602410" officeooo:paragraph-rsid="06602410"/>
    </style:style>
    <style:style style:name="P104" style:family="paragraph" style:parent-style-name="Standard" style:list-style-name="L8">
      <style:text-properties officeooo:rsid="0121f27e" officeooo:paragraph-rsid="022a2c57"/>
    </style:style>
    <style:style style:name="P105" style:family="paragraph" style:parent-style-name="Standard" style:list-style-name="L8">
      <style:text-properties officeooo:rsid="0121f27e" officeooo:paragraph-rsid="01efcd8a"/>
    </style:style>
    <style:style style:name="P106" style:family="paragraph" style:parent-style-name="Standard">
      <style:text-properties officeooo:paragraph-rsid="0205e458"/>
    </style:style>
    <style:style style:name="P107" style:family="paragraph" style:parent-style-name="Standard" style:list-style-name="L8">
      <style:text-properties officeooo:rsid="00a49a7c" officeooo:paragraph-rsid="01397b1b"/>
    </style:style>
    <style:style style:name="P108" style:family="paragraph" style:parent-style-name="Standard" style:list-style-name="L8">
      <style:text-properties officeooo:rsid="0146b5ba" officeooo:paragraph-rsid="0146b5ba"/>
    </style:style>
    <style:style style:name="P109" style:family="paragraph" style:parent-style-name="Standard" style:list-style-name="L8">
      <style:text-properties style:font-name="Liberation Serif" fo:font-size="12pt" officeooo:rsid="01488206" officeooo:paragraph-rsid="01488206" style:font-size-asian="12pt" style:font-size-complex="12pt"/>
    </style:style>
    <style:style style:name="P110" style:family="paragraph" style:parent-style-name="Standard" style:list-style-name="L8">
      <style:text-properties officeooo:rsid="00a695ae" officeooo:paragraph-rsid="01397b1b"/>
    </style:style>
    <style:style style:name="P111" style:family="paragraph" style:parent-style-name="Standard" style:list-style-name="L8">
      <style:text-properties officeooo:rsid="0149a6f5" officeooo:paragraph-rsid="0149a6f5"/>
    </style:style>
    <style:style style:name="P112" style:family="paragraph" style:parent-style-name="Standard" style:list-style-name="L8">
      <style:text-properties style:font-name="Liberation Serif" fo:font-size="12pt" officeooo:rsid="00389dca" officeooo:paragraph-rsid="013a1d55" style:font-size-asian="12pt" style:font-size-complex="12pt"/>
    </style:style>
    <style:style style:name="P113" style:family="paragraph" style:parent-style-name="Standard" style:list-style-name="L8">
      <style:text-properties style:font-name="Liberation Serif" fo:font-size="12pt" officeooo:rsid="013b23bd" officeooo:paragraph-rsid="013b23bd" style:font-size-asian="12pt" style:font-size-complex="12pt"/>
    </style:style>
    <style:style style:name="P114" style:family="paragraph" style:parent-style-name="Standard" style:list-style-name="L8">
      <style:text-properties style:font-name="Liberation Serif" fo:font-size="12pt" officeooo:rsid="0045bb93" officeooo:paragraph-rsid="013b23bd" style:font-size-asian="12pt" style:font-size-complex="12pt"/>
    </style:style>
    <style:style style:name="P115" style:family="paragraph" style:parent-style-name="Standard" style:list-style-name="L8">
      <style:text-properties style:font-name="Liberation Serif" fo:font-size="12pt" officeooo:rsid="0159afc7" officeooo:paragraph-rsid="0159afc7" style:font-size-asian="12pt" style:font-size-complex="12pt"/>
    </style:style>
    <style:style style:name="P116" style:family="paragraph" style:parent-style-name="Standard" style:list-style-name="L8">
      <style:text-properties style:font-name="Liberation Serif" fo:font-size="12pt" officeooo:rsid="00a81ccd" officeooo:paragraph-rsid="013c899b" style:font-size-asian="12pt" style:font-size-complex="12pt"/>
    </style:style>
    <style:style style:name="P117" style:family="paragraph" style:parent-style-name="Standard">
      <style:text-properties officeooo:rsid="00a0f62d" officeooo:paragraph-rsid="013c899b"/>
    </style:style>
    <style:style style:name="P118" style:family="paragraph" style:parent-style-name="Standard">
      <style:text-properties style:font-name="Liberation Serif" fo:font-size="12pt" officeooo:rsid="019d1a68" officeooo:paragraph-rsid="0232cc80" style:font-size-asian="12pt" style:font-size-complex="12pt"/>
    </style:style>
    <style:style style:name="P119" style:family="paragraph" style:parent-style-name="Standard" style:list-style-name="L8">
      <style:text-properties style:font-name="Liberation Serif" fo:font-size="12pt" officeooo:rsid="0469e3f3" officeooo:paragraph-rsid="0469e3f3" style:font-size-asian="12pt" style:font-size-complex="12pt"/>
    </style:style>
    <style:style style:name="P120" style:family="paragraph" style:parent-style-name="Standard" style:list-style-name="L8">
      <style:text-properties officeooo:paragraph-rsid="06a5066e"/>
    </style:style>
    <style:style style:name="P121" style:family="paragraph" style:parent-style-name="Standard" style:list-style-name="L8">
      <style:text-properties style:font-name="Liberation Serif" fo:font-size="12pt" officeooo:rsid="0469e3f3" officeooo:paragraph-rsid="046d5175" style:font-size-asian="12pt" style:font-size-complex="12pt"/>
    </style:style>
    <style:style style:name="P122" style:family="paragraph" style:parent-style-name="Standard" style:list-style-name="L8">
      <style:text-properties style:font-name="Liberation Serif" fo:font-size="12pt" officeooo:rsid="04b65419" officeooo:paragraph-rsid="04b65419" style:font-size-asian="12pt" style:font-size-complex="12pt"/>
    </style:style>
    <style:style style:name="P123" style:family="paragraph" style:parent-style-name="Standard" style:list-style-name="L8">
      <style:text-properties style:font-name="Liberation Serif" fo:font-size="12pt" officeooo:rsid="04b65419" officeooo:paragraph-rsid="058cc77a" style:font-size-asian="12pt" style:font-size-complex="12pt"/>
    </style:style>
    <style:style style:name="P124" style:family="paragraph" style:parent-style-name="Standard">
      <style:text-properties style:font-name="Liberation Serif" fo:font-size="12pt" officeooo:rsid="00282f63" officeooo:paragraph-rsid="04b65419" style:font-size-asian="12pt" style:font-size-complex="12pt"/>
    </style:style>
    <style:style style:name="P125" style:family="paragraph" style:parent-style-name="Standard">
      <style:text-properties style:font-name="Liberation Serif" fo:font-size="12pt" officeooo:rsid="0205e458" officeooo:paragraph-rsid="0469e3f3" style:font-size-asian="12pt" style:font-size-complex="12pt"/>
    </style:style>
    <style:style style:name="P126" style:family="paragraph" style:parent-style-name="Standard" style:list-style-name="L8">
      <style:text-properties style:font-name="Liberation Serif" fo:font-size="12pt" officeooo:rsid="00282f63" officeooo:paragraph-rsid="0469e3f3" style:font-size-asian="12pt" style:font-size-complex="12pt"/>
    </style:style>
    <style:style style:name="P127" style:family="paragraph" style:parent-style-name="Standard" style:list-style-name="L8">
      <style:text-properties officeooo:rsid="04b6bf74" officeooo:paragraph-rsid="04b6bf74"/>
    </style:style>
    <style:style style:name="P128" style:family="paragraph" style:parent-style-name="Standard" style:list-style-name="L8">
      <style:text-properties officeooo:rsid="00465103" officeooo:paragraph-rsid="0469e3f3"/>
    </style:style>
    <style:style style:name="P129" style:family="paragraph" style:parent-style-name="Standard" style:list-style-name="L8">
      <style:text-properties officeooo:rsid="06acad48" officeooo:paragraph-rsid="06acad48"/>
    </style:style>
    <style:style style:name="P130" style:family="paragraph" style:parent-style-name="Standard" style:list-style-name="L8">
      <style:text-properties officeooo:rsid="014b062f" officeooo:paragraph-rsid="0469e3f3"/>
    </style:style>
    <style:style style:name="P131" style:family="paragraph" style:parent-style-name="Standard" style:list-style-name="L8">
      <style:text-properties style:font-name="Liberation Serif" fo:font-size="12pt" officeooo:rsid="046bbaab" officeooo:paragraph-rsid="06916d54" style:font-size-asian="12pt" style:font-size-complex="12pt"/>
    </style:style>
    <style:style style:name="P132" style:family="paragraph" style:parent-style-name="Standard" style:list-style-name="L8">
      <style:text-properties officeooo:rsid="051d1360" officeooo:paragraph-rsid="06916d54"/>
    </style:style>
    <style:style style:name="P133" style:family="paragraph" style:parent-style-name="Standard" style:list-style-name="L8">
      <style:text-properties officeooo:rsid="0469e3f3" officeooo:paragraph-rsid="0469e3f3"/>
    </style:style>
    <style:style style:name="P134" style:family="paragraph" style:parent-style-name="Standard" style:list-style-name="L8">
      <style:text-properties officeooo:rsid="00465103" officeooo:paragraph-rsid="04785c8e"/>
    </style:style>
    <style:style style:name="P135" style:family="paragraph" style:parent-style-name="Standard" style:list-style-name="L8">
      <style:text-properties style:font-name="Liberation Serif" fo:font-size="12pt" officeooo:rsid="046bbaab" officeooo:paragraph-rsid="046d7f5d" style:font-size-asian="12pt" style:font-size-complex="12pt"/>
    </style:style>
    <style:style style:name="P136" style:family="paragraph" style:parent-style-name="Standard" style:list-style-name="L8">
      <style:text-properties officeooo:rsid="046d7f5d" officeooo:paragraph-rsid="046d7f5d"/>
    </style:style>
    <style:style style:name="P137" style:family="paragraph" style:parent-style-name="Standard" style:list-style-name="L8">
      <style:text-properties officeooo:rsid="04785c8e" officeooo:paragraph-rsid="04785c8e"/>
    </style:style>
    <style:style style:name="P138" style:family="paragraph" style:parent-style-name="Standard" style:list-style-name="L8">
      <style:text-properties style:font-name="Liberation Serif" fo:font-size="12pt" officeooo:rsid="046bbaab" officeooo:paragraph-rsid="046bbaab" style:font-size-asian="12pt" style:font-size-complex="12pt"/>
    </style:style>
    <style:style style:name="P139" style:family="paragraph" style:parent-style-name="Standard">
      <style:text-properties officeooo:rsid="00a0f62d" officeooo:paragraph-rsid="0469e3f3"/>
    </style:style>
    <style:style style:name="P140" style:family="paragraph" style:parent-style-name="Standard">
      <style:text-properties officeooo:rsid="01f3ac69" officeooo:paragraph-rsid="01f4e808"/>
    </style:style>
    <style:style style:name="P141" style:family="paragraph" style:parent-style-name="Standard" style:list-style-name="L9">
      <style:text-properties officeooo:rsid="01fb6ac7" officeooo:paragraph-rsid="01fb6ac7"/>
    </style:style>
    <style:style style:name="P142" style:family="paragraph" style:parent-style-name="Standard" style:list-style-name="L9">
      <style:text-properties officeooo:rsid="01f7f30f" officeooo:paragraph-rsid="01f7f30f"/>
    </style:style>
    <style:style style:name="P143" style:family="paragraph" style:parent-style-name="Standard" style:list-style-name="L9">
      <style:text-properties officeooo:rsid="01f7f30f" officeooo:paragraph-rsid="01f9f5db"/>
    </style:style>
    <style:style style:name="P144" style:family="paragraph" style:parent-style-name="Standard" style:list-style-name="L9">
      <style:text-properties officeooo:rsid="02313273" officeooo:paragraph-rsid="02313273"/>
    </style:style>
    <style:style style:name="P145" style:family="paragraph" style:parent-style-name="Standard" style:list-style-name="L9">
      <style:text-properties officeooo:rsid="01f7f30f" officeooo:paragraph-rsid="07022776"/>
    </style:style>
    <style:style style:name="P146" style:family="paragraph" style:parent-style-name="Standard" style:list-style-name="L9">
      <style:text-properties officeooo:rsid="07022776" officeooo:paragraph-rsid="07022776"/>
    </style:style>
    <style:style style:name="P147" style:family="paragraph" style:parent-style-name="Standard" style:list-style-name="L9">
      <style:text-properties officeooo:rsid="01f9f5db" officeooo:paragraph-rsid="02313273"/>
    </style:style>
    <style:style style:name="P148" style:family="paragraph" style:parent-style-name="Standard" style:list-style-name="L9">
      <style:text-properties officeooo:rsid="01f3ac69" officeooo:paragraph-rsid="01f666e1"/>
    </style:style>
    <style:style style:name="P149" style:family="paragraph" style:parent-style-name="Standard" style:list-style-name="L9">
      <style:text-properties officeooo:paragraph-rsid="01f666e1"/>
    </style:style>
    <style:style style:name="P150" style:family="paragraph" style:parent-style-name="Standard" style:list-style-name="L9">
      <style:text-properties officeooo:rsid="01f666e1" officeooo:paragraph-rsid="01f666e1"/>
    </style:style>
    <style:style style:name="P151" style:family="paragraph" style:parent-style-name="Standard" style:list-style-name="L9">
      <style:text-properties officeooo:rsid="026c83f9" officeooo:paragraph-rsid="028d4162"/>
    </style:style>
    <style:style style:name="P152" style:family="paragraph" style:parent-style-name="Standard" style:list-style-name="L9">
      <style:text-properties officeooo:rsid="01fbe1b8" officeooo:paragraph-rsid="01fbe1b8"/>
    </style:style>
    <style:style style:name="P153" style:family="paragraph" style:parent-style-name="Standard" style:list-style-name="L9">
      <style:text-properties officeooo:rsid="01f9f5db" officeooo:paragraph-rsid="01f9f5db"/>
    </style:style>
    <style:style style:name="P154" style:family="paragraph" style:parent-style-name="Standard" style:list-style-name="L9">
      <style:text-properties officeooo:rsid="06acad48" officeooo:paragraph-rsid="06acad48"/>
    </style:style>
    <style:style style:name="P155" style:family="paragraph" style:parent-style-name="Standard" style:list-style-name="L9">
      <style:text-properties officeooo:rsid="01f9f5db" officeooo:paragraph-rsid="01fc9232"/>
    </style:style>
    <style:style style:name="P156" style:family="paragraph" style:parent-style-name="Standard" style:list-style-name="L9">
      <style:text-properties officeooo:rsid="02b866a0" officeooo:paragraph-rsid="02b866a0"/>
    </style:style>
    <style:style style:name="P157" style:family="paragraph" style:parent-style-name="Standard" style:list-style-name="L9">
      <style:text-properties officeooo:rsid="021fd76b" officeooo:paragraph-rsid="021fd76b"/>
    </style:style>
    <style:style style:name="P158" style:family="paragraph" style:parent-style-name="Standard" style:list-style-name="L9">
      <style:text-properties officeooo:rsid="01f9f5db" officeooo:paragraph-rsid="04b7a62d"/>
    </style:style>
    <style:style style:name="P159" style:family="paragraph" style:parent-style-name="Standard" style:list-style-name="L9">
      <style:text-properties officeooo:rsid="0430c832" officeooo:paragraph-rsid="06a974a2"/>
    </style:style>
    <style:style style:name="P160" style:family="paragraph" style:parent-style-name="Standard" style:list-style-name="L9">
      <style:text-properties officeooo:rsid="021fd76b" officeooo:paragraph-rsid="06a974a2"/>
    </style:style>
    <style:style style:name="P161" style:family="paragraph" style:parent-style-name="Standard" style:list-style-name="L9">
      <style:text-properties officeooo:rsid="06a974a2" officeooo:paragraph-rsid="06a974a2"/>
    </style:style>
    <style:style style:name="P162" style:family="paragraph" style:parent-style-name="Standard" style:list-style-name="L9">
      <style:text-properties officeooo:rsid="03746beb" officeooo:paragraph-rsid="03746beb"/>
    </style:style>
    <style:style style:name="P163" style:family="paragraph" style:parent-style-name="Standard" style:list-style-name="L9">
      <style:text-properties officeooo:rsid="01f3ac69" officeooo:paragraph-rsid="028b9edb"/>
    </style:style>
    <style:style style:name="P164" style:family="paragraph" style:parent-style-name="Standard">
      <style:text-properties style:font-name="Liberation Serif" fo:font-size="12pt" officeooo:rsid="019d4fdb" officeooo:paragraph-rsid="02313273" style:font-size-asian="12pt" style:font-size-complex="12pt"/>
    </style:style>
    <style:style style:name="P165" style:family="paragraph" style:parent-style-name="Standard">
      <style:text-properties style:font-name="Liberation Serif" fo:font-size="12pt" officeooo:rsid="01e57cec" officeooo:paragraph-rsid="01e57cec" style:font-size-asian="12pt" style:font-size-complex="12pt"/>
    </style:style>
    <style:style style:name="P166" style:family="paragraph" style:parent-style-name="Standard" style:list-style-name="L10">
      <style:text-properties officeooo:paragraph-rsid="06a791c3"/>
    </style:style>
    <style:style style:name="P167" style:family="paragraph" style:parent-style-name="Standard" style:list-style-name="L10">
      <style:text-properties style:font-name="Liberation Serif" fo:font-size="12pt" officeooo:rsid="019d4fdb" officeooo:paragraph-rsid="0430c832" style:font-size-asian="12pt" style:font-size-complex="12pt"/>
    </style:style>
    <style:style style:name="P168" style:family="paragraph" style:parent-style-name="Standard" style:list-style-name="L10">
      <style:text-properties style:font-name="Liberation Serif" fo:font-size="12pt" officeooo:rsid="04b7a62d" officeooo:paragraph-rsid="05acfc1d" style:font-size-asian="12pt" style:font-size-complex="12pt"/>
    </style:style>
    <style:style style:name="P169" style:family="paragraph" style:parent-style-name="Standard" style:list-style-name="L10">
      <style:text-properties style:font-name="Liberation Serif" fo:font-size="12pt" officeooo:rsid="01e76603" officeooo:paragraph-rsid="05acfc1d" style:font-size-asian="12pt" style:font-size-complex="12pt"/>
    </style:style>
    <style:style style:name="P170" style:family="paragraph" style:parent-style-name="Standard" style:list-style-name="L10">
      <style:text-properties style:font-name="Liberation Serif" fo:font-size="12pt" officeooo:rsid="01e76603" officeooo:paragraph-rsid="028f0a42" style:font-size-asian="12pt" style:font-size-complex="12pt"/>
    </style:style>
    <style:style style:name="P171" style:family="paragraph" style:parent-style-name="Standard" style:list-style-name="L10">
      <style:text-properties style:font-name="Liberation Serif" fo:font-size="12pt" officeooo:rsid="028f0a42" officeooo:paragraph-rsid="05acfc1d" style:font-size-asian="12pt" style:font-size-complex="12pt"/>
    </style:style>
    <style:style style:name="P172" style:family="paragraph" style:parent-style-name="Standard" style:list-style-name="L10">
      <style:text-properties officeooo:rsid="01e6d976" officeooo:paragraph-rsid="01ea1316"/>
    </style:style>
    <style:style style:name="P173" style:family="paragraph" style:parent-style-name="Standard" style:list-style-name="L10">
      <style:text-properties style:font-name="Liberation Serif" fo:font-size="12pt" officeooo:rsid="01ea1316" officeooo:paragraph-rsid="05acfc1d" style:font-size-asian="10.5pt" style:font-size-complex="12pt"/>
    </style:style>
    <style:style style:name="P174" style:family="paragraph" style:parent-style-name="Standard" style:list-style-name="L10">
      <style:text-properties officeooo:rsid="01e6d976" officeooo:paragraph-rsid="044fe74a"/>
    </style:style>
    <style:style style:name="P175" style:family="paragraph" style:parent-style-name="Standard" style:list-style-name="L10">
      <style:text-properties style:font-name="Liberation Serif" fo:font-size="12pt" officeooo:rsid="044e2a49" officeooo:paragraph-rsid="044e2a49" style:font-size-asian="10.5pt" style:font-size-complex="12pt"/>
    </style:style>
    <style:style style:name="P176" style:family="paragraph" style:parent-style-name="Standard" style:list-style-name="L10">
      <style:text-properties style:font-name="Liberation Serif" fo:font-size="12pt" officeooo:rsid="01e6d976" officeooo:paragraph-rsid="01ea1316" style:font-size-asian="10.5pt" style:font-size-complex="12pt"/>
    </style:style>
    <style:style style:name="P177" style:family="paragraph" style:parent-style-name="Standard" style:list-style-name="L10">
      <style:text-properties style:font-name="Liberation Serif" fo:font-size="12pt" officeooo:rsid="0234b51e" officeooo:paragraph-rsid="0234b51e" style:font-size-asian="10.5pt" style:font-size-complex="12pt"/>
    </style:style>
    <style:style style:name="P178" style:family="paragraph" style:parent-style-name="Standard" style:list-style-name="L10">
      <style:text-properties style:font-name="Liberation Serif" fo:font-size="12pt" officeooo:rsid="0277f283" officeooo:paragraph-rsid="0702e711" style:font-size-asian="10.5pt" style:font-size-complex="12pt"/>
    </style:style>
    <style:style style:name="P179" style:family="paragraph" style:parent-style-name="Standard">
      <style:text-properties officeooo:rsid="00f34899" officeooo:paragraph-rsid="00f34899"/>
    </style:style>
    <style:style style:name="P180" style:family="paragraph" style:parent-style-name="Standard" style:list-style-name="L11">
      <style:text-properties officeooo:rsid="01a8c8ff" officeooo:paragraph-rsid="01a8c8ff"/>
    </style:style>
    <style:style style:name="P181" style:family="paragraph" style:parent-style-name="Standard" style:list-style-name="L11">
      <style:text-properties officeooo:rsid="004cbf6c" officeooo:paragraph-rsid="02913922"/>
    </style:style>
    <style:style style:name="P182" style:family="paragraph" style:parent-style-name="Standard">
      <style:text-properties officeooo:rsid="004cbf6c" officeooo:paragraph-rsid="00f34899"/>
    </style:style>
    <style:style style:name="P183" style:family="paragraph" style:parent-style-name="Standard">
      <style:text-properties officeooo:rsid="02913922" officeooo:paragraph-rsid="02913922"/>
    </style:style>
    <style:style style:name="P184" style:family="paragraph" style:parent-style-name="Standard" style:list-style-name="L11">
      <style:text-properties officeooo:rsid="012310f7" officeooo:paragraph-rsid="02913922"/>
    </style:style>
    <style:style style:name="P185" style:family="paragraph" style:parent-style-name="Standard" style:list-style-name="L11">
      <style:text-properties officeooo:rsid="012310f7" officeooo:paragraph-rsid="012310f7"/>
    </style:style>
    <style:style style:name="P186" style:family="paragraph" style:parent-style-name="Standard" style:list-style-name="L11">
      <style:text-properties officeooo:rsid="01c31a7d" officeooo:paragraph-rsid="01c31a7d"/>
    </style:style>
    <style:style style:name="P187" style:family="paragraph" style:parent-style-name="Standard" style:list-style-name="L11">
      <style:text-properties officeooo:rsid="0095043f" officeooo:paragraph-rsid="01c31a7d"/>
    </style:style>
    <style:style style:name="P188" style:family="paragraph" style:parent-style-name="Standard" style:list-style-name="L11">
      <style:text-properties officeooo:rsid="01412aef" officeooo:paragraph-rsid="01412aef"/>
    </style:style>
    <style:style style:name="P189" style:family="paragraph" style:parent-style-name="Standard" style:list-style-name="L11">
      <style:text-properties officeooo:rsid="02373908" officeooo:paragraph-rsid="02373908"/>
    </style:style>
    <style:style style:name="P190" style:family="paragraph" style:parent-style-name="Standard">
      <style:text-properties officeooo:rsid="023e0183" officeooo:paragraph-rsid="0379ddd9"/>
    </style:style>
    <style:style style:name="P191" style:family="paragraph" style:parent-style-name="Standard" style:list-style-name="L12">
      <style:text-properties officeooo:rsid="04baa74c" officeooo:paragraph-rsid="04baa74c"/>
    </style:style>
    <style:style style:name="P192" style:family="paragraph" style:parent-style-name="Standard" style:list-style-name="L12">
      <style:text-properties officeooo:rsid="023e0183" officeooo:paragraph-rsid="023e0183"/>
    </style:style>
    <style:style style:name="P193" style:family="paragraph" style:parent-style-name="Standard" style:list-style-name="L12">
      <style:text-properties officeooo:rsid="02917582" officeooo:paragraph-rsid="02e5fc67"/>
    </style:style>
    <style:style style:name="P194" style:family="paragraph" style:parent-style-name="Standard" style:list-style-name="L12">
      <style:text-properties officeooo:rsid="023e0183" officeooo:paragraph-rsid="02e5fc67"/>
    </style:style>
    <style:style style:name="P195" style:family="paragraph" style:parent-style-name="Standard" style:list-style-name="L12">
      <style:text-properties officeooo:rsid="02917582" officeooo:paragraph-rsid="064eeaff"/>
    </style:style>
    <style:style style:name="P196" style:family="paragraph" style:parent-style-name="Standard" style:list-style-name="L12">
      <style:text-properties officeooo:rsid="04baa74c" officeooo:paragraph-rsid="068bab51"/>
    </style:style>
    <style:style style:name="P197" style:family="paragraph" style:parent-style-name="Standard" style:list-style-name="L12">
      <style:text-properties officeooo:rsid="02917582" officeooo:paragraph-rsid="068bab51"/>
    </style:style>
    <style:style style:name="P198" style:family="paragraph" style:parent-style-name="Standard" style:list-style-name="L12">
      <style:text-properties officeooo:rsid="068bab51" officeooo:paragraph-rsid="068bab51"/>
    </style:style>
    <style:style style:name="P199" style:family="paragraph" style:parent-style-name="Standard" style:list-style-name="L12">
      <style:text-properties officeooo:rsid="02e00a4f" officeooo:paragraph-rsid="068bab51"/>
    </style:style>
    <style:style style:name="P200" style:family="paragraph" style:parent-style-name="Standard" style:list-style-name="L12">
      <style:text-properties officeooo:rsid="064eeaff" officeooo:paragraph-rsid="064eeaff"/>
    </style:style>
    <style:style style:name="P201" style:family="paragraph" style:parent-style-name="Standard" style:list-style-name="L12">
      <style:text-properties officeooo:rsid="064e167d" officeooo:paragraph-rsid="064eeaff"/>
    </style:style>
    <style:style style:name="P202" style:family="paragraph" style:parent-style-name="Standard" style:list-style-name="L12">
      <style:text-properties officeooo:rsid="0785d1d3" officeooo:paragraph-rsid="0785d1d3"/>
    </style:style>
    <style:style style:name="P203" style:family="paragraph" style:parent-style-name="Standard" style:list-style-name="L12">
      <style:text-properties officeooo:rsid="064e167d" officeooo:paragraph-rsid="06aed2cb"/>
    </style:style>
    <style:style style:name="P204" style:family="paragraph" style:parent-style-name="Standard">
      <style:text-properties officeooo:rsid="012634c8" officeooo:paragraph-rsid="023e0183"/>
    </style:style>
    <style:style style:name="P205" style:family="paragraph" style:parent-style-name="Standard">
      <style:text-properties officeooo:rsid="02917582" officeooo:paragraph-rsid="02917582"/>
    </style:style>
    <style:style style:name="P206" style:family="paragraph" style:parent-style-name="Standard" style:list-style-name="L12">
      <style:text-properties officeooo:rsid="03d8aae2" officeooo:paragraph-rsid="03d8aae2"/>
    </style:style>
    <style:style style:name="P207" style:family="paragraph" style:parent-style-name="Standard" style:list-style-name="L12">
      <style:text-properties officeooo:rsid="012634c8" officeooo:paragraph-rsid="02917582"/>
    </style:style>
    <style:style style:name="P208" style:family="paragraph" style:parent-style-name="Standard" style:list-style-name="L12">
      <style:text-properties officeooo:rsid="012634c8" officeooo:paragraph-rsid="012634c8"/>
    </style:style>
    <style:style style:name="P209" style:family="paragraph" style:parent-style-name="Standard" style:list-style-name="L12">
      <style:text-properties officeooo:rsid="012634c8" officeooo:paragraph-rsid="02926868"/>
    </style:style>
    <style:style style:name="P210" style:family="paragraph" style:parent-style-name="Standard" style:list-style-name="L12">
      <style:text-properties officeooo:rsid="02bad9fe" officeooo:paragraph-rsid="02bad9fe"/>
    </style:style>
    <style:style style:name="P211" style:family="paragraph" style:parent-style-name="Standard">
      <style:text-properties officeooo:rsid="03233594" officeooo:paragraph-rsid="03233594"/>
    </style:style>
    <style:style style:name="P212" style:family="paragraph" style:parent-style-name="Standard">
      <style:text-properties officeooo:rsid="0325547e" officeooo:paragraph-rsid="0325547e"/>
    </style:style>
    <style:style style:name="P213" style:family="paragraph" style:parent-style-name="Standard">
      <style:text-properties officeooo:paragraph-rsid="032a7c58"/>
    </style:style>
    <style:style style:name="P214" style:family="paragraph" style:parent-style-name="Standard">
      <style:text-properties officeooo:rsid="0325547e" officeooo:paragraph-rsid="032a7c58"/>
    </style:style>
    <style:style style:name="P215" style:family="paragraph" style:parent-style-name="Heading_20_2">
      <style:text-properties officeooo:rsid="035d7416" officeooo:paragraph-rsid="0485e8c1"/>
    </style:style>
    <style:style style:name="P216" style:family="paragraph" style:parent-style-name="Standard">
      <style:text-properties officeooo:rsid="035c833c" officeooo:paragraph-rsid="0485e8c1"/>
    </style:style>
    <style:style style:name="P217" style:family="paragraph" style:parent-style-name="Standard">
      <style:text-properties officeooo:rsid="01975e00" officeooo:paragraph-rsid="0485e8c1"/>
    </style:style>
    <style:style style:name="P218" style:family="paragraph" style:parent-style-name="Standard">
      <style:text-properties officeooo:rsid="0313832a" officeooo:paragraph-rsid="0485e8c1"/>
    </style:style>
    <style:style style:name="P219" style:family="paragraph" style:parent-style-name="Standard">
      <style:text-properties officeooo:paragraph-rsid="0485e8c1"/>
    </style:style>
    <style:style style:name="P220" style:family="paragraph" style:parent-style-name="Standard" style:list-style-name="L8">
      <style:text-properties officeooo:rsid="02b05544" officeooo:paragraph-rsid="0485e8c1"/>
    </style:style>
    <style:style style:name="P221" style:family="paragraph" style:parent-style-name="Standard" style:list-style-name="L8">
      <style:text-properties officeooo:paragraph-rsid="0485e8c1"/>
    </style:style>
    <style:style style:name="P222" style:family="paragraph" style:parent-style-name="Standard" style:list-style-name="L8">
      <style:text-properties officeooo:rsid="0193579e" officeooo:paragraph-rsid="0485e8c1"/>
    </style:style>
    <style:style style:name="P223" style:family="paragraph" style:parent-style-name="Standard" style:list-style-name="L8">
      <style:text-properties officeooo:rsid="07ff366d" officeooo:paragraph-rsid="07ff366d"/>
    </style:style>
    <style:style style:name="P224" style:family="paragraph" style:parent-style-name="Standard" style:list-style-name="L8">
      <style:text-properties officeooo:rsid="0194cdb8" officeooo:paragraph-rsid="0485e8c1"/>
    </style:style>
    <style:style style:name="P225" style:family="paragraph" style:parent-style-name="Standard" style:list-style-name="L8">
      <style:text-properties officeooo:rsid="02c6440c" officeooo:paragraph-rsid="0485e8c1"/>
    </style:style>
    <style:style style:name="P226" style:family="paragraph" style:parent-style-name="Standard" style:list-style-name="L8">
      <style:text-properties officeooo:rsid="04e34178" officeooo:paragraph-rsid="04e8064c"/>
    </style:style>
    <style:style style:name="P227" style:family="paragraph" style:parent-style-name="Standard" style:list-style-name="L8">
      <style:text-properties officeooo:rsid="04e8064c" officeooo:paragraph-rsid="068fb76c"/>
    </style:style>
    <style:style style:name="P228" style:family="paragraph" style:parent-style-name="Standard" style:list-style-name="L8">
      <style:text-properties officeooo:rsid="04e34178" officeooo:paragraph-rsid="06856f42"/>
    </style:style>
    <style:style style:name="P229" style:family="paragraph" style:parent-style-name="Standard" style:list-style-name="L8">
      <style:text-properties officeooo:rsid="04e45490" officeooo:paragraph-rsid="04e8064c"/>
    </style:style>
    <style:style style:name="P230" style:family="paragraph" style:parent-style-name="Standard" style:list-style-name="L8">
      <style:text-properties officeooo:rsid="04e50bae" officeooo:paragraph-rsid="068e2304"/>
    </style:style>
    <style:style style:name="P231" style:family="paragraph" style:parent-style-name="Standard" style:list-style-name="L8">
      <style:text-properties officeooo:rsid="068e2304" officeooo:paragraph-rsid="068e2304"/>
    </style:style>
    <style:style style:name="P232" style:family="paragraph" style:parent-style-name="Standard" style:list-style-name="L8">
      <style:text-properties officeooo:rsid="0480fb39" officeooo:paragraph-rsid="04e8064c"/>
    </style:style>
    <style:style style:name="P233" style:family="paragraph" style:parent-style-name="Standard" style:list-style-name="L8">
      <style:text-properties officeooo:rsid="0480fb39" officeooo:paragraph-rsid="068fb76c"/>
    </style:style>
    <style:style style:name="P234" style:family="paragraph" style:parent-style-name="Standard" style:list-style-name="L8">
      <style:text-properties officeooo:rsid="0480fb39" officeooo:paragraph-rsid="06916d54"/>
    </style:style>
    <style:style style:name="P235" style:family="paragraph" style:parent-style-name="Standard" style:list-style-name="L8">
      <style:text-properties officeooo:rsid="0480fb39" officeooo:paragraph-rsid="06b0f6cf"/>
    </style:style>
    <style:style style:name="P236" style:family="paragraph" style:parent-style-name="Standard" style:list-style-name="L8">
      <style:text-properties officeooo:paragraph-rsid="06a791c3"/>
    </style:style>
    <style:style style:name="P237" style:family="paragraph" style:parent-style-name="Standard" style:list-style-name="L8">
      <style:text-properties officeooo:rsid="0480fb39" officeooo:paragraph-rsid="0485e8c1"/>
    </style:style>
    <style:style style:name="P238" style:family="paragraph" style:parent-style-name="Standard" style:list-style-name="L8">
      <style:text-properties officeooo:rsid="0195aa46" officeooo:paragraph-rsid="06856f42"/>
    </style:style>
    <style:style style:name="P239" style:family="paragraph" style:parent-style-name="Standard" style:list-style-name="L8" style:master-page-name="">
      <style:paragraph-properties fo:keep-together="always" fo:orphans="0" fo:widows="0" style:page-number="auto"/>
      <style:text-properties officeooo:rsid="0195aa46" officeooo:paragraph-rsid="0485e8c1"/>
    </style:style>
    <style:style style:name="P240" style:family="paragraph" style:parent-style-name="Standard" style:list-style-name="L8" style:master-page-name="">
      <style:paragraph-properties fo:keep-together="always" fo:orphans="0" fo:widows="0" style:page-number="auto"/>
      <style:text-properties officeooo:rsid="0195aa46" officeooo:paragraph-rsid="05295e84"/>
    </style:style>
    <style:style style:name="P241" style:family="paragraph" style:parent-style-name="Standard" style:list-style-name="L8">
      <style:text-properties officeooo:rsid="01975e00" officeooo:paragraph-rsid="0485e8c1"/>
    </style:style>
    <style:style style:name="P242" style:family="paragraph" style:parent-style-name="Standard" style:list-style-name="L8">
      <style:text-properties officeooo:rsid="0480fb39" officeooo:paragraph-rsid="04bddae1"/>
    </style:style>
    <style:style style:name="P243" style:family="paragraph" style:parent-style-name="Standard" style:list-style-name="L8">
      <style:text-properties officeooo:rsid="04bddae1" officeooo:paragraph-rsid="04bddae1"/>
    </style:style>
    <style:style style:name="P244" style:family="paragraph" style:parent-style-name="Standard" style:list-style-name="L8">
      <style:text-properties officeooo:rsid="0483e4df" officeooo:paragraph-rsid="0485e8c1"/>
    </style:style>
    <style:style style:name="P245" style:family="paragraph" style:parent-style-name="Standard" style:list-style-name="L8">
      <style:text-properties officeooo:rsid="04c1c65b" officeooo:paragraph-rsid="04c1c65b"/>
    </style:style>
    <style:style style:name="P246" style:family="paragraph" style:parent-style-name="Standard" style:list-style-name="L8">
      <style:text-properties officeooo:rsid="04be5dd8" officeooo:paragraph-rsid="04be5dd8"/>
    </style:style>
    <style:style style:name="P247" style:family="paragraph" style:parent-style-name="Heading_20_2">
      <style:text-properties officeooo:paragraph-rsid="07d81c2f"/>
    </style:style>
    <style:style style:name="P248" style:family="paragraph" style:parent-style-name="Standard">
      <style:text-properties officeooo:paragraph-rsid="04872a66"/>
    </style:style>
    <style:style style:name="P249" style:family="paragraph" style:parent-style-name="Standard" style:list-style-name="L13">
      <style:text-properties officeooo:paragraph-rsid="04872a66"/>
    </style:style>
    <style:style style:name="P250" style:family="paragraph" style:parent-style-name="Standard">
      <style:text-properties officeooo:rsid="0129d55a" officeooo:paragraph-rsid="04872a66"/>
    </style:style>
    <style:style style:name="P251" style:family="paragraph" style:parent-style-name="Standard">
      <style:text-properties officeooo:rsid="0374ff35" officeooo:paragraph-rsid="04872a66"/>
    </style:style>
    <style:style style:name="P252" style:family="paragraph" style:parent-style-name="Standard">
      <style:text-properties officeooo:rsid="0770cd0b" officeooo:paragraph-rsid="0770cd0b"/>
    </style:style>
    <style:style style:name="P253" style:family="paragraph" style:parent-style-name="Standard" style:list-style-name="L14">
      <style:text-properties officeooo:rsid="02cbbbc7" officeooo:paragraph-rsid="04872a66"/>
    </style:style>
    <style:style style:name="P254" style:family="paragraph" style:parent-style-name="Standard" style:list-style-name="L14">
      <style:text-properties officeooo:rsid="02cda87e" officeooo:paragraph-rsid="04872a66"/>
    </style:style>
    <style:style style:name="P255" style:family="paragraph" style:parent-style-name="Standard" style:list-style-name="L14">
      <style:text-properties officeooo:rsid="04b9a3f5" officeooo:paragraph-rsid="04b9a3f5"/>
    </style:style>
    <style:style style:name="P256" style:family="paragraph" style:parent-style-name="Standard" style:list-style-name="L14">
      <style:text-properties officeooo:rsid="040d8950" officeooo:paragraph-rsid="04b9a3f5"/>
    </style:style>
    <style:style style:name="P257" style:family="paragraph" style:parent-style-name="Heading_20_2">
      <style:text-properties officeooo:rsid="05a17eda" officeooo:paragraph-rsid="05a17eda"/>
    </style:style>
    <style:style style:name="P258" style:family="paragraph" style:parent-style-name="Standard">
      <style:text-properties officeooo:rsid="05a17eda" officeooo:paragraph-rsid="05a17eda"/>
    </style:style>
    <style:style style:name="P259" style:family="paragraph" style:parent-style-name="Standard">
      <style:text-properties officeooo:rsid="05c6163b" officeooo:paragraph-rsid="062e4131"/>
    </style:style>
    <style:style style:name="P260" style:family="paragraph" style:parent-style-name="Standard">
      <style:text-properties officeooo:rsid="062e4131" officeooo:paragraph-rsid="062e4131"/>
    </style:style>
    <style:style style:name="P261" style:family="paragraph" style:parent-style-name="Standard">
      <style:text-properties officeooo:rsid="06364c0f" officeooo:paragraph-rsid="06489362"/>
    </style:style>
    <style:style style:name="P262" style:family="paragraph" style:parent-style-name="Standard" style:list-style-name="L15">
      <style:text-properties officeooo:paragraph-rsid="06489362"/>
    </style:style>
    <style:style style:name="P263" style:family="paragraph" style:parent-style-name="Standard" style:list-style-name="L15">
      <style:text-properties officeooo:rsid="06489670" officeooo:paragraph-rsid="06489670"/>
    </style:style>
    <style:style style:name="P264" style:family="paragraph" style:parent-style-name="Standard">
      <style:text-properties officeooo:paragraph-rsid="06364c0f"/>
    </style:style>
    <style:style style:name="P265" style:family="paragraph" style:parent-style-name="Standard">
      <style:text-properties officeooo:paragraph-rsid="05c6163b"/>
    </style:style>
    <style:style style:name="P266" style:family="paragraph" style:parent-style-name="Standard" style:list-style-name="L16">
      <style:text-properties officeooo:rsid="05c6163b" officeooo:paragraph-rsid="05c6163b"/>
    </style:style>
    <style:style style:name="P267" style:family="paragraph" style:parent-style-name="Standard" style:list-style-name="L16">
      <style:text-properties officeooo:paragraph-rsid="0732d263"/>
    </style:style>
    <style:style style:name="P268" style:family="paragraph" style:parent-style-name="Heading_20_2">
      <style:text-properties officeooo:paragraph-rsid="04872a66"/>
    </style:style>
    <style:style style:name="P269" style:family="paragraph" style:parent-style-name="Standard">
      <style:text-properties officeooo:rsid="0241a1cc" officeooo:paragraph-rsid="0296099c"/>
    </style:style>
    <style:style style:name="P270" style:family="paragraph" style:parent-style-name="Standard" style:list-style-name="L17">
      <style:text-properties officeooo:paragraph-rsid="0241a1cc"/>
    </style:style>
    <style:style style:name="P271" style:family="paragraph" style:parent-style-name="Standard" style:list-style-name="L17">
      <style:text-properties officeooo:rsid="0018a29c" officeooo:paragraph-rsid="0241a1cc"/>
    </style:style>
    <style:style style:name="P272" style:family="paragraph" style:parent-style-name="Standard" style:list-style-name="L17">
      <style:text-properties officeooo:rsid="0018a29c" officeooo:paragraph-rsid="04c38b48"/>
    </style:style>
    <style:style style:name="P273" style:family="paragraph" style:parent-style-name="Standard" style:list-style-name="L17">
      <style:text-properties officeooo:rsid="04c5544e" officeooo:paragraph-rsid="04c5544e"/>
    </style:style>
    <style:style style:name="P274" style:family="paragraph" style:parent-style-name="Standard" style:list-style-name="L17">
      <style:text-properties officeooo:rsid="0241e71f" officeooo:paragraph-rsid="0298aeb8"/>
    </style:style>
    <style:style style:name="P275" style:family="paragraph" style:parent-style-name="Standard" style:list-style-name="L17">
      <style:text-properties officeooo:rsid="0241e71f" officeooo:paragraph-rsid="04c68176"/>
    </style:style>
    <style:style style:name="P276" style:family="paragraph" style:parent-style-name="Standard" style:list-style-name="L17">
      <style:text-properties officeooo:rsid="04c68176" officeooo:paragraph-rsid="04c68176"/>
    </style:style>
    <style:style style:name="P277" style:family="paragraph" style:parent-style-name="Standard" style:list-style-name="L17">
      <style:text-properties officeooo:rsid="0298aeb8" officeooo:paragraph-rsid="0298aeb8"/>
    </style:style>
    <style:style style:name="P278" style:family="paragraph" style:parent-style-name="Standard" style:list-style-name="L17">
      <style:text-properties officeooo:rsid="04eb8b8e" officeooo:paragraph-rsid="04eb8b8e"/>
    </style:style>
    <style:style style:name="P279" style:family="paragraph" style:parent-style-name="Standard" style:list-style-name="L17">
      <style:text-properties officeooo:rsid="02bd10b5" officeooo:paragraph-rsid="02bd10b5"/>
    </style:style>
    <style:style style:name="P280" style:family="paragraph" style:parent-style-name="Standard" style:list-style-name="L17">
      <style:text-properties officeooo:rsid="04ec1e44" officeooo:paragraph-rsid="04ec1e44"/>
    </style:style>
    <style:style style:name="P281" style:family="paragraph" style:parent-style-name="Standard">
      <style:text-properties officeooo:rsid="04ec1e44" officeooo:paragraph-rsid="04ec1e44"/>
    </style:style>
    <style:style style:name="P282" style:family="paragraph" style:parent-style-name="Standard">
      <style:text-properties officeooo:rsid="04f04458" officeooo:paragraph-rsid="04f04458"/>
    </style:style>
    <style:style style:name="P283" style:family="paragraph" style:parent-style-name="Standard" style:list-style-name="L18">
      <style:text-properties officeooo:rsid="04f04458" officeooo:paragraph-rsid="04f04458"/>
    </style:style>
    <style:style style:name="P284" style:family="paragraph" style:parent-style-name="Standard" style:list-style-name="L18">
      <style:text-properties officeooo:rsid="0018a29c" officeooo:paragraph-rsid="04f04458"/>
    </style:style>
    <style:style style:name="P285" style:family="paragraph" style:parent-style-name="Standard" style:list-style-name="L19">
      <style:text-properties officeooo:rsid="04f04458" officeooo:paragraph-rsid="04f19ad7"/>
    </style:style>
    <style:style style:name="P286" style:family="paragraph" style:parent-style-name="Standard" style:list-style-name="L19">
      <style:text-properties officeooo:rsid="0533958c" officeooo:paragraph-rsid="0533958c"/>
    </style:style>
    <style:style style:name="P287" style:family="paragraph" style:parent-style-name="Standard">
      <style:text-properties officeooo:rsid="04f19ad7" officeooo:paragraph-rsid="04f19ad7"/>
    </style:style>
    <style:style style:name="P288" style:family="paragraph" style:parent-style-name="Standard" style:list-style-name="L20">
      <style:text-properties officeooo:rsid="04f19ad7" officeooo:paragraph-rsid="04f19ad7"/>
    </style:style>
    <style:style style:name="P289" style:family="paragraph" style:parent-style-name="Standard" style:list-style-name="L20">
      <style:text-properties officeooo:rsid="04f2a1d1" officeooo:paragraph-rsid="04f2a1d1"/>
    </style:style>
    <style:style style:name="P290" style:family="paragraph" style:parent-style-name="Standard">
      <style:text-properties officeooo:rsid="0438a824" officeooo:paragraph-rsid="0438a824"/>
    </style:style>
    <style:style style:name="P291" style:family="paragraph" style:parent-style-name="Standard">
      <style:text-properties officeooo:rsid="0298aeb8" officeooo:paragraph-rsid="0298aeb8"/>
    </style:style>
    <style:style style:name="P292" style:family="paragraph" style:parent-style-name="Standard" style:list-style-name="L21">
      <style:text-properties officeooo:paragraph-rsid="03de25bc"/>
    </style:style>
    <style:style style:name="P293" style:family="paragraph" style:parent-style-name="Standard" style:list-style-name="L21">
      <style:text-properties officeooo:rsid="0277f283" officeooo:paragraph-rsid="069c28d9"/>
    </style:style>
    <style:style style:name="P294" style:family="paragraph" style:parent-style-name="Standard" style:list-style-name="L21">
      <style:text-properties officeooo:paragraph-rsid="0296c05d"/>
    </style:style>
    <style:style style:name="P295" style:family="paragraph" style:parent-style-name="Standard" style:list-style-name="L21">
      <style:text-properties officeooo:rsid="0277f283" officeooo:paragraph-rsid="0296c05d"/>
    </style:style>
    <style:style style:name="P296" style:family="paragraph" style:parent-style-name="Heading_20_2">
      <style:text-properties officeooo:rsid="043276ca" officeooo:paragraph-rsid="043276ca"/>
    </style:style>
    <style:style style:name="P297" style:family="paragraph" style:parent-style-name="Standard">
      <style:text-properties officeooo:rsid="0379ddd9" officeooo:paragraph-rsid="043276ca"/>
    </style:style>
    <style:style style:name="P298" style:family="paragraph" style:parent-style-name="Standard">
      <style:text-properties officeooo:rsid="03d80886" officeooo:paragraph-rsid="043276ca"/>
    </style:style>
    <style:style style:name="P299" style:family="paragraph" style:parent-style-name="Standard" style:list-style-name="L12">
      <style:text-properties officeooo:rsid="02d81e2c" officeooo:paragraph-rsid="043276ca"/>
    </style:style>
    <style:style style:name="P300" style:family="paragraph" style:parent-style-name="Standard" style:list-style-name="L12">
      <style:text-properties officeooo:rsid="067f6f1a" officeooo:paragraph-rsid="067f6f1a"/>
    </style:style>
    <style:style style:name="P301" style:family="paragraph" style:parent-style-name="Standard">
      <style:text-properties officeooo:rsid="02d81e2c" officeooo:paragraph-rsid="043276ca"/>
    </style:style>
    <style:style style:name="P302" style:family="paragraph" style:parent-style-name="Standard" style:list-style-name="L12">
      <style:text-properties officeooo:rsid="053cf292" officeooo:paragraph-rsid="053cf292"/>
    </style:style>
    <style:style style:name="P303" style:family="paragraph" style:parent-style-name="Standard" style:list-style-name="L12">
      <style:text-properties officeooo:rsid="04395626" officeooo:paragraph-rsid="04395626"/>
    </style:style>
    <style:style style:name="P304" style:family="paragraph" style:parent-style-name="Standard" style:list-style-name="L12">
      <style:text-properties officeooo:rsid="02d81e2c" officeooo:paragraph-rsid="053cf292"/>
    </style:style>
    <style:style style:name="P305" style:family="paragraph" style:parent-style-name="Standard">
      <style:text-properties officeooo:rsid="023e0183" officeooo:paragraph-rsid="043276ca"/>
    </style:style>
    <style:style style:name="P306" style:family="paragraph" style:parent-style-name="Standard" style:list-style-name="L12">
      <style:text-properties officeooo:rsid="02dc1d97" officeooo:paragraph-rsid="043276ca"/>
    </style:style>
    <style:style style:name="P307" style:family="paragraph" style:parent-style-name="Standard" style:list-style-name="L12">
      <style:text-properties officeooo:rsid="02dc1d97" officeooo:paragraph-rsid="069f2b16"/>
    </style:style>
    <style:style style:name="P308" style:family="paragraph" style:parent-style-name="Standard" style:list-style-name="L12">
      <style:text-properties officeooo:rsid="069f2b16" officeooo:paragraph-rsid="069f2b16"/>
    </style:style>
    <style:style style:name="P309" style:family="paragraph" style:parent-style-name="Standard" style:list-style-name="L12">
      <style:text-properties officeooo:rsid="02e19cb5" officeooo:paragraph-rsid="043276ca"/>
    </style:style>
    <style:style style:name="P310" style:family="paragraph" style:parent-style-name="Standard" style:list-style-name="L12">
      <style:text-properties officeooo:rsid="02dc1d97" officeooo:paragraph-rsid="069d593b"/>
    </style:style>
    <style:style style:name="P311" style:family="paragraph" style:parent-style-name="Heading_20_2">
      <style:text-properties officeooo:paragraph-rsid="0458b286"/>
    </style:style>
    <style:style style:name="P312" style:family="paragraph" style:parent-style-name="Standard">
      <style:text-properties officeooo:rsid="0458b286" officeooo:paragraph-rsid="071ad4a4"/>
    </style:style>
    <style:style style:name="P313" style:family="paragraph" style:parent-style-name="Standard">
      <style:text-properties style:font-name="Liberation Serif" fo:font-size="12pt" officeooo:rsid="0458b286" officeooo:paragraph-rsid="0458b286" style:font-size-asian="10.5pt" style:font-size-complex="12pt"/>
    </style:style>
    <style:style style:name="P314" style:family="paragraph" style:parent-style-name="Standard">
      <style:text-properties style:font-name="Liberation Serif" fo:font-size="12pt" officeooo:rsid="0458b286" officeooo:paragraph-rsid="07b2d112" style:font-size-asian="10.5pt" style:font-size-complex="12pt"/>
    </style:style>
    <style:style style:name="P315" style:family="paragraph" style:parent-style-name="Standard">
      <style:text-properties officeooo:rsid="0386396a" officeooo:paragraph-rsid="0386396a"/>
    </style:style>
    <style:style style:name="P316" style:family="paragraph" style:parent-style-name="Standard" style:list-style-name="L22">
      <style:text-properties officeooo:rsid="03878f07" officeooo:paragraph-rsid="03878f07"/>
    </style:style>
    <style:style style:name="P317" style:family="paragraph" style:parent-style-name="Standard" style:list-style-name="L22">
      <style:text-properties officeooo:rsid="043b0984" officeooo:paragraph-rsid="043b0984"/>
    </style:style>
    <style:style style:name="P318" style:family="paragraph" style:parent-style-name="Standard" style:list-style-name="L22">
      <style:text-properties officeooo:rsid="0386396a" officeooo:paragraph-rsid="0386396a"/>
    </style:style>
    <style:style style:name="P319" style:family="paragraph" style:parent-style-name="Standard" style:list-style-name="L22">
      <style:text-properties officeooo:rsid="03870e40" officeooo:paragraph-rsid="03870e40"/>
    </style:style>
    <style:style style:name="P320" style:family="paragraph" style:parent-style-name="Standard">
      <style:text-properties officeooo:rsid="03878f07" officeooo:paragraph-rsid="03878f07"/>
    </style:style>
    <style:style style:name="P321" style:family="paragraph" style:parent-style-name="Standard" style:list-style-name="L23">
      <style:text-properties officeooo:rsid="03878f07" officeooo:paragraph-rsid="03878f07"/>
    </style:style>
    <style:style style:name="P322" style:family="paragraph" style:parent-style-name="Standard" style:list-style-name="L23">
      <style:text-properties officeooo:rsid="03895290" officeooo:paragraph-rsid="03895290"/>
    </style:style>
    <style:style style:name="P323" style:family="paragraph" style:parent-style-name="Standard" style:list-style-name="L23">
      <style:text-properties officeooo:rsid="03895290" officeooo:paragraph-rsid="03e056db"/>
    </style:style>
    <style:style style:name="P324" style:family="paragraph" style:parent-style-name="Standard">
      <style:text-properties officeooo:rsid="03895290" officeooo:paragraph-rsid="03895290"/>
    </style:style>
    <style:style style:name="P325" style:family="paragraph" style:parent-style-name="Standard" style:list-style-name="L24">
      <style:text-properties officeooo:rsid="03895290" officeooo:paragraph-rsid="03895290"/>
    </style:style>
    <style:style style:name="P326" style:family="paragraph" style:parent-style-name="Standard" style:list-style-name="L24">
      <style:text-properties officeooo:rsid="0466862f" officeooo:paragraph-rsid="0466862f"/>
    </style:style>
    <style:style style:name="P327" style:family="paragraph" style:parent-style-name="Standard" style:list-style-name="L24">
      <style:text-properties officeooo:rsid="0389c027" officeooo:paragraph-rsid="0389c027"/>
    </style:style>
    <style:style style:name="P328" style:family="paragraph" style:parent-style-name="Standard" style:list-style-name="L24">
      <style:text-properties officeooo:rsid="038cc410" officeooo:paragraph-rsid="038cc410"/>
    </style:style>
    <style:style style:name="P329" style:family="paragraph" style:parent-style-name="Standard" style:list-style-name="L24">
      <style:text-properties officeooo:rsid="03954179" officeooo:paragraph-rsid="03954179"/>
    </style:style>
    <style:style style:name="P330" style:family="paragraph" style:parent-style-name="Standard">
      <style:text-properties officeooo:rsid="038cc410" officeooo:paragraph-rsid="038cc410"/>
    </style:style>
    <style:style style:name="P331" style:family="paragraph" style:parent-style-name="Standard">
      <style:text-properties officeooo:rsid="03930d97" officeooo:paragraph-rsid="03930d97"/>
    </style:style>
    <style:style style:name="P332" style:family="paragraph" style:parent-style-name="Standard" style:list-style-name="L25">
      <style:text-properties officeooo:rsid="03930d97" officeooo:paragraph-rsid="03930d97"/>
    </style:style>
    <style:style style:name="P333" style:family="paragraph" style:parent-style-name="Standard" style:list-style-name="L25">
      <style:text-properties officeooo:rsid="03930d97" officeooo:paragraph-rsid="0543b19a"/>
    </style:style>
    <style:style style:name="P334" style:family="paragraph" style:parent-style-name="Standard" style:list-style-name="L25">
      <style:text-properties officeooo:rsid="03930d97" officeooo:paragraph-rsid="04c9e31d"/>
    </style:style>
    <style:style style:name="P335" style:family="paragraph" style:parent-style-name="Standard" style:list-style-name="L25">
      <style:text-properties officeooo:rsid="03930d97" officeooo:paragraph-rsid="03943f52"/>
    </style:style>
    <style:style style:name="P336" style:family="paragraph" style:parent-style-name="Standard" style:list-style-name="L25">
      <style:text-properties officeooo:rsid="03943f52" officeooo:paragraph-rsid="03943f52"/>
    </style:style>
    <style:style style:name="P337" style:family="paragraph" style:parent-style-name="Standard" style:list-style-name="L25">
      <style:text-properties officeooo:rsid="043e400c" officeooo:paragraph-rsid="043e400c"/>
    </style:style>
    <style:style style:name="P338" style:family="paragraph" style:parent-style-name="Standard">
      <style:text-properties officeooo:rsid="03943f52" officeooo:paragraph-rsid="03943f52"/>
    </style:style>
    <style:style style:name="P339" style:family="paragraph" style:parent-style-name="Standard">
      <style:text-properties officeooo:rsid="065b2b78" officeooo:paragraph-rsid="065b2b78"/>
    </style:style>
    <style:style style:name="P340" style:family="paragraph" style:parent-style-name="Standard">
      <style:text-properties officeooo:rsid="02a16396" officeooo:paragraph-rsid="032a7c58"/>
    </style:style>
    <style:style style:name="P341" style:family="paragraph" style:parent-style-name="Standard">
      <style:text-properties officeooo:rsid="01b07cba" officeooo:paragraph-rsid="032a7c58"/>
    </style:style>
    <style:style style:name="P342" style:family="paragraph" style:parent-style-name="Standard" style:list-style-name="L26">
      <style:text-properties officeooo:rsid="029f34e9" officeooo:paragraph-rsid="032a7c58"/>
    </style:style>
    <style:style style:name="P343" style:family="paragraph" style:parent-style-name="Standard" style:list-style-name="L26">
      <style:text-properties officeooo:rsid="029fb223" officeooo:paragraph-rsid="032a7c58"/>
    </style:style>
    <style:style style:name="P344" style:family="paragraph" style:parent-style-name="Standard" style:list-style-name="L27">
      <style:text-properties officeooo:rsid="02a16396" officeooo:paragraph-rsid="032a7c58"/>
    </style:style>
    <style:style style:name="P345" style:family="paragraph" style:parent-style-name="Standard" style:list-style-name="L27">
      <style:text-properties officeooo:rsid="01b07cba" officeooo:paragraph-rsid="032a7c58"/>
    </style:style>
    <style:style style:name="P346" style:family="paragraph" style:parent-style-name="Standard" style:list-style-name="L28">
      <style:text-properties officeooo:rsid="01b09933" officeooo:paragraph-rsid="032a7c58"/>
    </style:style>
    <style:style style:name="P347" style:family="paragraph" style:parent-style-name="Standard" style:list-style-name="L28">
      <style:text-properties officeooo:rsid="029f34e9" officeooo:paragraph-rsid="032a7c58"/>
    </style:style>
    <style:style style:name="P348" style:family="paragraph" style:parent-style-name="Standard" style:list-style-name="L28">
      <style:text-properties officeooo:rsid="01b07cba" officeooo:paragraph-rsid="032a7c58"/>
    </style:style>
    <style:style style:name="P349" style:family="paragraph" style:parent-style-name="Standard" style:list-style-name="L28">
      <style:text-properties officeooo:rsid="029fb223" officeooo:paragraph-rsid="032a7c58"/>
    </style:style>
    <style:style style:name="P350" style:family="paragraph" style:parent-style-name="Standard">
      <style:text-properties officeooo:rsid="01b23dc4" officeooo:paragraph-rsid="032a7c58"/>
    </style:style>
    <style:style style:name="P351" style:family="paragraph" style:parent-style-name="Standard" style:list-style-name="L28">
      <style:text-properties officeooo:rsid="03e71dcb" officeooo:paragraph-rsid="03e71dcb"/>
    </style:style>
    <style:style style:name="P352" style:family="paragraph" style:parent-style-name="Standard" style:list-style-name="L28">
      <style:text-properties officeooo:rsid="07b6dde5" officeooo:paragraph-rsid="07b6dde5"/>
    </style:style>
    <style:style style:name="P353" style:family="paragraph" style:parent-style-name="Standard" style:list-style-name="L28">
      <style:text-properties officeooo:rsid="07b985ec" officeooo:paragraph-rsid="07b985ec"/>
    </style:style>
    <style:style style:name="P354" style:family="paragraph" style:parent-style-name="Standard" style:list-style-name="L28">
      <style:text-properties officeooo:rsid="07b78400" officeooo:paragraph-rsid="07b78400"/>
    </style:style>
    <style:style style:name="P355" style:family="paragraph" style:parent-style-name="Standard" style:list-style-name="L28">
      <style:text-properties officeooo:rsid="0778c51c" officeooo:paragraph-rsid="0778c51c"/>
    </style:style>
    <style:style style:name="P356" style:family="paragraph" style:parent-style-name="Standard">
      <style:text-properties officeooo:rsid="0778c51c" officeooo:paragraph-rsid="0778c51c"/>
    </style:style>
    <style:style style:name="P357" style:family="paragraph" style:parent-style-name="Standard">
      <style:text-properties officeooo:rsid="02a16396" officeooo:paragraph-rsid="07d81c2f"/>
    </style:style>
    <style:style style:name="P358" style:family="paragraph" style:parent-style-name="Standard">
      <style:text-properties officeooo:rsid="07d81c2f" officeooo:paragraph-rsid="07d81c2f"/>
    </style:style>
    <style:style style:name="P359" style:family="paragraph" style:parent-style-name="Standard" style:list-style-name="L29">
      <style:text-properties officeooo:rsid="07d81c2f" officeooo:paragraph-rsid="07d81c2f"/>
    </style:style>
    <style:style style:name="P360" style:family="paragraph" style:parent-style-name="Standard" style:list-style-name="L29">
      <style:text-properties officeooo:rsid="07d8ff28" officeooo:paragraph-rsid="07d8ff28"/>
    </style:style>
    <style:style style:name="P361" style:family="paragraph" style:parent-style-name="Standard" style:list-style-name="L29">
      <style:text-properties officeooo:rsid="07d8ff28" officeooo:paragraph-rsid="07d9ed96"/>
    </style:style>
    <style:style style:name="P362" style:family="paragraph" style:parent-style-name="Standard" style:list-style-name="L29">
      <style:text-properties officeooo:rsid="07d9ed96" officeooo:paragraph-rsid="07d9ed96"/>
    </style:style>
    <style:style style:name="P363" style:family="paragraph" style:parent-style-name="Standard" style:list-style-name="L29">
      <style:text-properties officeooo:rsid="07ddcae9" officeooo:paragraph-rsid="07ddcae9"/>
    </style:style>
    <style:style style:name="P364" style:family="paragraph" style:parent-style-name="Heading_20_1">
      <style:text-properties officeooo:paragraph-rsid="07d81c2f"/>
    </style:style>
    <style:style style:name="P365" style:family="paragraph" style:parent-style-name="Standard">
      <style:text-properties officeooo:paragraph-rsid="04dd8008"/>
    </style:style>
    <style:style style:name="P366" style:family="paragraph" style:parent-style-name="Standard">
      <style:text-properties officeooo:rsid="01f30f4e" officeooo:paragraph-rsid="0325547e"/>
    </style:style>
    <style:style style:name="P367" style:family="paragraph" style:parent-style-name="Standard" style:list-style-name="L30">
      <style:text-properties officeooo:rsid="023a7fd9" officeooo:paragraph-rsid="0325547e"/>
    </style:style>
    <style:style style:name="P368" style:family="paragraph" style:parent-style-name="Standard" style:list-style-name="L30">
      <style:text-properties officeooo:rsid="027d5c94" officeooo:paragraph-rsid="0325547e"/>
    </style:style>
    <style:style style:name="P369" style:family="paragraph" style:parent-style-name="Standard" style:list-style-name="L30">
      <style:text-properties officeooo:rsid="02ea8b71" officeooo:paragraph-rsid="0325547e"/>
    </style:style>
    <style:style style:name="P370" style:family="paragraph" style:parent-style-name="Standard">
      <style:text-properties officeooo:rsid="04245551" officeooo:paragraph-rsid="04245551"/>
    </style:style>
    <style:style style:name="P371" style:family="paragraph" style:parent-style-name="Standard" style:list-style-name="L31">
      <style:text-properties officeooo:rsid="04cb9a28" officeooo:paragraph-rsid="06856f42"/>
    </style:style>
    <style:style style:name="P372" style:family="paragraph" style:parent-style-name="Standard" style:list-style-name="L31">
      <style:text-properties officeooo:rsid="04cb9a28" officeooo:paragraph-rsid="05c2c8e5"/>
    </style:style>
    <style:style style:name="P373" style:family="paragraph" style:parent-style-name="Standard" style:list-style-name="L31">
      <style:text-properties officeooo:rsid="04cb9a28" officeooo:paragraph-rsid="04cb9a28"/>
    </style:style>
    <style:style style:name="P374" style:family="paragraph" style:parent-style-name="Standard" style:list-style-name="L31">
      <style:text-properties officeooo:rsid="04253ca6" officeooo:paragraph-rsid="04253ca6"/>
    </style:style>
    <style:style style:name="P375" style:family="paragraph" style:parent-style-name="Standard" style:list-style-name="L31">
      <style:text-properties officeooo:rsid="0427b0b0" officeooo:paragraph-rsid="0427b0b0"/>
    </style:style>
    <style:style style:name="P376" style:family="paragraph" style:parent-style-name="Standard">
      <style:text-properties officeooo:rsid="037f1800" officeooo:paragraph-rsid="037f1800"/>
    </style:style>
    <style:style style:name="P377" style:family="paragraph" style:parent-style-name="Standard" style:list-style-name="L32">
      <style:text-properties officeooo:rsid="037f5861" officeooo:paragraph-rsid="037f5861"/>
    </style:style>
    <style:style style:name="P378" style:family="paragraph" style:parent-style-name="Heading_20_2">
      <style:text-properties officeooo:rsid="073ac8e3" officeooo:paragraph-rsid="073ac8e3"/>
    </style:style>
    <style:style style:name="P379" style:family="paragraph" style:parent-style-name="Standard">
      <style:text-properties style:font-name="Liberation Serif" fo:font-size="12pt" officeooo:rsid="074f96e2" officeooo:paragraph-rsid="074f96e2" style:font-size-asian="12pt" style:font-size-complex="12pt"/>
    </style:style>
    <style:style style:name="P380" style:family="paragraph" style:parent-style-name="Standard">
      <style:text-properties officeooo:rsid="073ac8e3" officeooo:paragraph-rsid="074f96e2"/>
    </style:style>
    <style:style style:name="P381" style:family="paragraph" style:parent-style-name="Standard">
      <style:text-properties officeooo:rsid="073ac8e3" officeooo:paragraph-rsid="075639a6"/>
    </style:style>
    <style:style style:name="P382" style:family="paragraph" style:parent-style-name="Standard">
      <style:text-properties officeooo:rsid="073ac8e3" officeooo:paragraph-rsid="073ac8e3"/>
    </style:style>
    <style:style style:name="P383" style:family="paragraph" style:parent-style-name="Standard">
      <style:text-properties style:font-name="Liberation Serif" fo:font-size="12pt" officeooo:rsid="073ac8e3" officeooo:paragraph-rsid="073d84d7" style:font-size-asian="12pt" style:font-size-complex="12pt"/>
    </style:style>
    <style:style style:name="P384" style:family="paragraph" style:parent-style-name="Standard" style:list-style-name="L33">
      <style:text-properties officeooo:paragraph-rsid="073f6067"/>
    </style:style>
    <style:style style:name="P385" style:family="paragraph" style:parent-style-name="Standard" style:list-style-name="L33">
      <style:text-properties style:font-name="Liberation Serif" fo:font-size="12pt" officeooo:rsid="019d4fdb" officeooo:paragraph-rsid="073ac8e3" style:font-size-asian="12pt" style:font-size-complex="12pt"/>
    </style:style>
    <style:style style:name="P386" style:family="paragraph" style:parent-style-name="Standard" style:list-style-name="L33">
      <style:text-properties style:font-name="Liberation Serif" fo:font-size="12pt" officeooo:rsid="073ac8e3" officeooo:paragraph-rsid="07c1cd15" style:font-size-asian="12pt" style:font-size-complex="12pt"/>
    </style:style>
    <style:style style:name="P387" style:family="paragraph" style:parent-style-name="Standard" style:list-style-name="L33">
      <style:text-properties style:font-name="Liberation Serif" fo:font-size="12pt" officeooo:rsid="073ac8e3" officeooo:paragraph-rsid="073ac8e3" style:font-size-asian="12pt" style:font-size-complex="12pt"/>
    </style:style>
    <style:style style:name="P388" style:family="paragraph" style:parent-style-name="Standard">
      <style:text-properties style:font-name="Liberation Serif" fo:font-size="12pt" officeooo:rsid="073ac8e3" officeooo:paragraph-rsid="07c1cd15" style:font-size-asian="12pt" style:font-size-complex="12pt"/>
    </style:style>
    <style:style style:name="P389" style:family="paragraph" style:parent-style-name="Standard">
      <style:text-properties style:font-name="Liberation Serif" fo:font-size="12pt" officeooo:rsid="073ac8e3" officeooo:paragraph-rsid="073ac8e3" style:font-size-asian="12pt" style:font-size-complex="12pt"/>
    </style:style>
    <style:style style:name="P390" style:family="paragraph" style:parent-style-name="Standard">
      <style:text-properties style:font-name="Liberation Serif" fo:font-size="12pt" officeooo:rsid="0743abe6" officeooo:paragraph-rsid="0743abe6" style:font-size-asian="12pt" style:font-size-complex="12pt"/>
    </style:style>
    <style:style style:name="P391" style:family="paragraph" style:parent-style-name="Standard" style:list-style-name="L34">
      <style:text-properties style:font-name="Liberation Serif" fo:font-size="12pt" officeooo:rsid="0743abe6" officeooo:paragraph-rsid="0743abe6" style:font-size-asian="12pt" style:font-size-complex="12pt"/>
    </style:style>
    <style:style style:name="P392" style:family="paragraph" style:parent-style-name="Standard" style:list-style-name="L34">
      <style:text-properties style:font-name="Liberation Serif" fo:font-size="12pt" officeooo:rsid="074507d0" officeooo:paragraph-rsid="074507d0" style:font-size-asian="12pt" style:font-size-complex="12pt"/>
    </style:style>
    <style:style style:name="P393" style:family="paragraph" style:parent-style-name="Standard" style:list-style-name="L34">
      <style:text-properties style:font-name="Liberation Serif" fo:font-size="12pt" officeooo:rsid="07465cd5" officeooo:paragraph-rsid="07465cd5" style:font-size-asian="12pt" style:font-size-complex="12pt"/>
    </style:style>
    <style:style style:name="P394" style:family="paragraph" style:parent-style-name="Standard">
      <style:text-properties officeooo:rsid="01695736" officeooo:paragraph-rsid="027d5c94"/>
    </style:style>
    <style:style style:name="P395" style:family="paragraph" style:parent-style-name="Standard" style:list-style-name="L35">
      <style:text-properties officeooo:rsid="023a7fd9" officeooo:paragraph-rsid="06856f42"/>
    </style:style>
    <style:style style:name="P396" style:family="paragraph" style:parent-style-name="Standard" style:list-style-name="L35">
      <style:text-properties officeooo:rsid="023a7fd9" officeooo:paragraph-rsid="029aa8db"/>
    </style:style>
    <style:style style:name="P397" style:family="paragraph" style:parent-style-name="Standard" style:list-style-name="L35">
      <style:text-properties officeooo:paragraph-rsid="05730d22"/>
    </style:style>
    <style:style style:name="P398" style:family="paragraph" style:parent-style-name="Standard" style:list-style-name="L35">
      <style:text-properties officeooo:paragraph-rsid="061dbc31"/>
    </style:style>
    <style:style style:name="P399" style:family="paragraph" style:parent-style-name="Standard" style:list-style-name="L35">
      <style:text-properties officeooo:paragraph-rsid="029aa8db"/>
    </style:style>
    <style:style style:name="P400" style:family="paragraph" style:parent-style-name="Standard" style:list-style-name="L35">
      <style:text-properties officeooo:rsid="029aa8db" officeooo:paragraph-rsid="029aa8db"/>
    </style:style>
    <style:style style:name="P401" style:family="paragraph" style:parent-style-name="Heading_20_2">
      <style:text-properties officeooo:paragraph-rsid="066fc493"/>
    </style:style>
    <style:style style:name="P402" style:family="paragraph" style:parent-style-name="Standard">
      <style:text-properties officeooo:rsid="014f5924" officeooo:paragraph-rsid="027d5c94"/>
    </style:style>
    <style:style style:name="P403" style:family="paragraph" style:parent-style-name="Standard" style:list-style-name="L36">
      <style:text-properties officeooo:rsid="03647eab" officeooo:paragraph-rsid="03647eab"/>
    </style:style>
    <style:style style:name="P404" style:family="paragraph" style:parent-style-name="Standard" style:list-style-name="L36">
      <style:text-properties officeooo:rsid="05c8cb05" officeooo:paragraph-rsid="05c8cb05"/>
    </style:style>
    <style:style style:name="P405" style:family="paragraph" style:parent-style-name="Standard">
      <style:text-properties style:font-name="Liberation Serif" fo:font-size="12pt" officeooo:rsid="019d4fdb" officeooo:paragraph-rsid="02f61858" style:font-size-asian="12pt" style:font-size-complex="12pt"/>
    </style:style>
    <style:style style:name="P406" style:family="paragraph" style:parent-style-name="Standard">
      <style:text-properties style:font-name="Liberation Serif" fo:font-size="12pt" officeooo:rsid="02f0ad0d" officeooo:paragraph-rsid="02f9d24f" style:font-size-asian="12pt" style:font-size-complex="12pt"/>
    </style:style>
    <style:style style:name="P407" style:family="paragraph" style:parent-style-name="Standard" style:list-style-name="L37">
      <style:text-properties officeooo:rsid="0557af08" officeooo:paragraph-rsid="0557af08"/>
    </style:style>
    <style:style style:name="P408" style:family="paragraph" style:parent-style-name="Standard" style:list-style-name="L37">
      <style:text-properties style:font-name="Liberation Serif" fo:font-size="12pt" officeooo:rsid="055951ef" officeooo:paragraph-rsid="055951ef" style:font-size-asian="12pt" style:font-size-complex="12pt"/>
    </style:style>
    <style:style style:name="P409" style:family="paragraph" style:parent-style-name="Standard" style:list-style-name="L37">
      <style:text-properties style:font-name="Liberation Serif" fo:font-size="12pt" officeooo:rsid="055960ff" officeooo:paragraph-rsid="055960ff" style:font-size-asian="12pt" style:font-size-complex="12pt"/>
    </style:style>
    <style:style style:name="P410" style:family="paragraph" style:parent-style-name="Standard" style:list-style-name="L37">
      <style:text-properties officeooo:rsid="02f98c13" officeooo:paragraph-rsid="05599a32"/>
    </style:style>
    <style:style style:name="P411" style:family="paragraph" style:parent-style-name="Standard" style:list-style-name="L37">
      <style:text-properties officeooo:rsid="08028569" officeooo:paragraph-rsid="080fc3ff"/>
    </style:style>
    <style:style style:name="P412" style:family="paragraph" style:parent-style-name="Standard" style:list-style-name="L37">
      <style:text-properties style:font-name="Liberation Serif" fo:font-size="12pt" officeooo:rsid="08028569" officeooo:paragraph-rsid="08028569" style:font-size-asian="12pt" style:font-size-complex="12pt"/>
    </style:style>
    <style:style style:name="P413" style:family="paragraph" style:parent-style-name="Standard" style:list-style-name="L37">
      <style:text-properties officeooo:rsid="08028569" officeooo:paragraph-rsid="08028569"/>
    </style:style>
    <style:style style:name="P414" style:family="paragraph" style:parent-style-name="Standard" style:list-style-name="L37">
      <style:text-properties officeooo:rsid="02f61858" officeooo:paragraph-rsid="05d0217a"/>
    </style:style>
    <style:style style:name="P415" style:family="paragraph" style:parent-style-name="Standard" style:list-style-name="L37">
      <style:text-properties style:font-name="Liberation Serif" fo:font-size="12pt" officeooo:rsid="02f7366e" officeooo:paragraph-rsid="05d0217a" style:font-size-asian="12pt" style:font-size-complex="12pt"/>
    </style:style>
    <style:style style:name="P416" style:family="paragraph" style:parent-style-name="Standard" style:list-style-name="L37">
      <style:text-properties officeooo:rsid="02f61858" officeooo:paragraph-rsid="0557af08"/>
    </style:style>
    <style:style style:name="P417" style:family="paragraph" style:parent-style-name="Standard" style:list-style-name="L37">
      <style:text-properties style:font-name="Liberation Serif" fo:font-size="12pt" officeooo:rsid="02f7366e" officeooo:paragraph-rsid="02f7366e" style:font-size-asian="12pt" style:font-size-complex="12pt"/>
    </style:style>
    <style:style style:name="P418" style:family="paragraph" style:parent-style-name="Standard" style:list-style-name="L37">
      <style:text-properties officeooo:rsid="055163bf" officeooo:paragraph-rsid="0594da50"/>
    </style:style>
    <style:style style:name="P419" style:family="paragraph" style:parent-style-name="Standard" style:list-style-name="L37">
      <style:text-properties officeooo:paragraph-rsid="054e9925"/>
    </style:style>
    <style:style style:name="P420" style:family="paragraph" style:parent-style-name="Standard" style:list-style-name="L37">
      <style:text-properties officeooo:paragraph-rsid="054ea86b"/>
    </style:style>
    <style:style style:name="P421" style:family="paragraph" style:parent-style-name="Standard" style:list-style-name="L37">
      <style:text-properties officeooo:rsid="06e2f115" officeooo:paragraph-rsid="06e2f115"/>
    </style:style>
    <style:style style:name="P422" style:family="paragraph" style:parent-style-name="Standard" style:list-style-name="L37">
      <style:text-properties officeooo:rsid="054f03cd" officeooo:paragraph-rsid="054f03cd"/>
    </style:style>
    <style:style style:name="P423" style:family="paragraph" style:parent-style-name="Standard" style:list-style-name="L37">
      <style:text-properties officeooo:rsid="05cf55a4" officeooo:paragraph-rsid="05cf55a4"/>
    </style:style>
    <style:style style:name="P424" style:family="paragraph" style:parent-style-name="Standard" style:list-style-name="L37">
      <style:text-properties officeooo:rsid="05ccc8de" officeooo:paragraph-rsid="06856f42"/>
    </style:style>
    <style:style style:name="P425" style:family="paragraph" style:parent-style-name="Standard" style:list-style-name="L37">
      <style:text-properties style:font-name="Liberation Serif" fo:font-size="12pt" officeooo:rsid="05ccc8de" officeooo:paragraph-rsid="05ccc8de" style:font-size-asian="12pt" style:font-size-complex="12pt"/>
    </style:style>
    <style:style style:name="P426" style:family="paragraph" style:parent-style-name="Standard" style:list-style-name="L37">
      <style:text-properties officeooo:rsid="05ccc8de" officeooo:paragraph-rsid="05ccc8de"/>
    </style:style>
    <style:style style:name="P427" style:family="paragraph" style:parent-style-name="Standard" style:list-style-name="L37">
      <style:text-properties style:font-name="Liberation Serif" fo:font-size="12pt" officeooo:rsid="05ccc8de" officeooo:paragraph-rsid="05ccc8de" style:font-size-asian="10.5pt" style:font-size-complex="12pt"/>
    </style:style>
    <style:style style:name="P428" style:family="paragraph" style:parent-style-name="Standard">
      <style:text-properties style:font-name="Liberation Serif" fo:font-size="12pt" officeooo:rsid="019d4fdb" officeooo:paragraph-rsid="0553232d" style:font-size-asian="12pt" style:font-size-complex="12pt"/>
    </style:style>
    <style:style style:name="P429" style:family="paragraph" style:parent-style-name="Standard">
      <style:text-properties style:font-name="Liberation Serif" fo:font-size="12pt" officeooo:rsid="01a8c8ff" officeooo:paragraph-rsid="02ecb38b" style:font-size-asian="12pt" style:font-size-complex="12pt"/>
    </style:style>
    <style:style style:name="P430" style:family="paragraph" style:parent-style-name="Standard" style:list-style-name="L8">
      <style:text-properties officeooo:rsid="02b4870b" officeooo:paragraph-rsid="02ecb38b"/>
    </style:style>
    <style:style style:name="P431" style:family="paragraph" style:parent-style-name="Standard" style:list-style-name="L8">
      <style:text-properties officeooo:rsid="03276505" officeooo:paragraph-rsid="03276505"/>
    </style:style>
    <style:style style:name="P432" style:family="paragraph" style:parent-style-name="Standard" style:list-style-name="L8">
      <style:text-properties officeooo:rsid="015f942c" officeooo:paragraph-rsid="02ecb38b"/>
    </style:style>
    <style:style style:name="P433" style:family="paragraph" style:parent-style-name="Standard" style:list-style-name="L8">
      <style:text-properties style:font-name="Liberation Serif" fo:font-size="12pt" officeooo:rsid="0182d600" officeooo:paragraph-rsid="02ecb38b" style:font-size-asian="12pt" style:font-size-complex="12pt"/>
    </style:style>
    <style:style style:name="P434" style:family="paragraph" style:parent-style-name="Standard" style:list-style-name="L8">
      <style:text-properties style:font-name="Liberation Serif" fo:font-size="12pt" officeooo:rsid="015e6354" officeooo:paragraph-rsid="02ecb38b" style:font-size-asian="12pt" style:font-size-complex="12pt"/>
    </style:style>
    <style:style style:name="P435" style:family="paragraph" style:parent-style-name="Standard" style:list-style-name="L8">
      <style:text-properties style:font-name="Liberation Serif" fo:font-size="12pt" officeooo:rsid="02c82d34" officeooo:paragraph-rsid="02ecb38b" style:font-size-asian="12pt" style:font-size-complex="12pt"/>
    </style:style>
    <style:style style:name="P436" style:family="paragraph" style:parent-style-name="Standard">
      <style:text-properties style:font-name="Liberation Serif" fo:font-size="12pt" officeooo:rsid="015d0476" officeooo:paragraph-rsid="02ecb38b" style:font-size-asian="12pt" style:font-size-complex="12pt"/>
    </style:style>
    <style:style style:name="P437" style:family="paragraph" style:parent-style-name="Standard" style:list-style-name="L8">
      <style:text-properties officeooo:rsid="0185bf4a" officeooo:paragraph-rsid="02ecb38b"/>
    </style:style>
    <style:style style:name="P438" style:family="paragraph" style:parent-style-name="Standard" style:list-style-name="L8">
      <style:text-properties style:font-name="Liberation Serif" fo:font-size="12pt" officeooo:rsid="02edc36b" officeooo:paragraph-rsid="059aa2c5" style:font-size-asian="12pt" style:font-size-complex="12pt"/>
    </style:style>
    <style:style style:name="P439" style:family="paragraph" style:parent-style-name="Standard" style:list-style-name="L8">
      <style:text-properties style:font-name="Liberation Serif" fo:font-size="12pt" officeooo:rsid="05772036" officeooo:paragraph-rsid="05772036" style:font-size-asian="12pt" style:font-size-complex="12pt"/>
    </style:style>
    <style:style style:name="P440" style:family="paragraph" style:parent-style-name="Standard">
      <style:text-properties officeooo:rsid="0129d55a" officeooo:paragraph-rsid="02ef538a"/>
    </style:style>
    <style:style style:name="P441" style:family="paragraph" style:parent-style-name="Standard">
      <style:text-properties style:font-name="Liberation Serif" fo:font-size="12pt" officeooo:rsid="019d4fdb" officeooo:paragraph-rsid="023a7fd9" style:font-size-asian="12pt" style:font-size-complex="12pt"/>
    </style:style>
    <style:style style:name="P442" style:family="paragraph" style:parent-style-name="Standard" style:list-style-name="L8">
      <style:text-properties style:font-name="Liberation Serif" fo:font-size="12pt" officeooo:rsid="019d4fdb" officeooo:paragraph-rsid="046d7f5d" style:font-size-asian="12pt" style:font-size-complex="12pt"/>
    </style:style>
    <style:style style:name="P443" style:family="paragraph" style:parent-style-name="Standard" style:list-style-name="L8">
      <style:text-properties style:font-name="Liberation Serif" fo:font-size="12pt" officeooo:rsid="02092202" officeooo:paragraph-rsid="02461100" style:font-size-asian="12pt" style:font-size-complex="12pt"/>
    </style:style>
    <style:style style:name="P444" style:family="paragraph" style:parent-style-name="Standard" style:list-style-name="L8">
      <style:text-properties style:font-name="Liberation Serif" fo:font-size="12pt" officeooo:rsid="0746a9d4" officeooo:paragraph-rsid="0746a9d4" style:font-size-asian="12pt" style:font-size-complex="12pt"/>
    </style:style>
    <style:style style:name="P445" style:family="paragraph" style:parent-style-name="Standard" style:list-style-name="L8">
      <style:text-properties style:font-name="Liberation Serif" fo:font-size="12pt" officeooo:rsid="0312f8cb" officeooo:paragraph-rsid="0312f8cb" style:font-size-asian="12pt" style:font-size-complex="12pt"/>
    </style:style>
    <style:style style:name="P446" style:family="paragraph" style:parent-style-name="Standard" style:list-style-name="L8">
      <style:text-properties style:font-name="Liberation Serif" fo:font-size="12pt" officeooo:rsid="02092202" officeooo:paragraph-rsid="02f1e3d7" style:font-size-asian="12pt" style:font-size-complex="12pt"/>
    </style:style>
    <style:style style:name="P447" style:family="paragraph" style:parent-style-name="Standard" style:list-style-name="L8">
      <style:text-properties style:font-name="Liberation Serif" fo:font-size="12pt" officeooo:rsid="02092202" officeooo:paragraph-rsid="023a7fd9" style:font-size-asian="12pt" style:font-size-complex="12pt"/>
    </style:style>
    <style:style style:name="P448" style:family="paragraph" style:parent-style-name="Standard" style:list-style-name="L8">
      <style:text-properties style:font-name="Liberation Serif" fo:font-size="12pt" officeooo:rsid="02461100" officeooo:paragraph-rsid="02461100" style:font-size-asian="12pt" style:font-size-complex="12pt"/>
    </style:style>
    <style:style style:name="P449" style:family="paragraph" style:parent-style-name="Standard" style:list-style-name="L8">
      <style:text-properties style:font-name="Liberation Serif" fo:font-size="12pt" officeooo:rsid="02f1e3d7" officeooo:paragraph-rsid="02f1e3d7" style:font-size-asian="12pt" style:font-size-complex="12pt"/>
    </style:style>
    <style:style style:name="P450" style:family="paragraph" style:parent-style-name="Standard" style:list-style-name="L8">
      <style:text-properties style:font-name="Liberation Serif" fo:font-size="12pt" officeooo:rsid="020c3070" officeooo:paragraph-rsid="023a7fd9" style:font-size-asian="12pt" style:font-size-complex="12pt"/>
    </style:style>
    <style:style style:name="P451" style:family="paragraph" style:parent-style-name="Standard" style:list-style-name="L8">
      <style:text-properties style:font-name="Liberation Serif" fo:font-size="12pt" officeooo:rsid="019d4fdb" officeooo:paragraph-rsid="06856f42" style:font-size-asian="12pt" style:font-size-complex="12pt"/>
    </style:style>
    <style:style style:name="P452" style:family="paragraph" style:parent-style-name="Standard" style:list-style-name="L8">
      <style:text-properties style:font-name="Liberation Serif" fo:font-size="12pt" officeooo:rsid="04c9e31d" officeooo:paragraph-rsid="05d61bab" style:font-size-asian="12pt" style:font-size-complex="12pt"/>
    </style:style>
    <style:style style:name="P453" style:family="paragraph" style:parent-style-name="Standard" style:list-style-name="L8">
      <style:text-properties style:font-name="Liberation Serif" fo:font-size="12pt" officeooo:rsid="019d4fdb" officeooo:paragraph-rsid="02487f38" style:font-size-asian="12pt" style:font-size-complex="12pt"/>
    </style:style>
    <style:style style:name="P454" style:family="paragraph" style:parent-style-name="Standard" style:list-style-name="L8">
      <style:text-properties officeooo:rsid="01a20e55" officeooo:paragraph-rsid="023a7fd9"/>
    </style:style>
    <style:style style:name="P455" style:family="paragraph" style:parent-style-name="Standard" style:list-style-name="L8">
      <style:text-properties style:font-name="Liberation Serif" fo:font-size="12pt" officeooo:rsid="0263638d" officeooo:paragraph-rsid="039d6743" style:font-size-asian="12pt" style:font-size-complex="12pt"/>
    </style:style>
    <style:style style:name="P456" style:family="paragraph" style:parent-style-name="Standard" style:list-style-name="L8">
      <style:text-properties style:font-name="Liberation Serif" fo:font-size="12pt" officeooo:rsid="019e7621" officeooo:paragraph-rsid="023a7fd9" style:font-size-asian="12pt" style:font-size-complex="12pt"/>
    </style:style>
    <style:style style:name="P457" style:family="paragraph" style:parent-style-name="Standard" style:list-style-name="L8">
      <style:text-properties style:font-name="Liberation Serif" fo:font-size="12pt" officeooo:rsid="0554b858" officeooo:paragraph-rsid="0554b858" style:font-size-asian="12pt" style:font-size-complex="12pt"/>
    </style:style>
    <style:style style:name="P458" style:family="paragraph" style:parent-style-name="Standard" style:list-style-name="L8">
      <style:text-properties style:font-name="Liberation Serif" fo:font-size="12pt" officeooo:rsid="0263638d" officeooo:paragraph-rsid="0263638d" style:font-size-asian="12pt" style:font-size-complex="12pt"/>
    </style:style>
    <style:style style:name="P459" style:family="paragraph" style:parent-style-name="Standard">
      <style:text-properties officeooo:rsid="04a73d3a" officeooo:paragraph-rsid="04a73d3a"/>
    </style:style>
    <style:style style:name="P460" style:family="paragraph" style:parent-style-name="Standard" style:list-style-name="L38">
      <style:text-properties officeooo:paragraph-rsid="0138ff92"/>
    </style:style>
    <style:style style:name="P461" style:family="paragraph" style:parent-style-name="Standard" style:list-style-name="L38">
      <style:text-properties officeooo:rsid="0137dac4" officeooo:paragraph-rsid="04a73d3a"/>
    </style:style>
    <style:style style:name="P462" style:family="paragraph" style:parent-style-name="Standard" style:list-style-name="L38">
      <style:text-properties officeooo:rsid="0807d5c6" officeooo:paragraph-rsid="0807d5c6"/>
    </style:style>
    <style:style style:name="P463" style:family="paragraph" style:parent-style-name="Standard">
      <style:text-properties officeooo:rsid="015268a2" officeooo:paragraph-rsid="015268a2"/>
    </style:style>
    <style:style style:name="P464" style:family="paragraph" style:parent-style-name="Standard" style:list-style-name="L39">
      <style:text-properties officeooo:rsid="032d81b2" officeooo:paragraph-rsid="032d81b2"/>
    </style:style>
    <style:style style:name="P465" style:family="paragraph" style:parent-style-name="Standard" style:list-style-name="L39">
      <style:text-properties officeooo:rsid="032ead81" officeooo:paragraph-rsid="081159ea"/>
    </style:style>
    <style:style style:name="P466" style:family="paragraph" style:parent-style-name="Standard" style:list-style-name="L39">
      <style:text-properties officeooo:paragraph-rsid="081159ea"/>
    </style:style>
    <style:style style:name="P467" style:family="paragraph" style:parent-style-name="Standard" style:list-style-name="L39">
      <style:text-properties officeooo:rsid="081159ea" officeooo:paragraph-rsid="081159ea"/>
    </style:style>
    <style:style style:name="P468" style:family="paragraph" style:parent-style-name="Standard" style:list-style-name="L39">
      <style:text-properties officeooo:rsid="032ead81" officeooo:paragraph-rsid="032ead81"/>
    </style:style>
    <style:style style:name="P469" style:family="paragraph" style:parent-style-name="Standard" style:list-style-name="L39">
      <style:text-properties officeooo:rsid="06e80fcc" officeooo:paragraph-rsid="06e80fcc"/>
    </style:style>
    <style:style style:name="P470" style:family="paragraph" style:parent-style-name="Standard" style:list-style-name="L39">
      <style:text-properties officeooo:rsid="06e957f3" officeooo:paragraph-rsid="06e957f3"/>
    </style:style>
    <style:style style:name="P471" style:family="paragraph" style:parent-style-name="Standard">
      <style:text-properties officeooo:rsid="032d81b2" officeooo:paragraph-rsid="03364bf0"/>
    </style:style>
    <style:style style:name="P472" style:family="paragraph" style:parent-style-name="Standard" style:list-style-name="L40">
      <style:text-properties officeooo:rsid="032ee28c" officeooo:paragraph-rsid="03364bf0"/>
    </style:style>
    <style:style style:name="P473" style:family="paragraph" style:parent-style-name="Standard">
      <style:text-properties officeooo:rsid="0138ff92" officeooo:paragraph-rsid="03364bf0"/>
    </style:style>
    <style:style style:name="P474" style:family="paragraph" style:parent-style-name="Standard">
      <style:text-properties officeooo:rsid="07eb0a52" officeooo:paragraph-rsid="07eb0a52"/>
    </style:style>
    <style:style style:name="P475" style:family="paragraph" style:parent-style-name="Standard" style:list-style-name="L41">
      <style:text-properties officeooo:rsid="07eb0a52" officeooo:paragraph-rsid="07eb0a52"/>
    </style:style>
    <style:style style:name="P476" style:family="paragraph" style:parent-style-name="Standard">
      <style:text-properties officeooo:rsid="0138ff92" officeooo:paragraph-rsid="0138ff92"/>
    </style:style>
    <style:style style:name="P477" style:family="paragraph" style:parent-style-name="Standard" style:list-style-name="L42">
      <style:text-properties officeooo:rsid="04abafc2" officeooo:paragraph-rsid="04abafc2"/>
    </style:style>
    <style:style style:name="P478" style:family="paragraph" style:parent-style-name="Standard" style:list-style-name="L42">
      <style:text-properties officeooo:rsid="03350dfe" officeooo:paragraph-rsid="03350dfe"/>
    </style:style>
    <style:style style:name="P479" style:family="paragraph" style:parent-style-name="Standard" style:list-style-name="L42">
      <style:text-properties officeooo:rsid="033c3e11" officeooo:paragraph-rsid="034c0666"/>
    </style:style>
    <style:style style:name="P480" style:family="paragraph" style:parent-style-name="Standard" style:list-style-name="L42">
      <style:text-properties officeooo:rsid="0813ffd4" officeooo:paragraph-rsid="0813ffd4"/>
    </style:style>
    <style:style style:name="P481" style:family="paragraph" style:parent-style-name="Standard" style:list-style-name="L42">
      <style:text-properties officeooo:rsid="0339e768" officeooo:paragraph-rsid="034c0666"/>
    </style:style>
    <style:style style:name="P482" style:family="paragraph" style:parent-style-name="Standard" style:list-style-name="L42">
      <style:text-properties officeooo:rsid="033c3e11" officeooo:paragraph-rsid="033c3e11"/>
    </style:style>
    <style:style style:name="P483" style:family="paragraph" style:parent-style-name="Standard" style:list-style-name="L42">
      <style:text-properties officeooo:paragraph-rsid="033c3e11"/>
    </style:style>
    <style:style style:name="P484" style:family="paragraph" style:parent-style-name="Standard" style:list-style-name="L42">
      <style:text-properties officeooo:rsid="0337d045" officeooo:paragraph-rsid="0814b9ba"/>
    </style:style>
    <style:style style:name="P485" style:family="paragraph" style:parent-style-name="Standard" style:list-style-name="L42">
      <style:text-properties officeooo:rsid="076cc372" officeooo:paragraph-rsid="0813ffd4"/>
    </style:style>
    <style:style style:name="P486" style:family="paragraph" style:parent-style-name="Standard" style:list-style-name="L42">
      <style:text-properties officeooo:rsid="033c3e11" officeooo:paragraph-rsid="0813ffd4"/>
    </style:style>
    <style:style style:name="P487" style:family="paragraph" style:parent-style-name="Standard" style:list-style-name="L42">
      <style:text-properties officeooo:rsid="033e23fc" officeooo:paragraph-rsid="033c3e11"/>
    </style:style>
    <style:style style:name="P488" style:family="paragraph" style:parent-style-name="Standard" style:list-style-name="L42" style:master-page-name="">
      <loext:graphic-properties draw:fill="none"/>
      <style:paragraph-properties fo:margin-left="0.75in" fo:margin-right="0in" fo:text-indent="-0.25in" style:auto-text-indent="false" style:page-number="auto" fo:background-color="transparent"/>
      <style:text-properties officeooo:rsid="033e23fc" officeooo:paragraph-rsid="033e23fc"/>
    </style:style>
    <style:style style:name="P489" style:family="paragraph" style:parent-style-name="Standard" style:list-style-name="L42">
      <loext:graphic-properties draw:fill="none"/>
      <style:paragraph-properties fo:margin-left="0.75in" fo:margin-right="0in" fo:text-indent="-0.25in" style:auto-text-indent="false" fo:background-color="transparent"/>
      <style:text-properties officeooo:rsid="033e23fc" officeooo:paragraph-rsid="033e23fc"/>
    </style:style>
    <style:style style:name="P490" style:family="paragraph" style:parent-style-name="Standard" style:list-style-name="L42">
      <loext:graphic-properties draw:fill="none"/>
      <style:paragraph-properties fo:margin-left="0.75in" fo:margin-right="0in" fo:text-indent="-0.25in" style:auto-text-indent="false" fo:background-color="transparent"/>
      <style:text-properties officeooo:rsid="0814b9ba" officeooo:paragraph-rsid="0814b9ba"/>
    </style:style>
    <style:style style:name="P491" style:family="paragraph" style:parent-style-name="Standard" style:list-style-name="L42" style:master-page-name="">
      <loext:graphic-properties draw:fill="none"/>
      <style:paragraph-properties fo:margin-left="1in" fo:margin-right="0in" fo:text-indent="-0.25in" style:auto-text-indent="false" style:page-number="auto" fo:background-color="transparent"/>
      <style:text-properties officeooo:rsid="0814b9ba" officeooo:paragraph-rsid="0814b9ba"/>
    </style:style>
    <style:style style:name="P492" style:family="paragraph" style:parent-style-name="Standard" style:list-style-name="L42">
      <loext:graphic-properties draw:fill="none"/>
      <style:paragraph-properties fo:margin-left="1in" fo:margin-right="0in" fo:text-indent="-0.25in" style:auto-text-indent="false" fo:background-color="transparent"/>
      <style:text-properties officeooo:rsid="0814b9ba" officeooo:paragraph-rsid="0814b9ba"/>
    </style:style>
    <style:style style:name="P493" style:family="paragraph" style:parent-style-name="Standard" style:list-style-name="L42">
      <loext:graphic-properties draw:fill="none"/>
      <style:paragraph-properties fo:margin-left="0.75in" fo:margin-right="0in" fo:text-indent="-0.25in" style:auto-text-indent="false" fo:background-color="transparent"/>
      <style:text-properties officeooo:rsid="0758c8fc" officeooo:paragraph-rsid="0758c8fc"/>
    </style:style>
    <style:style style:name="P494" style:family="paragraph" style:parent-style-name="Standard" style:list-style-name="L42" style:master-page-name="">
      <loext:graphic-properties draw:fill="none"/>
      <style:paragraph-properties fo:margin-left="0.5in" fo:margin-right="0in" fo:text-indent="-0.25in" style:auto-text-indent="false" style:page-number="auto" fo:background-color="transparent"/>
      <style:text-properties officeooo:rsid="033f4b9c" officeooo:paragraph-rsid="033f4b9c"/>
    </style:style>
    <style:style style:name="P495" style:family="paragraph" style:parent-style-name="Standard" style:list-style-name="L42">
      <style:text-properties officeooo:rsid="06e8ce05" officeooo:paragraph-rsid="06e8ce05"/>
    </style:style>
    <style:style style:name="P496" style:family="paragraph" style:parent-style-name="Standard" style:list-style-name="L42">
      <style:text-properties officeooo:rsid="06e957f3" officeooo:paragraph-rsid="06e957f3"/>
    </style:style>
    <style:style style:name="P497" style:family="paragraph" style:parent-style-name="Standard" style:list-style-name="L42">
      <style:text-properties officeooo:rsid="0337d045" officeooo:paragraph-rsid="0337d045"/>
    </style:style>
    <style:style style:name="P498" style:family="paragraph" style:parent-style-name="Standard" style:list-style-name="L42">
      <style:text-properties officeooo:rsid="032ee28c" officeooo:paragraph-rsid="04cf7cbc"/>
    </style:style>
    <style:style style:name="P499" style:family="paragraph" style:parent-style-name="Standard" style:list-style-name="L42">
      <style:text-properties officeooo:rsid="032ee28c" officeooo:paragraph-rsid="075a9602"/>
    </style:style>
    <style:style style:name="P500" style:family="paragraph" style:parent-style-name="Standard">
      <style:text-properties officeooo:rsid="0160f599" officeooo:paragraph-rsid="0160f599"/>
    </style:style>
    <style:style style:name="P501" style:family="paragraph" style:parent-style-name="Standard" style:list-style-name="L43">
      <style:text-properties officeooo:rsid="029ce2de" officeooo:paragraph-rsid="029ce2de"/>
    </style:style>
    <style:style style:name="P502" style:family="paragraph" style:parent-style-name="Standard" style:list-style-name="L43">
      <style:text-properties officeooo:paragraph-rsid="0160f599"/>
    </style:style>
    <style:style style:name="P503" style:family="paragraph" style:parent-style-name="Standard" style:list-style-name="L43">
      <style:text-properties officeooo:rsid="0160f599" officeooo:paragraph-rsid="0160f599"/>
    </style:style>
    <style:style style:name="P504" style:family="paragraph" style:parent-style-name="Standard" style:list-style-name="L43">
      <style:text-properties officeooo:rsid="0160f599" officeooo:paragraph-rsid="029cd9a4"/>
    </style:style>
    <style:style style:name="P505" style:family="paragraph" style:parent-style-name="Standard">
      <style:text-properties officeooo:rsid="00b1dade" officeooo:paragraph-rsid="0138ff92"/>
    </style:style>
    <style:style style:name="P506" style:family="paragraph" style:parent-style-name="Standard" style:list-style-name="L44">
      <style:text-properties officeooo:rsid="05d6f6d3" officeooo:paragraph-rsid="05d6f6d3"/>
    </style:style>
    <style:style style:name="P507" style:family="paragraph" style:parent-style-name="Standard" style:list-style-name="L44">
      <style:text-properties officeooo:rsid="05d6f6d3" officeooo:paragraph-rsid="05dab843"/>
    </style:style>
    <style:style style:name="P508" style:family="paragraph" style:parent-style-name="Standard" style:list-style-name="L44">
      <style:text-properties officeooo:rsid="05dab843" officeooo:paragraph-rsid="05dab843"/>
    </style:style>
    <style:style style:name="P509" style:family="paragraph" style:parent-style-name="Standard" style:list-style-name="L44">
      <style:text-properties officeooo:rsid="074d44c9" officeooo:paragraph-rsid="0752c3d0"/>
    </style:style>
    <style:style style:name="P510" style:family="paragraph" style:parent-style-name="Standard" style:list-style-name="L44">
      <style:text-properties officeooo:rsid="074d44c9" officeooo:paragraph-rsid="074f44c7"/>
    </style:style>
    <style:style style:name="P511" style:family="paragraph" style:parent-style-name="Standard" style:list-style-name="L44">
      <style:text-properties officeooo:rsid="05dab843" officeooo:paragraph-rsid="05de4b08"/>
    </style:style>
    <style:style style:name="P512" style:family="paragraph" style:parent-style-name="Standard" style:list-style-name="L44">
      <style:text-properties officeooo:rsid="05dab843" officeooo:paragraph-rsid="062ce7b7"/>
    </style:style>
    <style:style style:name="P513" style:family="paragraph" style:parent-style-name="Standard" style:list-style-name="L44">
      <style:text-properties officeooo:rsid="06eb6c9c" officeooo:paragraph-rsid="06eb6c9c"/>
    </style:style>
    <style:style style:name="P514" style:family="paragraph" style:parent-style-name="Standard" style:list-style-name="L44">
      <style:text-properties officeooo:rsid="05dab843" officeooo:paragraph-rsid="06eb6c9c"/>
    </style:style>
    <style:style style:name="P515" style:family="paragraph" style:parent-style-name="Standard" style:list-style-name="L44">
      <style:text-properties officeooo:rsid="05de6ea1" officeooo:paragraph-rsid="05de6ea1"/>
    </style:style>
    <style:style style:name="P516" style:family="paragraph" style:parent-style-name="Standard">
      <style:text-properties officeooo:rsid="05ddbafb" officeooo:paragraph-rsid="0728fbae"/>
    </style:style>
    <style:style style:name="P517" style:family="paragraph" style:parent-style-name="Standard">
      <style:text-properties officeooo:rsid="0610d2f6" officeooo:paragraph-rsid="0610d2f6"/>
    </style:style>
    <style:style style:name="P518" style:family="paragraph" style:parent-style-name="Standard" style:list-style-name="L44">
      <style:text-properties officeooo:rsid="05ddbafb" officeooo:paragraph-rsid="05de4b08"/>
    </style:style>
    <style:style style:name="P519" style:family="paragraph" style:parent-style-name="Standard" style:list-style-name="L44">
      <style:text-properties officeooo:rsid="05ddbafb" officeooo:paragraph-rsid="05ddbafb"/>
    </style:style>
    <style:style style:name="P520" style:family="paragraph" style:parent-style-name="Standard" style:list-style-name="L44">
      <style:text-properties officeooo:rsid="05ddbafb" officeooo:paragraph-rsid="060da9b3"/>
    </style:style>
    <style:style style:name="P521" style:family="paragraph" style:parent-style-name="Standard" style:list-style-name="L44">
      <style:text-properties officeooo:rsid="060da9b3" officeooo:paragraph-rsid="060da9b3"/>
    </style:style>
    <style:style style:name="P522" style:family="paragraph" style:parent-style-name="Standard" style:list-style-name="L44">
      <style:text-properties officeooo:rsid="060da9b3" officeooo:paragraph-rsid="060efac0"/>
    </style:style>
    <style:style style:name="P523" style:family="paragraph" style:parent-style-name="Standard" style:list-style-name="L44">
      <style:text-properties officeooo:rsid="07cc975d" officeooo:paragraph-rsid="07cc975d"/>
    </style:style>
    <style:style style:name="P524" style:family="paragraph" style:parent-style-name="Standard" style:list-style-name="L44">
      <style:text-properties officeooo:rsid="060efac0" officeooo:paragraph-rsid="060efac0"/>
    </style:style>
    <style:style style:name="P525" style:family="paragraph" style:parent-style-name="Standard" style:list-style-name="L44">
      <style:text-properties officeooo:rsid="06ebcee4" officeooo:paragraph-rsid="06ebcee4"/>
    </style:style>
    <style:style style:name="P526" style:family="paragraph" style:parent-style-name="Standard" style:list-style-name="L44">
      <style:text-properties officeooo:rsid="05de6ea1" officeooo:paragraph-rsid="05f0ba49"/>
    </style:style>
    <style:style style:name="P527" style:family="paragraph" style:parent-style-name="Standard" style:list-style-name="L44">
      <style:text-properties officeooo:rsid="061dbdc0" officeooo:paragraph-rsid="061dbdc0"/>
    </style:style>
    <style:style style:name="P528" style:family="paragraph" style:parent-style-name="Standard" style:list-style-name="L44">
      <style:text-properties officeooo:rsid="05dfbcfb" officeooo:paragraph-rsid="05dfbcfb"/>
    </style:style>
    <style:style style:name="P529" style:family="paragraph" style:parent-style-name="Standard">
      <style:text-properties officeooo:rsid="05e1020b" officeooo:paragraph-rsid="05e1020b"/>
    </style:style>
    <style:style style:name="P530" style:family="paragraph" style:parent-style-name="Standard" style:list-style-name="L45">
      <style:text-properties officeooo:rsid="0613ec98" officeooo:paragraph-rsid="0613ec98"/>
    </style:style>
    <style:style style:name="P531" style:family="paragraph" style:parent-style-name="Standard" style:list-style-name="L45">
      <style:text-properties officeooo:paragraph-rsid="0614135f"/>
    </style:style>
    <style:style style:name="P532" style:family="paragraph" style:parent-style-name="Standard" style:list-style-name="L45">
      <style:text-properties officeooo:paragraph-rsid="0613ec98"/>
    </style:style>
    <style:style style:name="P533" style:family="paragraph" style:parent-style-name="Standard" style:list-style-name="L45">
      <style:text-properties officeooo:rsid="06ebcee4" officeooo:paragraph-rsid="06ebcee4"/>
    </style:style>
    <style:style style:name="P534" style:family="paragraph" style:parent-style-name="Standard" style:list-style-name="L45">
      <style:text-properties officeooo:paragraph-rsid="0610d2f6"/>
    </style:style>
    <style:style style:name="P535" style:family="paragraph" style:parent-style-name="Standard" style:list-style-name="L45">
      <style:text-properties officeooo:rsid="06187561" officeooo:paragraph-rsid="06ebcee4"/>
    </style:style>
    <style:style style:name="P536" style:family="paragraph" style:parent-style-name="Standard">
      <style:text-properties officeooo:rsid="02f453f3" officeooo:paragraph-rsid="04db9848"/>
    </style:style>
    <style:style style:name="P537" style:family="paragraph" style:parent-style-name="Heading_20_1">
      <style:text-properties officeooo:paragraph-rsid="074a5137"/>
    </style:style>
    <style:style style:name="P538" style:family="paragraph" style:parent-style-name="Standard">
      <style:text-properties officeooo:rsid="0561a3b6" officeooo:paragraph-rsid="0561a3b6"/>
    </style:style>
    <style:style style:name="P539" style:family="paragraph" style:parent-style-name="Standard" style:list-style-name="L46">
      <style:text-properties officeooo:rsid="055dc786" officeooo:paragraph-rsid="0561a3b6"/>
    </style:style>
    <style:style style:name="P540" style:family="paragraph" style:parent-style-name="Standard" style:list-style-name="L46">
      <style:text-properties officeooo:rsid="055ff9ff" officeooo:paragraph-rsid="0561a3b6"/>
    </style:style>
    <style:style style:name="P541" style:family="paragraph" style:parent-style-name="Standard" style:list-style-name="L46">
      <style:text-properties officeooo:rsid="0352a5c9" officeooo:paragraph-rsid="0561a3b6"/>
    </style:style>
    <style:style style:name="P542" style:family="paragraph" style:parent-style-name="Standard" style:list-style-name="L46">
      <style:text-properties officeooo:rsid="03538354" officeooo:paragraph-rsid="0561a3b6"/>
    </style:style>
    <style:style style:name="P543" style:family="paragraph" style:parent-style-name="Standard">
      <style:text-properties officeooo:rsid="03538354" officeooo:paragraph-rsid="0561a3b6"/>
    </style:style>
    <style:style style:name="P544" style:family="paragraph" style:parent-style-name="Heading_20_1">
      <style:text-properties officeooo:paragraph-rsid="0561a3b6"/>
    </style:style>
    <style:style style:name="P545" style:family="paragraph" style:parent-style-name="Standard">
      <style:text-properties officeooo:rsid="016f685b" officeooo:paragraph-rsid="016f685b"/>
    </style:style>
    <style:style style:name="P546" style:family="paragraph" style:parent-style-name="Standard">
      <style:text-properties officeooo:rsid="01695736" officeooo:paragraph-rsid="023a7fd9"/>
    </style:style>
    <style:style style:name="P547" style:family="paragraph" style:parent-style-name="Standard" style:list-style-name="L35">
      <style:text-properties officeooo:rsid="023a7fd9" officeooo:paragraph-rsid="023a7fd9"/>
    </style:style>
    <style:style style:name="P548" style:family="paragraph" style:parent-style-name="Standard" style:list-style-name="L35">
      <style:text-properties style:font-name="Liberation Serif" fo:font-size="12pt" officeooo:rsid="00389dca" officeooo:paragraph-rsid="029ce2de" style:font-size-asian="12pt" style:font-size-complex="12pt"/>
    </style:style>
    <style:style style:name="P549" style:family="paragraph" style:parent-style-name="Standard" style:list-style-name="L35">
      <style:text-properties style:font-name="Liberation Serif" fo:font-size="12pt" officeooo:rsid="029ce2de" officeooo:paragraph-rsid="029ce2de" style:font-size-asian="12pt" style:font-size-complex="12pt"/>
    </style:style>
    <style:style style:name="P550" style:family="paragraph" style:parent-style-name="Standard">
      <style:text-properties style:font-name="Liberation Serif" fo:font-size="12pt" officeooo:rsid="05637f6e" officeooo:paragraph-rsid="05637f6e" style:font-size-asian="12pt" style:font-size-complex="12pt"/>
    </style:style>
    <style:style style:name="P551" style:family="paragraph" style:parent-style-name="Standard" style:list-style-name="L47">
      <style:text-properties style:font-name="Liberation Serif" fo:font-size="12pt" officeooo:rsid="05637f6e" officeooo:paragraph-rsid="05637f6e" style:font-size-asian="12pt" style:font-size-complex="12pt"/>
    </style:style>
    <style:style style:name="P552" style:family="paragraph" style:parent-style-name="Standard">
      <style:text-properties style:font-name="Liberation Serif" fo:font-size="12pt" officeooo:rsid="02f0ad0d" officeooo:paragraph-rsid="02f98c13" style:font-size-asian="12pt" style:font-size-complex="12pt"/>
    </style:style>
    <style:style style:name="P553" style:family="paragraph" style:parent-style-name="Standard" style:list-style-name="L37">
      <style:text-properties style:font-name="Liberation Serif" fo:font-size="12pt" officeooo:rsid="03028381" officeooo:paragraph-rsid="03028381" style:font-size-asian="12pt" style:font-size-complex="12pt"/>
    </style:style>
    <style:style style:name="P554" style:family="paragraph" style:parent-style-name="Standard" style:list-style-name="L37">
      <style:text-properties officeooo:rsid="02f98c13" officeooo:paragraph-rsid="03028381"/>
    </style:style>
    <style:style style:name="P555" style:family="paragraph" style:parent-style-name="Standard">
      <style:text-properties style:font-name="Liberation Serif" fo:font-size="12pt" officeooo:rsid="019d4fdb" officeooo:paragraph-rsid="03028381" style:font-size-asian="12pt" style:font-size-complex="12pt"/>
    </style:style>
    <style:style style:name="P556" style:family="paragraph" style:parent-style-name="Standard">
      <style:text-properties officeooo:rsid="014f5924" officeooo:paragraph-rsid="01c78d55"/>
    </style:style>
    <style:style style:name="P557" style:family="paragraph" style:parent-style-name="Standard" style:list-style-name="L48">
      <style:text-properties officeooo:rsid="02c4c259" officeooo:paragraph-rsid="02c4c259"/>
    </style:style>
    <style:style style:name="P558" style:family="paragraph" style:parent-style-name="Standard" style:list-style-name="L48">
      <style:text-properties officeooo:rsid="015f942c" officeooo:paragraph-rsid="01d6eeb7"/>
    </style:style>
    <style:style style:name="P559" style:family="paragraph" style:parent-style-name="Standard" style:list-style-name="L48">
      <style:text-properties officeooo:rsid="01c78d55" officeooo:paragraph-rsid="01c78d55"/>
    </style:style>
    <style:style style:name="P560" style:family="paragraph" style:parent-style-name="Standard" style:list-style-name="L48">
      <style:text-properties officeooo:rsid="015f942c" officeooo:paragraph-rsid="01c78d55"/>
    </style:style>
    <style:style style:name="P561" style:family="paragraph" style:parent-style-name="Standard">
      <style:text-properties officeooo:rsid="01762743" officeooo:paragraph-rsid="01c78d55"/>
    </style:style>
    <style:style style:name="P562" style:family="paragraph" style:parent-style-name="Standard">
      <style:text-properties officeooo:rsid="01695736" officeooo:paragraph-rsid="01695736"/>
    </style:style>
    <style:style style:name="P563" style:family="paragraph" style:parent-style-name="Standard" style:list-style-name="L49">
      <style:text-properties officeooo:rsid="02c4c259" officeooo:paragraph-rsid="02c4c259"/>
    </style:style>
    <style:style style:name="P564" style:family="paragraph" style:parent-style-name="Standard" style:list-style-name="L49">
      <style:text-properties officeooo:rsid="01cc3198" officeooo:paragraph-rsid="01cc3198"/>
    </style:style>
    <style:style style:name="P565" style:family="paragraph" style:parent-style-name="Standard" style:list-style-name="L49">
      <style:text-properties officeooo:rsid="01c58f94" officeooo:paragraph-rsid="01c58f94"/>
    </style:style>
    <style:style style:name="P566" style:family="paragraph" style:parent-style-name="Standard" style:list-style-name="L49">
      <style:text-properties officeooo:rsid="0169f837" officeooo:paragraph-rsid="0169f837"/>
    </style:style>
    <style:style style:name="P567" style:family="paragraph" style:parent-style-name="Standard">
      <style:text-properties officeooo:rsid="0129d55a" officeooo:paragraph-rsid="02c4c259"/>
    </style:style>
    <style:style style:name="P568" style:family="paragraph" style:parent-style-name="Standard">
      <style:text-properties officeooo:rsid="032d62bd" officeooo:paragraph-rsid="032d62bd"/>
    </style:style>
    <style:style style:name="P569" style:family="paragraph" style:parent-style-name="Standard" style:list-style-name="L50">
      <style:text-properties style:font-name="Liberation Serif" fo:font-size="12pt" officeooo:rsid="03429d4e" officeooo:paragraph-rsid="03429d4e" style:font-size-asian="12pt" style:font-size-complex="12pt"/>
    </style:style>
    <style:style style:name="P570" style:family="paragraph" style:parent-style-name="Standard" style:list-style-name="L50">
      <style:text-properties style:font-name="Liberation Serif" fo:font-size="12pt" officeooo:rsid="032d62bd" officeooo:paragraph-rsid="032d62bd" style:font-size-asian="12pt" style:font-size-complex="12pt"/>
    </style:style>
    <style:style style:name="P571" style:family="paragraph" style:parent-style-name="Heading_20_2">
      <style:text-properties officeooo:paragraph-rsid="05f0ba49"/>
    </style:style>
    <style:style style:name="P572" style:family="paragraph" style:parent-style-name="Standard">
      <style:text-properties officeooo:rsid="05f0ba49" officeooo:paragraph-rsid="05f0ba49"/>
    </style:style>
    <style:style style:name="P573" style:family="paragraph" style:parent-style-name="Standard" style:list-style-name="L51">
      <style:text-properties officeooo:rsid="05f0ba49" officeooo:paragraph-rsid="05f0ba49"/>
    </style:style>
    <style:style style:name="P574" style:family="paragraph" style:parent-style-name="Standard" style:list-style-name="L51">
      <style:text-properties officeooo:rsid="05ff39e8" officeooo:paragraph-rsid="05ff39e8"/>
    </style:style>
    <style:style style:name="P575" style:family="paragraph" style:parent-style-name="Heading_20_2">
      <style:text-properties officeooo:rsid="056d7f94" officeooo:paragraph-rsid="05f0ba49"/>
    </style:style>
    <style:style style:name="P576" style:family="paragraph" style:parent-style-name="Standard">
      <style:text-properties officeooo:rsid="05fcbf00" officeooo:paragraph-rsid="05ff39e8"/>
    </style:style>
    <style:style style:name="P577" style:family="paragraph" style:parent-style-name="Standard">
      <style:text-properties officeooo:rsid="05661245" officeooo:paragraph-rsid="056d7f94"/>
    </style:style>
    <style:style style:name="P578" style:family="paragraph" style:parent-style-name="Standard" style:list-style-name="L52">
      <style:text-properties officeooo:rsid="05ecf17e" officeooo:paragraph-rsid="05ecf17e"/>
    </style:style>
    <style:style style:name="P579" style:family="paragraph" style:parent-style-name="Standard" style:list-style-name="L52">
      <style:text-properties officeooo:rsid="05eee7fd" officeooo:paragraph-rsid="05eee7fd"/>
    </style:style>
    <style:style style:name="P580" style:family="paragraph" style:parent-style-name="Standard" style:list-style-name="L52">
      <style:text-properties officeooo:paragraph-rsid="05eee7fd"/>
    </style:style>
    <style:style style:name="P581" style:family="paragraph" style:parent-style-name="Standard" style:list-style-name="L52">
      <style:text-properties officeooo:rsid="06dce6ed" officeooo:paragraph-rsid="06dce6ed"/>
    </style:style>
    <style:style style:name="P582" style:family="paragraph" style:parent-style-name="Heading_20_2">
      <style:text-properties officeooo:rsid="07f329af" officeooo:paragraph-rsid="07f329af"/>
    </style:style>
    <style:style style:name="P583" style:family="paragraph" style:parent-style-name="Standard">
      <style:text-properties officeooo:rsid="07f329af" officeooo:paragraph-rsid="07f329af"/>
    </style:style>
    <style:style style:name="P584" style:family="paragraph" style:parent-style-name="Standard" style:list-style-name="L53">
      <style:text-properties officeooo:rsid="07f329af" officeooo:paragraph-rsid="07f4da6f"/>
    </style:style>
    <style:style style:name="P585" style:family="paragraph" style:parent-style-name="Standard" style:list-style-name="L53">
      <style:text-properties officeooo:rsid="07f329af" officeooo:paragraph-rsid="07f329af"/>
    </style:style>
    <style:style style:name="P586" style:family="paragraph" style:parent-style-name="Standard" style:list-style-name="L53">
      <style:text-properties officeooo:rsid="07f4da6f" officeooo:paragraph-rsid="07f4da6f"/>
    </style:style>
    <style:style style:name="P587" style:family="paragraph" style:parent-style-name="Standard">
      <style:text-properties fo:font-weight="bold" officeooo:rsid="07620ace" officeooo:paragraph-rsid="0762a4c7" style:font-weight-asian="bold" style:font-weight-complex="bold"/>
    </style:style>
    <style:style style:name="P588" style:family="paragraph" style:parent-style-name="Heading_20_1" style:master-page-name="">
      <style:paragraph-properties style:page-number="auto"/>
    </style:style>
    <style:style style:name="P589" style:family="paragraph" style:parent-style-name="Standard">
      <style:text-properties officeooo:rsid="0412424f" officeooo:paragraph-rsid="060492fa"/>
    </style:style>
    <style:style style:name="P590" style:family="paragraph" style:parent-style-name="Standard">
      <style:text-properties officeooo:rsid="06f790d4" officeooo:paragraph-rsid="06f790d4"/>
    </style:style>
    <style:style style:name="P591" style:family="paragraph" style:parent-style-name="Standard">
      <style:text-properties style:use-window-font-color="true" loext:opacity="0%" fo:font-size="12pt" style:text-underline-style="none" fo:font-weight="normal" officeooo:paragraph-rsid="07278a5c" style:font-size-asian="10.5pt" style:font-weight-asian="normal" style:font-size-complex="12pt" style:font-weight-complex="normal"/>
    </style:style>
    <style:style style:name="P592" style:family="paragraph" style:parent-style-name="Standard">
      <style:text-properties officeooo:paragraph-rsid="07390445"/>
    </style:style>
    <style:style style:name="P593" style:family="paragraph" style:parent-style-name="Standard">
      <style:text-properties officeooo:rsid="05637f6e" officeooo:paragraph-rsid="05637f6e"/>
    </style:style>
    <style:style style:name="P594" style:family="paragraph" style:parent-style-name="Heading_20_2">
      <style:text-properties officeooo:rsid="05f59988" officeooo:paragraph-rsid="05f59988"/>
    </style:style>
    <style:style style:name="P595" style:family="paragraph" style:parent-style-name="Heading_20_2">
      <style:text-properties officeooo:rsid="05f59988" officeooo:paragraph-rsid="0565075a"/>
    </style:style>
    <style:style style:name="P596" style:family="paragraph" style:parent-style-name="Standard">
      <style:text-properties officeooo:rsid="05fcbf00" officeooo:paragraph-rsid="07278a5c"/>
    </style:style>
    <style:style style:name="P597" style:family="paragraph" style:parent-style-name="Standard" style:list-style-name="L54">
      <style:text-properties officeooo:rsid="056d7f94" officeooo:paragraph-rsid="0722209e"/>
    </style:style>
    <style:style style:name="P598" style:family="paragraph" style:parent-style-name="Standard">
      <style:text-properties officeooo:rsid="059ea25d" officeooo:paragraph-rsid="059ea25d"/>
    </style:style>
    <style:style style:name="P599" style:family="paragraph" style:parent-style-name="Standard" style:list-style-name="L55">
      <style:text-properties officeooo:rsid="05f59988" officeooo:paragraph-rsid="05f59988"/>
    </style:style>
    <style:style style:name="P600" style:family="paragraph" style:parent-style-name="Standard" style:list-style-name="L55">
      <style:text-properties officeooo:rsid="05f72102" officeooo:paragraph-rsid="05f72102"/>
    </style:style>
    <style:style style:name="P601" style:family="paragraph" style:parent-style-name="Standard" style:list-style-name="L55">
      <style:text-properties officeooo:rsid="05f90a47" officeooo:paragraph-rsid="05f90a47"/>
    </style:style>
    <style:style style:name="P602" style:family="paragraph" style:parent-style-name="Standard">
      <style:text-properties fo:font-weight="bold" officeooo:rsid="07620ace" officeooo:paragraph-rsid="07638ffd" style:font-weight-asian="bold" style:font-weight-complex="bold"/>
    </style:style>
    <style:style style:name="P603" style:family="paragraph" style:parent-style-name="Heading_20_1">
      <style:text-properties officeooo:paragraph-rsid="02ecb38b"/>
    </style:style>
    <style:style style:name="P604" style:family="paragraph" style:parent-style-name="Standard">
      <style:text-properties officeooo:paragraph-rsid="02ecb38b"/>
    </style:style>
    <style:style style:name="P605" style:family="paragraph" style:parent-style-name="Standard">
      <style:text-properties officeooo:rsid="01734b0f" officeooo:paragraph-rsid="02ecb38b"/>
    </style:style>
    <style:style style:name="P606" style:family="paragraph" style:parent-style-name="Standard">
      <style:text-properties officeooo:rsid="01678724" officeooo:paragraph-rsid="02ecb38b"/>
    </style:style>
    <style:style style:name="P607" style:family="paragraph" style:parent-style-name="Standard">
      <style:text-properties officeooo:rsid="015e6354" officeooo:paragraph-rsid="02ecb38b"/>
    </style:style>
    <style:style style:name="P608" style:family="paragraph" style:parent-style-name="Standard" style:list-style-name="L56">
      <style:text-properties officeooo:rsid="015e6354" officeooo:paragraph-rsid="02ecb38b"/>
    </style:style>
    <style:style style:name="P609" style:family="paragraph" style:parent-style-name="Standard" style:list-style-name="L57">
      <style:text-properties officeooo:paragraph-rsid="02ecb38b"/>
    </style:style>
    <style:style style:name="P610" style:family="paragraph" style:parent-style-name="Standard">
      <style:text-properties officeooo:rsid="07877c13" officeooo:paragraph-rsid="07877c13"/>
    </style:style>
    <style:style style:name="P611" style:family="paragraph" style:parent-style-name="Standard">
      <style:text-properties officeooo:rsid="0787a2bd" officeooo:paragraph-rsid="07a7b77f"/>
    </style:style>
    <style:style style:name="P612" style:family="paragraph" style:parent-style-name="Standard" style:list-style-name="L58">
      <style:text-properties officeooo:paragraph-rsid="07a9945e"/>
    </style:style>
    <style:style style:name="P613" style:family="paragraph" style:parent-style-name="Standard" style:list-style-name="L58">
      <style:text-properties officeooo:paragraph-rsid="07a7b77f"/>
    </style:style>
    <style:style style:name="P614" style:family="paragraph" style:parent-style-name="Standard">
      <style:text-properties officeooo:rsid="07aa2893" officeooo:paragraph-rsid="07aa2893"/>
    </style:style>
    <style:style style:name="P615" style:family="paragraph" style:parent-style-name="Standard" style:list-style-name="L59">
      <style:text-properties officeooo:rsid="07877c13" officeooo:paragraph-rsid="078d5fed"/>
    </style:style>
    <style:style style:name="P616" style:family="paragraph" style:parent-style-name="Standard" style:list-style-name="L59">
      <style:text-properties officeooo:rsid="078e6db6" officeooo:paragraph-rsid="078e6db6"/>
    </style:style>
    <style:style style:name="P617" style:family="paragraph" style:parent-style-name="Standard">
      <style:text-properties officeooo:paragraph-rsid="078d5fed"/>
    </style:style>
    <style:style style:name="P618" style:family="paragraph" style:parent-style-name="Standard">
      <style:text-properties officeooo:rsid="0793d1a9" officeooo:paragraph-rsid="079a5d59"/>
    </style:style>
    <style:style style:name="P619" style:family="paragraph" style:parent-style-name="Standard" style:list-style-name="L60">
      <style:text-properties officeooo:paragraph-rsid="07aa2893"/>
    </style:style>
    <style:style style:name="P620" style:family="paragraph" style:parent-style-name="Standard" style:list-style-name="L60">
      <style:text-properties officeooo:rsid="07aa2893" officeooo:paragraph-rsid="07aa2893"/>
    </style:style>
    <style:style style:name="P621" style:family="paragraph" style:parent-style-name="Standard">
      <style:text-properties officeooo:rsid="07a393e6" officeooo:paragraph-rsid="07a393e6"/>
    </style:style>
    <style:style style:name="P622" style:family="paragraph" style:parent-style-name="Standard" style:list-style-name="L61">
      <style:text-properties officeooo:rsid="07aa2893" officeooo:paragraph-rsid="07aa2893"/>
    </style:style>
    <style:style style:name="P623" style:family="paragraph" style:parent-style-name="Standard" style:list-style-name="L61">
      <style:text-properties officeooo:rsid="07a393e6" officeooo:paragraph-rsid="07aa2893"/>
    </style:style>
    <style:style style:name="P624" style:family="paragraph" style:parent-style-name="Standard" style:list-style-name="L61">
      <style:text-properties officeooo:rsid="07a393e6" officeooo:paragraph-rsid="07acfb48"/>
    </style:style>
    <style:style style:name="P625" style:family="paragraph" style:parent-style-name="Standard" style:list-style-name="L61">
      <style:text-properties officeooo:rsid="07a393e6" officeooo:paragraph-rsid="07a393e6"/>
    </style:style>
    <style:style style:name="T1" style:family="text">
      <style:text-properties officeooo:rsid="024b171b"/>
    </style:style>
    <style:style style:name="T2" style:family="text">
      <style:text-properties officeooo:rsid="03a1a88a"/>
    </style:style>
    <style:style style:name="T3" style:family="text">
      <style:text-properties officeooo:rsid="04ff2e8d"/>
    </style:style>
    <style:style style:name="T4" style:family="text">
      <style:text-properties officeooo:rsid="08028569"/>
    </style:style>
    <style:style style:name="T5" style:family="text">
      <style:text-properties officeooo:rsid="011831ad"/>
    </style:style>
    <style:style style:name="T6" style:family="text">
      <style:text-properties officeooo:rsid="082b20fc"/>
    </style:style>
    <style:style style:name="T7" style:family="text">
      <style:text-properties officeooo:rsid="03a2b200"/>
    </style:style>
    <style:style style:name="T8" style:family="text">
      <style:text-properties officeooo:rsid="02aa434d"/>
    </style:style>
    <style:style style:name="T9" style:family="text">
      <style:text-properties officeooo:rsid="05832162"/>
    </style:style>
    <style:style style:name="T10" style:family="text">
      <style:text-properties officeooo:rsid="0313832a"/>
    </style:style>
    <style:style style:name="T11" style:family="text">
      <style:text-properties officeooo:rsid="027f08f4"/>
    </style:style>
    <style:style style:name="T12" style:family="text">
      <style:text-properties officeooo:rsid="0259666e"/>
    </style:style>
    <style:style style:name="T13" style:family="text">
      <style:text-properties officeooo:rsid="05006f9b"/>
    </style:style>
    <style:style style:name="T14" style:family="text">
      <style:text-properties officeooo:rsid="063f819a"/>
    </style:style>
    <style:style style:name="T15" style:family="text">
      <style:text-properties officeooo:rsid="035aefa4"/>
    </style:style>
    <style:style style:name="T16" style:family="text">
      <style:text-properties officeooo:rsid="0224feb8"/>
    </style:style>
    <style:style style:name="T17" style:family="text">
      <style:text-properties style:font-name="Liberation Serif" officeooo:rsid="0224feb8"/>
    </style:style>
    <style:style style:name="T18" style:family="text">
      <style:text-properties style:font-name="Liberation Serif" officeooo:rsid="0257f852"/>
    </style:style>
    <style:style style:name="T19" style:family="text">
      <style:text-properties style:font-name="Liberation Serif" officeooo:rsid="024afb1a"/>
    </style:style>
    <style:style style:name="T20" style:family="text">
      <style:text-properties style:font-name="Liberation Serif" officeooo:rsid="0461e086"/>
    </style:style>
    <style:style style:name="T21" style:family="text">
      <style:text-properties style:font-name="Liberation Serif"/>
    </style:style>
    <style:style style:name="T22" style:family="text">
      <style:text-properties style:font-name="Liberation Serif" officeooo:rsid="07022776"/>
    </style:style>
    <style:style style:name="T23" style:family="text">
      <style:text-properties style:font-name="Liberation Serif" officeooo:rsid="0708ad29"/>
    </style:style>
    <style:style style:name="T24" style:family="text">
      <style:text-properties style:font-name="Liberation Serif" officeooo:rsid="07045aeb"/>
    </style:style>
    <style:style style:name="T25" style:family="text">
      <style:text-properties style:font-name="Liberation Serif" officeooo:rsid="07078971"/>
    </style:style>
    <style:style style:name="T26" style:family="text">
      <style:text-properties style:font-name="Liberation Serif" officeooo:rsid="0705f8be"/>
    </style:style>
    <style:style style:name="T27" style:family="text">
      <style:text-properties style:font-name="Liberation Serif" officeooo:rsid="04a4faab"/>
    </style:style>
    <style:style style:name="T28" style:family="text">
      <style:text-properties style:font-name="Liberation Serif" officeooo:rsid="0313832a"/>
    </style:style>
    <style:style style:name="T29" style:family="text">
      <style:text-properties style:font-name="Liberation Serif" officeooo:rsid="03684224"/>
    </style:style>
    <style:style style:name="T30" style:family="text">
      <style:text-properties style:font-name="Liberation Serif" officeooo:rsid="0463d864"/>
    </style:style>
    <style:style style:name="T31" style:family="text">
      <style:text-properties style:font-name="Liberation Serif" officeooo:rsid="03b3141e"/>
    </style:style>
    <style:style style:name="T32" style:family="text">
      <style:text-properties style:font-name="Liberation Serif" officeooo:rsid="0464d6b4"/>
    </style:style>
    <style:style style:name="T33" style:family="text">
      <style:text-properties style:font-name="Liberation Serif" officeooo:rsid="03f25fa1"/>
    </style:style>
    <style:style style:name="T34" style:family="text">
      <style:text-properties style:font-name="Liberation Serif" officeooo:rsid="03f3e656"/>
    </style:style>
    <style:style style:name="T35" style:family="text">
      <style:text-properties style:font-name="Liberation Serif" officeooo:rsid="03ef532c"/>
    </style:style>
    <style:style style:name="T36" style:family="text">
      <style:text-properties style:font-name="Liberation Serif" officeooo:rsid="03f5fd81"/>
    </style:style>
    <style:style style:name="T37" style:family="text">
      <style:text-properties style:font-name="Liberation Serif" officeooo:rsid="049e8b02"/>
    </style:style>
    <style:style style:name="T38" style:family="text">
      <style:text-properties style:font-name="Liberation Serif" officeooo:rsid="070a19e2"/>
    </style:style>
    <style:style style:name="T39" style:family="text">
      <style:text-properties style:font-name="Liberation Serif" officeooo:rsid="06c69380"/>
    </style:style>
    <style:style style:name="T40" style:family="text">
      <style:text-properties style:font-name="Liberation Serif" officeooo:rsid="03f6746e"/>
    </style:style>
    <style:style style:name="T41" style:family="text">
      <style:text-properties style:font-name="Liberation Serif" officeooo:rsid="070d1998"/>
    </style:style>
    <style:style style:name="T42" style:family="text">
      <style:text-properties style:font-name="Liberation Serif" officeooo:rsid="0417f391"/>
    </style:style>
    <style:style style:name="T43" style:family="text">
      <style:text-properties style:font-name="Liberation Serif" officeooo:rsid="07682ae3"/>
    </style:style>
    <style:style style:name="T44" style:family="text">
      <style:text-properties style:font-name="Liberation Serif" officeooo:rsid="07666dc3"/>
    </style:style>
    <style:style style:name="T45" style:family="text">
      <style:text-properties officeooo:rsid="070b501a"/>
    </style:style>
    <style:style style:name="T46" style:family="text">
      <style:text-properties style:font-name="Liberation Serif" officeooo:rsid="03b35261"/>
    </style:style>
    <style:style style:name="T47" style:family="text">
      <style:text-properties style:font-name="Liberation Serif" officeooo:rsid="03b50871"/>
    </style:style>
    <style:style style:name="T48" style:family="text">
      <style:text-properties style:font-name="Liberation Serif" officeooo:rsid="0494179a"/>
    </style:style>
    <style:style style:name="T49" style:family="text">
      <style:text-properties officeooo:rsid="067c3b5b"/>
    </style:style>
    <style:style style:name="T50" style:family="text">
      <style:text-properties style:font-name="Liberation Serif" officeooo:rsid="0460c7e3"/>
    </style:style>
    <style:style style:name="T51" style:family="text">
      <style:text-properties officeooo:rsid="03003648"/>
    </style:style>
    <style:style style:name="T52" style:family="text">
      <style:text-properties officeooo:rsid="0337ed4c"/>
    </style:style>
    <style:style style:name="T53" style:family="text">
      <style:text-properties officeooo:rsid="03baf7bb"/>
    </style:style>
    <style:style style:name="T54" style:family="text">
      <style:text-properties officeooo:rsid="0494b77e"/>
    </style:style>
    <style:style style:name="T55" style:family="text">
      <style:text-properties officeooo:rsid="03fe4be0"/>
    </style:style>
    <style:style style:name="T56" style:family="text">
      <style:text-properties officeooo:rsid="0339e768"/>
    </style:style>
    <style:style style:name="T57" style:family="text">
      <style:text-properties officeooo:rsid="050e70bb"/>
    </style:style>
    <style:style style:name="T58" style:family="text">
      <style:text-properties officeooo:rsid="039b0555"/>
    </style:style>
    <style:style style:name="T59" style:family="text">
      <style:text-properties officeooo:rsid="03f91067"/>
    </style:style>
    <style:style style:name="T60" style:family="text">
      <style:text-properties officeooo:rsid="03169b28"/>
    </style:style>
    <style:style style:name="T61" style:family="text">
      <style:text-properties officeooo:rsid="04a01620"/>
    </style:style>
    <style:style style:name="T62" style:family="text">
      <style:text-properties officeooo:rsid="03bd7d51"/>
    </style:style>
    <style:style style:name="T63" style:family="text">
      <style:text-properties officeooo:rsid="031f499a"/>
    </style:style>
    <style:style style:name="T64" style:family="text">
      <style:text-properties officeooo:rsid="05b41ee9"/>
    </style:style>
    <style:style style:name="T65" style:family="text">
      <style:text-properties officeooo:rsid="04a4faab"/>
    </style:style>
    <style:style style:name="T66" style:family="text">
      <style:text-properties officeooo:rsid="04b0e2de"/>
    </style:style>
    <style:style style:name="T67" style:family="text">
      <style:text-properties officeooo:rsid="0639d46f"/>
    </style:style>
    <style:style style:name="T68" style:family="text">
      <style:text-properties officeooo:rsid="05b55fab"/>
    </style:style>
    <style:style style:name="T69" style:family="text">
      <style:text-properties officeooo:rsid="063ae1f1"/>
    </style:style>
    <style:style style:name="T70" style:family="text">
      <style:text-properties officeooo:rsid="02a8e4e0"/>
    </style:style>
    <style:style style:name="T71" style:family="text">
      <style:text-properties officeooo:rsid="0419e97e"/>
    </style:style>
    <style:style style:name="T72" style:family="text">
      <style:text-properties officeooo:rsid="027f945e"/>
    </style:style>
    <style:style style:name="T73" style:family="text">
      <style:text-properties officeooo:rsid="0449917a"/>
    </style:style>
    <style:style style:name="T74" style:family="text">
      <style:text-properties officeooo:rsid="03a874c8"/>
    </style:style>
    <style:style style:name="T75" style:family="text">
      <style:text-properties officeooo:rsid="03190e4e"/>
    </style:style>
    <style:style style:name="T76" style:family="text">
      <style:text-properties officeooo:rsid="03be4188"/>
    </style:style>
    <style:style style:name="T77" style:family="text">
      <style:text-properties officeooo:rsid="03c0243c"/>
    </style:style>
    <style:style style:name="T78" style:family="text">
      <style:text-properties officeooo:rsid="03c3b9c8"/>
    </style:style>
    <style:style style:name="T79" style:family="text">
      <style:text-properties officeooo:rsid="05b3b899"/>
    </style:style>
    <style:style style:name="T80" style:family="text">
      <style:text-properties officeooo:rsid="076668d6"/>
    </style:style>
    <style:style style:name="T81" style:family="text">
      <style:text-properties officeooo:rsid="03c5276d"/>
    </style:style>
    <style:style style:name="T82" style:family="text">
      <style:text-properties officeooo:rsid="04967476"/>
    </style:style>
    <style:style style:name="T83" style:family="text">
      <style:text-properties officeooo:rsid="0510cf18"/>
    </style:style>
    <style:style style:name="T84" style:family="text">
      <style:text-properties officeooo:rsid="07666dc3"/>
    </style:style>
    <style:style style:name="T85" style:family="text">
      <style:text-properties officeooo:rsid="05b629f6"/>
    </style:style>
    <style:style style:name="T86" style:family="text">
      <style:text-properties officeooo:rsid="05b6f6c6"/>
    </style:style>
    <style:style style:name="T87" style:family="text">
      <style:text-properties officeooo:rsid="044ac330"/>
    </style:style>
    <style:style style:name="T88" style:family="text">
      <style:text-properties officeooo:rsid="044bae79"/>
    </style:style>
    <style:style style:name="T89" style:family="text">
      <style:text-properties officeooo:rsid="04a73d3a"/>
    </style:style>
    <style:style style:name="T90" style:family="text">
      <style:text-properties officeooo:rsid="063c0d60"/>
    </style:style>
    <style:style style:name="T91" style:family="text">
      <style:text-properties officeooo:rsid="05b74b5a"/>
    </style:style>
    <style:style style:name="T92" style:family="text">
      <style:text-properties officeooo:rsid="04978fb2"/>
    </style:style>
    <style:style style:name="T93" style:family="text">
      <style:text-properties officeooo:rsid="04a191f5"/>
    </style:style>
    <style:style style:name="T94" style:family="text">
      <style:text-properties officeooo:rsid="06cd0c14"/>
    </style:style>
    <style:style style:name="T95" style:family="text">
      <style:text-properties officeooo:rsid="03c1cd99"/>
    </style:style>
    <style:style style:name="T96" style:family="text">
      <style:text-properties officeooo:rsid="05b7efd9"/>
    </style:style>
    <style:style style:name="T97" style:family="text">
      <style:text-properties officeooo:rsid="0338880f"/>
    </style:style>
    <style:style style:name="T98" style:family="text">
      <style:text-properties officeooo:rsid="070e1618"/>
    </style:style>
    <style:style style:name="T99" style:family="text">
      <style:text-properties officeooo:rsid="06717a88"/>
    </style:style>
    <style:style style:name="T100" style:family="text">
      <style:text-properties officeooo:rsid="048fdd57"/>
    </style:style>
    <style:style style:name="T101" style:family="text">
      <style:text-properties officeooo:rsid="01cf5258"/>
    </style:style>
    <style:style style:name="T102" style:family="text">
      <style:text-properties officeooo:rsid="02461100"/>
    </style:style>
    <style:style style:name="T103" style:family="text">
      <style:text-properties officeooo:rsid="0137dac4"/>
    </style:style>
    <style:style style:name="T104" style:family="text">
      <style:text-properties style:text-underline-style="none"/>
    </style:style>
    <style:style style:name="T105" style:family="text">
      <style:text-properties officeooo:rsid="0587b2ed"/>
    </style:style>
    <style:style style:name="T106" style:family="text">
      <style:text-properties officeooo:rsid="067e84a3"/>
    </style:style>
    <style:style style:name="T107" style:family="text">
      <style:text-properties officeooo:rsid="02102a59"/>
    </style:style>
    <style:style style:name="T108" style:family="text">
      <style:text-properties officeooo:rsid="0160586e"/>
    </style:style>
    <style:style style:name="T109" style:family="text">
      <style:text-properties officeooo:rsid="0136788f"/>
    </style:style>
    <style:style style:name="T110" style:family="text">
      <style:text-properties officeooo:rsid="06ce1bcc"/>
    </style:style>
    <style:style style:name="T111" style:family="text">
      <style:text-properties officeooo:rsid="05d7929d"/>
    </style:style>
    <style:style style:name="T112" style:family="text">
      <style:text-properties officeooo:rsid="04a4632f"/>
    </style:style>
    <style:style style:name="T113" style:family="text">
      <style:text-properties officeooo:rsid="0826b810"/>
    </style:style>
    <style:style style:name="T114" style:family="text">
      <style:text-properties officeooo:rsid="0824e17c"/>
    </style:style>
    <style:style style:name="T115" style:family="text">
      <style:text-properties officeooo:rsid="0827f24b"/>
    </style:style>
    <style:style style:name="T116" style:family="text">
      <style:text-properties officeooo:rsid="03696043"/>
    </style:style>
    <style:style style:name="T117" style:family="text">
      <style:text-properties officeooo:rsid="03a59ae1"/>
    </style:style>
    <style:style style:name="T118" style:family="text">
      <style:text-properties officeooo:rsid="035b1e01"/>
    </style:style>
    <style:style style:name="T119" style:family="text">
      <style:text-properties officeooo:rsid="035c833c"/>
    </style:style>
    <style:style style:name="T120" style:family="text">
      <style:text-properties officeooo:rsid="03f9736a"/>
    </style:style>
    <style:style style:name="T121" style:family="text">
      <style:text-properties fo:font-style="italic" officeooo:rsid="0587b2ed" style:font-style-asian="italic" style:font-style-complex="italic"/>
    </style:style>
    <style:style style:name="T122" style:family="text">
      <style:text-properties officeooo:rsid="05886ed2"/>
    </style:style>
    <style:style style:name="T123" style:family="text">
      <style:text-properties officeooo:rsid="02275d7c"/>
    </style:style>
    <style:style style:name="T124" style:family="text">
      <style:text-properties officeooo:rsid="036b15b2"/>
    </style:style>
    <style:style style:name="T125" style:family="text">
      <style:text-properties officeooo:rsid="011a9859"/>
    </style:style>
    <style:style style:name="T126" style:family="text">
      <style:text-properties officeooo:rsid="02ab8c54"/>
    </style:style>
    <style:style style:name="T127" style:family="text">
      <style:text-properties officeooo:rsid="011ae1ff"/>
    </style:style>
    <style:style style:name="T128" style:family="text">
      <style:text-properties officeooo:rsid="02abe141"/>
    </style:style>
    <style:style style:name="T129" style:family="text">
      <style:text-properties officeooo:rsid="011deadb"/>
    </style:style>
    <style:style style:name="T130" style:family="text">
      <style:text-properties officeooo:rsid="0512ff14"/>
    </style:style>
    <style:style style:name="T131" style:family="text">
      <style:text-properties officeooo:rsid="025cf502"/>
    </style:style>
    <style:style style:name="T132" style:family="text">
      <style:text-properties officeooo:rsid="0254578e"/>
    </style:style>
    <style:style style:name="T133" style:family="text">
      <style:text-properties officeooo:rsid="02a90574"/>
    </style:style>
    <style:style style:name="T134" style:family="text">
      <style:text-properties officeooo:rsid="06597666"/>
    </style:style>
    <style:style style:name="T135" style:family="text">
      <style:text-properties officeooo:rsid="0783ee37"/>
    </style:style>
    <style:style style:name="T136" style:family="text">
      <style:text-properties officeooo:rsid="065dc4ad"/>
    </style:style>
    <style:style style:name="T137" style:family="text">
      <style:text-properties officeooo:rsid="041b050b"/>
    </style:style>
    <style:style style:name="T138" style:family="text">
      <style:text-properties officeooo:rsid="03a9fd3e"/>
    </style:style>
    <style:style style:name="T139" style:family="text">
      <style:text-properties officeooo:rsid="04d17e54"/>
    </style:style>
    <style:style style:name="T140" style:family="text">
      <style:text-properties officeooo:rsid="048d8ff4"/>
    </style:style>
    <style:style style:name="T141" style:family="text">
      <style:text-properties officeooo:rsid="05142945"/>
    </style:style>
    <style:style style:name="T142" style:family="text">
      <style:text-properties officeooo:rsid="04fb3348"/>
    </style:style>
    <style:style style:name="T143" style:family="text">
      <style:text-properties officeooo:rsid="005a4ca0"/>
    </style:style>
    <style:style style:name="T144" style:family="text">
      <style:text-properties officeooo:rsid="003cc528"/>
    </style:style>
    <style:style style:name="T145" style:family="text">
      <style:text-properties officeooo:rsid="00582e72"/>
    </style:style>
    <style:style style:name="T146" style:family="text">
      <style:text-properties officeooo:rsid="03fb627b"/>
    </style:style>
    <style:style style:name="T147" style:family="text">
      <style:text-properties officeooo:rsid="00a0f62d"/>
    </style:style>
    <style:style style:name="T148" style:family="text">
      <style:text-properties officeooo:rsid="01d160ba"/>
    </style:style>
    <style:style style:name="T149" style:family="text">
      <style:text-properties officeooo:rsid="03aacf61"/>
    </style:style>
    <style:style style:name="T150" style:family="text">
      <style:text-properties style:font-name="Liberation Serif" officeooo:rsid="0081a1b0"/>
    </style:style>
    <style:style style:name="T151" style:family="text">
      <style:text-properties style:font-name="Liberation Serif" officeooo:rsid="00893ca3"/>
    </style:style>
    <style:style style:name="T152" style:family="text">
      <style:text-properties style:font-name="Liberation Serif" officeooo:rsid="0025048e"/>
    </style:style>
    <style:style style:name="T153" style:family="text">
      <style:text-properties style:font-name="Liberation Serif" officeooo:rsid="0056d4b6"/>
    </style:style>
    <style:style style:name="T154" style:family="text">
      <style:text-properties style:font-name="Liberation Serif" officeooo:rsid="003cc528"/>
    </style:style>
    <style:style style:name="T155" style:family="text">
      <style:text-properties style:font-name="Liberation Serif" officeooo:rsid="041c1850"/>
    </style:style>
    <style:style style:name="T156" style:family="text">
      <style:text-properties style:font-name="Liberation Serif" officeooo:rsid="04064255"/>
    </style:style>
    <style:style style:name="T157" style:family="text">
      <style:text-properties style:font-name="Liberation Serif" officeooo:rsid="03fd47de"/>
    </style:style>
    <style:style style:name="T158" style:family="text">
      <style:text-properties style:font-name="Liberation Serif" officeooo:rsid="018e1fd2"/>
    </style:style>
    <style:style style:name="T159" style:family="text">
      <style:text-properties style:font-name="Liberation Serif" officeooo:rsid="018e9ab4"/>
    </style:style>
    <style:style style:name="T160" style:family="text">
      <style:text-properties officeooo:rsid="06b782b1"/>
    </style:style>
    <style:style style:name="T161" style:family="text">
      <style:text-properties officeooo:rsid="058a9563"/>
    </style:style>
    <style:style style:name="T162" style:family="text">
      <style:text-properties style:font-name="Liberation Serif" officeooo:rsid="0408273d"/>
    </style:style>
    <style:style style:name="T163" style:family="text">
      <style:text-properties officeooo:rsid="03ac010f"/>
    </style:style>
    <style:style style:name="T164" style:family="text">
      <style:text-properties officeooo:rsid="041d285f"/>
    </style:style>
    <style:style style:name="T165" style:family="text">
      <style:text-properties officeooo:rsid="05155d35"/>
    </style:style>
    <style:style style:name="T166" style:family="text">
      <style:text-properties officeooo:rsid="0781287f"/>
    </style:style>
    <style:style style:name="T167" style:family="text">
      <style:text-properties officeooo:rsid="04d3571d"/>
    </style:style>
    <style:style style:name="T168" style:family="text">
      <style:text-properties officeooo:rsid="011bcec3"/>
    </style:style>
    <style:style style:name="T169" style:family="text">
      <style:text-properties officeooo:rsid="036dfeec"/>
    </style:style>
    <style:style style:name="T170" style:family="text">
      <style:text-properties officeooo:rsid="03b50871"/>
    </style:style>
    <style:style style:name="T171" style:family="text">
      <style:text-properties officeooo:rsid="0684b82f"/>
    </style:style>
    <style:style style:name="T172" style:family="text">
      <style:text-properties officeooo:rsid="0192d9d4"/>
    </style:style>
    <style:style style:name="T173" style:family="text">
      <style:text-properties officeooo:rsid="01359e72"/>
    </style:style>
    <style:style style:name="T174" style:family="text">
      <style:text-properties officeooo:rsid="013152b4"/>
    </style:style>
    <style:style style:name="T175" style:family="text">
      <style:text-properties officeooo:rsid="01212fc1"/>
    </style:style>
    <style:style style:name="T176" style:family="text">
      <style:text-properties officeooo:rsid="047e4682"/>
    </style:style>
    <style:style style:name="T177" style:family="text">
      <style:text-properties officeooo:rsid="012451ce"/>
    </style:style>
    <style:style style:name="T178" style:family="text">
      <style:text-properties officeooo:rsid="012310f7"/>
    </style:style>
    <style:style style:name="T179" style:family="text">
      <style:text-properties officeooo:rsid="06419b2d"/>
    </style:style>
    <style:style style:name="T180" style:family="text">
      <style:text-properties officeooo:rsid="03c98e04"/>
    </style:style>
    <style:style style:name="T181" style:family="text">
      <style:text-properties officeooo:rsid="0641c785"/>
    </style:style>
    <style:style style:name="T182" style:family="text">
      <style:text-properties officeooo:rsid="041e9e2a"/>
    </style:style>
    <style:style style:name="T183" style:family="text">
      <style:text-properties officeooo:rsid="04872a66"/>
    </style:style>
    <style:style style:name="T184" style:family="text">
      <style:text-properties officeooo:rsid="02836948"/>
    </style:style>
    <style:style style:name="T185" style:family="text">
      <style:text-properties officeooo:rsid="0285e178"/>
    </style:style>
    <style:style style:name="T186" style:family="text">
      <style:text-properties officeooo:rsid="06433f2f"/>
    </style:style>
    <style:style style:name="T187" style:family="text">
      <style:text-properties officeooo:rsid="058b844a"/>
    </style:style>
    <style:style style:name="T188" style:family="text">
      <style:text-properties officeooo:rsid="06d29b41"/>
    </style:style>
    <style:style style:name="T189" style:family="text">
      <style:text-properties officeooo:rsid="01f270aa"/>
    </style:style>
    <style:style style:name="T190" style:family="text">
      <style:text-properties officeooo:rsid="01f25ced"/>
    </style:style>
    <style:style style:name="T191" style:family="text">
      <style:text-properties officeooo:rsid="0284da29"/>
    </style:style>
    <style:style style:name="T192" style:family="text">
      <style:text-properties officeooo:rsid="01f26ef4"/>
    </style:style>
    <style:style style:name="T193" style:family="text">
      <style:text-properties officeooo:rsid="01d3e8e1"/>
    </style:style>
    <style:style style:name="T194" style:family="text">
      <style:text-properties officeooo:rsid="05167376"/>
    </style:style>
    <style:style style:name="T195" style:family="text">
      <style:text-properties officeooo:rsid="04219b00"/>
    </style:style>
    <style:style style:name="T196" style:family="text">
      <style:text-properties officeooo:rsid="04d52c84"/>
    </style:style>
    <style:style style:name="T197" style:family="text">
      <style:text-properties officeooo:rsid="02886d2a"/>
    </style:style>
    <style:style style:name="T198" style:family="text">
      <style:text-properties officeooo:rsid="0205e458"/>
    </style:style>
    <style:style style:name="T199" style:family="text">
      <style:text-properties officeooo:rsid="06856f42"/>
    </style:style>
    <style:style style:name="T200" style:family="text">
      <style:text-properties style:font-name="Liberation Serif" fo:font-size="12pt" officeooo:rsid="0036aa9a" style:font-size-asian="12pt" style:font-size-complex="12pt"/>
    </style:style>
    <style:style style:name="T201" style:family="text">
      <style:text-properties style:font-name="Liberation Serif" fo:font-size="12pt" style:font-size-asian="12pt" style:font-size-complex="12pt"/>
    </style:style>
    <style:style style:name="T202" style:family="text">
      <style:text-properties officeooo:rsid="042f1f9e"/>
    </style:style>
    <style:style style:name="T203" style:family="text">
      <style:text-properties officeooo:rsid="051b44a0"/>
    </style:style>
    <style:style style:name="T204" style:family="text">
      <style:text-properties style:font-name="Liberation Serif" fo:font-size="12pt" officeooo:rsid="013a1d55" style:font-size-asian="12pt" style:font-size-complex="12pt"/>
    </style:style>
    <style:style style:name="T205" style:family="text">
      <style:text-properties style:font-name="Liberation Serif" fo:font-size="12pt" officeooo:rsid="051b93c6" style:font-size-asian="12pt" style:font-size-complex="12pt"/>
    </style:style>
    <style:style style:name="T206" style:family="text">
      <style:text-properties style:font-name="Liberation Serif" fo:font-size="12pt" officeooo:rsid="02886d2a" style:font-size-asian="12pt" style:font-size-complex="12pt"/>
    </style:style>
    <style:style style:name="T207" style:family="text">
      <style:text-properties style:font-name="Liberation Serif" fo:font-size="12pt" officeooo:rsid="03c9e401" style:font-size-asian="12pt" style:font-size-complex="12pt"/>
    </style:style>
    <style:style style:name="T208" style:family="text">
      <style:text-properties style:font-name="Liberation Serif" fo:font-size="12pt" officeooo:rsid="058a9563" style:font-size-asian="12pt" style:font-size-complex="12pt"/>
    </style:style>
    <style:style style:name="T209" style:family="text">
      <style:text-properties style:font-name="Liberation Serif" fo:font-size="12pt" officeooo:rsid="06b782b1" style:font-size-asian="12pt" style:font-size-complex="12pt"/>
    </style:style>
    <style:style style:name="T210" style:family="text">
      <style:text-properties style:font-name="Liberation Serif" fo:font-size="12pt" officeooo:rsid="06dfc8aa" style:font-size-asian="12pt" style:font-size-complex="12pt"/>
    </style:style>
    <style:style style:name="T211" style:family="text">
      <style:text-properties style:font-name="Liberation Serif" fo:font-size="12pt" officeooo:rsid="013b23bd" style:font-size-asian="12pt" style:font-size-complex="12pt"/>
    </style:style>
    <style:style style:name="T212" style:family="text">
      <style:text-properties officeooo:rsid="0146b5ba"/>
    </style:style>
    <style:style style:name="T213" style:family="text">
      <style:text-properties officeooo:rsid="00a695ae"/>
    </style:style>
    <style:style style:name="T214" style:family="text">
      <style:text-properties officeooo:rsid="02898fcc"/>
    </style:style>
    <style:style style:name="T215" style:family="text">
      <style:text-properties officeooo:rsid="058cc77a"/>
    </style:style>
    <style:style style:name="T216" style:family="text">
      <style:text-properties officeooo:rsid="06dfc8aa"/>
    </style:style>
    <style:style style:name="T217" style:family="text">
      <style:text-properties officeooo:rsid="051b93c6"/>
    </style:style>
    <style:style style:name="T218" style:family="text">
      <style:text-properties officeooo:rsid="00a69c93"/>
    </style:style>
    <style:style style:name="T219" style:family="text">
      <style:text-properties officeooo:rsid="005fb1b9"/>
    </style:style>
    <style:style style:name="T220" style:family="text">
      <style:text-properties officeooo:rsid="0199b4bf"/>
    </style:style>
    <style:style style:name="T221" style:family="text">
      <style:text-properties officeooo:rsid="02075607"/>
    </style:style>
    <style:style style:name="T222" style:family="text">
      <style:text-properties officeooo:rsid="01b889e8"/>
    </style:style>
    <style:style style:name="T223" style:family="text">
      <style:text-properties officeooo:rsid="02c829a6"/>
    </style:style>
    <style:style style:name="T224" style:family="text">
      <style:text-properties officeooo:rsid="01dc0d11"/>
    </style:style>
    <style:style style:name="T225" style:family="text">
      <style:text-properties officeooo:rsid="0469e3f3"/>
    </style:style>
    <style:style style:name="T226" style:family="text">
      <style:text-properties officeooo:rsid="01d96dd2"/>
    </style:style>
    <style:style style:name="T227" style:family="text">
      <style:text-properties officeooo:rsid="06866540"/>
    </style:style>
    <style:style style:name="T228" style:family="text">
      <style:text-properties style:font-name="Liberation Serif" fo:font-size="12pt" officeooo:rsid="0469e3f3" style:font-size-asian="12pt" style:font-size-complex="12pt"/>
    </style:style>
    <style:style style:name="T229" style:family="text">
      <style:text-properties style:font-name="Liberation Serif" fo:font-size="12pt" officeooo:rsid="06a2b7e1" style:font-size-asian="12pt" style:font-size-complex="12pt"/>
    </style:style>
    <style:style style:name="T230" style:family="text">
      <style:text-properties style:font-name="Liberation Serif" fo:font-size="12pt" officeooo:rsid="07315bb0" style:font-size-asian="12pt" style:font-size-complex="12pt"/>
    </style:style>
    <style:style style:name="T231" style:family="text">
      <style:text-properties officeooo:rsid="046d5175"/>
    </style:style>
    <style:style style:name="T232" style:family="text">
      <style:text-properties officeooo:rsid="0212d2f4"/>
    </style:style>
    <style:style style:name="T233" style:family="text">
      <style:text-properties officeooo:rsid="020667f6"/>
    </style:style>
    <style:style style:name="T234" style:family="text">
      <style:text-properties officeooo:rsid="0230e7c8"/>
    </style:style>
    <style:style style:name="T235" style:family="text">
      <style:text-properties officeooo:rsid="04b6bf74"/>
    </style:style>
    <style:style style:name="T236" style:family="text">
      <style:text-properties officeooo:rsid="014b062f"/>
    </style:style>
    <style:style style:name="T237" style:family="text">
      <style:text-properties officeooo:rsid="014bee4d"/>
    </style:style>
    <style:style style:name="T238" style:family="text">
      <style:text-properties officeooo:rsid="051d1360"/>
    </style:style>
    <style:style style:name="T239" style:family="text">
      <style:text-properties officeooo:rsid="019adb39"/>
    </style:style>
    <style:style style:name="T240" style:family="text">
      <style:text-properties officeooo:rsid="014dcde0"/>
    </style:style>
    <style:style style:name="T241" style:family="text">
      <style:text-properties officeooo:rsid="06916d54"/>
    </style:style>
    <style:style style:name="T242" style:family="text">
      <style:text-properties style:font-name="Courier New" fo:font-size="10pt" style:font-size-asian="10pt" style:font-size-complex="10pt"/>
    </style:style>
    <style:style style:name="T243" style:family="text">
      <style:text-properties style:font-name="Liberation Serif" fo:font-size="12pt" officeooo:rsid="013f0fd4" style:font-size-asian="12pt" style:font-size-complex="12pt"/>
    </style:style>
    <style:style style:name="T244" style:family="text">
      <style:text-properties style:font-name="Liberation Serif" fo:font-size="12pt" officeooo:rsid="0686c0be" style:font-size-asian="12pt" style:font-size-complex="12pt"/>
    </style:style>
    <style:style style:name="T245" style:family="text">
      <style:text-properties style:font-name="Courier New" fo:font-size="10pt" officeooo:rsid="04d6985f" style:font-size-asian="10pt" style:font-size-complex="10pt"/>
    </style:style>
    <style:style style:name="T246" style:family="text">
      <style:text-properties style:font-name="Liberation Serif" fo:font-size="12pt" officeooo:rsid="01a20e55" style:font-size-asian="12pt" style:font-size-complex="12pt"/>
    </style:style>
    <style:style style:name="T247" style:family="text">
      <style:text-properties style:font-name="Liberation Serif" fo:font-size="12pt" officeooo:rsid="01a24eac" style:font-size-asian="12pt" style:font-size-complex="12pt"/>
    </style:style>
    <style:style style:name="T248" style:family="text">
      <style:text-properties style:font-name="Liberation Serif" fo:font-size="12pt" officeooo:rsid="046d7f5d" style:font-size-asian="12pt" style:font-size-complex="12pt"/>
    </style:style>
    <style:style style:name="T249" style:family="text">
      <style:text-properties style:font-name="Liberation Serif" fo:font-size="12pt" officeooo:rsid="04785c8e" style:font-size-asian="12pt" style:font-size-complex="12pt"/>
    </style:style>
    <style:style style:name="T250" style:family="text">
      <style:text-properties style:font-name="Liberation Serif" fo:font-size="12pt" officeooo:rsid="057a672c" style:font-size-asian="12pt" style:font-size-complex="12pt"/>
    </style:style>
    <style:style style:name="T251" style:family="text">
      <style:text-properties style:font-name="Liberation Serif" fo:font-size="12pt" officeooo:rsid="046bbaab" style:font-size-asian="12pt" style:font-size-complex="12pt"/>
    </style:style>
    <style:style style:name="T252" style:family="text">
      <style:text-properties officeooo:rsid="0686c0be"/>
    </style:style>
    <style:style style:name="T253" style:family="text">
      <style:text-properties officeooo:rsid="01f4e808"/>
    </style:style>
    <style:style style:name="T254" style:family="text">
      <style:text-properties officeooo:rsid="021fd76b"/>
    </style:style>
    <style:style style:name="T255" style:family="text">
      <style:text-properties officeooo:rsid="01fbe1b8"/>
    </style:style>
    <style:style style:name="T256" style:family="text">
      <style:text-properties officeooo:rsid="0451411f"/>
    </style:style>
    <style:style style:name="T257" style:family="text">
      <style:text-properties officeooo:rsid="02b866a0"/>
    </style:style>
    <style:style style:name="T258" style:family="text">
      <style:text-properties officeooo:rsid="02313273"/>
    </style:style>
    <style:style style:name="T259" style:family="text">
      <style:text-properties officeooo:rsid="01f9f5db"/>
    </style:style>
    <style:style style:name="T260" style:family="text">
      <style:text-properties officeooo:rsid="02c82d34"/>
    </style:style>
    <style:style style:name="T261" style:family="text">
      <style:text-properties officeooo:rsid="0686f4ac"/>
    </style:style>
    <style:style style:name="T262" style:family="text">
      <style:text-properties officeooo:rsid="04b7a62d"/>
    </style:style>
    <style:style style:name="T263" style:family="text">
      <style:text-properties officeooo:rsid="05203de6"/>
    </style:style>
    <style:style style:name="T264" style:family="text">
      <style:text-properties officeooo:rsid="0520c1a5"/>
    </style:style>
    <style:style style:name="T265" style:family="text">
      <style:text-properties officeooo:rsid="07022776"/>
    </style:style>
    <style:style style:name="T266" style:family="text">
      <style:text-properties officeooo:rsid="01f9a121"/>
    </style:style>
    <style:style style:name="T267" style:family="text">
      <style:text-properties officeooo:rsid="042f573d"/>
    </style:style>
    <style:style style:name="T268" style:family="text">
      <style:text-properties officeooo:rsid="01f666e1"/>
    </style:style>
    <style:style style:name="T269" style:family="text">
      <style:text-properties officeooo:rsid="01f3ac69"/>
    </style:style>
    <style:style style:name="T270" style:family="text">
      <style:text-properties officeooo:rsid="028d4162"/>
    </style:style>
    <style:style style:name="T271" style:family="text">
      <style:text-properties officeooo:rsid="026e29a7"/>
    </style:style>
    <style:style style:name="T272" style:family="text">
      <style:text-properties officeooo:rsid="06acad48"/>
    </style:style>
    <style:style style:name="T273" style:family="text">
      <style:text-properties officeooo:rsid="026b38dc"/>
    </style:style>
    <style:style style:name="T274" style:family="text">
      <style:text-properties officeooo:rsid="0232cc80"/>
    </style:style>
    <style:style style:name="T275" style:family="text">
      <style:text-properties officeooo:rsid="06ae5b9e"/>
    </style:style>
    <style:style style:name="T276" style:family="text">
      <style:text-properties officeooo:rsid="06d3b1fc"/>
    </style:style>
    <style:style style:name="T277" style:family="text">
      <style:text-properties officeooo:rsid="01fc9232"/>
    </style:style>
    <style:style style:name="T278" style:family="text">
      <style:text-properties officeooo:rsid="052169e0"/>
    </style:style>
    <style:style style:name="T279" style:family="text">
      <style:text-properties officeooo:rsid="0289db98"/>
    </style:style>
    <style:style style:name="T280" style:family="text">
      <style:text-properties officeooo:rsid="02c9e830"/>
    </style:style>
    <style:style style:name="T281" style:family="text">
      <style:text-properties officeooo:rsid="06a974a2"/>
    </style:style>
    <style:style style:name="T282" style:family="text">
      <style:text-properties officeooo:rsid="06648040"/>
    </style:style>
    <style:style style:name="T283" style:family="text">
      <style:text-properties officeooo:rsid="0430c832"/>
    </style:style>
    <style:style style:name="T284" style:family="text">
      <style:text-properties officeooo:rsid="02349668"/>
    </style:style>
    <style:style style:name="T285" style:family="text">
      <style:text-properties officeooo:rsid="07fc77b0"/>
    </style:style>
    <style:style style:name="T286" style:family="text">
      <style:text-properties officeooo:rsid="03cbd8a4"/>
    </style:style>
    <style:style style:name="T287" style:family="text">
      <style:text-properties officeooo:rsid="02741fc7"/>
    </style:style>
    <style:style style:name="T288" style:family="text">
      <style:text-properties style:font-name="Liberation Serif" fo:font-size="12pt" officeooo:rsid="039d4e94" style:font-size-asian="10.5pt" style:font-size-complex="12pt"/>
    </style:style>
    <style:style style:name="T289" style:family="text">
      <style:text-properties style:font-name="Liberation Serif" fo:font-size="12pt" officeooo:rsid="0271ede9" style:font-size-asian="10.5pt" style:font-size-complex="12pt"/>
    </style:style>
    <style:style style:name="T290" style:family="text">
      <style:text-properties style:font-name="Liberation Serif" fo:font-size="12pt" officeooo:rsid="019d4fdb" style:font-size-asian="10.5pt" style:font-size-complex="12pt"/>
    </style:style>
    <style:style style:name="T291" style:family="text">
      <style:text-properties style:font-name="Liberation Serif" fo:font-size="12pt" officeooo:rsid="01e6d976" style:font-size-asian="12pt" style:font-size-complex="12pt"/>
    </style:style>
    <style:style style:name="T292" style:family="text">
      <style:text-properties style:font-name="Liberation Serif" fo:font-size="12pt" officeooo:rsid="05acfc1d" style:font-size-asian="12pt" style:font-size-complex="12pt"/>
    </style:style>
    <style:style style:name="T293" style:family="text">
      <style:text-properties style:font-name="Liberation Serif" fo:font-size="12pt" officeooo:rsid="02461100" style:font-size-asian="10.5pt" style:font-size-complex="12pt"/>
    </style:style>
    <style:style style:name="T294" style:family="text">
      <style:text-properties style:font-name="Liberation Serif" fo:font-size="12pt" officeooo:rsid="06a2b7e1" style:font-size-asian="10.5pt" style:font-size-complex="12pt"/>
    </style:style>
    <style:style style:name="T295" style:family="text">
      <style:text-properties style:font-name="Liberation Serif" fo:font-size="12pt" officeooo:rsid="07315bb0" style:font-size-asian="10.5pt" style:font-size-complex="12pt"/>
    </style:style>
    <style:style style:name="T296" style:family="text">
      <style:text-properties officeooo:rsid="0430c832" style:font-size-asian="10.5pt"/>
    </style:style>
    <style:style style:name="T297" style:family="text">
      <style:text-properties officeooo:rsid="0271ede9" style:font-size-asian="10.5pt"/>
    </style:style>
    <style:style style:name="T298" style:family="text">
      <style:text-properties style:font-size-asian="10.5pt"/>
    </style:style>
    <style:style style:name="T299" style:family="text">
      <style:text-properties officeooo:rsid="01e6d976"/>
    </style:style>
    <style:style style:name="T300" style:family="text">
      <style:text-properties officeooo:rsid="05acfc1d"/>
    </style:style>
    <style:style style:name="T301" style:family="text">
      <style:text-properties officeooo:rsid="028f0a42"/>
    </style:style>
    <style:style style:name="T302" style:family="text">
      <style:text-properties officeooo:rsid="01ea1316"/>
    </style:style>
    <style:style style:name="T303" style:family="text">
      <style:text-properties style:font-name="Liberation Serif" fo:font-size="12pt" officeooo:rsid="01e57cec" style:font-size-asian="12pt" style:font-size-complex="12pt"/>
    </style:style>
    <style:style style:name="T304" style:family="text">
      <style:text-properties officeooo:rsid="01e6d976" style:font-size-asian="12pt"/>
    </style:style>
    <style:style style:name="T305" style:family="text">
      <style:text-properties officeooo:rsid="05acfc1d" style:font-size-asian="12pt"/>
    </style:style>
    <style:style style:name="T306" style:family="text">
      <style:text-properties style:font-name="Liberation Serif" fo:font-size="12pt" officeooo:rsid="01ea1316" style:font-size-asian="12pt" style:font-size-complex="12pt"/>
    </style:style>
    <style:style style:name="T307" style:family="text">
      <style:text-properties style:font-name="Liberation Serif" fo:font-size="12pt" officeooo:rsid="0687d37a" style:font-size-asian="12pt" style:font-size-complex="12pt"/>
    </style:style>
    <style:style style:name="T308" style:family="text">
      <style:text-properties style:font-name="Liberation Serif" fo:font-size="12pt" officeooo:rsid="01e70544" style:font-size-asian="12pt" style:font-size-complex="12pt"/>
    </style:style>
    <style:style style:name="T309" style:family="text">
      <style:text-properties officeooo:rsid="0521e97a"/>
    </style:style>
    <style:style style:name="T310" style:family="text">
      <style:text-properties officeooo:rsid="044d055f"/>
    </style:style>
    <style:style style:name="T311" style:family="text">
      <style:text-properties officeooo:rsid="0234b51e"/>
    </style:style>
    <style:style style:name="T312" style:family="text">
      <style:text-properties officeooo:rsid="039d4e94"/>
    </style:style>
    <style:style style:name="T313" style:family="text">
      <style:text-properties officeooo:rsid="0702e711"/>
    </style:style>
    <style:style style:name="T314" style:family="text">
      <style:text-properties officeooo:rsid="0785abc6"/>
    </style:style>
    <style:style style:name="T315" style:family="text">
      <style:text-properties officeooo:rsid="05b055e8"/>
    </style:style>
    <style:style style:name="T316" style:family="text">
      <style:text-properties officeooo:rsid="0687d37a"/>
    </style:style>
    <style:style style:name="T317" style:family="text">
      <style:text-properties officeooo:rsid="028fe808"/>
    </style:style>
    <style:style style:name="T318" style:family="text">
      <style:text-properties officeooo:rsid="035d7416"/>
    </style:style>
    <style:style style:name="T319" style:family="text">
      <style:text-properties officeooo:rsid="02903c6b"/>
    </style:style>
    <style:style style:name="T320" style:family="text">
      <style:text-properties officeooo:rsid="02913922"/>
    </style:style>
    <style:style style:name="T321" style:family="text">
      <style:text-properties officeooo:rsid="0430c938"/>
    </style:style>
    <style:style style:name="T322" style:family="text">
      <style:text-properties officeooo:rsid="02917582"/>
    </style:style>
    <style:style style:name="T323" style:family="text">
      <style:text-properties officeooo:rsid="02926868"/>
    </style:style>
    <style:style style:name="T324" style:family="text">
      <style:text-properties officeooo:rsid="0337d045"/>
    </style:style>
    <style:style style:name="T325" style:family="text">
      <style:text-properties officeooo:rsid="01c31a7d"/>
    </style:style>
    <style:style style:name="T326" style:family="text">
      <style:text-properties officeooo:rsid="068a5bee"/>
    </style:style>
    <style:style style:name="T327" style:family="text">
      <style:text-properties officeooo:rsid="03d4f674"/>
    </style:style>
    <style:style style:name="T328" style:family="text">
      <style:text-properties officeooo:rsid="0166a4b8"/>
    </style:style>
    <style:style style:name="T329" style:family="text">
      <style:text-properties officeooo:rsid="0524e519"/>
    </style:style>
    <style:style style:name="T330" style:family="text">
      <style:text-properties officeooo:rsid="01412aef"/>
    </style:style>
    <style:style style:name="T331" style:family="text">
      <style:text-properties officeooo:rsid="02b92287"/>
    </style:style>
    <style:style style:name="T332" style:family="text">
      <style:text-properties officeooo:rsid="04baa74c"/>
    </style:style>
    <style:style style:name="T333" style:family="text">
      <style:text-properties officeooo:rsid="02e00a4f"/>
    </style:style>
    <style:style style:name="T334" style:family="text">
      <style:text-properties officeooo:rsid="02d9b8ce"/>
    </style:style>
    <style:style style:name="T335" style:family="text">
      <style:text-properties officeooo:rsid="02dd6147"/>
    </style:style>
    <style:style style:name="T336" style:family="text">
      <style:text-properties officeooo:rsid="03d80886"/>
    </style:style>
    <style:style style:name="T337" style:family="text">
      <style:text-properties officeooo:rsid="068bab51"/>
    </style:style>
    <style:style style:name="T338" style:family="text">
      <style:text-properties officeooo:rsid="02daf007"/>
    </style:style>
    <style:style style:name="T339" style:family="text">
      <style:text-properties officeooo:rsid="064eeaff"/>
    </style:style>
    <style:style style:name="T340" style:family="text">
      <style:text-properties officeooo:rsid="06b780b4"/>
    </style:style>
    <style:style style:name="T341" style:family="text">
      <style:text-properties officeooo:rsid="06aed2cb"/>
    </style:style>
    <style:style style:name="T342" style:family="text">
      <style:text-properties officeooo:rsid="02e71ffc"/>
    </style:style>
    <style:style style:name="T343" style:family="text">
      <style:text-properties officeooo:rsid="07142a54"/>
    </style:style>
    <style:style style:name="T344" style:family="text">
      <style:text-properties officeooo:rsid="03d8aae2"/>
    </style:style>
    <style:style style:name="T345" style:family="text">
      <style:text-properties officeooo:rsid="012692be"/>
    </style:style>
    <style:style style:name="T346" style:family="text">
      <style:text-properties officeooo:rsid="0526c4e3"/>
    </style:style>
    <style:style style:name="T347" style:family="text">
      <style:text-properties officeooo:rsid="01c4feff"/>
    </style:style>
    <style:style style:name="T348" style:family="text">
      <style:text-properties fo:font-weight="bold" officeooo:rsid="041140ac" style:font-weight-asian="bold" style:font-weight-complex="bold"/>
    </style:style>
    <style:style style:name="T349" style:family="text">
      <style:text-properties fo:font-weight="bold" officeooo:rsid="04344f65" style:font-weight-asian="bold" style:font-weight-complex="bold"/>
    </style:style>
    <style:style style:name="T350" style:family="text">
      <style:text-properties officeooo:rsid="04344f65"/>
    </style:style>
    <style:style style:name="T351" style:family="text">
      <style:text-properties officeooo:rsid="041140ac"/>
    </style:style>
    <style:style style:name="T352" style:family="text">
      <style:text-properties officeooo:rsid="04bb2fc9"/>
    </style:style>
    <style:style style:name="T353" style:family="text">
      <style:text-properties officeooo:rsid="06b06ae4"/>
    </style:style>
    <style:style style:name="T354" style:family="text">
      <style:text-properties officeooo:rsid="037caa02"/>
    </style:style>
    <style:style style:name="T355" style:family="text">
      <style:text-properties officeooo:rsid="058e7a6f"/>
    </style:style>
    <style:style style:name="T356" style:family="text">
      <style:text-properties fo:font-weight="bold" style:font-weight-asian="bold" style:font-weight-complex="bold"/>
    </style:style>
    <style:style style:name="T357" style:family="text">
      <style:text-properties fo:font-weight="normal" style:font-weight-asian="normal" style:font-weight-complex="normal"/>
    </style:style>
    <style:style style:name="T358" style:family="text">
      <style:text-properties fo:font-weight="normal" officeooo:rsid="03d8aae2" style:font-weight-asian="normal" style:font-weight-complex="normal"/>
    </style:style>
    <style:style style:name="T359" style:family="text">
      <style:text-properties fo:font-weight="normal" officeooo:rsid="04bb569f" style:font-weight-asian="normal" style:font-weight-complex="normal"/>
    </style:style>
    <style:style style:name="T360" style:family="text">
      <style:text-properties officeooo:rsid="0325547e"/>
    </style:style>
    <style:style style:name="T361" style:family="text">
      <style:text-properties officeooo:rsid="0437dfc7"/>
    </style:style>
    <style:style style:name="T362" style:family="text">
      <style:text-properties officeooo:rsid="06477ec1"/>
    </style:style>
    <style:style style:name="T363" style:family="text">
      <style:text-properties officeooo:rsid="04bc17c4"/>
    </style:style>
    <style:style style:name="T364" style:family="text">
      <style:text-properties officeooo:rsid="0561a3b6"/>
    </style:style>
    <style:style style:name="T365" style:family="text">
      <style:text-properties officeooo:rsid="035cec03"/>
    </style:style>
    <style:style style:name="T366" style:family="text">
      <style:text-properties officeooo:rsid="06b0d549"/>
    </style:style>
    <style:style style:name="T367" style:family="text">
      <style:text-properties officeooo:rsid="068e2304"/>
    </style:style>
    <style:style style:name="T368" style:family="text">
      <style:text-properties officeooo:rsid="071601a0"/>
    </style:style>
    <style:style style:name="T369" style:family="text">
      <style:text-properties officeooo:rsid="03c9e401"/>
    </style:style>
    <style:style style:name="T370" style:family="text">
      <style:text-properties officeooo:rsid="03b66bc9"/>
    </style:style>
    <style:style style:name="T371" style:family="text">
      <style:text-properties officeooo:rsid="02b0498c"/>
    </style:style>
    <style:style style:name="T372" style:family="text">
      <style:text-properties officeooo:rsid="01b7ea4b"/>
    </style:style>
    <style:style style:name="T373" style:family="text">
      <style:text-properties officeooo:rsid="030a5532"/>
    </style:style>
    <style:style style:name="T374" style:family="text">
      <style:text-properties officeooo:rsid="0526f7ce"/>
    </style:style>
    <style:style style:name="T375" style:family="text">
      <style:text-properties officeooo:rsid="0193579e"/>
    </style:style>
    <style:style style:name="T376" style:family="text">
      <style:text-properties officeooo:rsid="0287a194"/>
    </style:style>
    <style:style style:name="T377" style:family="text">
      <style:text-properties officeooo:rsid="042ad80d"/>
    </style:style>
    <style:style style:name="T378" style:family="text">
      <style:text-properties officeooo:rsid="0194cdb8"/>
    </style:style>
    <style:style style:name="T379" style:family="text">
      <style:text-properties officeooo:rsid="04bddae1"/>
    </style:style>
    <style:style style:name="T380" style:family="text">
      <style:text-properties officeooo:rsid="04f7bcf7"/>
    </style:style>
    <style:style style:name="T381" style:family="text">
      <style:text-properties officeooo:rsid="030b42ba"/>
    </style:style>
    <style:style style:name="T382" style:family="text">
      <style:text-properties officeooo:rsid="06b0f6cf"/>
    </style:style>
    <style:style style:name="T383" style:family="text">
      <style:text-properties officeooo:rsid="03b8bb27"/>
    </style:style>
    <style:style style:name="T384" style:family="text">
      <style:text-properties officeooo:rsid="03b6c525"/>
    </style:style>
    <style:style style:name="T385" style:family="text">
      <style:text-properties officeooo:rsid="0673d1a1"/>
    </style:style>
    <style:style style:name="T386" style:family="text">
      <style:text-properties officeooo:rsid="07164960"/>
    </style:style>
    <style:style style:name="T387" style:family="text">
      <style:text-properties officeooo:rsid="042c9577"/>
    </style:style>
    <style:style style:name="T388" style:family="text">
      <style:text-properties officeooo:rsid="06927ae5"/>
    </style:style>
    <style:style style:name="T389" style:family="text">
      <style:text-properties officeooo:rsid="04e34178"/>
    </style:style>
    <style:style style:name="T390" style:family="text">
      <style:text-properties officeooo:rsid="04e45490"/>
    </style:style>
    <style:style style:name="T391" style:family="text">
      <style:text-properties officeooo:rsid="04eab1e0"/>
    </style:style>
    <style:style style:name="T392" style:family="text">
      <style:text-properties style:font-name="Liberation Serif" fo:font-size="12pt" officeooo:rsid="06856f42" style:font-size-asian="12pt" style:font-size-complex="12pt"/>
    </style:style>
    <style:style style:name="T393" style:family="text">
      <style:text-properties style:font-name="Liberation Serif" fo:font-size="12pt" officeooo:rsid="00282f63" style:font-size-asian="12pt" style:font-size-complex="12pt"/>
    </style:style>
    <style:style style:name="T394" style:family="text">
      <style:text-properties style:font-name="Courier New" fo:font-size="9pt" style:font-size-asian="9pt" style:font-size-complex="9pt"/>
    </style:style>
    <style:style style:name="T395" style:family="text">
      <style:text-properties officeooo:rsid="04e93c42"/>
    </style:style>
    <style:style style:name="T396" style:family="text">
      <style:text-properties officeooo:rsid="07169c6d"/>
    </style:style>
    <style:style style:name="T397" style:family="text">
      <style:text-properties officeooo:rsid="04e8064c"/>
    </style:style>
    <style:style style:name="T398" style:family="text">
      <style:text-properties officeooo:rsid="05295e84"/>
    </style:style>
    <style:style style:name="T399" style:family="text">
      <style:text-properties officeooo:rsid="068fb76c"/>
    </style:style>
    <style:style style:name="T400" style:family="text">
      <style:text-properties officeooo:rsid="0690bf03"/>
    </style:style>
    <style:style style:name="T401" style:family="text">
      <style:text-properties officeooo:rsid="0480fb39"/>
    </style:style>
    <style:style style:name="T402" style:family="text">
      <style:text-properties officeooo:rsid="06a2b7e1"/>
    </style:style>
    <style:style style:name="T403" style:family="text">
      <style:text-properties officeooo:rsid="0482d7b4"/>
    </style:style>
    <style:style style:name="T404" style:family="text">
      <style:text-properties style:font-name="Courier New" fo:font-size="10pt" officeooo:rsid="04bddae1" style:font-size-asian="10pt" style:font-size-complex="10pt"/>
    </style:style>
    <style:style style:name="T405" style:family="text">
      <style:text-properties officeooo:rsid="022c0191"/>
    </style:style>
    <style:style style:name="T406" style:family="text">
      <style:text-properties style:font-name="Courier New" fo:font-size="10pt" officeooo:rsid="0488f392" style:font-size-asian="10pt" style:font-size-complex="10pt"/>
    </style:style>
    <style:style style:name="T407" style:family="text">
      <style:text-properties officeooo:rsid="0483fd74"/>
    </style:style>
    <style:style style:name="T408" style:family="text">
      <style:text-properties officeooo:rsid="057a672c"/>
    </style:style>
    <style:style style:name="T409" style:family="text">
      <style:text-properties officeooo:rsid="069475b3"/>
    </style:style>
    <style:style style:name="T410" style:family="text">
      <style:text-properties officeooo:rsid="052978a3"/>
    </style:style>
    <style:style style:name="T411" style:family="text">
      <style:text-properties officeooo:rsid="04c028c1"/>
    </style:style>
    <style:style style:name="T412" style:family="text">
      <style:text-properties officeooo:rsid="0375f5b3"/>
    </style:style>
    <style:style style:name="T413" style:family="text">
      <style:text-properties officeooo:rsid="0129d55a"/>
    </style:style>
    <style:style style:name="T414" style:family="text">
      <style:text-properties officeooo:rsid="0376f5fb"/>
    </style:style>
    <style:style style:name="T415" style:family="text">
      <style:text-properties officeooo:rsid="0782f67e"/>
    </style:style>
    <style:style style:name="T416" style:family="text">
      <style:text-properties officeooo:rsid="07738597"/>
    </style:style>
    <style:style style:name="T417" style:family="text">
      <style:text-properties officeooo:rsid="080064ab"/>
    </style:style>
    <style:style style:name="T418" style:family="text">
      <style:text-properties officeooo:rsid="0770cd0b"/>
    </style:style>
    <style:style style:name="T419" style:family="text">
      <style:text-properties officeooo:rsid="077a1d55"/>
    </style:style>
    <style:style style:name="T420" style:family="text">
      <style:text-properties officeooo:rsid="04b9a3f5"/>
    </style:style>
    <style:style style:name="T421" style:family="text">
      <style:text-properties officeooo:rsid="06489362"/>
    </style:style>
    <style:style style:name="T422" style:family="text">
      <style:text-properties officeooo:rsid="06309fbe"/>
    </style:style>
    <style:style style:name="T423" style:family="text">
      <style:text-properties officeooo:rsid="05a29604"/>
    </style:style>
    <style:style style:name="T424" style:family="text">
      <style:text-properties officeooo:rsid="0697defe"/>
    </style:style>
    <style:style style:name="T425" style:family="text">
      <style:text-properties officeooo:rsid="06364c0f"/>
    </style:style>
    <style:style style:name="T426" style:family="text">
      <style:text-properties officeooo:rsid="06338520"/>
    </style:style>
    <style:style style:name="T427" style:family="text">
      <style:text-properties officeooo:rsid="06367157"/>
    </style:style>
    <style:style style:name="T428" style:family="text">
      <style:text-properties officeooo:rsid="062f7c30"/>
    </style:style>
    <style:style style:name="T429" style:family="text">
      <style:text-properties officeooo:rsid="0699a66c"/>
    </style:style>
    <style:style style:name="T430" style:family="text">
      <style:text-properties officeooo:rsid="06489670"/>
    </style:style>
    <style:style style:name="T431" style:family="text">
      <style:text-properties officeooo:rsid="0649c57b"/>
    </style:style>
    <style:style style:name="T432" style:family="text">
      <style:text-properties officeooo:rsid="0637825c"/>
    </style:style>
    <style:style style:name="T433" style:family="text">
      <style:text-properties officeooo:rsid="0631acdd"/>
    </style:style>
    <style:style style:name="T434" style:family="text">
      <style:text-properties officeooo:rsid="05c6163b"/>
    </style:style>
    <style:style style:name="T435" style:family="text">
      <style:text-properties officeooo:rsid="05c6ad17"/>
    </style:style>
    <style:style style:name="T436" style:family="text">
      <style:text-properties officeooo:rsid="077a501f"/>
    </style:style>
    <style:style style:name="T437" style:family="text">
      <style:text-properties officeooo:rsid="0732d263"/>
    </style:style>
    <style:style style:name="T438" style:family="text">
      <style:text-properties officeooo:rsid="05c6d994"/>
    </style:style>
    <style:style style:name="T439" style:family="text">
      <style:text-properties style:font-name="Courier New" fo:font-size="10pt" officeooo:rsid="06b2408f" style:font-size-asian="10pt" style:font-size-complex="10pt"/>
    </style:style>
    <style:style style:name="T440" style:family="text">
      <style:text-properties style:font-name="Courier New" fo:font-size="10pt" officeooo:rsid="0732d263" style:font-size-asian="10pt" style:font-size-complex="10pt"/>
    </style:style>
    <style:style style:name="T441" style:family="text">
      <style:text-properties style:font-name="Courier New" fo:font-size="10pt" officeooo:rsid="06d4965d" style:font-size-asian="10pt" style:font-size-complex="10pt"/>
    </style:style>
    <style:style style:name="T442" style:family="text">
      <style:text-properties officeooo:rsid="052e7f29"/>
    </style:style>
    <style:style style:name="T443" style:family="text">
      <style:text-properties officeooo:rsid="0296c05d"/>
    </style:style>
    <style:style style:name="T444" style:family="text">
      <style:text-properties officeooo:rsid="02944dd2"/>
    </style:style>
    <style:style style:name="T445" style:family="text">
      <style:text-properties officeooo:rsid="0296099c"/>
    </style:style>
    <style:style style:name="T446" style:family="text">
      <style:text-properties officeooo:rsid="03d9bb8f"/>
    </style:style>
    <style:style style:name="T447" style:family="text">
      <style:text-properties officeooo:rsid="00187afd"/>
    </style:style>
    <style:style style:name="T448" style:family="text">
      <style:text-properties officeooo:rsid="02bd10b5"/>
    </style:style>
    <style:style style:name="T449" style:family="text">
      <style:text-properties officeooo:rsid="02cbbbc7"/>
    </style:style>
    <style:style style:name="T450" style:family="text">
      <style:text-properties officeooo:rsid="0018a29c"/>
    </style:style>
    <style:style style:name="T451" style:family="text">
      <style:text-properties officeooo:rsid="04f5258b"/>
    </style:style>
    <style:style style:name="T452" style:family="text">
      <style:text-properties officeooo:rsid="007602a1"/>
    </style:style>
    <style:style style:name="T453" style:family="text">
      <style:text-properties officeooo:rsid="0016f654"/>
    </style:style>
    <style:style style:name="T454" style:family="text">
      <style:text-properties officeooo:rsid="04f47efe"/>
    </style:style>
    <style:style style:name="T455" style:family="text">
      <style:text-properties officeooo:rsid="00b7ff73"/>
    </style:style>
    <style:style style:name="T456" style:family="text">
      <style:text-properties officeooo:rsid="0076d838"/>
    </style:style>
    <style:style style:name="T457" style:family="text">
      <style:text-properties officeooo:rsid="00b946cc"/>
    </style:style>
    <style:style style:name="T458" style:family="text">
      <style:text-properties officeooo:rsid="04c38b48"/>
    </style:style>
    <style:style style:name="T459" style:family="text">
      <style:text-properties officeooo:rsid="0241a1cc"/>
    </style:style>
    <style:style style:name="T460" style:family="text">
      <style:text-properties officeooo:rsid="03db11f1"/>
    </style:style>
    <style:style style:name="T461" style:family="text">
      <style:text-properties officeooo:rsid="04c353f4"/>
    </style:style>
    <style:style style:name="T462" style:family="text">
      <style:text-properties officeooo:rsid="0438986f"/>
    </style:style>
    <style:style style:name="T463" style:family="text">
      <style:text-properties officeooo:rsid="0298aeb8"/>
    </style:style>
    <style:style style:name="T464" style:family="text">
      <style:text-properties officeooo:rsid="06fce24b"/>
    </style:style>
    <style:style style:name="T465" style:family="text">
      <style:text-properties officeooo:rsid="05302f10"/>
    </style:style>
    <style:style style:name="T466" style:family="text">
      <style:text-properties officeooo:rsid="07199892"/>
    </style:style>
    <style:style style:name="T467" style:family="text">
      <style:text-properties officeooo:rsid="06fd40ba"/>
    </style:style>
    <style:style style:name="T468" style:family="text">
      <style:text-properties officeooo:rsid="04f64fa9"/>
    </style:style>
    <style:style style:name="T469" style:family="text">
      <style:text-properties officeooo:rsid="05315e9a"/>
    </style:style>
    <style:style style:name="T470" style:family="text">
      <style:text-properties officeooo:rsid="04eee407"/>
    </style:style>
    <style:style style:name="T471" style:family="text">
      <style:text-properties officeooo:rsid="05743347"/>
    </style:style>
    <style:style style:name="T472" style:family="text">
      <style:text-properties officeooo:rsid="0507347b"/>
    </style:style>
    <style:style style:name="T473" style:family="text">
      <style:text-properties officeooo:rsid="06d68f66"/>
    </style:style>
    <style:style style:name="T474" style:family="text">
      <style:text-properties officeooo:rsid="04f04458"/>
    </style:style>
    <style:style style:name="T475" style:family="text">
      <style:text-properties officeooo:rsid="03db3470"/>
    </style:style>
    <style:style style:name="T476" style:family="text">
      <style:text-properties officeooo:rsid="04f2a1d1"/>
    </style:style>
    <style:style style:name="T477" style:family="text">
      <style:text-properties officeooo:rsid="04f19ad7"/>
    </style:style>
    <style:style style:name="T478" style:family="text">
      <style:text-properties officeooo:rsid="0533ba37"/>
    </style:style>
    <style:style style:name="T479" style:family="text">
      <style:text-properties officeooo:rsid="0277f283"/>
    </style:style>
    <style:style style:name="T480" style:family="text">
      <style:text-properties style:font-name="Liberation Serif" fo:font-size="12pt" officeooo:rsid="0277f283" style:font-size-asian="12pt" style:font-size-complex="12pt"/>
    </style:style>
    <style:style style:name="T481" style:family="text">
      <style:text-properties style:font-name="Liberation Serif" fo:font-size="12pt" officeooo:rsid="012634c8" style:font-size-asian="12pt" style:font-size-complex="12pt"/>
    </style:style>
    <style:style style:name="T482" style:family="text">
      <style:text-properties officeooo:rsid="04c764bf"/>
    </style:style>
    <style:style style:name="T483" style:family="text">
      <style:text-properties officeooo:rsid="03de25bc"/>
    </style:style>
    <style:style style:name="T484" style:family="text">
      <style:text-properties style:font-name="Liberation Serif" fo:font-size="12pt" officeooo:rsid="03dd196a" style:font-size-asian="12pt" style:font-size-complex="12pt"/>
    </style:style>
    <style:style style:name="T485" style:family="text">
      <style:text-properties officeooo:rsid="027bf2aa"/>
    </style:style>
    <style:style style:name="T486" style:family="text">
      <style:text-properties style:font-name="Liberation Serif" fo:font-size="12pt" officeooo:rsid="02793342" style:font-size-asian="12pt" style:font-size-complex="12pt"/>
    </style:style>
    <style:style style:name="T487" style:family="text">
      <style:text-properties style:font-name="Liberation Serif" fo:font-size="12pt" officeooo:rsid="069c28d9" style:font-size-asian="12pt" style:font-size-complex="12pt"/>
    </style:style>
    <style:style style:name="T488" style:family="text">
      <style:text-properties style:font-name="Liberation Serif" fo:font-size="12pt" officeooo:rsid="064d9dc7" style:font-size-asian="12pt" style:font-size-complex="12pt"/>
    </style:style>
    <style:style style:name="T489" style:family="text">
      <style:text-properties style:font-name="Liberation Serif" fo:font-size="12pt" officeooo:rsid="027acbb5" style:font-size-asian="12pt" style:font-size-complex="12pt"/>
    </style:style>
    <style:style style:name="T490" style:family="text">
      <style:text-properties style:font-name="Liberation Serif" fo:font-size="12pt" officeooo:rsid="0296ce12" style:font-size-asian="12pt" style:font-size-complex="12pt"/>
    </style:style>
    <style:style style:name="T491" style:family="text">
      <style:text-properties style:font-name="Liberation Serif" fo:font-size="12pt" officeooo:rsid="0018a29c" style:font-size-asian="12pt" style:font-size-complex="12pt"/>
    </style:style>
    <style:style style:name="T492" style:family="text">
      <style:text-properties officeooo:rsid="043276ca"/>
    </style:style>
    <style:style style:name="T493" style:family="text">
      <style:text-properties officeooo:rsid="069c28d9"/>
    </style:style>
    <style:style style:name="T494" style:family="text">
      <style:text-properties officeooo:rsid="045974b1"/>
    </style:style>
    <style:style style:name="T495" style:family="text">
      <style:text-properties officeooo:rsid="067fe0de"/>
    </style:style>
    <style:style style:name="T496" style:family="text">
      <style:text-properties officeooo:rsid="053cf292"/>
    </style:style>
    <style:style style:name="T497" style:family="text">
      <style:text-properties officeooo:rsid="06d79164"/>
    </style:style>
    <style:style style:name="T498" style:family="text">
      <style:text-properties officeooo:rsid="04395626"/>
    </style:style>
    <style:style style:name="T499" style:family="text">
      <style:text-properties officeooo:rsid="037b018a"/>
    </style:style>
    <style:style style:name="T500" style:family="text">
      <style:text-properties officeooo:rsid="069d593b"/>
    </style:style>
    <style:style style:name="T501" style:family="text">
      <style:text-properties officeooo:rsid="02e2f82f"/>
    </style:style>
    <style:style style:name="T502" style:family="text">
      <style:text-properties officeooo:rsid="03151176"/>
    </style:style>
    <style:style style:name="T503" style:family="text">
      <style:text-properties officeooo:rsid="069f2b16"/>
    </style:style>
    <style:style style:name="T504" style:family="text">
      <style:text-properties officeooo:rsid="02e19cb5"/>
    </style:style>
    <style:style style:name="T505" style:family="text">
      <style:text-properties officeooo:rsid="02e38376"/>
    </style:style>
    <style:style style:name="T506" style:family="text">
      <style:text-properties officeooo:rsid="06a033c4"/>
    </style:style>
    <style:style style:name="T507" style:family="text">
      <style:text-properties officeooo:rsid="0312f8cb"/>
    </style:style>
    <style:style style:name="T508" style:family="text">
      <style:text-properties officeooo:rsid="069f8933"/>
    </style:style>
    <style:style style:name="T509" style:family="text">
      <style:text-properties officeooo:rsid="0540adfb"/>
    </style:style>
    <style:style style:name="T510" style:family="text">
      <style:text-properties officeooo:rsid="05423a66"/>
    </style:style>
    <style:style style:name="T511" style:family="text">
      <style:text-properties officeooo:rsid="054326f6"/>
    </style:style>
    <style:style style:name="T512" style:family="text">
      <style:text-properties officeooo:rsid="045e67c1"/>
    </style:style>
    <style:style style:name="T513" style:family="text">
      <style:text-properties officeooo:rsid="071ad4a4"/>
    </style:style>
    <style:style style:name="T514" style:family="text">
      <style:text-properties officeooo:rsid="05bed0d9"/>
    </style:style>
    <style:style style:name="T515" style:family="text">
      <style:text-properties style:font-name="Courier New" fo:font-size="10pt" officeooo:rsid="045cc24b" style:font-size-asian="10pt" style:font-size-complex="10pt"/>
    </style:style>
    <style:style style:name="T516" style:family="text">
      <style:text-properties officeooo:rsid="04c8d914"/>
    </style:style>
    <style:style style:name="T517" style:family="text">
      <style:text-properties officeooo:rsid="045e2567"/>
    </style:style>
    <style:style style:name="T518" style:family="text">
      <style:text-properties officeooo:rsid="05bad222"/>
    </style:style>
    <style:style style:name="T519" style:family="text">
      <style:text-properties officeooo:rsid="06812d85"/>
    </style:style>
    <style:style style:name="T520" style:family="text">
      <style:text-properties officeooo:rsid="0681e85c"/>
    </style:style>
    <style:style style:name="T521" style:family="text">
      <style:text-properties officeooo:rsid="07b2d112"/>
    </style:style>
    <style:style style:name="T522" style:family="text">
      <style:text-properties officeooo:rsid="07b320e4"/>
    </style:style>
    <style:style style:name="T523" style:family="text">
      <style:text-properties officeooo:rsid="04fc17e2"/>
    </style:style>
    <style:style style:name="T524" style:family="text">
      <style:text-properties officeooo:rsid="0398665f"/>
    </style:style>
    <style:style style:name="T525" style:family="text">
      <style:text-properties officeooo:rsid="03870e40"/>
    </style:style>
    <style:style style:name="T526" style:family="text">
      <style:text-properties officeooo:rsid="043c4825"/>
    </style:style>
    <style:style style:name="T527" style:family="text">
      <style:text-properties officeooo:rsid="0386396a"/>
    </style:style>
    <style:style style:name="T528" style:family="text">
      <style:text-properties officeooo:rsid="043cee2e"/>
    </style:style>
    <style:style style:name="T529" style:family="text">
      <style:text-properties officeooo:rsid="03895290"/>
    </style:style>
    <style:style style:name="T530" style:family="text">
      <style:text-properties officeooo:rsid="06587e17"/>
    </style:style>
    <style:style style:name="T531" style:family="text">
      <style:text-properties fo:font-size="8pt" style:font-size-asian="8pt" style:font-size-complex="8pt"/>
    </style:style>
    <style:style style:name="T532" style:family="text">
      <style:text-properties fo:font-size="8pt" officeooo:rsid="06587e17" style:font-size-asian="8pt" style:font-size-complex="8pt"/>
    </style:style>
    <style:style style:name="T533" style:family="text">
      <style:text-properties fo:font-size="8pt" officeooo:rsid="065b2b78" style:font-size-asian="8pt" style:font-size-complex="8pt"/>
    </style:style>
    <style:style style:name="T534" style:family="text">
      <style:text-properties fo:font-size="12pt" officeooo:rsid="065b2b78" style:font-size-asian="10.5pt" style:font-size-complex="12pt"/>
    </style:style>
    <style:style style:name="T535" style:family="text">
      <style:text-properties officeooo:rsid="036eab9f"/>
    </style:style>
    <style:style style:name="T536" style:family="text">
      <style:text-properties officeooo:rsid="0399dfd4"/>
    </style:style>
    <style:style style:name="T537" style:family="text">
      <style:text-properties officeooo:rsid="065b2b78"/>
    </style:style>
    <style:style style:name="T538" style:family="text">
      <style:text-properties officeooo:rsid="071c11ab"/>
    </style:style>
    <style:style style:name="T539" style:family="text">
      <style:text-properties officeooo:rsid="03e06bd5"/>
    </style:style>
    <style:style style:name="T540" style:family="text">
      <style:text-properties officeooo:rsid="03e056db"/>
    </style:style>
    <style:style style:name="T541" style:family="text">
      <style:text-properties officeooo:rsid="038ebbc8"/>
    </style:style>
    <style:style style:name="T542" style:family="text">
      <style:text-properties officeooo:rsid="0389c027"/>
    </style:style>
    <style:style style:name="T543" style:family="text">
      <style:text-properties officeooo:rsid="038c8522"/>
    </style:style>
    <style:style style:name="T544" style:family="text">
      <style:text-properties officeooo:rsid="038ffa11"/>
    </style:style>
    <style:style style:name="T545" style:family="text">
      <style:text-properties officeooo:rsid="0543b19a"/>
    </style:style>
    <style:style style:name="T546" style:family="text">
      <style:text-properties officeooo:rsid="03943f52"/>
    </style:style>
    <style:style style:name="T547" style:family="text">
      <style:text-properties officeooo:rsid="03e3413d"/>
    </style:style>
    <style:style style:name="T548" style:family="text">
      <style:text-properties style:font-name="Courier New" fo:font-size="10pt" officeooo:rsid="0543b19a" style:font-size-asian="10pt" style:font-size-complex="10pt"/>
    </style:style>
    <style:style style:name="T549" style:family="text">
      <style:text-properties officeooo:rsid="04c979c1"/>
    </style:style>
    <style:style style:name="T550" style:family="text">
      <style:text-properties officeooo:rsid="04c9e31d"/>
    </style:style>
    <style:style style:name="T551" style:family="text">
      <style:text-properties officeooo:rsid="05451bf8"/>
    </style:style>
    <style:style style:name="T552" style:family="text">
      <style:text-properties officeooo:rsid="071c741d"/>
    </style:style>
    <style:style style:name="T553" style:family="text">
      <style:text-properties officeooo:rsid="043e400c"/>
    </style:style>
    <style:style style:name="T554" style:family="text">
      <style:text-properties officeooo:rsid="03e57502"/>
    </style:style>
    <style:style style:name="T555" style:family="text">
      <style:text-properties officeooo:rsid="05464631"/>
    </style:style>
    <style:style style:name="T556" style:family="text">
      <style:text-properties officeooo:rsid="02a16396"/>
    </style:style>
    <style:style style:name="T557" style:family="text">
      <style:text-properties officeooo:rsid="02a5a6bb"/>
    </style:style>
    <style:style style:name="T558" style:family="text">
      <style:text-properties officeooo:rsid="021875ca"/>
    </style:style>
    <style:style style:name="T559" style:family="text">
      <style:text-properties officeooo:rsid="0440f474"/>
    </style:style>
    <style:style style:name="T560" style:family="text">
      <style:text-properties officeooo:rsid="01b07cba"/>
    </style:style>
    <style:style style:name="T561" style:family="text">
      <style:text-properties officeooo:rsid="03e71dcb"/>
    </style:style>
    <style:style style:name="T562" style:family="text">
      <style:text-properties officeooo:rsid="029f2957"/>
    </style:style>
    <style:style style:name="T563" style:family="text">
      <style:text-properties officeooo:rsid="02167f79"/>
    </style:style>
    <style:style style:name="T564" style:family="text">
      <style:text-properties officeooo:rsid="07781931"/>
    </style:style>
    <style:style style:name="T565" style:family="text">
      <style:text-properties officeooo:rsid="077dbf57"/>
    </style:style>
    <style:style style:name="T566" style:family="text">
      <style:text-properties officeooo:rsid="07d5a583"/>
    </style:style>
    <style:style style:name="T567" style:family="text">
      <style:text-properties officeooo:rsid="0546e419"/>
    </style:style>
    <style:style style:name="T568" style:family="text">
      <style:text-properties officeooo:rsid="01b09933"/>
    </style:style>
    <style:style style:name="T569" style:family="text">
      <style:text-properties officeooo:rsid="01d5b294"/>
    </style:style>
    <style:style style:name="T570" style:family="text">
      <style:text-properties officeooo:rsid="02a1e346"/>
    </style:style>
    <style:style style:name="T571" style:family="text">
      <style:text-properties officeooo:rsid="07bad8cd"/>
    </style:style>
    <style:style style:name="T572" style:family="text">
      <style:text-properties officeooo:rsid="07b6dde5"/>
    </style:style>
    <style:style style:name="T573" style:family="text">
      <style:text-properties officeooo:rsid="07b985ec"/>
    </style:style>
    <style:style style:name="T574" style:family="text">
      <style:text-properties officeooo:rsid="07b78400"/>
    </style:style>
    <style:style style:name="T575" style:family="text">
      <style:text-properties officeooo:rsid="07d81c2f"/>
    </style:style>
    <style:style style:name="T576" style:family="text">
      <style:text-properties officeooo:rsid="07dcadae"/>
    </style:style>
    <style:style style:name="T577" style:family="text">
      <style:text-properties officeooo:rsid="07d9ed96"/>
    </style:style>
    <style:style style:name="T578" style:family="text">
      <style:text-properties officeooo:rsid="07db2a71"/>
    </style:style>
    <style:style style:name="T579" style:family="text">
      <style:text-properties officeooo:rsid="07dbf735"/>
    </style:style>
    <style:style style:name="T580" style:family="text">
      <style:text-properties officeooo:rsid="07dc1c04"/>
    </style:style>
    <style:style style:name="T581" style:family="text">
      <style:text-properties officeooo:rsid="02fb6e82"/>
    </style:style>
    <style:style style:name="T582" style:family="text">
      <style:text-properties officeooo:rsid="016b8466"/>
    </style:style>
    <style:style style:name="T583" style:family="text">
      <style:text-properties officeooo:rsid="0444caa8"/>
    </style:style>
    <style:style style:name="T584" style:family="text">
      <style:text-properties officeooo:rsid="05730d22"/>
    </style:style>
    <style:style style:name="T585" style:family="text">
      <style:text-properties officeooo:rsid="05478165"/>
    </style:style>
    <style:style style:name="T586" style:family="text">
      <style:text-properties officeooo:rsid="04461b70"/>
    </style:style>
    <style:style style:name="T587" style:family="text">
      <style:text-properties officeooo:rsid="06bbe488"/>
    </style:style>
    <style:style style:name="T588" style:family="text">
      <style:text-properties officeooo:rsid="03ead443"/>
    </style:style>
    <style:style style:name="T589" style:family="text">
      <style:text-properties officeooo:rsid="02fc530d"/>
    </style:style>
    <style:style style:name="T590" style:family="text">
      <style:text-properties officeooo:rsid="06bd4d72"/>
    </style:style>
    <style:style style:name="T591" style:family="text">
      <style:text-properties officeooo:rsid="02d3a83a"/>
    </style:style>
    <style:style style:name="T592" style:family="text">
      <style:text-properties officeooo:rsid="0296ce12"/>
    </style:style>
    <style:style style:name="T593" style:family="text">
      <style:text-properties officeooo:rsid="0427b0b0"/>
    </style:style>
    <style:style style:name="T594" style:family="text">
      <style:text-properties officeooo:rsid="02ec13e1"/>
    </style:style>
    <style:style style:name="T595" style:family="text">
      <style:text-properties officeooo:rsid="05c2c8e5"/>
    </style:style>
    <style:style style:name="T596" style:family="text">
      <style:text-properties officeooo:rsid="05c3d71e"/>
    </style:style>
    <style:style style:name="T597" style:family="text">
      <style:text-properties style:font-name="Courier New" fo:font-size="9pt" officeooo:rsid="04e45490" style:font-size-asian="9pt" style:font-size-complex="9pt"/>
    </style:style>
    <style:style style:name="T598" style:family="text">
      <style:text-properties officeooo:rsid="04ccd2cb"/>
    </style:style>
    <style:style style:name="T599" style:family="text">
      <style:text-properties officeooo:rsid="04cb9a28"/>
    </style:style>
    <style:style style:name="T600" style:family="text">
      <style:text-properties officeooo:rsid="07c05f41"/>
    </style:style>
    <style:style style:name="T601" style:family="text">
      <style:text-properties style:font-name="Liberation Serif" fo:font-size="12pt" officeooo:rsid="074f96e2" style:font-size-asian="12pt" style:font-size-complex="12pt"/>
    </style:style>
    <style:style style:name="T602" style:family="text">
      <style:text-properties style:font-name="Liberation Serif" fo:font-size="12pt" officeooo:rsid="073d84d7" style:font-size-asian="12pt" style:font-size-complex="12pt"/>
    </style:style>
    <style:style style:name="T603" style:family="text">
      <style:text-properties style:font-name="Liberation Serif" fo:font-size="12pt" officeooo:rsid="07513f95" style:font-size-asian="12pt" style:font-size-complex="12pt"/>
    </style:style>
    <style:style style:name="T604" style:family="text">
      <style:text-properties style:font-name="Liberation Serif" fo:font-size="12pt" officeooo:rsid="060c6ff8" style:font-size-asian="12pt" style:font-size-complex="12pt"/>
    </style:style>
    <style:style style:name="T605" style:family="text">
      <style:text-properties style:font-name="Liberation Serif" fo:font-size="12pt" officeooo:rsid="060cb29a" style:font-size-asian="12pt" style:font-size-complex="12pt"/>
    </style:style>
    <style:style style:name="T606" style:family="text">
      <style:text-properties style:font-name="Liberation Serif" fo:font-size="12pt" officeooo:rsid="075639a6" style:font-size-asian="12pt" style:font-size-complex="12pt"/>
    </style:style>
    <style:style style:name="T607" style:family="text">
      <style:text-properties style:font-name="Liberation Serif" fo:font-size="12pt" officeooo:rsid="062ce7b7" style:font-size-asian="12pt" style:font-size-complex="12pt"/>
    </style:style>
    <style:style style:name="T608" style:family="text">
      <style:text-properties style:font-name="Liberation Serif" fo:font-size="12pt" officeooo:rsid="061a6f95" style:font-size-asian="12pt" style:font-size-complex="12pt"/>
    </style:style>
    <style:style style:name="T609" style:family="text">
      <style:text-properties style:font-name="Liberation Serif" fo:font-size="12pt" officeooo:rsid="06daac90" style:font-size-asian="12pt" style:font-size-complex="12pt"/>
    </style:style>
    <style:style style:name="T610" style:family="text">
      <style:text-properties style:font-name="Liberation Serif" fo:font-size="12pt" officeooo:rsid="060a2481" style:font-size-asian="12pt" style:font-size-complex="12pt"/>
    </style:style>
    <style:style style:name="T611" style:family="text">
      <style:text-properties style:font-name="Liberation Serif" fo:font-size="12pt" officeooo:rsid="039d4e94" style:font-size-asian="12pt" style:font-size-complex="12pt"/>
    </style:style>
    <style:style style:name="T612" style:family="text">
      <style:text-properties style:font-name="Liberation Serif" fo:font-size="12pt" officeooo:rsid="0271ede9" style:font-size-asian="12pt" style:font-size-complex="12pt"/>
    </style:style>
    <style:style style:name="T613" style:family="text">
      <style:text-properties style:font-name="Liberation Serif" fo:font-size="12pt" officeooo:rsid="019d4fdb" style:font-size-asian="12pt" style:font-size-complex="12pt"/>
    </style:style>
    <style:style style:name="T614" style:family="text">
      <style:text-properties style:font-name="Liberation Serif" fo:font-size="12pt" officeooo:rsid="073ac8e3" style:font-size-asian="12pt" style:font-size-complex="12pt"/>
    </style:style>
    <style:style style:name="T615" style:family="text">
      <style:text-properties style:font-name="Liberation Serif" fo:font-size="12pt" officeooo:rsid="02461100" style:font-size-asian="12pt" style:font-size-complex="12pt"/>
    </style:style>
    <style:style style:name="T616" style:family="text">
      <style:text-properties style:font-name="Liberation Serif" fo:font-size="12pt" officeooo:rsid="073f6067" style:font-size-asian="12pt" style:font-size-complex="12pt"/>
    </style:style>
    <style:style style:name="T617" style:family="text">
      <style:text-properties style:font-name="Liberation Serif" fo:font-size="12pt" officeooo:rsid="07412682" style:font-size-asian="12pt" style:font-size-complex="12pt"/>
    </style:style>
    <style:style style:name="T618" style:family="text">
      <style:text-properties officeooo:rsid="046d7f5d"/>
    </style:style>
    <style:style style:name="T619" style:family="text">
      <style:text-properties officeooo:rsid="0271ede9"/>
    </style:style>
    <style:style style:name="T620" style:family="text">
      <style:text-properties officeooo:rsid="073ac8e3"/>
    </style:style>
    <style:style style:name="T621" style:family="text">
      <style:text-properties officeooo:rsid="07c1cd15"/>
    </style:style>
    <style:style style:name="T622" style:family="text">
      <style:text-properties officeooo:rsid="07c347e9"/>
    </style:style>
    <style:style style:name="T623" style:family="text">
      <style:text-properties officeooo:rsid="073d84d7"/>
    </style:style>
    <style:style style:name="T624" style:family="text">
      <style:text-properties officeooo:rsid="075639a6"/>
    </style:style>
    <style:style style:name="T625" style:family="text">
      <style:text-properties officeooo:rsid="073f246b"/>
    </style:style>
    <style:style style:name="T626" style:family="text">
      <style:text-properties officeooo:rsid="07489684"/>
    </style:style>
    <style:style style:name="T627" style:family="text">
      <style:text-properties officeooo:rsid="074470f6"/>
    </style:style>
    <style:style style:name="T628" style:family="text">
      <style:text-properties officeooo:rsid="07562df4"/>
    </style:style>
    <style:style style:name="T629" style:family="text">
      <style:text-properties officeooo:rsid="07465cd5"/>
    </style:style>
    <style:style style:name="T630" style:family="text">
      <style:text-properties officeooo:rsid="07e6dfa7"/>
    </style:style>
    <style:style style:name="T631" style:family="text">
      <style:text-properties officeooo:rsid="05607ca0"/>
    </style:style>
    <style:style style:name="T632" style:family="text">
      <style:text-properties officeooo:rsid="05a583e2"/>
    </style:style>
    <style:style style:name="T633" style:family="text">
      <style:text-properties officeooo:rsid="029aa8db"/>
    </style:style>
    <style:style style:name="T634" style:family="text">
      <style:text-properties officeooo:rsid="00a49a7c"/>
    </style:style>
    <style:style style:name="T635" style:family="text">
      <style:text-properties officeooo:rsid="02e87f48"/>
    </style:style>
    <style:style style:name="T636" style:family="text">
      <style:text-properties officeooo:rsid="045299ad"/>
    </style:style>
    <style:style style:name="T637" style:family="text">
      <style:text-properties officeooo:rsid="05ecf17e"/>
    </style:style>
    <style:style style:name="T638" style:family="text">
      <style:text-properties officeooo:rsid="061dbc31"/>
    </style:style>
    <style:style style:name="T639" style:family="text">
      <style:text-properties officeooo:rsid="02fe1970"/>
    </style:style>
    <style:style style:name="T640" style:family="text">
      <style:text-properties officeooo:rsid="04d784ac"/>
    </style:style>
    <style:style style:name="T641" style:family="text">
      <style:text-properties officeooo:rsid="0154bb6c"/>
    </style:style>
    <style:style style:name="T642" style:family="text">
      <style:text-properties officeooo:rsid="06c67d44"/>
    </style:style>
    <style:style style:name="T643" style:family="text">
      <style:text-properties officeooo:rsid="0363e0f0"/>
    </style:style>
    <style:style style:name="T644" style:family="text">
      <style:text-properties officeooo:rsid="06bdc963"/>
    </style:style>
    <style:style style:name="T645" style:family="text">
      <style:text-properties officeooo:rsid="055b2058"/>
    </style:style>
    <style:style style:name="T646" style:family="text">
      <style:text-properties officeooo:rsid="058f5b2d"/>
    </style:style>
    <style:style style:name="T647" style:family="text">
      <style:text-properties officeooo:rsid="055ba6fc"/>
    </style:style>
    <style:style style:name="T648" style:family="text">
      <style:text-properties officeooo:rsid="0590757e"/>
    </style:style>
    <style:style style:name="T649" style:family="text">
      <style:text-properties officeooo:rsid="05ca6a3b"/>
    </style:style>
    <style:style style:name="T650" style:family="text">
      <style:text-properties officeooo:rsid="05ca81a2"/>
    </style:style>
    <style:style style:name="T651" style:family="text">
      <style:text-properties officeooo:rsid="05cb1a31"/>
    </style:style>
    <style:style style:name="T652" style:family="text">
      <style:text-properties officeooo:rsid="05920a74"/>
    </style:style>
    <style:style style:name="T653" style:family="text">
      <style:text-properties officeooo:rsid="02f98c13"/>
    </style:style>
    <style:style style:name="T654" style:family="text">
      <style:text-properties officeooo:rsid="02f9d24f"/>
    </style:style>
    <style:style style:name="T655" style:family="text">
      <style:text-properties officeooo:rsid="032ba0cd"/>
    </style:style>
    <style:style style:name="T656" style:family="text">
      <style:text-properties officeooo:rsid="05599a32"/>
    </style:style>
    <style:style style:name="T657" style:family="text">
      <style:text-properties style:font-name="Liberation Serif" fo:font-size="12pt" officeooo:rsid="055aa8cf" style:font-size-asian="12pt" style:font-size-complex="12pt"/>
    </style:style>
    <style:style style:name="T658" style:family="text">
      <style:text-properties style:font-name="Liberation Serif" fo:font-size="12pt" officeooo:rsid="05599a32" style:font-size-asian="12pt" style:font-size-complex="12pt"/>
    </style:style>
    <style:style style:name="T659" style:family="text">
      <style:text-properties style:font-name="Liberation Serif" fo:font-size="12pt" officeooo:rsid="036eab9f" style:font-size-asian="12pt" style:font-size-complex="12pt"/>
    </style:style>
    <style:style style:name="T660" style:family="text">
      <style:text-properties style:font-name="Liberation Serif" fo:font-size="12pt" officeooo:rsid="05593113" style:font-size-asian="12pt" style:font-size-complex="12pt"/>
    </style:style>
    <style:style style:name="T661" style:family="text">
      <style:text-properties style:font-name="Liberation Serif" fo:font-size="12pt" officeooo:rsid="02f0ad0d" style:font-size-asian="12pt" style:font-size-complex="12pt"/>
    </style:style>
    <style:style style:name="T662" style:family="text">
      <style:text-properties style:font-name="Liberation Serif" fo:font-size="12pt" officeooo:rsid="02f61858" style:font-size-asian="12pt" style:font-size-complex="12pt"/>
    </style:style>
    <style:style style:name="T663" style:family="text">
      <style:text-properties style:font-name="Liberation Serif" fo:font-size="12pt" officeooo:rsid="080fc3ff" style:font-size-asian="12pt" style:font-size-complex="12pt"/>
    </style:style>
    <style:style style:name="T664" style:family="text">
      <style:text-properties style:font-name="Liberation Serif" fo:font-size="12pt" officeooo:rsid="0804078c" style:font-size-asian="12pt" style:font-size-complex="12pt"/>
    </style:style>
    <style:style style:name="T665" style:family="text">
      <style:text-properties style:font-name="Liberation Serif" fo:font-size="12pt" officeooo:rsid="05d0217a" style:font-size-asian="12pt" style:font-size-complex="12pt"/>
    </style:style>
    <style:style style:name="T666" style:family="text">
      <style:text-properties style:font-name="Liberation Serif" fo:font-size="12pt" officeooo:rsid="02f7366e" style:font-size-asian="12pt" style:font-size-complex="12pt"/>
    </style:style>
    <style:style style:name="T667" style:family="text">
      <style:text-properties style:font-name="Liberation Serif" fo:font-size="12pt" officeooo:rsid="06be185b" style:font-size-asian="12pt" style:font-size-complex="12pt"/>
    </style:style>
    <style:style style:name="T668" style:family="text">
      <style:text-properties style:font-name="Liberation Serif" fo:font-size="12pt" officeooo:rsid="02f8a8af" style:font-size-asian="12pt" style:font-size-complex="12pt"/>
    </style:style>
    <style:style style:name="T669" style:family="text">
      <style:text-properties style:font-name="Liberation Serif" fo:font-size="12pt" officeooo:rsid="0550f3b5" style:font-size-asian="12pt" style:font-size-complex="12pt"/>
    </style:style>
    <style:style style:name="T670" style:family="text">
      <style:text-properties style:font-name="Liberation Serif" fo:font-size="12pt" officeooo:rsid="05a65a97" style:font-size-asian="12pt" style:font-size-complex="12pt"/>
    </style:style>
    <style:style style:name="T671" style:family="text">
      <style:text-properties style:font-name="Liberation Serif" fo:font-size="12pt" officeooo:rsid="0557af08" style:font-size-asian="12pt" style:font-size-complex="12pt"/>
    </style:style>
    <style:style style:name="T672" style:family="text">
      <style:text-properties style:font-name="Liberation Serif" fo:font-size="12pt" officeooo:rsid="05516c8c" style:font-size-asian="12pt" style:font-size-complex="12pt"/>
    </style:style>
    <style:style style:name="T673" style:family="text">
      <style:text-properties style:font-name="Liberation Serif" fo:font-size="12pt" officeooo:rsid="059603f1" style:font-size-asian="12pt" style:font-size-complex="12pt"/>
    </style:style>
    <style:style style:name="T674" style:family="text">
      <style:text-properties style:font-name="Liberation Serif" fo:font-size="12pt" officeooo:rsid="0593aec7" style:font-size-asian="12pt" style:font-size-complex="12pt"/>
    </style:style>
    <style:style style:name="T675" style:family="text">
      <style:text-properties style:font-name="Liberation Serif" fo:font-size="12pt" officeooo:rsid="059620f2" style:font-size-asian="12pt" style:font-size-complex="12pt"/>
    </style:style>
    <style:style style:name="T676" style:family="text">
      <style:text-properties style:font-name="Liberation Serif" fo:font-size="12pt" officeooo:rsid="0594da50" style:font-size-asian="12pt" style:font-size-complex="12pt"/>
    </style:style>
    <style:style style:name="T677" style:family="text">
      <style:text-properties style:font-name="Liberation Serif" fo:font-size="12pt" officeooo:rsid="07bb5c41" style:font-size-asian="12pt" style:font-size-complex="12pt"/>
    </style:style>
    <style:style style:name="T678" style:family="text">
      <style:text-properties style:font-name="Liberation Serif" fo:font-size="12pt" officeooo:rsid="07bc925c" style:font-size-asian="12pt" style:font-size-complex="12pt"/>
    </style:style>
    <style:style style:name="T679" style:family="text">
      <style:text-properties style:font-name="Liberation Serif" fo:font-size="12pt" officeooo:rsid="0671f6f2" style:font-size-asian="12pt" style:font-size-complex="12pt"/>
    </style:style>
    <style:style style:name="T680" style:family="text">
      <style:text-properties style:font-name="Liberation Serif" fo:font-size="12pt" officeooo:rsid="054ea86b" style:font-size-asian="12pt" style:font-size-complex="12pt"/>
    </style:style>
    <style:style style:name="T681" style:family="text">
      <style:text-properties style:font-name="Liberation Serif" fo:font-size="12pt" officeooo:rsid="054e9925" style:font-size-asian="12pt" style:font-size-complex="12pt"/>
    </style:style>
    <style:style style:name="T682" style:family="text">
      <style:text-properties style:font-name="Liberation Serif" fo:font-size="12pt" officeooo:rsid="06e2f115" style:font-size-asian="12pt" style:font-size-complex="12pt"/>
    </style:style>
    <style:style style:name="T683" style:family="text">
      <style:text-properties style:font-name="Liberation Serif" fo:font-size="12pt" officeooo:rsid="05bfff19" style:font-size-asian="12pt" style:font-size-complex="12pt"/>
    </style:style>
    <style:style style:name="T684" style:family="text">
      <style:text-properties style:font-name="Liberation Serif" fo:font-size="12pt" officeooo:rsid="05971a3b" style:font-size-asian="12pt" style:font-size-complex="12pt"/>
    </style:style>
    <style:style style:name="T685" style:family="text">
      <style:text-properties style:font-name="Liberation Serif" fo:font-size="12pt" officeooo:rsid="055c4210" style:font-size-asian="12pt" style:font-size-complex="12pt"/>
    </style:style>
    <style:style style:name="T686" style:family="text">
      <style:text-properties style:font-name="Liberation Serif" fo:font-size="12pt" officeooo:rsid="05530320" style:font-size-asian="12pt" style:font-size-complex="12pt"/>
    </style:style>
    <style:style style:name="T687" style:family="text">
      <style:text-properties style:font-name="Liberation Serif" fo:font-size="12pt" officeooo:rsid="06e4d87d" style:font-size-asian="12pt" style:font-size-complex="12pt"/>
    </style:style>
    <style:style style:name="T688" style:family="text">
      <style:text-properties style:font-name="Liberation Serif" fo:font-size="12pt" officeooo:rsid="07bd7167" style:font-size-asian="12pt" style:font-size-complex="12pt"/>
    </style:style>
    <style:style style:name="T689" style:family="text">
      <style:text-properties style:font-name="Liberation Serif" fo:font-size="12pt" officeooo:rsid="06e6a125" style:font-size-asian="12pt" style:font-size-complex="12pt"/>
    </style:style>
    <style:style style:name="T690" style:family="text">
      <style:text-properties style:font-name="Liberation Serif" fo:font-size="12pt" officeooo:rsid="0577d766" style:font-size-asian="12pt" style:font-size-complex="12pt"/>
    </style:style>
    <style:style style:name="T691" style:family="text">
      <style:text-properties style:font-name="Liberation Serif" fo:font-size="12pt" officeooo:rsid="06525ec6" style:font-size-asian="12pt" style:font-size-complex="12pt"/>
    </style:style>
    <style:style style:name="T692" style:family="text">
      <style:text-properties style:font-name="Liberation Serif" fo:font-size="12pt" officeooo:rsid="0806fdb1" style:font-size-asian="12pt" style:font-size-complex="12pt"/>
    </style:style>
    <style:style style:name="T693" style:family="text">
      <style:text-properties style:font-name="Liberation Serif" fo:font-size="12pt" officeooo:rsid="02b866a0" style:font-size-asian="12pt" style:font-size-complex="12pt"/>
    </style:style>
    <style:style style:name="T694" style:family="text">
      <style:text-properties style:font-name="Liberation Serif" fo:font-size="12pt" officeooo:rsid="015d0476" style:font-size-asian="12pt" style:font-size-complex="12pt"/>
    </style:style>
    <style:style style:name="T695" style:family="text">
      <style:text-properties style:font-name="Liberation Serif" fo:font-size="12pt" officeooo:rsid="01747627" style:font-size-asian="12pt" style:font-size-complex="12pt"/>
    </style:style>
    <style:style style:name="T696" style:family="text">
      <style:text-properties style:font-name="Liberation Serif" fo:font-size="12pt" officeooo:rsid="04939f32" style:font-size-asian="12pt" style:font-size-complex="12pt"/>
    </style:style>
    <style:style style:name="T697" style:family="text">
      <style:text-properties style:font-name="Liberation Serif" fo:font-size="12pt" officeooo:rsid="032852a8" style:font-size-asian="12pt" style:font-size-complex="12pt"/>
    </style:style>
    <style:style style:name="T698" style:family="text">
      <style:text-properties style:font-name="Liberation Serif" fo:font-size="12pt" officeooo:rsid="02b4870b" style:font-size-asian="12pt" style:font-size-complex="12pt"/>
    </style:style>
    <style:style style:name="T699" style:family="text">
      <style:text-properties style:font-name="Liberation Serif" fo:font-size="12pt" officeooo:rsid="015bc0df" style:font-size-asian="12pt" style:font-size-complex="12pt"/>
    </style:style>
    <style:style style:name="T700" style:family="text">
      <style:text-properties style:font-name="Courier New" fo:font-size="10pt" officeooo:rsid="015bc0df" style:font-size-asian="10pt" style:font-size-complex="10pt"/>
    </style:style>
    <style:style style:name="T701" style:family="text">
      <style:text-properties style:font-name="Courier New" fo:font-size="10pt" officeooo:rsid="01a1b20d" style:font-size-asian="10pt" style:font-size-complex="10pt"/>
    </style:style>
    <style:style style:name="T702" style:family="text">
      <style:text-properties style:font-name="Liberation Serif" fo:font-size="12pt" officeooo:rsid="01a1b20d" style:font-size-asian="12pt" style:font-size-complex="12pt"/>
    </style:style>
    <style:style style:name="T703" style:family="text">
      <style:text-properties style:font-name="Liberation Serif" fo:font-size="12pt" officeooo:rsid="0598eb01" style:font-size-asian="12pt" style:font-size-complex="12pt"/>
    </style:style>
    <style:style style:name="T704" style:family="text">
      <style:text-properties officeooo:rsid="02c307a4"/>
    </style:style>
    <style:style style:name="T705" style:family="text">
      <style:text-properties officeooo:rsid="039bb491"/>
    </style:style>
    <style:style style:name="T706" style:family="text">
      <style:text-properties officeooo:rsid="02c3cdab"/>
    </style:style>
    <style:style style:name="T707" style:family="text">
      <style:text-properties officeooo:rsid="0577d766"/>
    </style:style>
    <style:style style:name="T708" style:family="text">
      <style:text-properties style:font-name="Liberation Serif" fo:font-size="12pt" officeooo:rsid="0185c2da" style:font-size-asian="12pt" style:font-size-complex="12pt"/>
    </style:style>
    <style:style style:name="T709" style:family="text">
      <style:text-properties style:font-name="Liberation Serif" fo:font-size="12pt" officeooo:rsid="02b53396" style:font-size-asian="12pt" style:font-size-complex="12pt"/>
    </style:style>
    <style:style style:name="T710" style:family="text">
      <style:text-properties style:font-name="Courier New" fo:font-size="10pt" officeooo:rsid="0168ef1c" style:font-size-asian="10pt" style:font-size-complex="10pt"/>
    </style:style>
    <style:style style:name="T711" style:family="text">
      <style:text-properties style:font-name="Courier New" fo:font-size="10pt" officeooo:rsid="01747627" style:font-size-asian="10pt" style:font-size-complex="10pt"/>
    </style:style>
    <style:style style:name="T712" style:family="text">
      <style:text-properties officeooo:rsid="01695736"/>
    </style:style>
    <style:style style:name="T713" style:family="text">
      <style:text-properties officeooo:rsid="02c4c259"/>
    </style:style>
    <style:style style:name="T714" style:family="text">
      <style:text-properties officeooo:rsid="0169f837"/>
    </style:style>
    <style:style style:name="T715" style:family="text">
      <style:text-properties officeooo:rsid="059aa2c5"/>
    </style:style>
    <style:style style:name="T716" style:family="text">
      <style:text-properties officeooo:rsid="023a7fd9"/>
    </style:style>
    <style:style style:name="T717" style:family="text">
      <style:text-properties officeooo:rsid="01a006cb"/>
    </style:style>
    <style:style style:name="T718" style:family="text">
      <style:text-properties style:font-name="Liberation Serif" fo:font-size="12pt" officeooo:rsid="01a006cb" style:font-size-asian="12pt" style:font-size-complex="12pt"/>
    </style:style>
    <style:style style:name="T719" style:family="text">
      <style:text-properties officeooo:rsid="02474b2a"/>
    </style:style>
    <style:style style:name="T720" style:family="text">
      <style:text-properties officeooo:rsid="02482136"/>
    </style:style>
    <style:style style:name="T721" style:family="text">
      <style:text-properties officeooo:rsid="07c3f021"/>
    </style:style>
    <style:style style:name="T722" style:family="text">
      <style:text-properties officeooo:rsid="039caa18"/>
    </style:style>
    <style:style style:name="T723" style:family="text">
      <style:text-properties officeooo:rsid="03837f80"/>
    </style:style>
    <style:style style:name="T724" style:family="text">
      <style:text-properties officeooo:rsid="038284a4"/>
    </style:style>
    <style:style style:name="T725" style:family="text">
      <style:text-properties officeooo:rsid="06175c7c"/>
    </style:style>
    <style:style style:name="T726" style:family="text">
      <style:text-properties officeooo:rsid="02468c94"/>
    </style:style>
    <style:style style:name="T727" style:family="text">
      <style:text-properties officeooo:rsid="05d2fa60"/>
    </style:style>
    <style:style style:name="T728" style:family="text">
      <style:text-properties officeooo:rsid="05d4da3b"/>
    </style:style>
    <style:style style:name="T729" style:family="text">
      <style:text-properties officeooo:rsid="06d9c2c2"/>
    </style:style>
    <style:style style:name="T730" style:family="text">
      <style:text-properties officeooo:rsid="02092202"/>
    </style:style>
    <style:style style:name="T731" style:family="text">
      <style:text-properties officeooo:rsid="00282f63"/>
    </style:style>
    <style:style style:name="T732" style:family="text">
      <style:text-properties officeooo:rsid="07c44281"/>
    </style:style>
    <style:style style:name="T733" style:family="text">
      <style:text-properties officeooo:rsid="05d61bab"/>
    </style:style>
    <style:style style:name="T734" style:family="text">
      <style:text-properties style:font-name="Courier New" fo:font-size="10pt" officeooo:rsid="019d4fdb" style:font-size-asian="10pt" style:font-size-complex="10pt"/>
    </style:style>
    <style:style style:name="T735" style:family="text">
      <style:text-properties officeooo:rsid="0195aa46"/>
    </style:style>
    <style:style style:name="T736" style:family="text">
      <style:text-properties style:font-name="Courier New" fo:font-size="10pt" officeooo:rsid="048a9d5c" style:font-size-asian="10pt" style:font-size-complex="10pt"/>
    </style:style>
    <style:style style:name="T737" style:family="text">
      <style:text-properties style:font-name="Liberation Serif" fo:font-size="12pt" officeooo:rsid="0578ca53" style:font-size-asian="12pt" style:font-size-complex="12pt"/>
    </style:style>
    <style:style style:name="T738" style:family="text">
      <style:text-properties officeooo:rsid="01a20e55"/>
    </style:style>
    <style:style style:name="T739" style:family="text">
      <style:text-properties officeooo:rsid="01a24eac"/>
    </style:style>
    <style:style style:name="T740" style:family="text">
      <style:text-properties officeooo:rsid="0557af08"/>
    </style:style>
    <style:style style:name="T741" style:family="text">
      <style:text-properties officeooo:rsid="0555ea02"/>
    </style:style>
    <style:style style:name="T742" style:family="text">
      <style:text-properties officeooo:rsid="0138ff92"/>
    </style:style>
    <style:style style:name="T743" style:family="text">
      <style:text-properties officeooo:rsid="01e8835e"/>
    </style:style>
    <style:style style:name="T744" style:family="text">
      <style:text-properties officeooo:rsid="04a8ab2a"/>
    </style:style>
    <style:style style:name="T745" style:family="text">
      <style:text-properties officeooo:rsid="0160bae7"/>
    </style:style>
    <style:style style:name="T746" style:family="text">
      <style:text-properties officeooo:rsid="0267051a"/>
    </style:style>
    <style:style style:name="T747" style:family="text">
      <style:text-properties officeooo:rsid="027d5c94"/>
    </style:style>
    <style:style style:name="T748" style:family="text">
      <style:text-properties officeooo:rsid="03364bf0"/>
    </style:style>
    <style:style style:name="T749" style:family="text">
      <style:text-properties officeooo:rsid="06c50ae6"/>
    </style:style>
    <style:style style:name="T750" style:family="text">
      <style:text-properties officeooo:rsid="081159ea"/>
    </style:style>
    <style:style style:name="T751" style:family="text">
      <style:text-properties officeooo:rsid="032ead81"/>
    </style:style>
    <style:style style:name="T752" style:family="text">
      <style:text-properties officeooo:rsid="03429d4e"/>
    </style:style>
    <style:style style:name="T753" style:family="text">
      <style:text-properties officeooo:rsid="081271da"/>
    </style:style>
    <style:style style:name="T754" style:family="text">
      <style:text-properties officeooo:rsid="06e2f115"/>
    </style:style>
    <style:style style:name="T755" style:family="text">
      <style:text-properties officeooo:rsid="06df56ad"/>
    </style:style>
    <style:style style:name="T756" style:family="text">
      <style:text-properties officeooo:rsid="06ea0ffb"/>
    </style:style>
    <style:style style:name="T757" style:family="text">
      <style:text-properties officeooo:rsid="071d83f6"/>
    </style:style>
    <style:style style:name="T758" style:family="text">
      <style:text-properties officeooo:rsid="06e97996"/>
    </style:style>
    <style:style style:name="T759" style:family="text">
      <style:text-properties officeooo:rsid="0727a24b"/>
    </style:style>
    <style:style style:name="T760" style:family="text">
      <style:text-properties officeooo:rsid="032ee28c"/>
    </style:style>
    <style:style style:name="T761" style:family="text">
      <style:text-properties officeooo:rsid="0809e5a7"/>
    </style:style>
    <style:style style:name="T762" style:family="text">
      <style:text-properties officeooo:rsid="07ebc98e"/>
    </style:style>
    <style:style style:name="T763" style:family="text">
      <style:text-properties officeooo:rsid="07f8fa1a"/>
    </style:style>
    <style:style style:name="T764" style:family="text">
      <style:text-properties officeooo:rsid="07f28b6f"/>
    </style:style>
    <style:style style:name="T765" style:family="text">
      <style:text-properties fo:font-size="11pt" style:font-size-asian="11pt" style:font-size-complex="11pt"/>
    </style:style>
    <style:style style:name="T766" style:family="text">
      <style:text-properties officeooo:rsid="02fb231b"/>
    </style:style>
    <style:style style:name="T767" style:family="text">
      <style:text-properties officeooo:rsid="023b6e8c"/>
    </style:style>
    <style:style style:name="T768" style:family="text">
      <style:text-properties officeooo:rsid="04abafc2"/>
    </style:style>
    <style:style style:name="T769" style:family="text">
      <style:text-properties officeooo:rsid="033c3e11"/>
    </style:style>
    <style:style style:name="T770" style:family="text">
      <style:text-properties officeooo:rsid="034c0666"/>
    </style:style>
    <style:style style:name="T771" style:family="text">
      <style:text-properties officeooo:rsid="05c0f10c"/>
    </style:style>
    <style:style style:name="T772" style:family="text">
      <style:text-properties officeooo:rsid="033e23fc"/>
    </style:style>
    <style:style style:name="T773" style:family="text">
      <style:text-properties officeooo:rsid="034db413"/>
    </style:style>
    <style:style style:name="T774" style:family="text">
      <style:text-properties officeooo:rsid="08178a6f"/>
    </style:style>
    <style:style style:name="T775" style:family="text">
      <style:text-properties officeooo:rsid="04ce9d18"/>
    </style:style>
    <style:style style:name="T776" style:family="text">
      <style:text-properties officeooo:rsid="0614135f"/>
    </style:style>
    <style:style style:name="T777" style:family="text">
      <style:text-properties officeooo:rsid="0814b9ba"/>
    </style:style>
    <style:style style:name="T778" style:family="text">
      <style:text-properties officeooo:rsid="05c1bfce"/>
    </style:style>
    <style:style style:name="T779" style:family="text">
      <style:text-properties officeooo:rsid="0654a525"/>
    </style:style>
    <style:style style:name="T780" style:family="text">
      <style:text-properties officeooo:rsid="07c73e15"/>
    </style:style>
    <style:style style:name="T781" style:family="text">
      <style:text-properties officeooo:rsid="05de6ea1"/>
    </style:style>
    <style:style style:name="T782" style:family="text">
      <style:text-properties officeooo:rsid="0813ffd4"/>
    </style:style>
    <style:style style:name="T783" style:family="text">
      <style:text-properties officeooo:rsid="05e627ca"/>
    </style:style>
    <style:style style:name="T784" style:family="text">
      <style:text-properties officeooo:rsid="06e8ce05"/>
    </style:style>
    <style:style style:name="T785" style:family="text">
      <style:text-properties officeooo:rsid="08165c9a"/>
    </style:style>
    <style:style style:name="T786" style:family="text">
      <style:text-properties officeooo:rsid="081a7b56"/>
    </style:style>
    <style:style style:name="T787" style:family="text">
      <style:text-properties officeooo:rsid="034e25d8"/>
    </style:style>
    <style:style style:name="T788" style:family="text">
      <style:text-properties officeooo:rsid="034f75d8"/>
    </style:style>
    <style:style style:name="T789" style:family="text">
      <style:text-properties fo:font-size="10pt" style:font-size-asian="10pt" style:font-size-complex="10pt"/>
    </style:style>
    <style:style style:name="T790" style:family="text">
      <style:text-properties fo:font-size="10pt" officeooo:rsid="033e78fb" style:font-size-asian="10pt" style:font-size-complex="10pt"/>
    </style:style>
    <style:style style:name="T791" style:family="text">
      <style:text-properties officeooo:rsid="033e78fb"/>
    </style:style>
    <style:style style:name="T792" style:family="text">
      <style:text-properties officeooo:rsid="04cf7cbc"/>
    </style:style>
    <style:style style:name="T793" style:family="text">
      <style:text-properties officeooo:rsid="075a9602"/>
    </style:style>
    <style:style style:name="T794" style:family="text">
      <style:text-properties officeooo:rsid="075c941b"/>
    </style:style>
    <style:style style:name="T795" style:family="text">
      <style:text-properties officeooo:rsid="075ec6a7"/>
    </style:style>
    <style:style style:name="T796" style:family="text">
      <style:text-properties officeooo:rsid="075e7b0a"/>
    </style:style>
    <style:style style:name="T797" style:family="text">
      <style:text-properties officeooo:rsid="07606b6b"/>
    </style:style>
    <style:style style:name="T798" style:family="text">
      <style:text-properties officeooo:rsid="0502b6ba"/>
    </style:style>
    <style:style style:name="T799" style:family="text">
      <style:text-properties officeooo:rsid="01cc3198"/>
    </style:style>
    <style:style style:name="T800" style:family="text">
      <style:text-properties officeooo:rsid="0165ed19"/>
    </style:style>
    <style:style style:name="T801" style:family="text">
      <style:text-properties officeooo:rsid="029ce2de"/>
    </style:style>
    <style:style style:name="T802" style:family="text">
      <style:text-properties officeooo:rsid="029b544e"/>
    </style:style>
    <style:style style:name="T803" style:family="text">
      <style:text-properties officeooo:rsid="0160f599"/>
    </style:style>
    <style:style style:name="T804" style:family="text">
      <style:text-properties officeooo:rsid="01e8dae7"/>
    </style:style>
    <style:style style:name="T805" style:family="text">
      <style:text-properties officeooo:rsid="06eac683"/>
    </style:style>
    <style:style style:name="T806" style:family="text">
      <style:text-properties style:font-name="Liberation Serif" fo:font-size="12pt" officeooo:rsid="057ca1f2" style:font-size-asian="12pt" style:font-size-complex="12pt"/>
    </style:style>
    <style:style style:name="T807" style:family="text">
      <style:text-properties officeooo:rsid="0162dd36"/>
    </style:style>
    <style:style style:name="T808" style:family="text">
      <style:text-properties officeooo:rsid="071ed524"/>
    </style:style>
    <style:style style:name="T809" style:family="text">
      <style:text-properties officeooo:rsid="02487f38"/>
    </style:style>
    <style:style style:name="T810" style:family="text">
      <style:text-properties officeooo:rsid="04db5afa"/>
    </style:style>
    <style:style style:name="T811" style:family="text">
      <style:text-properties officeooo:rsid="01645f84"/>
    </style:style>
    <style:style style:name="T812" style:family="text">
      <style:text-properties officeooo:rsid="0151417e"/>
    </style:style>
    <style:style style:name="T813" style:family="text">
      <style:text-properties officeooo:rsid="05dab843"/>
    </style:style>
    <style:style style:name="T814" style:family="text">
      <style:text-properties officeooo:rsid="060849f7"/>
    </style:style>
    <style:style style:name="T815" style:family="text">
      <style:text-properties officeooo:rsid="074f96e2"/>
    </style:style>
    <style:style style:name="T816" style:family="text">
      <style:text-properties officeooo:rsid="0752c3d0"/>
    </style:style>
    <style:style style:name="T817" style:family="text">
      <style:text-properties officeooo:rsid="074f44c7"/>
    </style:style>
    <style:style style:name="T818" style:family="text">
      <style:text-properties officeooo:rsid="05de4b08"/>
    </style:style>
    <style:style style:name="T819" style:family="text">
      <style:text-properties officeooo:rsid="062ce7b7"/>
    </style:style>
    <style:style style:name="T820" style:family="text">
      <style:text-properties officeooo:rsid="060c6ff8"/>
    </style:style>
    <style:style style:name="T821" style:family="text">
      <style:text-properties officeooo:rsid="06dc765e"/>
    </style:style>
    <style:style style:name="T822" style:family="text">
      <style:text-properties officeooo:rsid="07c9ed0b"/>
    </style:style>
    <style:style style:name="T823" style:family="text">
      <style:text-properties officeooo:rsid="06eb6c9c"/>
    </style:style>
    <style:style style:name="T824" style:family="text">
      <style:text-properties officeooo:rsid="06ed668f"/>
    </style:style>
    <style:style style:name="T825" style:family="text">
      <style:text-properties officeooo:rsid="061c705b"/>
    </style:style>
    <style:style style:name="T826" style:family="text">
      <style:text-properties officeooo:rsid="07cbc898"/>
    </style:style>
    <style:style style:name="T827" style:family="text">
      <style:text-properties officeooo:rsid="05e3ced8"/>
    </style:style>
    <style:style style:name="T828" style:family="text">
      <style:text-properties officeooo:rsid="060efac0"/>
    </style:style>
    <style:style style:name="T829" style:family="text">
      <style:text-properties officeooo:rsid="07e477dd"/>
    </style:style>
    <style:style style:name="T830" style:family="text">
      <style:text-properties officeooo:rsid="07200bfc"/>
    </style:style>
    <style:style style:name="T831" style:family="text">
      <style:text-properties officeooo:rsid="05e43b4a"/>
    </style:style>
    <style:style style:name="T832" style:family="text">
      <style:text-properties officeooo:rsid="05f0ba49"/>
    </style:style>
    <style:style style:name="T833" style:family="text">
      <style:text-properties officeooo:rsid="07cd5a5d"/>
    </style:style>
    <style:style style:name="T834" style:family="text">
      <style:text-properties officeooo:rsid="080b960f"/>
    </style:style>
    <style:style style:name="T835" style:family="text">
      <style:text-properties officeooo:rsid="061f6109"/>
    </style:style>
    <style:style style:name="T836" style:family="text">
      <style:text-properties officeooo:rsid="06122daa"/>
    </style:style>
    <style:style style:name="T837" style:family="text">
      <style:text-properties officeooo:rsid="0613ec98"/>
    </style:style>
    <style:style style:name="T838" style:family="text">
      <style:text-properties officeooo:rsid="0610d2f6"/>
    </style:style>
    <style:style style:name="T839" style:family="text">
      <style:text-properties officeooo:rsid="05e1020b"/>
    </style:style>
    <style:style style:name="T840" style:family="text">
      <style:text-properties officeooo:rsid="05e7c81a"/>
    </style:style>
    <style:style style:name="T841" style:family="text">
      <style:text-properties officeooo:rsid="05e121fc"/>
    </style:style>
    <style:style style:name="T842" style:family="text">
      <style:text-properties officeooo:rsid="06ebcee4"/>
    </style:style>
    <style:style style:name="T843" style:family="text">
      <style:text-properties fo:font-weight="bold" officeooo:rsid="0348c2e5" style:font-weight-asian="bold" style:font-weight-complex="bold"/>
    </style:style>
    <style:style style:name="T844" style:family="text">
      <style:text-properties officeooo:rsid="0348c2e5"/>
    </style:style>
    <style:style style:name="T845" style:family="text">
      <style:text-properties officeooo:rsid="06dce6ed"/>
    </style:style>
    <style:style style:name="T846" style:family="text">
      <style:text-properties officeooo:rsid="0762a4c7"/>
    </style:style>
    <style:style style:name="T847" style:family="text">
      <style:text-properties officeooo:rsid="0456c51f"/>
    </style:style>
    <style:style style:name="T848" style:family="text">
      <style:text-properties officeooo:rsid="04db9848"/>
    </style:style>
    <style:style style:name="T849" style:family="text">
      <style:text-properties officeooo:rsid="0580a025"/>
    </style:style>
    <style:style style:name="T850" style:family="text">
      <style:text-properties officeooo:rsid="055f8e18"/>
    </style:style>
    <style:style style:name="T851" style:family="text">
      <style:text-properties officeooo:rsid="0356f141"/>
    </style:style>
    <style:style style:name="T852" style:family="text">
      <style:text-properties officeooo:rsid="0455bee4"/>
    </style:style>
    <style:style style:name="T853" style:family="text">
      <style:text-properties officeooo:rsid="0411be2c"/>
    </style:style>
    <style:style style:name="T854" style:family="text">
      <style:text-properties officeooo:rsid="0412424f"/>
    </style:style>
    <style:style style:name="T855" style:family="text">
      <style:text-properties officeooo:rsid="0268dc28"/>
    </style:style>
    <style:style style:name="T856" style:family="text">
      <style:text-properties officeooo:rsid="0416c12e"/>
    </style:style>
    <style:style style:name="T857" style:family="text">
      <style:text-properties officeooo:rsid="0625bd9e"/>
    </style:style>
    <style:style style:name="T858" style:family="text">
      <style:text-properties style:font-name="Liberation Serif" fo:font-size="12pt" officeooo:rsid="00389dca" style:font-size-asian="12pt" style:font-size-complex="12pt"/>
    </style:style>
    <style:style style:name="T859" style:family="text">
      <style:text-properties style:font-name="Liberation Serif" fo:font-size="12pt" officeooo:rsid="0199b4bf" style:font-size-asian="12pt" style:font-size-complex="12pt"/>
    </style:style>
    <style:style style:name="T860" style:family="text">
      <style:text-properties officeooo:rsid="039d6743"/>
    </style:style>
    <style:style style:name="T861" style:family="text">
      <style:text-properties style:font-name="Liberation Serif" fo:font-size="12pt" officeooo:rsid="03028381" style:font-size-asian="12pt" style:font-size-complex="12pt"/>
    </style:style>
    <style:style style:name="T862" style:family="text">
      <style:text-properties officeooo:rsid="015f942c"/>
    </style:style>
    <style:style style:name="T863" style:family="text">
      <style:text-properties officeooo:rsid="01d68a03"/>
    </style:style>
    <style:style style:name="T864" style:family="text">
      <style:text-properties officeooo:rsid="0340ccad"/>
    </style:style>
    <style:style style:name="T865" style:family="text">
      <style:text-properties officeooo:rsid="054e094f"/>
    </style:style>
    <style:style style:name="T866" style:family="text">
      <style:text-properties officeooo:rsid="01d6eeb7"/>
    </style:style>
    <style:style style:name="T867" style:family="text">
      <style:text-properties officeooo:rsid="04e13a25"/>
    </style:style>
    <style:style style:name="T868" style:family="text">
      <style:text-properties officeooo:rsid="01ce000d"/>
    </style:style>
    <style:style style:name="T869" style:family="text">
      <style:text-properties officeooo:rsid="02156730"/>
    </style:style>
    <style:style style:name="T870" style:family="text">
      <style:text-properties officeooo:rsid="06299436"/>
    </style:style>
    <style:style style:name="T871" style:family="text">
      <style:text-properties officeooo:rsid="062b8993"/>
    </style:style>
    <style:style style:name="T872" style:family="text">
      <style:text-properties officeooo:rsid="05ff39e8"/>
    </style:style>
    <style:style style:name="T873" style:family="text">
      <style:text-properties officeooo:rsid="056d7f94"/>
    </style:style>
    <style:style style:name="T874" style:family="text">
      <style:text-properties officeooo:rsid="059aa837"/>
    </style:style>
    <style:style style:name="T875" style:family="text">
      <style:text-properties style:text-underline-style="none" officeooo:rsid="05ff39e8"/>
    </style:style>
    <style:style style:name="T876" style:family="text">
      <style:text-properties style:text-underline-style="none" officeooo:rsid="081b5a72"/>
    </style:style>
    <style:style style:name="T877" style:family="text">
      <style:text-properties style:text-underline-style="none" officeooo:rsid="08165c9a"/>
    </style:style>
    <style:style style:name="T878" style:family="text">
      <style:text-properties officeooo:rsid="05ea5e0b"/>
    </style:style>
    <style:style style:name="T879" style:family="text">
      <style:text-properties officeooo:rsid="059ea25d"/>
    </style:style>
    <style:style style:name="T880" style:family="text">
      <style:text-properties officeooo:rsid="0567e350"/>
    </style:style>
    <style:style style:name="T881" style:family="text">
      <style:text-properties officeooo:rsid="05ed6761"/>
    </style:style>
    <style:style style:name="T882" style:family="text">
      <style:text-properties officeooo:rsid="05f1f5e1"/>
    </style:style>
    <style:style style:name="T883" style:family="text">
      <style:text-properties officeooo:rsid="05f3be71"/>
    </style:style>
    <style:style style:name="T884" style:family="text">
      <style:text-properties officeooo:rsid="05eee7fd"/>
    </style:style>
    <style:style style:name="T885" style:family="text">
      <style:text-properties officeooo:rsid="05f2a22c"/>
    </style:style>
    <style:style style:name="T886" style:family="text">
      <style:text-properties officeooo:rsid="06dd72d5"/>
    </style:style>
    <style:style style:name="T887" style:family="text">
      <style:text-properties style:font-name="Liberation Serif" fo:font-size="12pt" officeooo:rsid="0746a9d4" style:font-size-asian="12pt" style:font-size-complex="12pt"/>
    </style:style>
    <style:style style:name="T888" style:family="text">
      <style:text-properties officeooo:rsid="07f4da6f"/>
    </style:style>
    <style:style style:name="T889" style:family="text">
      <style:text-properties officeooo:rsid="08206965"/>
    </style:style>
    <style:style style:name="T890" style:family="text">
      <style:text-properties officeooo:rsid="081d1ba4"/>
    </style:style>
    <style:style style:name="T891" style:family="text">
      <style:text-properties officeooo:rsid="07f5f73f"/>
    </style:style>
    <style:style style:name="T892" style:family="text">
      <style:text-properties officeooo:rsid="07638ffd"/>
    </style:style>
    <style:style style:name="T893" style:family="text">
      <style:text-properties fo:font-weight="normal" officeooo:rsid="0348c2e5" style:font-weight-asian="normal" style:font-weight-complex="normal"/>
    </style:style>
    <style:style style:name="T894" style:family="text">
      <style:text-properties fo:font-weight="normal" officeooo:rsid="0762a4c7" style:font-weight-asian="normal" style:font-weight-complex="normal"/>
    </style:style>
    <style:style style:name="T895" style:family="text">
      <style:text-properties fo:font-weight="normal" officeooo:rsid="06dce6ed" style:font-weight-asian="normal" style:font-weight-complex="normal"/>
    </style:style>
    <style:style style:name="T896" style:family="text">
      <style:text-properties fo:font-weight="normal" officeooo:rsid="075639a6" style:font-weight-asian="normal" style:font-weight-complex="normal"/>
    </style:style>
    <style:style style:name="T897" style:family="text">
      <style:text-properties officeooo:rsid="05f90a47"/>
    </style:style>
    <style:style style:name="T898" style:family="text">
      <style:text-properties officeooo:rsid="0565075a"/>
    </style:style>
    <style:style style:name="T899" style:family="text">
      <style:text-properties officeooo:rsid="060330ca"/>
    </style:style>
    <style:style style:name="T900" style:family="text">
      <style:text-properties officeooo:rsid="06244f1d"/>
    </style:style>
    <style:style style:name="T901" style:family="text">
      <style:text-properties officeooo:rsid="07207357"/>
    </style:style>
    <style:style style:name="T902" style:family="text">
      <style:text-properties officeooo:rsid="060492fa"/>
    </style:style>
    <style:style style:name="T903" style:family="text">
      <style:text-properties officeooo:rsid="05642635"/>
    </style:style>
    <style:style style:name="T904" style:family="text">
      <style:text-properties officeooo:rsid="06f8cace"/>
    </style:style>
    <style:style style:name="T905" style:family="text">
      <style:text-properties officeooo:rsid="06f82316"/>
    </style:style>
    <style:style style:name="T906" style:family="text">
      <style:text-properties fo:color="#c9211e" loext:opacity="100%" fo:font-size="14pt" style:text-underline-style="solid" style:text-underline-width="auto" style:text-underline-color="font-color" fo:font-weight="bold" officeooo:rsid="0722209e" style:font-size-asian="14pt" style:font-weight-asian="bold" style:font-size-complex="14pt" style:font-weight-complex="bold"/>
    </style:style>
    <style:style style:name="T907" style:family="text">
      <style:text-properties officeooo:rsid="0722209e"/>
    </style:style>
    <style:style style:name="T908" style:family="text">
      <style:text-properties officeooo:rsid="07278a5c"/>
    </style:style>
    <style:style style:name="T909" style:family="text">
      <style:text-properties officeooo:rsid="07371b62"/>
    </style:style>
    <style:style style:name="T910" style:family="text">
      <style:text-properties officeooo:rsid="073917bd"/>
    </style:style>
    <style:style style:name="T911" style:family="text">
      <style:text-properties style:text-underline-style="none" officeooo:rsid="0723f36b"/>
    </style:style>
    <style:style style:name="T912" style:family="text">
      <style:text-properties style:text-underline-style="none" officeooo:rsid="05642635"/>
    </style:style>
    <style:style style:name="T913" style:family="text">
      <style:text-properties style:text-underline-style="none" officeooo:rsid="07371b62"/>
    </style:style>
    <style:style style:name="T914" style:family="text">
      <style:text-properties style:text-underline-style="none" officeooo:rsid="073917bd"/>
    </style:style>
    <style:style style:name="T915" style:family="text">
      <style:text-properties officeooo:rsid="0565030e"/>
    </style:style>
    <style:style style:name="T916" style:family="text">
      <style:text-properties officeooo:rsid="056c9606"/>
    </style:style>
    <style:style style:name="T917" style:family="text">
      <style:text-properties style:text-underline-style="solid" style:text-underline-width="auto" style:text-underline-color="font-color" officeooo:rsid="059ea25d"/>
    </style:style>
    <style:style style:name="T918" style:family="text">
      <style:text-properties style:text-underline-style="none" officeooo:rsid="059ea25d"/>
    </style:style>
    <style:style style:name="T919" style:family="text">
      <style:text-properties officeooo:rsid="05f59988"/>
    </style:style>
    <style:style style:name="T920" style:family="text">
      <style:text-properties style:text-underline-style="solid" style:text-underline-width="auto" style:text-underline-color="font-color" officeooo:rsid="05f59988"/>
    </style:style>
    <style:style style:name="T921" style:family="text">
      <style:text-properties officeooo:rsid="060510d4"/>
    </style:style>
    <style:style style:name="T922" style:family="text">
      <style:text-properties style:text-underline-style="solid" style:text-underline-width="auto" style:text-underline-color="font-color" officeooo:rsid="05ff39e8"/>
    </style:style>
    <style:style style:name="T923" style:family="text">
      <style:text-properties officeooo:rsid="033f72e6"/>
    </style:style>
    <style:style style:name="T924" style:family="text">
      <style:text-properties officeooo:rsid="05f72102"/>
    </style:style>
    <style:style style:name="T925" style:family="text">
      <style:text-properties officeooo:rsid="05fad0e0"/>
    </style:style>
    <style:style style:name="T926" style:family="text">
      <style:text-properties officeooo:rsid="07209cb2"/>
    </style:style>
    <style:style style:name="T927" style:family="text">
      <style:text-properties officeooo:rsid="06021020"/>
    </style:style>
    <style:style style:name="T928" style:family="text">
      <style:text-properties officeooo:rsid="06272817"/>
    </style:style>
    <style:style style:name="T929" style:family="text">
      <style:text-properties officeooo:rsid="0602b6a4"/>
    </style:style>
    <style:style style:name="T930" style:family="text">
      <style:text-properties officeooo:rsid="01734b0f"/>
    </style:style>
    <style:style style:name="T931" style:family="text">
      <style:text-properties officeooo:rsid="01747627"/>
    </style:style>
    <style:style style:name="T932" style:family="text">
      <style:text-properties style:font-name="Liberation Serif" fo:font-size="12pt" officeooo:rsid="0628268f" style:font-size-asian="12pt" style:font-size-complex="12pt"/>
    </style:style>
    <style:style style:name="T933" style:family="text">
      <style:text-properties style:font-name="Liberation Serif" fo:font-size="12pt" officeooo:rsid="0168ef1c" style:font-size-asian="12pt" style:font-size-complex="12pt"/>
    </style:style>
    <style:style style:name="T934" style:family="text">
      <style:text-properties style:font-name="Liberation Serif" fo:font-size="12pt" officeooo:rsid="0447ca3b" style:font-size-asian="12pt" style:font-size-complex="12pt"/>
    </style:style>
    <style:style style:name="T935" style:family="text">
      <style:text-properties style:font-name="Liberation Serif" fo:font-size="12pt" officeooo:rsid="01734b0f" style:font-size-asian="12pt" style:font-size-complex="12pt"/>
    </style:style>
    <style:style style:name="T936" style:family="text">
      <style:text-properties officeooo:rsid="0448c8c5"/>
    </style:style>
    <style:style style:name="T937" style:family="text">
      <style:text-properties officeooo:rsid="0789496a"/>
    </style:style>
    <style:style style:name="T938" style:family="text">
      <style:text-properties officeooo:rsid="07b457a6"/>
    </style:style>
    <style:style style:name="T939" style:family="text">
      <style:text-properties officeooo:rsid="078a7741"/>
    </style:style>
    <style:style style:name="T940" style:family="text">
      <style:text-properties officeooo:rsid="07877c13"/>
    </style:style>
    <style:style style:name="T941" style:family="text">
      <style:text-properties officeooo:rsid="0787a2bd"/>
    </style:style>
    <style:style style:name="T942" style:family="text">
      <style:text-properties officeooo:rsid="07a9945e"/>
    </style:style>
    <style:style style:name="T943" style:family="text">
      <style:text-properties officeooo:rsid="07aa2893"/>
    </style:style>
    <style:style style:name="T944" style:family="text">
      <style:text-properties officeooo:rsid="078d5fed"/>
    </style:style>
    <style:style style:name="T945" style:family="text">
      <style:text-properties officeooo:rsid="078e9686"/>
    </style:style>
    <style:style style:name="T946" style:family="text">
      <style:text-properties officeooo:rsid="0792bd15"/>
    </style:style>
    <style:style style:name="T947" style:family="text">
      <style:text-properties officeooo:rsid="07a4ff4b"/>
    </style:style>
    <style:style style:name="T948" style:family="text">
      <style:text-properties style:font-name="Courier New" fo:font-size="10pt" officeooo:rsid="078d5fed" style:font-size-asian="10pt" style:font-size-complex="10pt"/>
    </style:style>
    <style:style style:name="T949" style:family="text">
      <style:text-properties officeooo:rsid="079bf55b"/>
    </style:style>
    <style:style style:name="T950" style:family="text">
      <style:text-properties officeooo:rsid="07956355"/>
    </style:style>
    <style:style style:name="T951" style:family="text">
      <style:text-properties officeooo:rsid="0793d1a9"/>
    </style:style>
    <style:style style:name="T952" style:family="text">
      <style:text-properties officeooo:rsid="0796d67a"/>
    </style:style>
    <style:style style:name="T953" style:family="text">
      <style:text-properties officeooo:rsid="07a22763"/>
    </style:style>
    <style:style style:name="T954" style:family="text">
      <style:text-properties officeooo:rsid="07a6a404"/>
    </style:style>
    <style:style style:name="T955" style:family="text">
      <style:text-properties officeooo:rsid="079ded4c"/>
    </style:style>
    <style:style style:name="T956" style:family="text">
      <style:text-properties officeooo:rsid="07ab0930"/>
    </style:style>
    <style:style style:name="T957" style:family="text">
      <style:text-properties officeooo:rsid="07b01ed8"/>
    </style:style>
    <style:style style:name="T958" style:family="text">
      <style:text-properties officeooo:rsid="07acfb48"/>
    </style:style>
    <style:style style:name="T959" style:family="text">
      <style:text-properties officeooo:rsid="07adac1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P2"><draw:frame draw:style-name="fr1" draw:name="Image1" text:anchor-type="as-char" svg:width="4.4528in" svg:height="4.4528in" draw:z-index="0"><draw:image xlink:href="Pictures/100002460000036900000369BE54B1A5.svg" xlink:type="simple" xlink:show="embed" xlink:actuate="onLoad" draw:mime-type="image/svg+xml"/><draw:image xlink:href="Pictures/1000000100000021000000212124246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P3"><text:bookmark-start text:name="Title"/>Cities: Skylines <text:span text:style-name="T1">II</text:span> Mod<text:span text:style-name="T2">ding </text:span><text:span text:style-name="T3">Instructions</text:span><text:bookmark-end text:name="Title"/></text:p>
      <text:p text:style-name="P4"/>
      <text:p text:style-name="P4"/>
      <text:p text:style-name="P4"/>
      <text:p text:style-name="P5"><text:span text:style-name="T4">January</text:span><text:span text:style-name="T5"> </text:span><text:span text:style-name="T6">20</text:span>, 202<text:span text:style-name="T4">5</text:span></text:p>
      <text:p text:style-name="P4"/>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11445_1038383628" text:style-name="Index_20_Link" text:visited-style-name="Index_20_Link">Introduction<text:tab/>1</text:a></text:p>
          <text:p text:style-name="P7"><text:a xlink:type="simple" xlink:href="#__RefHeading___Toc5775_1060612756" text:style-name="Index_20_Link" text:visited-style-name="Index_20_Link">Assumptions<text:tab/>1</text:a></text:p>
          <text:p text:style-name="P7"><text:a xlink:type="simple" xlink:href="#__RefHeading___Toc10668_2128443723" text:style-name="Index_20_Link" text:visited-style-name="Index_20_Link">Accounts<text:tab/>1</text:a></text:p>
          <text:p text:style-name="P8"><text:a xlink:type="simple" xlink:href="#__RefHeading___Toc11471_1038383628" text:style-name="Index_20_Link" text:visited-style-name="Index_20_Link">Paradox Account<text:tab/>2</text:a></text:p>
          <text:p text:style-name="P8"><text:a xlink:type="simple" xlink:href="#__RefHeading___Toc5933_1060612756" text:style-name="Index_20_Link" text:visited-style-name="Index_20_Link">GitHub Account<text:tab/>3</text:a></text:p>
          <text:p text:style-name="P7"><text:a xlink:type="simple" xlink:href="#__RefHeading___Toc11447_1038383628" text:style-name="Index_20_Link" text:visited-style-name="Index_20_Link">Modding Toolchain<text:tab/>4</text:a></text:p>
          <text:p text:style-name="P7"><text:a xlink:type="simple" xlink:href="#__RefHeading___Toc11449_1038383628" text:style-name="Index_20_Link" text:visited-style-name="Index_20_Link">Basic Mod Project<text:tab/>4</text:a></text:p>
          <text:p text:style-name="P8"><text:a xlink:type="simple" xlink:href="#__RefHeading___Toc11525_1038383628" text:style-name="Index_20_Link" text:visited-style-name="Index_20_Link">Choose Assembly Name<text:tab/>4</text:a></text:p>
          <text:p text:style-name="P8"><text:a xlink:type="simple" xlink:href="#__RefHeading___Toc11527_1038383628" text:style-name="Index_20_Link" text:visited-style-name="Index_20_Link">Create Mod Project<text:tab/>5</text:a></text:p>
          <text:p text:style-name="P8"><text:a xlink:type="simple" xlink:href="#__RefHeading___Toc11453_1038383628" text:style-name="Index_20_Link" text:visited-style-name="Index_20_Link">Configure Mod Project<text:tab/>5</text:a></text:p>
          <text:p text:style-name="P8"><text:a xlink:type="simple" xlink:href="#__RefHeading___Toc11457_1038383628" text:style-name="Index_20_Link" text:visited-style-name="Index_20_Link">Build Mod Project<text:tab/>8</text:a></text:p>
          <text:p text:style-name="P8"><text:a xlink:type="simple" xlink:href="#__RefHeading___Toc11459_1038383628" text:style-name="Index_20_Link" text:visited-style-name="Index_20_Link">Test Mod<text:tab/>8</text:a></text:p>
          <text:p text:style-name="P7"><text:a xlink:type="simple" xlink:href="#__RefHeading___Toc11461_1038383628" text:style-name="Index_20_Link" text:visited-style-name="Index_20_Link">Create Your Mod<text:tab/>9</text:a></text:p>
          <text:p text:style-name="P8"><text:a xlink:type="simple" xlink:href="#__RefHeading___Toc11451_1038383628" text:style-name="Index_20_Link" text:visited-style-name="Index_20_Link">User Interface<text:tab/>9</text:a></text:p>
          <text:p text:style-name="P8"><text:a xlink:type="simple" xlink:href="#__RefHeading___Toc11455_1038383628" text:style-name="Index_20_Link" text:visited-style-name="Index_20_Link">Harmony<text:tab/>11</text:a></text:p>
          <text:p text:style-name="P8"><text:a xlink:type="simple" xlink:href="#__RefHeading___Toc20716_3002793707" text:style-name="Index_20_Link" text:visited-style-name="Index_20_Link">Language Support<text:tab/>12</text:a></text:p>
          <text:p text:style-name="P8"><text:a xlink:type="simple" xlink:href="#__RefHeading___Toc11463_1038383628" text:style-name="Index_20_Link" text:visited-style-name="Index_20_Link">BepInEx Console<text:tab/>12</text:a></text:p>
          <text:p text:style-name="P8"><text:a xlink:type="simple" xlink:href="#__RefHeading___Toc11465_1038383628" text:style-name="Index_20_Link" text:visited-style-name="Index_20_Link">Log File Locations<text:tab/>13</text:a></text:p>
          <text:p text:style-name="P8"><text:a xlink:type="simple" xlink:href="#__RefHeading___Toc8976_1060612756" text:style-name="Index_20_Link" text:visited-style-name="Index_20_Link">Developer Modes<text:tab/>14</text:a></text:p>
          <text:p text:style-name="P8"><text:a xlink:type="simple" xlink:href="#__RefHeading___Toc10095_1060612756" text:style-name="Index_20_Link" text:visited-style-name="Index_20_Link">Continue Last Save<text:tab/>15</text:a></text:p>
          <text:p text:style-name="P8"><text:a xlink:type="simple" xlink:href="#__RefHeading___Toc5715_2446439030" text:style-name="Index_20_Link" text:visited-style-name="Index_20_Link">Visual Studio Debugging<text:tab/>15</text:a></text:p>
          <text:p text:style-name="P8"><text:a xlink:type="simple" xlink:href="#__RefHeading___Toc11467_1038383628" text:style-name="Index_20_Link" text:visited-style-name="Index_20_Link">View Game Source Code<text:tab/>17</text:a></text:p>
          <text:p text:style-name="P8"><text:a xlink:type="simple" xlink:href="#__RefHeading___Toc11469_1038383628" text:style-name="Index_20_Link" text:visited-style-name="Index_20_Link">Get Game Source Code<text:tab/>17</text:a></text:p>
          <text:p text:style-name="P8"><text:a xlink:type="simple" xlink:href="#__RefHeading___Toc12909_657935270" text:style-name="Index_20_Link" text:visited-style-name="Index_20_Link">Get UI Source Code<text:tab/>18</text:a></text:p>
          <text:p text:style-name="P7"><text:a xlink:type="simple" xlink:href="#__RefHeading___Toc11473_1038383628" text:style-name="Index_20_Link" text:visited-style-name="Index_20_Link">Publish New Mod To Paradox Mods<text:tab/>19</text:a></text:p>
          <text:p text:style-name="P8"><text:a xlink:type="simple" xlink:href="#__RefHeading___Toc9726_3655602309" text:style-name="Index_20_Link" text:visited-style-name="Index_20_Link">Remove Unneeded Code<text:tab/>19</text:a></text:p>
          <text:p text:style-name="P8"><text:a xlink:type="simple" xlink:href="#__RefHeading___Toc11784_2848870355" text:style-name="Index_20_Link" text:visited-style-name="Index_20_Link">Add License File<text:tab/>19</text:a></text:p>
          <text:p text:style-name="P8"><text:a xlink:type="simple" xlink:href="#__RefHeading___Toc13565_2848870355" text:style-name="Index_20_Link" text:visited-style-name="Index_20_Link">Create Paradox Forum Thread<text:tab/>20</text:a></text:p>
          <text:p text:style-name="P8"><text:a xlink:type="simple" xlink:href="#__RefHeading___Toc9728_3655602309" text:style-name="Index_20_Link" text:visited-style-name="Index_20_Link">Update Project Properties<text:tab/>20</text:a></text:p>
          <text:p text:style-name="P8"><text:a xlink:type="simple" xlink:href="#__RefHeading___Toc9730_3655602309" text:style-name="Index_20_Link" text:visited-style-name="Index_20_Link">Prepare Publishing Files<text:tab/>20</text:a></text:p>
          <text:p text:style-name="P8"><text:a xlink:type="simple" xlink:href="#__RefHeading___Toc9732_3655602309" text:style-name="Index_20_Link" text:visited-style-name="Index_20_Link">Prepare Solution<text:tab/>23</text:a></text:p>
          <text:p text:style-name="P8"><text:a xlink:type="simple" xlink:href="#__RefHeading___Toc9734_3655602309" text:style-name="Index_20_Link" text:visited-style-name="Index_20_Link">Publish To Paradox Mods<text:tab/>23</text:a></text:p>
          <text:p text:style-name="P8"><text:a xlink:type="simple" xlink:href="#__RefHeading___Toc9736_3655602309" text:style-name="Index_20_Link" text:visited-style-name="Index_20_Link">Verify Published Mod<text:tab/>23</text:a></text:p>
          <text:p text:style-name="P8"><text:a xlink:type="simple" xlink:href="#__RefHeading___Toc9738_3655602309" text:style-name="Index_20_Link" text:visited-style-name="Index_20_Link">Update Mod ID<text:tab/>25</text:a></text:p>
          <text:p text:style-name="P8"><text:a xlink:type="simple" xlink:href="#__RefHeading___Toc9740_3655602309" text:style-name="Index_20_Link" text:visited-style-name="Index_20_Link">Save to GitHub<text:tab/>25</text:a></text:p>
          <text:p text:style-name="P8"><text:a xlink:type="simple" xlink:href="#__RefHeading___Toc9742_3655602309" text:style-name="Index_20_Link" text:visited-style-name="Index_20_Link">Mod Is Published<text:tab/>27</text:a></text:p>
          <text:p text:style-name="P7"><text:a xlink:type="simple" xlink:href="#__RefHeading___Toc10084_3655602309" text:style-name="Index_20_Link" text:visited-style-name="Index_20_Link">Update Your Mod<text:tab/>27</text:a></text:p>
          <text:p text:style-name="P7"><text:a xlink:type="simple" xlink:href="#__RefHeading___Toc11477_1038383628" text:style-name="Index_20_Link" text:visited-style-name="Index_20_Link">Publish New Version To Paradox Mods<text:tab/>27</text:a></text:p>
          <text:p text:style-name="P8"><text:a xlink:type="simple" xlink:href="#__RefHeading___Toc10086_3655602309" text:style-name="Index_20_Link" text:visited-style-name="Index_20_Link">Update Project Properties<text:tab/>27</text:a></text:p>
          <text:p text:style-name="P8"><text:a xlink:type="simple" xlink:href="#__RefHeading___Toc10088_3655602309" text:style-name="Index_20_Link" text:visited-style-name="Index_20_Link">Update Publishing Files<text:tab/>27</text:a></text:p>
          <text:p text:style-name="P8"><text:a xlink:type="simple" xlink:href="#__RefHeading___Toc13345_2429953030" text:style-name="Index_20_Link" text:visited-style-name="Index_20_Link">Review Changes<text:tab/>28</text:a></text:p>
          <text:p text:style-name="P8"><text:a xlink:type="simple" xlink:href="#__RefHeading___Toc15536_3002793707" text:style-name="Index_20_Link" text:visited-style-name="Index_20_Link">Prepare, Publish, Verify Mod<text:tab/>28</text:a></text:p>
          <text:p text:style-name="P8"><text:a xlink:type="simple" xlink:href="#__RefHeading___Toc9740_3655602309%20Copy%201" text:style-name="Index_20_Link" text:visited-style-name="Index_20_Link">Update GitHub<text:tab/>28</text:a></text:p>
          <text:p text:style-name="P8"><text:a xlink:type="simple" xlink:href="#__RefHeading___Toc13553_3924663089" text:style-name="Index_20_Link" text:visited-style-name="Index_20_Link">Update Paradox Forums<text:tab/>29</text:a></text:p>
          <text:p text:style-name="P8"><text:a xlink:type="simple" xlink:href="#__RefHeading___Toc13038_1676438858" text:style-name="Index_20_Link" text:visited-style-name="Index_20_Link">Version Is Published<text:tab/>29</text:a></text:p>
          <text:p text:style-name="P7"><text:a xlink:type="simple" xlink:href="#__RefHeading___Toc11479_1038383628" text:style-name="Index_20_Link" text:visited-style-name="Index_20_Link">Update Published Configuration To Paradox Mods<text:tab/>29</text:a></text:p>
          <text:p text:style-name="P8"><text:a xlink:type="simple" xlink:href="#__RefHeading___Toc14656_3002793707" text:style-name="Index_20_Link" text:visited-style-name="Index_20_Link">Update Publishing Files<text:tab/>30</text:a></text:p>
          <text:p text:style-name="P8"><text:a xlink:type="simple" xlink:href="#__RefHeading___Toc13503_2429953030" text:style-name="Index_20_Link" text:visited-style-name="Index_20_Link">Review Changes<text:tab/>30</text:a></text:p>
          <text:p text:style-name="P8"><text:a xlink:type="simple" xlink:href="#__RefHeading___Toc14658_3002793707" text:style-name="Index_20_Link" text:visited-style-name="Index_20_Link">Prepare, Publish, Verify Mod<text:tab/>30</text:a></text:p>
          <text:p text:style-name="P8"><text:a xlink:type="simple" xlink:href="#__RefHeading___Toc15032_3002793707" text:style-name="Index_20_Link" text:visited-style-name="Index_20_Link"><text:soft-page-break/>Update GitHub<text:tab/>30</text:a></text:p>
          <text:p text:style-name="P8"><text:a xlink:type="simple" xlink:href="#__RefHeading___Toc13138_1676438858" text:style-name="Index_20_Link" text:visited-style-name="Index_20_Link">Configuration Is Published<text:tab/>30</text:a></text:p>
          <text:p text:style-name="P7"><text:a xlink:type="simple" xlink:href="#__RefHeading___Toc11481_1038383628" text:style-name="Index_20_Link" text:visited-style-name="Index_20_Link">Working With Markdown<text:tab/>30</text:a></text:p>
          <text:p text:style-name="P7"><text:a xlink:type="simple" xlink:href="#__RefHeading___Toc11965_2715497411" text:style-name="Index_20_Link" text:visited-style-name="Index_20_Link">Game Version Updates<text:tab/>31</text:a></text:p>
          <text:p text:style-name="P8"><text:a xlink:type="simple" xlink:href="#__RefHeading___Toc11967_2715497411" text:style-name="Index_20_Link" text:visited-style-name="Index_20_Link">Update Modding Toolchain<text:tab/>31</text:a></text:p>
          <text:p text:style-name="P8"><text:a xlink:type="simple" xlink:href="#__RefHeading___Toc12605_2715497411" text:style-name="Index_20_Link" text:visited-style-name="Index_20_Link">Update User Interface<text:tab/>31</text:a></text:p>
        </text:index-body>
      </text:table-of-content>
      <text:p text:style-name="Standard"/>
      <text:h text:style-name="P9" text:outline-level="1"><text:bookmark-start text:name="__RefHeading___Toc11445_1038383628"/>Introduction<text:bookmark-end text:name="__RefHeading___Toc11445_1038383628"/></text:h>
      <text:p text:style-name="P10"><text:span text:style-name="T7">This document </text:span><text:span text:style-name="T8">contain</text:span><text:span text:style-name="T7">s</text:span> <text:span text:style-name="T9">very </text:span><text:span text:style-name="T10">detailed </text:span><text:span text:style-name="T11">step-by-step instructions </text:span>for creating a Cities: Skylines <text:span text:style-name="T1">II</text:span> (CS2) code mod<text:span text:style-name="T12">ification</text:span>. <text:s/><text:span text:style-name="T13">A c</text:span><text:span text:style-name="T12">ode modification </text:span><text:span text:style-name="T13">is</text:span><text:span text:style-name="T12"> known as </text:span><text:span text:style-name="T13">a </text:span><text:span text:style-name="T12">“mod”. <text:s/></text:span><text:span text:style-name="T14">A mod </text:span><text:span text:style-name="T15">add</text:span><text:span text:style-name="T14">s </text:span><text:span text:style-name="T15">on to or modif</text:span><text:span text:style-name="T14">ies</text:span><text:span text:style-name="T15"> existing game play. <text:s/></text:span><text:span text:style-name="T16">Th</text:span><text:span text:style-name="T7">is document is </text:span>not <text:span text:style-name="T16">for creating </text:span><text:span text:style-name="T13">a </text:span>map or <text:span text:style-name="T16">other </text:span>asset. <text:s/><text:span text:style-name="T16">H</text:span><text:span text:style-name="T17">ereinafter, “mod” refers to the </text:span><text:span text:style-name="T18">CS2 </text:span><text:span text:style-name="T17">code mod </text:span><text:span text:style-name="T19">being created</text:span><text:span text:style-name="T17">.</text:span></text:p>
      <text:p text:style-name="P11"><text:span text:style-name="T20"/></text:p>
      <text:p text:style-name="P12"><text:span text:style-name="T20">T</text:span><text:span text:style-name="T21">here are ways to </text:span><text:span text:style-name="T22">organize your code and </text:span><text:span text:style-name="T23">do</text:span><text:span text:style-name="T21"> things </text:span><text:span text:style-name="T24">other than the methods </text:span><text:span text:style-name="T21">detailed in this document. <text:s/>Other mod authors </text:span><text:span text:style-name="T22">will </text:span><text:span text:style-name="T21">have different preferences on how to do things. <text:s/>You </text:span><text:span text:style-name="T22">probably</text:span><text:span text:style-name="T21"> have your own preferences. <text:s/>But following these </text:span><text:span text:style-name="T23">instructions</text:span><text:span text:style-name="T21"> will result </text:span><text:span text:style-name="T25">in </text:span><text:span text:style-name="T21">a </text:span><text:span text:style-name="T26">basic </text:span><text:span text:style-name="T21">working mod </text:span><text:span text:style-name="T25">to serve as starting point for adding your own functionality </text:span><text:span text:style-name="T23">and making changes to suit your own style and preferences</text:span><text:span text:style-name="T21">.</text:span></text:p>
      <text:p text:style-name="P13"><text:span text:style-name="T27"/></text:p>
      <text:p text:style-name="P14">For more information on CS2 itself, see:</text:p>
      <text:p text:style-name="P13"><text:a xlink:type="simple" xlink:href="https://cs2.paradoxwikis.com/Cities_Skylines_II_Wiki" text:style-name="Internet_20_link" text:visited-style-name="Visited_20_Internet_20_Link"><text:span text:style-name="T21">https://cs2.paradoxwikis.com/Cities_Skylines_II_Wiki</text:span></text:a></text:p>
      <text:p text:style-name="P15"><text:span text:style-name="T17"/></text:p>
      <text:p text:style-name="P15"><text:span text:style-name="T17">F</text:span><text:span text:style-name="T28">or </text:span><text:span text:style-name="T29">more </text:span><text:span text:style-name="T28">information on </text:span><text:span text:style-name="T30">CS2 </text:span><text:span text:style-name="T28">modding, see:<text:line-break/></text:span><text:a xlink:type="simple" xlink:href="https://cs2.paradoxwikis.com/Modding" text:style-name="Internet_20_link" text:visited-style-name="Visited_20_Internet_20_Link"><text:span text:style-name="T28">https://cs2.paradoxwikis.com/Modding</text:span></text:a><text:span text:style-name="T28"><text:line-break/></text:span><text:a xlink:type="simple" xlink:href="https://cs2.paradoxwikis.com/Community-made_guides" text:style-name="Internet_20_link" text:visited-style-name="Visited_20_Internet_20_Link"><text:span text:style-name="T28">https://cs2.paradoxwikis.com/Community-made_guides</text:span></text:a></text:p>
      <text:p text:style-name="P16"><text:span text:style-name="T21"/></text:p>
      <text:p text:style-name="P17"><text:span text:style-name="T31">For help with </text:span><text:span text:style-name="T32">CS2 </text:span><text:span text:style-name="T31">modding, </text:span><text:span text:style-name="T21">see </text:span><text:span text:style-name="T20">the following</text:span><text:span text:style-name="T21">, especially the sections on Code Mods and Development:<text:line-break/></text:span><text:a xlink:type="simple" xlink:href="https://discord.com/channels/1169011184557637825" text:style-name="Internet_20_link" text:visited-style-name="Visited_20_Internet_20_Link"><text:span text:style-name="T21">https://discord.com/channels/1169011184557637825</text:span></text:a></text:p>
      <text:h text:style-name="Heading_20_1" text:outline-level="1"><text:bookmark-start text:name="__RefHeading___Toc5775_1060612756"/>Assumptions<text:bookmark-end text:name="__RefHeading___Toc5775_1060612756"/></text:h>
      <text:p text:style-name="P18"><text:span text:style-name="T21">This document assumes the following </text:span><text:span text:style-name="T33">regarding </text:span><text:span text:style-name="T34">your</text:span><text:span text:style-name="T33"> environment. <text:s/></text:span><text:span text:style-name="T35">If your environment is different, then </text:span><text:span text:style-name="T36">you will need to make adjustments </text:span><text:span text:style-name="T37">to the </text:span><text:span text:style-name="T38">instructions</text:span><text:span text:style-name="T37"> in this document </text:span><text:span text:style-name="T39">for your environment differences</text:span><text:span text:style-name="T35">.</text:span></text:p>
      <text:list text:style-name="L1">
        <text:list-item>
          <text:p text:style-name="P19"><text:span text:style-name="T21">CS2 was installed from Steam </text:span><text:span text:style-name="T40">on a Windows PC</text:span><text:span text:style-name="T21">. <text:s/></text:span><text:span text:style-name="T41">This implies you already have a Steam account.</text:span></text:p>
        </text:list-item>
        <text:list-item>
          <text:p text:style-name="P20"><text:span text:style-name="T34">Development </text:span><text:span text:style-name="T42">will be</text:span><text:span text:style-name="T34"> with Microsoft Visual Studio </text:span><text:span text:style-name="T40">on a Windows PC</text:span><text:span text:style-name="T34">. <text:s/></text:span><text:span text:style-name="T43">A</text:span><text:span text:style-name="T36">uthor is using “Microsoft Visual Studio Community 2022 (64-bit)”, </text:span><text:span text:style-name="T44">which is totally free.</text:span></text:p>
        </text:list-item>
        <text:list-item>
          <text:p text:style-name="P21"><text:span text:style-name="T40">Mod s</text:span><text:span text:style-name="T21">ource code will be stored on GitHub.</text:span></text:p>
        </text:list-item>
        <text:list-item>
          <text:p text:style-name="P22">No mod manager (e.g. r2modman, Skyve) is being used <text:span text:style-name="T45">during development</text:span>. <text:s/><text:span text:style-name="T45">Feel free to use a mod manager outside of development.</text:span></text:p>
        </text:list-item>
      </text:list>
      <text:p text:style-name="P23"><text:span text:style-name="T21"/></text:p>
      <text:p text:style-name="P24"><text:span text:style-name="T21">This document assumes the reader is familiar with the following. <text:s/></text:span><text:span text:style-name="T46">Reader does not need to be an expert. <text:s/>But </text:span><text:span text:style-name="T47">at least </text:span><text:span text:style-name="T46">some familiarity is very helpful. <text:s/></text:span><text:span text:style-name="T42">If you are unfamiliar with any of these, search the internet for more information.</text:span></text:p>
      <text:list text:continue-numbering="true" text:style-name="L1">
        <text:list-item>
          <text:p text:style-name="P25"><text:span text:style-name="T48">Using </text:span><text:span text:style-name="T21">Microsoft Visual Studio.</text:span></text:p>
        </text:list-item>
        <text:list-item>
          <text:p text:style-name="P26"><text:span text:style-name="T33">P</text:span><text:span text:style-name="T21">rogramming in C#.</text:span></text:p>
        </text:list-item>
        <text:list-item>
          <text:p text:style-name="P27"><text:span text:style-name="T21">Entity Component System (ECS) software architecture. <text:s/>For more information on ECS, see:<text:line-break/></text:span><text:a xlink:type="simple" xlink:href="https://cs2.paradoxwikis.com/ECS_-_Entity_Component_System" text:style-name="Internet_20_link" text:visited-style-name="Visited_20_Internet_20_Link"><text:span text:style-name="T21">https://cs2.paradoxwikis.com/ECS_-_Entity_Component_System</text:span></text:a></text:p>
        </text:list-item>
        <text:list-item>
          <text:p text:style-name="P28">For creating a user interface:</text:p>
          <text:list>
            <text:list-item>
              <text:p text:style-name="P29"><text:span text:style-name="T49">HyperText Markup Language (</text:span>HTML<text:span text:style-name="T49">)</text:span>.</text:p>
            </text:list-item>
            <text:list-item>
              <text:p text:style-name="P26"><text:span text:style-name="T33">P</text:span><text:span text:style-name="T21">rogramming in Type</text:span><text:span text:style-name="T50">S</text:span><text:span text:style-name="T21">cript. <text:s/></text:span><text:span text:style-name="T50">TypeScript is a strongly typed programming language that builds on JavaScript</text:span><text:span text:style-name="T21">. <text:s/></text:span><text:span text:style-name="T20">For more information on TypeScript, see:<text:line-break/></text:span><text:a xlink:type="simple" xlink:href="https://www.typescriptlang.org/" text:style-name="Internet_20_link" text:visited-style-name="Visited_20_Internet_20_Link"><text:span text:style-name="T20">https://www.typescriptlang.org/</text:span></text:a></text:p>
            </text:list-item>
          </text:list>
        </text:list-item>
      </text:list>
      <text:h text:style-name="P30" text:outline-level="1"><text:bookmark-start text:name="__RefHeading___Toc10668_2128443723"/>Accounts<text:bookmark-end text:name="__RefHeading___Toc10668_2128443723"/></text:h>
      <text:p text:style-name="P31">You will need a Paradox account and a GitHub account. <text:s/>These are described in the following sections. <text:s/>Even if you already have these accounts, read thru the sections anyway to complete any steps beyond just creating the accounts.</text:p>
      <text:h text:style-name="Heading_20_2" text:outline-level="2"><text:bookmark-start text:name="__RefHeading___Toc11471_1038383628"/><text:soft-page-break/>Paradox Account<text:bookmark-end text:name="__RefHeading___Toc11471_1038383628"/></text:h>
      <text:p text:style-name="P32"><text:span text:style-name="T51">Paradox Mods is the only official place </text:span><text:span text:style-name="T52">for </text:span><text:span text:style-name="T53">CS2 </text:span><text:span text:style-name="T52">mods. <text:s/>You should obtain </text:span><text:span text:style-name="T53">CS2 </text:span><text:span text:style-name="T52">mods only from Paradox Mods</text:span><text:span text:style-name="T51">. <text:s/></text:span><text:span text:style-name="T52">You can browse </text:span><text:span text:style-name="T54">for </text:span><text:span text:style-name="T52">mods on Paradox Mods without an account. <text:s/>But a Paradox account is </text:span><text:span text:style-name="T55">required</text:span><text:span text:style-name="T52"> </text:span><text:span text:style-name="T56">to </text:span><text:span text:style-name="T57">use</text:span><text:span text:style-name="T52"> a mod </text:span><text:span text:style-name="T58">and</text:span><text:span text:style-name="T59"> </text:span><text:span text:style-name="T58">to publish a mod</text:span><text:span text:style-name="T60">.</text:span></text:p>
      <text:p text:style-name="P32"/>
      <text:p text:style-name="P33">The Paradox Mods website for CS2 <text:span text:style-name="T61">mods</text:span> is:<text:line-break/><text:a xlink:type="simple" xlink:href="https://mods.paradoxplaza.com/games/cities_skylines_2" text:style-name="Internet_20_link" text:visited-style-name="Visited_20_Internet_20_Link">https://mods.paradoxplaza.com/games/cities_skylines_2</text:a></text:p>
      <text:p text:style-name="P32"/>
      <text:p text:style-name="P32"><text:span text:style-name="T60">If you don’t already have a Paradox account, create a new account </text:span><text:span text:style-name="T62">now</text:span><text:span text:style-name="T60">, </text:span><text:span text:style-name="T63">which is totally free</text:span><text:span text:style-name="T60">:</text:span></text:p>
      <text:list text:style-name="L2">
        <text:list-item>
          <text:p text:style-name="P34">Start the game to the main menu.</text:p>
        </text:list-item>
        <text:list-item>
          <text:p text:style-name="P34"><text:span text:style-name="T64">On the right side of the screen</text:span>, click<text:span text:style-name="T65"> </text:span><text:span text:style-name="T66">on </text:span>“Login”. <text:s/>A login screen is displayed.</text:p>
        </text:list-item>
        <text:list-item>
          <text:p text:style-name="P34">On the login screen, click <text:span text:style-name="T66">on </text:span>“Create Account”. <text:s/>The “Create Paradox Account” screen is displayed.</text:p>
        </text:list-item>
        <text:list-item>
          <text:p text:style-name="P34">On the “Create Paradox Account” screen, <text:span text:style-name="T64">enter the requested information and then click on “Create Account”. <text:s/>After the account is created, a confirmation message is displayed.</text:span></text:p>
        </text:list-item>
        <text:list-item>
          <text:p text:style-name="P35">Click “OK” on the confirmation message. <text:s/>The <text:span text:style-name="T45">game </text:span>main menu is displayed.</text:p>
        </text:list-item>
        <text:list-item>
          <text:p text:style-name="P36">Go to your email:</text:p>
          <text:list>
            <text:list-item>
              <text:p text:style-name="P36">Find the message from Paradox Interactive.</text:p>
            </text:list-item>
            <text:list-item>
              <text:p text:style-name="P36"><text:span text:style-name="T67">In the message, c</text:span>lick on “Confirm Account” to confirm your account. <text:s/><text:span text:style-name="T68">A browser is opened showing that your account is now confirmed.</text:span></text:p>
            </text:list-item>
            <text:list-item>
              <text:p text:style-name="P37">Close the browser.</text:p>
            </text:list-item>
          </text:list>
        </text:list-item>
        <text:list-item>
          <text:p text:style-name="P38">On the main menu <text:span text:style-name="T69">of the game</text:span>, click<text:span text:style-name="T65"> </text:span><text:span text:style-name="T66">on </text:span>“Paradox Mods”. <text:s/><text:span text:style-name="T70">It is okay if </text:span><text:span text:style-name="T71">the button</text:span><text:span text:style-name="T70"> </text:span><text:span text:style-name="T72">shows “Beta”. <text:s/></text:span><text:span text:style-name="T73">M</text:span><text:span text:style-name="T74">odding </text:span><text:span text:style-name="T73">is considered </text:span><text:span text:style-name="T74">to be in “Beta” </text:span><text:span text:style-name="T69">testing </text:span><text:span text:style-name="T74">status. <text:s/></text:span>The <text:span text:style-name="T75">“Paradox Mods” screen is displayed.</text:span></text:p>
        </text:list-item>
        <text:list-item>
          <text:p text:style-name="P39">On the “Paradox Mods” screen:</text:p>
          <text:list>
            <text:list-item>
              <text:p text:style-name="P40">Click <text:span text:style-name="T66">on </text:span>“Me”. <text:s/>A message will be displayed that a username is required.</text:p>
            </text:list-item>
            <text:list-item>
              <text:p text:style-name="P40"><text:span text:style-name="T76">Under the message, click </text:span><text:span text:style-name="T66">on </text:span><text:span text:style-name="T76">“Edit profile”. <text:s/></text:span><text:span text:style-name="T68">A message is displayed asking permission to open a web browser. <text:s/>Click on “Yes” to a</text:span><text:span text:style-name="T76">llow the game to open </text:span><text:span text:style-name="T77">the </text:span><text:span text:style-name="T68">displayed </text:span><text:span text:style-name="T77">link</text:span><text:span text:style-name="T76"> in a browser.</text:span></text:p>
            </text:list-item>
            <text:list-item>
              <text:p text:style-name="P41">In the browser:</text:p>
              <text:list>
                <text:list-item>
                  <text:p text:style-name="P42">In the upper right, click on “Log in”. <text:s/><text:span text:style-name="T69">A popup is displayed.</text:span></text:p>
                </text:list-item>
                <text:list-item>
                  <text:p text:style-name="P42">In the popup, click on “Log In”. <text:s/>The log in screen is displayed.</text:p>
                </text:list-item>
                <text:list-item>
                  <text:p text:style-name="P41">Log in to your Paradox account <text:span text:style-name="T68">with the email and password used to create your account</text:span>. <text:s/>The “Choose username” screen is displayed.</text:p>
                </text:list-item>
                <text:list-item>
                  <text:p text:style-name="P41">On the “Choose username” screen, enter a username. <text:s/><text:span text:style-name="T78">Choose your username wisely because it </text:span><text:span text:style-name="T79">can</text:span><text:span text:style-name="T78"> be changed </text:span><text:span text:style-name="T79">only by deleting and recreating your account</text:span><text:span text:style-name="T78">. <text:s/></text:span><text:span text:style-name="T80">This author </text:span><text:span text:style-name="T81">use</text:span><text:span text:style-name="T80">s</text:span><text:span text:style-name="T81"> the same username as </text:span><text:span text:style-name="T82">Steam and </text:span><text:span text:style-name="T81">GitHub account</text:span><text:span text:style-name="T83">s. <text:s/></text:span><text:span text:style-name="T84">You might want to do the same</text:span><text:span text:style-name="T81"> (see section “</text:span><text:span text:style-name="T81"><text:bookmark-ref text:reference-format="text" text:ref-name="__RefHeading___Toc5933_1060612756">GitHub Account</text:bookmark-ref></text:span><text:span text:style-name="T81">”).</text:span></text:p>
                </text:list-item>
                <text:list-item>
                  <text:p text:style-name="P43"><text:span text:style-name="T81">C</text:span>lick <text:span text:style-name="T66">on </text:span>“Set username”. <text:s/><text:span text:style-name="T85">The screen shows your mods, which will be none.</text:span></text:p>
                </text:list-item>
                <text:list-item>
                  <text:p text:style-name="P44">If desired, click on “Edit profile” to change your avatar, bio, or external links.</text:p>
                </text:list-item>
                <text:list-item>
                  <text:p text:style-name="P44">You may optionally link your Paradox account to other accounts like Steam, PlayStation, and Microsoft. <text:s/>In the upper right, click on your username and select “Account settings”. <text:s/>The “Account settings” screen is displayed in <text:span text:style-name="T69">a</text:span> new browser. <text:s/>Under “Account Linking”, click on “Link account” for the accounts you want to link.</text:p>
                </text:list-item>
                <text:list-item>
                  <text:p text:style-name="P41">Log out of your <text:span text:style-name="T69">Paradox </text:span>account and close the browser.</text:p>
                </text:list-item>
              </text:list>
            </text:list-item>
            <text:list-item>
              <text:p text:style-name="P45"><text:span text:style-name="T86">In the game, c</text:span>lose the “Paradox Mods” screen.</text:p>
            </text:list-item>
          </text:list>
        </text:list-item>
        <text:list-item>
          <text:p text:style-name="P45">Click <text:span text:style-name="T66">on </text:span>“Paradox Mods” again. <text:s/>The “Paradox Mods” screen is displayed again.</text:p>
        </text:list-item>
        <text:list-item>
          <text:p text:style-name="P46">On the “Paradox Mods” screen:</text:p>
          <text:list>
            <text:list-item>
              <text:p text:style-name="P45">Verify that the “Me” tab now shows your profile information, <text:span text:style-name="T87">including your username</text:span>.</text:p>
            </text:list-item>
            <text:list-item>
              <text:p text:style-name="P47">You<text:span text:style-name="T52"> </text:span>now <text:span text:style-name="T88">have full access to all the activities on the Paradox Mods screen. <text:s/>But importantly </text:span><text:span text:style-name="T89">for this document</text:span><text:span text:style-name="T88">, you will be able to publish your mod </text:span><text:span text:style-name="T82">later</text:span><text:span text:style-name="T88">.</text:span></text:p>
            </text:list-item>
            <text:list-item>
              <text:p text:style-name="P45">Close the “Paradox Mods” screen.</text:p>
            </text:list-item>
          </text:list>
        </text:list-item>
        <text:list-item>
          <text:p text:style-name="P48">Exit the game to desktop.</text:p>
        </text:list-item>
      </text:list>
      <text:p text:style-name="P49"/>
      <text:p text:style-name="P50"><text:soft-page-break/><text:span text:style-name="T90">Log into your </text:span>Paradox account <text:span text:style-name="T90">in the game</text:span>:</text:p>
      <text:list text:style-name="L3">
        <text:list-item>
          <text:p text:style-name="P51">Start the game to the main menu.</text:p>
        </text:list-item>
        <text:list-item>
          <text:p text:style-name="P52"><text:span text:style-name="T91">If not already logged in, l</text:span><text:span text:style-name="T63">og in to your </text:span><text:span text:style-name="T82">Paradox </text:span><text:span text:style-name="T63">account in the game:</text:span></text:p>
          <text:list>
            <text:list-item>
              <text:p text:style-name="P52"><text:span text:style-name="T92">Under “Paradox Account”, click</text:span><text:span text:style-name="T81"> </text:span><text:span text:style-name="T66">on </text:span><text:span text:style-name="T81">“Login”. <text:s/></text:span><text:span text:style-name="T92">A</text:span><text:span text:style-name="T82"> log in screen is displayed.</text:span></text:p>
            </text:list-item>
            <text:list-item>
              <text:p text:style-name="P53">On the log in screen, enter your Paradox account email address (not username) and password.</text:p>
            </text:list-item>
            <text:list-item>
              <text:p text:style-name="P53">Click <text:span text:style-name="T66">on </text:span>“Login”. <text:s/>You are returned to the game main menu.</text:p>
            </text:list-item>
          </text:list>
        </text:list-item>
        <text:list-item>
          <text:p text:style-name="P53"><text:span text:style-name="T91">On the main menu u</text:span><text:span text:style-name="T93">nder “Paradox Account”, v</text:span>erify your Paradox account username is displayed. <text:s/><text:span text:style-name="T94">If your username is not displayed, see the steps above for creating your username.</text:span></text:p>
        </text:list-item>
        <text:list-item>
          <text:p text:style-name="P54"><text:span text:style-name="T81">Once logged in, t</text:span><text:span text:style-name="T95">here is a “</text:span><text:span text:style-name="T96">Logout” </text:span><text:span text:style-name="T95">button to log out of your Paradox account. <text:s/></text:span><text:span text:style-name="T52">It is recommended to </text:span><text:span text:style-name="T97">stay logged in to </text:span><text:span text:style-name="T52">Paradox in the game. <text:s/>If you logout and log in again, all your </text:span><text:span text:style-name="T98">subscribed </text:span><text:span text:style-name="T52">mods will be downloaded </text:span><text:span text:style-name="T71">and installed </text:span><text:span text:style-name="T52">again.</text:span></text:p>
        </text:list-item>
        <text:list-item>
          <text:p text:style-name="P55">Exit the game to desktop.</text:p>
        </text:list-item>
      </text:list>
      <text:p text:style-name="P56"/>
      <text:p text:style-name="P56">Create a Paradox account data file <text:span text:style-name="T99">that will be used later when publishing your mod</text:span>:</text:p>
      <text:list text:continue-numbering="true" text:style-name="L3">
        <text:list-item text:start-value="1">
          <text:p text:style-name="P57"><text:span text:style-name="T100">Use a text editor </text:span><text:span text:style-name="T101">(e.g. Notepad) </text:span><text:span text:style-name="T100">to </text:span><text:span text:style-name="T102">create a new text file </text:span><text:span text:style-name="T101">with </text:span>2 lines:</text:p>
          <text:list>
            <text:list-item>
              <text:p text:style-name="P57"><text:span text:style-name="T103">Line 1 contains </text:span>your Paradox account username <text:span text:style-name="T79">(not email address)</text:span>.</text:p>
            </text:list-item>
            <text:list-item>
              <text:p text:style-name="P57"><text:span text:style-name="T103">Line 2 contains </text:span>your Paradox account password.</text:p>
            </text:list-item>
          </text:list>
        </text:list-item>
        <text:list-item>
          <text:p text:style-name="P58">Save the file in a folder where you will remember where it is located.</text:p>
          <text:list>
            <text:list-item>
              <text:p text:style-name="P58">Do NOT save the file <text:span text:style-name="T104">in</text:span> your <text:span text:style-name="T92">Visual Studio </text:span>project folder. <text:s/>Placing the file in a folder <text:span text:style-name="T105">separate from your project </text:span><text:span text:style-name="T106">helps </text:span>prevent the file from accidentally being included in the project and copied to Git<text:span text:style-name="T107">H</text:span>ub <text:span text:style-name="T108">for all to see.</text:span></text:p>
            </text:list-item>
            <text:list-item>
              <text:p text:style-name="P59"><text:span text:style-name="T109">Possible file locations are your desktop or </text:span><text:span text:style-name="T107">your </text:span><text:span text:style-name="T109">Documents folder </text:span><text:span text:style-name="T110">or (this author’s preference) one folder above all the project folders for your CS2 mods</text:span><text:span text:style-name="T109">.</text:span></text:p>
            </text:list-item>
          </text:list>
        </text:list-item>
        <text:list-item>
          <text:p text:style-name="P57"><text:span text:style-name="T103">Save the </text:span>file <text:span text:style-name="T103">with the name </text:span>“pdx_account.txt”.</text:p>
        </text:list-item>
        <text:list-item>
          <text:p text:style-name="P60">Close the <text:span text:style-name="T92">Paradox</text:span> account data file.</text:p>
        </text:list-item>
      </text:list>
      <text:h text:style-name="Heading_20_2" text:outline-level="2"><text:bookmark-start text:name="__RefHeading___Toc5933_1060612756"/>GitHub Account<text:bookmark-end text:name="__RefHeading___Toc5933_1060612756"/></text:h>
      <text:p text:style-name="P61">Your source code must be available for others to review. <text:s/>GitHub seems to be preferred by most mod authors <text:span text:style-name="T111">and is easily linked from Paradox Mods</text:span>.</text:p>
      <text:p text:style-name="P61"/>
      <text:p text:style-name="P62">If you don’t already have a GitHub account, create a new account now, which is totally free:</text:p>
      <text:list text:style-name="L4">
        <text:list-item>
          <text:p text:style-name="P63">In a browser, go to the GitHub web site:<text:line-break/><text:a xlink:type="simple" xlink:href="https://github.com/" text:style-name="Internet_20_link" text:visited-style-name="Visited_20_Internet_20_Link">https://github.com/</text:a></text:p>
        </text:list-item>
        <text:list-item>
          <text:p text:style-name="P63">Click <text:span text:style-name="T66">on </text:span>“Sign up”. <text:s/>The “Welcome” screen is displayed.</text:p>
        </text:list-item>
        <text:list-item>
          <text:p text:style-name="P63">On the “Welcome” screen, follow the prompts to create a new account.</text:p>
        </text:list-item>
        <text:list-item>
          <text:p text:style-name="P64">For the username, you might want to use the same username as your <text:span text:style-name="T112">Steam and/or</text:span> Paradox account<text:span text:style-name="T83">s</text:span>.</text:p>
        </text:list-item>
        <text:list-item>
          <text:p text:style-name="P65">Log out of GitHub and close the browser.</text:p>
        </text:list-item>
      </text:list>
      <text:p text:style-name="P66"/>
      <text:p text:style-name="P67">In Visual Studio, set up access to GitHub:</text:p>
      <text:list text:style-name="L5">
        <text:list-item>
          <text:p text:style-name="P68">Visual Studio includes Git support built directly into the IDE.</text:p>
        </text:list-item>
        <text:list-item>
          <text:p text:style-name="P68">Start Visual Studio without code.</text:p>
        </text:list-item>
        <text:list-item>
          <text:p text:style-name="P68">Verify that there is <text:span text:style-name="T113">a </text:span>“Git” top-level menu item.</text:p>
        </text:list-item>
        <text:list-item>
          <text:p text:style-name="P68">Click on “Git” top-level menu item and select “Settings”. <text:s/>The “Options” screen is displayed defaulted to “Source Control” -&gt; “Git Global Settings”.</text:p>
        </text:list-item>
        <text:list-item>
          <text:p text:style-name="P68">In the “Git Global Settings”:</text:p>
          <text:list>
            <text:list-item>
              <text:p text:style-name="P68">Set the “User name” and “Email” properties for your GitHub account.</text:p>
            </text:list-item>
            <text:list-item>
              <text:p text:style-name="P68">Turn on “Commit changes after merge by default”.</text:p>
            </text:list-item>
          </text:list>
        </text:list-item>
        <text:list-item>
          <text:p text:style-name="P69"><text:span text:style-name="T114">Click “OK” to save the changes. <text:s/></text:span><text:span text:style-name="T115">The “Options” screen is closed.</text:span></text:p>
        </text:list-item>
        <text:list-item>
          <text:p text:style-name="P68">Close Visual Studio.</text:p>
        </text:list-item>
      </text:list>
      <text:h text:style-name="Heading_20_1" text:outline-level="1"><text:bookmark-start text:name="__RefHeading___Toc11447_1038383628"/><text:soft-page-break/>Modding Toolchain<text:bookmark-end text:name="__RefHeading___Toc11447_1038383628"/></text:h>
      <text:p text:style-name="P70">C<text:span text:style-name="T116">S2</text:span> <text:span text:style-name="T117">uses the Modding Toolchain to </text:span>enable the creation of <text:span text:style-name="T118">m</text:span>od<text:span text:style-name="T119">s</text:span>. <text:s/>The Modding Toolchain is required to create <text:span text:style-name="T120">a</text:span> mod <text:span text:style-name="T105">(technically not </text:span><text:span text:style-name="T121">required</text:span><text:span text:style-name="T105">, but there is no reason to try to create a mod </text:span><text:span text:style-name="T122">from scratch instead</text:span><text:span text:style-name="T105">).</text:span></text:p>
      <text:p text:style-name="P71"/>
      <text:p text:style-name="P71"><text:span text:style-name="T123">F</text:span><text:span text:style-name="T16">or more information on the Modding Toolchain, </text:span><text:span text:style-name="T123">s</text:span>ee:<text:line-break/><text:a xlink:type="simple" xlink:href="https://cs2.paradoxwikis.com/Modding_Toolchain" text:style-name="Internet_20_link" text:visited-style-name="Visited_20_Internet_20_Link">https://cs2.paradoxwikis.com/Modding_Toolchain</text:a></text:p>
      <text:p text:style-name="P72"/>
      <text:p text:style-name="P72"><text:span text:style-name="T124">I</text:span><text:span text:style-name="T72">nstall the Modding Toolchain:</text:span></text:p>
      <text:list text:style-name="L6">
        <text:list-item>
          <text:p text:style-name="P73">Start the game <text:span text:style-name="T117">to the main menu</text:span>.</text:p>
        </text:list-item>
        <text:list-item>
          <text:p text:style-name="P74"><text:span text:style-name="T12">From </text:span><text:span text:style-name="T125">the game’</text:span><text:span text:style-name="T12">s main menu</text:span><text:span text:style-name="T125">, </text:span><text:span text:style-name="T72">click </text:span><text:span text:style-name="T66">on </text:span><text:span text:style-name="T125">“Options”. <text:s/></text:span><text:span text:style-name="T72">The “Options” screen is displayed.</text:span></text:p>
        </text:list-item>
        <text:list-item>
          <text:p text:style-name="P74"><text:span text:style-name="T72">On the “Options” screen, on the left side, click </text:span><text:span text:style-name="T66">on </text:span><text:span text:style-name="T125">“Modding”. <text:s/></text:span><text:span text:style-name="T70">It is okay if </text:span><text:span text:style-name="T71">the button</text:span><text:span text:style-name="T70"> </text:span><text:span text:style-name="T72">shows “Beta”. <text:s/></text:span><text:span text:style-name="T73">T</text:span><text:span text:style-name="T74">he modding tools </text:span><text:span text:style-name="T73">are considered </text:span><text:span text:style-name="T74">to be in “Beta” testing status. <text:s/></text:span><text:span text:style-name="T72">The “</text:span><text:span text:style-name="T126">Tool</text:span><text:span text:style-name="T72">chain state” and “</text:span><text:span text:style-name="T126">D</text:span><text:span text:style-name="T72">ependencies” are displayed.</text:span></text:p>
        </text:list-item>
        <text:list-item>
          <text:p text:style-name="P75"><text:span text:style-name="T5">All of the </text:span><text:span text:style-name="T127">listed “</text:span><text:span text:style-name="T5">Dependencies” must be </text:span><text:span text:style-name="T128">satisfied </text:span><text:span text:style-name="T129">to create and publish </text:span><text:span text:style-name="T130">a </text:span><text:span text:style-name="T129">mod</text:span><text:span text:style-name="T5">.</text:span></text:p>
          <text:list>
            <text:list-item>
              <text:p text:style-name="P76"><text:span text:style-name="T131">Satisfied dependencies are </text:span><text:span text:style-name="T128">indicated as “Installed”, “Activated”, or “Detected” </text:span><text:span text:style-name="T131">with a green check mark.</text:span></text:p>
            </text:list-item>
            <text:list-item>
              <text:p text:style-name="P76"><text:span text:style-name="T132">For </text:span><text:span text:style-name="T133">each</text:span><text:span text:style-name="T132"> dependency not satisfied, </text:span><text:span text:style-name="T133">click </text:span><text:span text:style-name="T66">on </text:span><text:span text:style-name="T133">the dependency to expand it and </text:span><text:span text:style-name="T132">click </text:span><text:span text:style-name="T66">on </text:span><text:span text:style-name="T132">“Install” </text:span><text:span text:style-name="T124">or “Update”</text:span><text:span text:style-name="T132">. <text:s/></text:span><text:span text:style-name="T133">F</text:span><text:span text:style-name="T132">ollow </text:span><text:span text:style-name="T133">any </text:span><text:span text:style-name="T132">in-game instructions </text:span><text:span text:style-name="T124">for the installation or update</text:span><text:span text:style-name="T132">.</text:span></text:p>
            </text:list-item>
            <text:list-item>
              <text:p text:style-name="P74"><text:span text:style-name="T132">Some dependencies have a specific or minimum required version. <text:s/></text:span><text:span text:style-name="T133">If given a choice, be sure to install a compatible version.</text:span></text:p>
            </text:list-item>
            <text:list-item>
              <text:p text:style-name="P77"><text:span text:style-name="T134">For the Unity Editor installation, the default </text:span><text:span text:style-name="T135">installation </text:span><text:span text:style-name="T134">folder is “C:\Program Files\Unity”, but Unity will actually be installed in “C:\Program Files\Unity &lt;version&gt;” where “&lt;version&gt;” is the Unity version. <text:s/></text:span><text:span text:style-name="T136">This allows you to have more than one Unity version installed at the same time. <text:s/></text:span><text:span text:style-name="T135">Use Windows Apps management to uninstall previous Unity versions that are no longer needed.</text:span></text:p>
            </text:list-item>
          </text:list>
        </text:list-item>
        <text:list-item>
          <text:p text:style-name="P78">Verify that the “Toolchain state” indicates “Installed” with a green check mark.</text:p>
        </text:list-item>
        <text:list-item>
          <text:p text:style-name="P73"><text:span text:style-name="T137">Close the “Options” screen and e</text:span><text:span text:style-name="T70">xit </text:span>the game <text:span text:style-name="T138">to desktop</text:span>.</text:p>
        </text:list-item>
      </text:list>
      <text:h text:style-name="P79" text:outline-level="1"><text:bookmark-start text:name="__RefHeading___Toc11449_1038383628"/><text:span text:style-name="T139">Basic </text:span>Mod Project<text:bookmark-end text:name="__RefHeading___Toc11449_1038383628"/></text:h>
      <text:p text:style-name="Standard">The following sections describe the steps for creating a <text:span text:style-name="T140">basic </text:span>Visual Studio project for your mod. <text:s/><text:span text:style-name="T138">Dependencies from the Modding Toolchain will be used, </text:span><text:span text:style-name="T141">so be sure they are all satisfied before proceeding</text:span><text:span text:style-name="T138">.</text:span></text:p>
      <text:h text:style-name="Heading_20_2" text:outline-level="2"><text:bookmark-start text:name="__RefHeading___Toc11525_1038383628"/><text:span text:style-name="T142">Choose </text:span>Assembly Name<text:bookmark-end text:name="__RefHeading___Toc11525_1038383628"/></text:h>
      <text:p text:style-name="P80"><text:span text:style-name="T143">The assembly name</text:span><text:span text:style-name="T144"> will be used for many things in the mod including: <text:s/>default namespace, </text:span><text:span text:style-name="T143">installation </text:span><text:span text:style-name="T144">folder name, DLL file name, </text:span><text:span text:style-name="T145">Product name in the DLL </text:span><text:span text:style-name="T146">file </text:span><text:span text:style-name="T12">properties</text:span><text:span text:style-name="T145">, </text:span><text:span text:style-name="T144">etc.</text:span></text:p>
      <text:p text:style-name="P80"/>
      <text:p text:style-name="P81">Choose a<text:span text:style-name="T147">n </text:span><text:span text:style-name="T148">a</text:span><text:span text:style-name="T147">ssembly </text:span><text:span text:style-name="T148">n</text:span>ame for <text:span text:style-name="T149">your</text:span> mod:</text:p>
      <text:list text:style-name="L7">
        <text:list-item>
          <text:p text:style-name="P82"><text:span text:style-name="T150">C</text:span><text:span text:style-name="T21">hoose an assembly name that is a few words representing your mod.</text:span></text:p>
        </text:list-item>
        <text:list-item>
          <text:p text:style-name="P83"><text:span text:style-name="T151">C</text:span><text:span text:style-name="T152">hoose </text:span><text:span text:style-name="T153">an</text:span><text:span text:style-name="T152"> </text:span><text:span text:style-name="T154">assembly</text:span><text:span text:style-name="T152"> name </text:span><text:span text:style-name="T150">that </text:span><text:span text:style-name="T152">will </text:span><text:span text:style-name="T155">not </text:span><text:span text:style-name="T156">be too much like </text:span><text:span text:style-name="T152">any other </text:span><text:span text:style-name="T154">existing </text:span><text:span text:style-name="T153">CS2 </text:span><text:span text:style-name="T152">mod.</text:span></text:p>
          <text:list>
            <text:list-item>
              <text:p text:style-name="P83"><text:span text:style-name="T157">In a browser, g</text:span><text:span text:style-name="T158">o to:<text:line-break/></text:span><text:a xlink:type="simple" xlink:href="https://mods.paradoxplaza.com/games/cities_skylines_2" text:style-name="Internet_20_link" text:visited-style-name="Visited_20_Internet_20_Link"><text:span text:style-name="T158">https://mods.paradoxplaza.com/games/cities_skylines_2</text:span></text:a></text:p>
            </text:list-item>
            <text:list-item>
              <text:p text:style-name="P83"><text:span text:style-name="T159">S</text:span><text:span text:style-name="T158">earch for mods with similar names or features </text:span><text:span text:style-name="T159">that are tagged “Code Mod”.</text:span></text:p>
            </text:list-item>
          </text:list>
        </text:list-item>
        <text:list-item>
          <text:p text:style-name="P84">Choose the assembly name wisely.</text:p>
          <text:list>
            <text:list-item>
              <text:p text:style-name="P84">After the mod project is created (see section “<text:bookmark-ref text:reference-format="text" text:ref-name="__RefHeading___Toc11527_1038383628">Create Mod Project</text:bookmark-ref>”), it will be difficult to change the assembly name.</text:p>
            </text:list-item>
            <text:list-item>
              <text:p text:style-name="P85">The assembly name will likely be the basis for your mod title that <text:span text:style-name="T160">users</text:span> <text:span text:style-name="T161">will </text:span>see <text:span text:style-name="T161">(see section “</text:span><text:span text:style-name="T161"><text:bookmark-ref text:reference-format="text" text:ref-name="__RefHeading___Toc11453_1038383628">Configure Mod Project</text:bookmark-ref></text:span><text:span text:style-name="T161">”).</text:span></text:p>
            </text:list-item>
          </text:list>
        </text:list-item>
        <text:list-item>
          <text:p text:style-name="P86"><text:span text:style-name="T154">I</text:span><text:span text:style-name="T21">nclude only letters and digits.</text:span></text:p>
        </text:list-item>
        <text:list-item>
          <text:p text:style-name="P87"><text:span text:style-name="T154">Include </text:span><text:span text:style-name="T152">no spaces, </text:span><text:span text:style-name="T162">underscores,</text:span><text:span text:style-name="T152"> or special characters.</text:span></text:p>
        </text:list-item>
        <text:list-item>
          <text:p text:style-name="P88">Capitalize <text:span text:style-name="T163">only </text:span>the first character of <text:span text:style-name="T164">each</text:span> word in the assembly name <text:span text:style-name="T165">(i.e. Pascal </text:span><text:span text:style-name="T166">C</text:span><text:span text:style-name="T165">ase).</text:span></text:p>
        </text:list-item>
        <text:list-item>
          <text:p text:style-name="P89"><text:soft-page-break/>Hereinafter, whe<text:span text:style-name="T165">r</text:span>ever “AssemblyName” is referenced, it means this chosen assembly name.</text:p>
        </text:list-item>
      </text:list>
      <text:h text:style-name="Heading_20_2" text:outline-level="2"><text:bookmark-start text:name="__RefHeading___Toc11527_1038383628"/><text:span text:style-name="T167">Create </text:span>Mod Project<text:bookmark-end text:name="__RefHeading___Toc11527_1038383628"/></text:h>
      <text:p text:style-name="P90"><text:span text:style-name="T168">Create</text:span> the mod project in Visual Studio <text:span text:style-name="T169">using the mod template</text:span>:</text:p>
      <text:list xml:id="list2929107294" text:style-name="L8">
        <text:list-item>
          <text:p text:style-name="P91"><text:span text:style-name="T170">In </text:span>Visual Studio, <text:span text:style-name="T170">create a new project.</text:span></text:p>
          <text:list>
            <text:list-item>
              <text:p text:style-name="P92">If the startup screen is displayed, click on “Create a new project”.</text:p>
            </text:list-item>
            <text:list-item>
              <text:p text:style-name="P92">Otherwise, in the menu, click on “File” -&gt; “New Project...”.</text:p>
            </text:list-item>
            <text:list-item>
              <text:p text:style-name="P91"><text:span text:style-name="T171">Either way, t</text:span><text:span text:style-name="T170">he “Create a new project” screen is displayed.</text:span></text:p>
            </text:list-item>
          </text:list>
        </text:list-item>
        <text:list-item>
          <text:p text:style-name="P93">On the “Create a new project” <text:span text:style-name="T172">screen</text:span><text:span text:style-name="T173">:</text:span></text:p>
          <text:list>
            <text:list-item>
              <text:p text:style-name="P94">The Modding Toolchain installs a template that makes it much easier to start a new mod. <text:s/><text:span text:style-name="T174">S</text:span><text:span text:style-name="T175">earch </text:span><text:span text:style-name="T170">the </text:span><text:span text:style-name="T175">templates for “cities skylines”.</text:span></text:p>
            </text:list-item>
            <text:list-item>
              <text:p text:style-name="P95"><text:span text:style-name="T176">Click </text:span><text:span text:style-name="T66">on </text:span>the template for “Cities Skylines II mod (Colossal Order Ltd)” <text:span text:style-name="T172">to highlight it.</text:span></text:p>
            </text:list-item>
            <text:list-item>
              <text:p text:style-name="P95">Click <text:span text:style-name="T66">on </text:span>“Next”. <text:s/><text:span text:style-name="T174">The “Configure your new project” </text:span><text:span text:style-name="T172">screen</text:span><text:span text:style-name="T174"> is displayed.</text:span></text:p>
            </text:list-item>
          </text:list>
        </text:list-item>
        <text:list-item>
          <text:p text:style-name="P96">On the “Configure your new project” <text:span text:style-name="T172">screen</text:span>:</text:p>
          <text:list>
            <text:list-item>
              <text:p text:style-name="P97">For “Project name”, enter <text:span text:style-name="T177">the</text:span> <text:span text:style-name="T178">A</text:span>ssembly<text:span text:style-name="T178">N</text:span>ame <text:span text:style-name="T177">chosen </text:span><text:span text:style-name="T179">earlier</text:span>.</text:p>
            </text:list-item>
            <text:list-item>
              <text:p text:style-name="P97">For “Location”, set <text:span text:style-name="T180">as</text:span> needed. <text:s/><text:span text:style-name="T181">This a</text:span><text:span text:style-name="T182">uthor uses:<text:line-break/>C:\Users\&lt;name&gt;\Documents\Visual Studio Projects\Cities Skylines 2 Mods\My Mods</text:span></text:p>
            </text:list-item>
            <text:list-item>
              <text:p text:style-name="P98"><text:span text:style-name="T183">For </text:span>“Solution” <text:span text:style-name="T183">(</text:span>i<text:span text:style-name="T183">f</text:span> present<text:span text:style-name="T183">)</text:span>, select “Create new solution”.</text:p>
            </text:list-item>
            <text:list-item>
              <text:p text:style-name="P99"><text:span text:style-name="T184">For </text:span>“Place solution and project in the same directory”, <text:span text:style-name="T185">set to checked or unchecked </text:span><text:span text:style-name="T184">according to your preference. <text:s/></text:span><text:span text:style-name="T186">This a</text:span><text:span text:style-name="T184">uthor </text:span><text:span text:style-name="T187">prefers </text:span><text:span text:style-name="T184">solution and project in the same directory </text:span><text:span text:style-name="T188">(i.e. checked)</text:span><text:span text:style-name="T184">.</text:span></text:p>
            </text:list-item>
            <text:list-item>
              <text:p text:style-name="P97">Click <text:span text:style-name="T66">on </text:span>“Next”. <text:s/><text:span text:style-name="T174">The “Additional information” </text:span><text:span text:style-name="T172">screen</text:span><text:span text:style-name="T174"> is displayed.</text:span></text:p>
            </text:list-item>
          </text:list>
        </text:list-item>
        <text:list-item>
          <text:p text:style-name="P96">On the “Additional information” <text:span text:style-name="T172">screen</text:span>:</text:p>
          <text:list>
            <text:list-item>
              <text:p text:style-name="P100">For “Include mod settings”:</text:p>
              <text:list>
                <text:list-item>
                  <text:p text:style-name="P101"><text:span text:style-name="T189">I</text:span><text:span text:style-name="T190">t is easier to include settings </text:span><text:span text:style-name="T191">code </text:span><text:span text:style-name="T190">now and delete </text:span><text:span text:style-name="T192">the settings code </text:span><text:span text:style-name="T190">later </text:span><text:span text:style-name="T192">if not needed </text:span><text:span text:style-name="T190">than </text:span><text:span text:style-name="T192">it is </text:span><text:span text:style-name="T190">to include </text:span><text:span text:style-name="T192">settings </text:span><text:span text:style-name="T189">code </text:span><text:span text:style-name="T190">later </text:span><text:span text:style-name="T191">from scratch.</text:span></text:p>
                </text:list-item>
                <text:list-item>
                  <text:p text:style-name="P100"><text:span text:style-name="T193">If your mod will </text:span><text:span text:style-name="T194">or might </text:span><text:span text:style-name="T193">have settings in the game’s “Options” menu</text:span>, <text:span text:style-name="T109">set to</text:span> checked.</text:p>
                </text:list-item>
                <text:list-item>
                  <text:p text:style-name="P102">If your mod will not have settings <text:span text:style-name="T195">in the game’s “Options” menu</text:span>, set to unchecked.</text:p>
                </text:list-item>
              </text:list>
            </text:list-item>
            <text:list-item>
              <text:p text:style-name="P103">For “Include key bindings”:</text:p>
              <text:list>
                <text:list-item>
                  <text:p text:style-name="P103">It is easier to include key bindings code now and delete the key bindings code later if not needed than it is to include key bindings code later from scratch.</text:p>
                </text:list-item>
                <text:list-item>
                  <text:p text:style-name="P103">If your mod will or might have a key binding that you want the <text:span text:style-name="T160">user</text:span> to be able to set in the game’s “Options” menu, set to checked.</text:p>
                </text:list-item>
                <text:list-item>
                  <text:p text:style-name="P103">Otherwise, set to unchecked.</text:p>
                </text:list-item>
              </text:list>
            </text:list-item>
            <text:list-item>
              <text:p text:style-name="P104">For “<text:span text:style-name="T172">S</text:span>hort description” <text:span text:style-name="T196">and </text:span>“<text:span text:style-name="T172">L</text:span>ong description”, leave the default text. <text:s/><text:span text:style-name="T196">D</text:span>escription<text:span text:style-name="T196">s</text:span> <text:span text:style-name="T193">will</text:span> be updated later.</text:p>
            </text:list-item>
            <text:list-item>
              <text:p text:style-name="P105">Click <text:span text:style-name="T66">on </text:span>“Create”. <text:s/>The <text:span text:style-name="T178">mod </text:span><text:span text:style-name="T183">solution</text:span> <text:span text:style-name="T183">and project are</text:span> created and opened in Visual Studio.</text:p>
            </text:list-item>
          </text:list>
        </text:list-item>
      </text:list>
      <text:h text:style-name="Heading_20_2" text:outline-level="2"><text:bookmark-start text:name="__RefHeading___Toc11453_1038383628"/><text:span text:style-name="T142">Configure Mod </text:span>Project<text:bookmark-end text:name="__RefHeading___Toc11453_1038383628"/></text:h>
      <text:p text:style-name="P106"><text:span text:style-name="T197">U</text:span><text:span text:style-name="T198">pdate the project properties:</text:span></text:p>
      <text:list text:continue-numbering="true" text:style-name="L8">
        <text:list-item text:start-value="1">
          <text:p text:style-name="P107"><text:span text:style-name="T199">In the Visual Studio menu, click on “Project” -&gt; </text:span>“<text:span text:style-name="T199">AssemblyName </text:span>Properties”. <text:s/>The project properties are opened.</text:p>
        </text:list-item>
        <text:list-item>
          <text:p text:style-name="P108"><text:span text:style-name="T200">I</text:span><text:span text:style-name="T201">n section “Build” -&gt; “Errors and warnings”:</text:span></text:p>
          <text:list>
            <text:list-item>
              <text:p text:style-name="P109"><text:span text:style-name="T202">Under </text:span>“Treat warnings as errors”, <text:span text:style-name="T202">check “Instruct the compiler to treat warnings as errors</text:span>”. <text:s/><text:span text:style-name="T203">This is an author preference, but is recommended.</text:span></text:p>
            </text:list-item>
          </text:list>
        </text:list-item>
        <text:list-item>
          <text:p text:style-name="P110"><text:span text:style-name="T200">I</text:span><text:span text:style-name="T201">n section “Package” -&gt; “General”:</text:span></text:p>
          <text:list>
            <text:list-item>
              <text:p text:style-name="P111"><text:span text:style-name="T204">S</text:span><text:span text:style-name="T201">et the “Title” to a human-friendly </text:span><text:span text:style-name="T205">title</text:span><text:span text:style-name="T201"> of the mod. <text:s/>This </text:span><text:span text:style-name="T206">usually</text:span><text:span text:style-name="T201"> </text:span><text:span text:style-name="T207">is </text:span><text:span text:style-name="T201">the AssemblyName with spaces between the words. <text:s/></text:span><text:span text:style-name="T208">The title will be seen by </text:span><text:span text:style-name="T209">users</text:span><text:span text:style-name="T208">. <text:s/></text:span><text:span text:style-name="T210">Do not include any double quotes (") in the title.</text:span></text:p>
            </text:list-item>
            <text:list-item>
              <text:p text:style-name="P110"><text:span text:style-name="T204">Set the “Package Version” to</text:span><text:span text:style-name="T201"> “</text:span><text:span text:style-name="T211">0.</text:span><text:span text:style-name="T204">1.</text:span><text:span text:style-name="T201">0” </text:span><text:span text:style-name="T211">for initial development.</text:span></text:p>
            </text:list-item>
            <text:list-item>
              <text:p text:style-name="P112"><text:span text:style-name="T212">Set</text:span><text:span text:style-name="T213"> the “</text:span>Description” <text:span text:style-name="T213">to a short </text:span><text:span text:style-name="T214">one </text:span><text:span text:style-name="T213">sentence description of the mod. <text:s/></text:span><text:span text:style-name="T215">This can be changed later. <text:s/></text:span><text:span text:style-name="T216">Do not include any double quotes (") in the description.</text:span></text:p>
            </text:list-item>
            <text:list-item>
              <text:p text:style-name="P113"><text:soft-page-break/>Set the “Copyright” to “Copyright © &lt;<text:span text:style-name="T212">year</text:span>&gt;” <text:span text:style-name="T212">where &lt;year&gt; is the </text:span>current year.</text:p>
            </text:list-item>
            <text:list-item>
              <text:p text:style-name="P114">The “Assembly version” and “File version” both default to blank. <text:s/>Leave these blank so they <text:span text:style-name="T217">automatically </text:span>derive from the “Package <text:span text:style-name="T218">V</text:span>ersion” property, <text:span text:style-name="T219">as desired</text:span>.</text:p>
            </text:list-item>
            <text:list-item>
              <text:p text:style-name="P115">The “<text:span text:style-name="T220">T</text:span>itle”, “<text:span text:style-name="T220">D</text:span>escription”, and “<text:span text:style-name="T220">V</text:span>ersion” will be used <text:span text:style-name="T221">later </text:span><text:span text:style-name="T222">for </text:span>publish<text:span text:style-name="T222">ing the mod</text:span> <text:span text:style-name="T51">to </text:span>Paradox Mods.</text:p>
            </text:list-item>
          </text:list>
        </text:list-item>
        <text:list-item>
          <text:p text:style-name="P116"><text:span text:style-name="T223">Save and c</text:span>lose the project properties.</text:p>
        </text:list-item>
      </text:list>
      <text:p text:style-name="P117"/>
      <text:p text:style-name="P118">Make assembly info <text:span text:style-name="T224">easily accessible</text:span> as <text:span text:style-name="T225">constant </text:span><text:span text:style-name="T226">strings</text:span> in the code:</text:p>
      <text:list text:continue-numbering="true" text:style-name="L8">
        <text:list-item text:start-value="1">
          <text:p text:style-name="P119">Under the project, <text:span text:style-name="T227">add</text:span> a new folder named “ModAssemblyInfo”.</text:p>
        </text:list-item>
        <text:list-item>
          <text:p text:style-name="P120"><text:span text:style-name="T228">Copy file “ModAssemblyInfo.csproj” from </text:span><text:span text:style-name="T229">GitHub:<text:line-break/></text:span><text:a xlink:type="simple" xlink:href="https://github.com/rcav8tr/CS2-Modding-Instructions" text:style-name="Internet_20_link" text:visited-style-name="Visited_20_Internet_20_Link"><text:span text:style-name="T230">https://github.com/rcav8tr/CS2-Modding-Instructions</text:span></text:a></text:p>
        </text:list-item>
        <text:list-item>
          <text:p text:style-name="P121"><text:span text:style-name="T231">In Visual Studio, p</text:span>aste the file to the “ModAssemblyInfo” folder.</text:p>
        </text:list-item>
        <text:list-item>
          <text:p text:style-name="P122">Click on the pasted “ModAssemblyInfo.csproj” file to view its properties.</text:p>
        </text:list-item>
        <text:list-item>
          <text:p text:style-name="P123">In the properties for the “ModAssemblyInfo.csproj” file, verify “Build Action” is “None” and “Copy to Output Directory” is “Do not copy”. <text:s/>Set if needed.</text:p>
        </text:list-item>
      </text:list>
      <text:p text:style-name="P124"/>
      <text:p text:style-name="P125"><text:span text:style-name="T232">Update</text:span> the project file:</text:p>
      <text:list xml:id="list141335382945391" text:continue-numbering="true" text:style-name="L8">
        <text:list-item text:start-value="1">
          <text:p text:style-name="P126"><text:span text:style-name="T199">In the Visual Studio menu, click on “Project” -&gt; </text:span>“Edit Project File”. <text:s/>The project file is opened.</text:p>
        </text:list-item>
        <text:list-item>
          <text:p text:style-name="P127">In the main “PropertyGroup”:</text:p>
          <text:list>
            <text:list-item>
              <text:p text:style-name="P128"><text:span text:style-name="T233">Verify</text:span> that <text:span text:style-name="T234">the “Title”, “Version”, “Description”, and “Copyright” </text:span>are <text:span text:style-name="T235">correct.</text:span></text:p>
            </text:list-item>
          </text:list>
        </text:list-item>
        <text:list-item>
          <text:p text:style-name="P129">Replace two “<text:span text:style-name="T236">TreatWarningsAsErrors” </text:span>entries with one entry:</text:p>
          <text:list>
            <text:list-item>
              <text:p text:style-name="P130">Find the <text:span text:style-name="T237">two “</text:span>PropertyGroup” entries for “TreatWarningsAsErrors”. <text:s/>There will be one for Debug and one for Release.</text:p>
            </text:list-item>
            <text:list-item>
              <text:p text:style-name="P130">Copy the “TreatWarningsAsErrors” <text:span text:style-name="T238">tag</text:span> from <text:span text:style-name="T237">one of </text:span>the <text:span text:style-name="T237">two </text:span>property group<text:span text:style-name="T237">s</text:span> <text:span text:style-name="T239">and paste </text:span><text:span text:style-name="T238">it </text:span><text:span text:style-name="T239">at </text:span>the <text:span text:style-name="T240">end of the </text:span>main “PropertyGroup”.</text:p>
            </text:list-item>
            <text:list-item>
              <text:p text:style-name="P130">Delete both <text:span text:style-name="T235">the Debug and Release </text:span>property groups for “TreatWarningsAsErrors”.</text:p>
            </text:list-item>
          </text:list>
        </text:list-item>
        <text:list-item>
          <text:p text:style-name="P131">Define PDX account data file path:</text:p>
          <text:list>
            <text:list-item>
              <text:p text:style-name="P131">At the end of the main “PropertyGroup”, add an entry <text:span text:style-name="T241">to define </text:span><text:span text:style-name="T106">the </text:span>PDX account data file that was created earlier. <text:s/>For example, if the file was saved on your desktop, the entry would be:<text:line-break/><text:span text:style-name="T242">&lt;PDXAccountDataPath&gt;$(USERPROFILE)\Desktop\pdx_account.txt&lt;/PDXAccountDataPath&gt;</text:span></text:p>
            </text:list-item>
            <text:list-item>
              <text:p text:style-name="P131">The value of “$(USERPROFILE)” is typically:<text:line-break/><text:span text:style-name="T242">C:\Users\&lt;name&gt;</text:span><text:line-break/>so <text:span text:style-name="T106">if your file is stored elsewhere, </text:span>adjust the <text:span text:style-name="T241">whole path or just the </text:span>path after “$(USERPROFILE)”.</text:p>
            </text:list-item>
          </text:list>
        </text:list-item>
        <text:list-item>
          <text:p text:style-name="P132"><text:span text:style-name="T243">A</text:span><text:span text:style-name="T201">utomatically create the “ModAssemblyInfo.cs” file:</text:span></text:p>
          <text:list>
            <text:list-item>
              <text:p text:style-name="P127"><text:span text:style-name="T243">I</text:span><text:span text:style-name="T201">n the “ItemGroup” at the end of the file, delete the entry for the “ModAssemblyInfo.csproj” file </text:span><text:span text:style-name="T244">that was automatically added by Visual Studio</text:span><text:span text:style-name="T201">:<text:line-break/></text:span><text:span text:style-name="T242">&lt;None Include="ModAssemblyInfo\ModAssemblyInfo.csproj" /&gt;</text:span></text:p>
            </text:list-item>
            <text:list-item>
              <text:p text:style-name="P133"><text:span text:style-name="T243">A</text:span><text:span text:style-name="T201">dd the following before the “&lt;/Project&gt;” tag:<text:line-break/>&lt;</text:span><text:span text:style-name="T242">!-- </text:span><text:span text:style-name="T245">Automatically</text:span><text:span text:style-name="T242"> build ModAssemblyInfo.cs file. --&gt;<text:line-break/>&lt;Import Project="ModAssemblyInfo\ModAssemblyInfo.csproj" /&gt;<text:line-break/>&lt;ItemGroup&gt;<text:line-break/> <text:s text:c="3"/>&lt;None Include="ModAssemblyInfo\ModAssemblyInfo.csproj" /&gt;<text:line-break/>&lt;/ItemGroup&gt;</text:span></text:p>
            </text:list-item>
            <text:list-item>
              <text:p text:style-name="P134"><text:span text:style-name="T243">Save </text:span><text:span text:style-name="T201">the project file. <text:s/></text:span><text:span text:style-name="T246">As soon as the project file is saved, Visual Studio </text:span><text:span text:style-name="T247">immediately</text:span><text:span text:style-name="T246"> builds the “</text:span><text:span text:style-name="T248">ModAssemblyInfo.cs</text:span><text:span text:style-name="T246">” file </text:span><text:span text:style-name="T249">in the “</text:span><text:span text:style-name="T228">ModAssemblyInfo</text:span><text:span text:style-name="T249">” folder</text:span><text:span text:style-name="T250">.</text:span></text:p>
              <text:list>
                <text:list-item>
                  <text:p text:style-name="P135">Open the “<text:span text:style-name="T238">ModAssemblyInfo.cs” </text:span>file and verify its contents.</text:p>
                </text:list-item>
                <text:list-item>
                  <text:p text:style-name="P136"><text:span text:style-name="T251">I</text:span><text:span text:style-name="T201">n the file’s properties, verify the “Build Action” is “C# Compiler”. <text:s/>Set if needed.</text:span></text:p>
                </text:list-item>
                <text:list-item>
                  <text:p text:style-name="P137"><text:span text:style-name="T201">Close the </text:span><text:span text:style-name="T246">“</text:span><text:span text:style-name="T248">ModAssemblyInfo.cs</text:span><text:span text:style-name="T246">” file.</text:span></text:p>
                </text:list-item>
              </text:list>
            </text:list-item>
          </text:list>
        </text:list-item>
        <text:list-item>
          <text:p text:style-name="P138"><text:span text:style-name="T252">C</text:span>lose the project file.</text:p>
        </text:list-item>
      </text:list>
      <text:p text:style-name="P139"/>
      <text:p text:style-name="P140"><text:span text:style-name="T253">If </text:span>settings code <text:span text:style-name="T253">was included, configure it now</text:span>:</text:p>
      <text:list text:style-name="L9">
        <text:list-item>
          <text:p text:style-name="P141">Some of these things seem to be <text:span text:style-name="T254">sort</text:span> of <text:span text:style-name="T255">a </text:span>standard used by some other mod authors. <text:s/><text:span text:style-name="T256">The exact naming and structure may differ from one author to another.</text:span></text:p>
        </text:list-item>
        <text:list-item>
          <text:p text:style-name="P142"><text:soft-page-break/><text:span text:style-name="T257">Under</text:span> the project, <text:span text:style-name="T258">add</text:span> a new folder named “<text:span text:style-name="T259">Mod</text:span>Settings”.</text:p>
        </text:list-item>
        <text:list-item>
          <text:p text:style-name="P143">Move the “Setting.cs” file <text:span text:style-name="T260">from under the project </text:span>to the new “<text:span text:style-name="T259">Mod</text:span>Settings” folder.</text:p>
          <text:list>
            <text:list-item>
              <text:p text:style-name="P144">If asked <text:span text:style-name="T261">to confirm the move, </text:span><text:span text:style-name="T262">click on “OK”</text:span>.</text:p>
            </text:list-item>
            <text:list-item>
              <text:p text:style-name="P145"><text:span text:style-name="T259">If asked to “</text:span><text:span text:style-name="T258">Adjust namespaces for moved files</text:span><text:span text:style-name="T259">”:</text:span></text:p>
              <text:list>
                <text:list-item>
                  <text:p text:style-name="P146">This author prefers all code to be in one namespace, select “No”.</text:p>
                </text:list-item>
                <text:list-item>
                  <text:p text:style-name="P146">If you prefer your namespaces to match your folders, select “Yes”.</text:p>
                </text:list-item>
              </text:list>
            </text:list-item>
            <text:list-item>
              <text:p text:style-name="P147">If <text:span text:style-name="T258">not </text:span>asked to “<text:span text:style-name="T258">Adjust namespaces for moved files</text:span>”, <text:span text:style-name="T263">you may need to </text:span><text:span text:style-name="T258">adjust </text:span><text:span text:style-name="T257">the </text:span><text:span text:style-name="T258">namespaces manually </text:span><text:span text:style-name="T264">to </text:span><text:span text:style-name="T265">add or </text:span><text:span text:style-name="T264">remove the “.ModSettings” suffix </text:span><text:span text:style-name="T265">according to your preference</text:span><text:span text:style-name="T264">.</text:span></text:p>
            </text:list-item>
          </text:list>
        </text:list-item>
        <text:list-item>
          <text:p text:style-name="P148"><text:span text:style-name="T266">R</text:span>ename <text:span text:style-name="T267">file </text:span>“Setting.cs” to “<text:span text:style-name="T266">Mod</text:span>Settings.cs”.</text:p>
          <text:list>
            <text:list-item>
              <text:p text:style-name="P149"><text:span text:style-name="T268">If </text:span><text:span text:style-name="T269">asked “</text:span><text:span text:style-name="T258">W</text:span><text:span text:style-name="T268">ould </text:span><text:span text:style-name="T258">you also </text:span><text:span text:style-name="T269">like to </text:span><text:span text:style-name="T258">p</text:span><text:span text:style-name="T269">erform a rename in this project …”, select “Yes”.</text:span></text:p>
            </text:list-item>
            <text:list-item>
              <text:p text:style-name="P150">Otherwise, find all occurrences of the “Setting” class in the solution and change to “<text:span text:style-name="T266">Mod</text:span>Settings”.</text:p>
            </text:list-item>
            <text:list-item>
              <text:p text:style-name="P151"><text:span text:style-name="T270">In the “ModSettings.cs” file, t</text:span>he default <text:span text:style-name="T270">class properties</text:span> provide examples <text:span text:style-name="T270">for</text:span> creating various types of settings <text:span text:style-name="T271">(e.g. button, slider, checkbox, drop down, </text:span><text:span text:style-name="T261">key</text:span><text:span text:style-name="T272">board</text:span><text:span text:style-name="T261"> binding, </text:span><text:span text:style-name="T271">etc.)</text:span>. <text:s/><text:span text:style-name="T270">For now, leave all the default class properties. <text:s/>Later, </text:span><text:span text:style-name="T267">you can </text:span><text:span text:style-name="T270">m</text:span><text:span text:style-name="T273">ake changes for whatever settings your mod requires.</text:span></text:p>
            </text:list-item>
          </text:list>
        </text:list-item>
        <text:list-item>
          <text:p text:style-name="P152">Separate the settings logic from the locale logic:</text:p>
          <text:list>
            <text:list-item>
              <text:p text:style-name="P153">In the “<text:span text:style-name="T255">Mod</text:span>Settings” folder, <text:span text:style-name="T257">add</text:span> a new C# <text:span text:style-name="T274">class </text:span>file named “LocaleEN.cs”. <text:s/><text:span text:style-name="T274">The file is opened.</text:span></text:p>
            </text:list-item>
            <text:list-item>
              <text:p text:style-name="P154">Remove all the “using” statements. <text:s/><text:span text:style-name="T275">They should all be grayed out </text:span><text:span text:style-name="T276">to indicate unused</text:span><text:span text:style-name="T275">.</text:span></text:p>
            </text:list-item>
            <text:list-item>
              <text:p text:style-name="P146">This author prefers all code to be in one namespace, so r<text:span text:style-name="T274">emove “.ModSettings” from the end of the namespace.</text:span></text:p>
            </text:list-item>
            <text:list-item>
              <text:p text:style-name="P146">If you prefer your namespaces to match your folders, then leave the namespace unchanged.</text:p>
            </text:list-item>
            <text:list-item>
              <text:p text:style-name="P155"><text:span text:style-name="T257">Cut</text:span> the “LocaleEN” <text:span text:style-name="T274">class</text:span> from <text:span text:style-name="T257">the </text:span>“ModSettings.cs” <text:span text:style-name="T277">file </text:span><text:span text:style-name="T257">and paste </text:span><text:span text:style-name="T278">it </text:span>to the new “LocaleEN.cs” file, <text:span text:style-name="T274">replacing the default “LocaleEN” class.</text:span></text:p>
            </text:list-item>
            <text:list-item>
              <text:p text:style-name="P155"><text:span text:style-name="T279">I</text:span><text:span text:style-name="T255">n “</text:span><text:span text:style-name="T280">ModSettings.cs”</text:span><text:span text:style-name="T255">, </text:span><text:span text:style-name="T274">remove unused “using” statements.</text:span></text:p>
            </text:list-item>
            <text:list-item>
              <text:p text:style-name="P156">Save and close the “ModSettings.cs” file.</text:p>
            </text:list-item>
          </text:list>
        </text:list-item>
        <text:list-item>
          <text:p text:style-name="P157">In <text:span text:style-name="T279">the </text:span>“LocaleEN.cs” <text:span text:style-name="T279">file</text:span>:</text:p>
          <text:list>
            <text:list-item>
              <text:p text:style-name="P158"><text:span text:style-name="T280">A</text:span><text:span text:style-name="T279">dd needed “using” statements to fix errors.</text:span></text:p>
            </text:list-item>
            <text:list-item>
              <text:p text:style-name="P159">In the “ReadEntries” method:</text:p>
              <text:list>
                <text:list-item>
                  <text:p text:style-name="P160"><text:span text:style-name="T281">I</text:span><text:span text:style-name="T282">n the entry for “m_Setting.GetSettingsLocaleID()”, </text:span><text:span text:style-name="T283">r</text:span><text:span text:style-name="T279">eplace</text:span> the <text:span text:style-name="T282">quoted string of your AssemblyName</text:span> (including the quotes) <text:span text:style-name="T279">with</text:span> “Mod<text:span text:style-name="T262">AssemblyInfo</text:span>.Title” <text:span text:style-name="T284">(without the quotes)</text:span>.</text:p>
                </text:list-item>
                <text:list-item>
                  <text:p text:style-name="P161"><text:span text:style-name="T285">If key bindings were included, i</text:span>n the entry for “m_Setting.GetBindingMapLocaleID()”, replace the quoted string “Mod settings sample” with “ModAssemblyInfo.Title” (without the quotes).</text:p>
                </text:list-item>
                <text:list-item>
                  <text:p text:style-name="P162">Note that if your mod title is too long, then it will be cut off when displayed on the game’s Options screen. <text:s/>If that happens, replace “Mod<text:span text:style-name="T262">AssemblyInfo</text:span>.Title” with some abbreviated version of your mod title enclosed in quotes.</text:p>
                </text:list-item>
                <text:list-item>
                  <text:p text:style-name="P162">If your mod will <text:span text:style-name="T286">later </text:span>support more than one language, <text:span text:style-name="T286">then later </text:span>you might <text:span text:style-name="T286">want</text:span> to use locale specific text instead of “Mod<text:span text:style-name="T262">AssemblyInfo</text:span>.Title”.</text:p>
                </text:list-item>
              </text:list>
            </text:list-item>
            <text:list-item>
              <text:p text:style-name="P156">Save and close the “LocaleEN.cs” file.</text:p>
            </text:list-item>
          </text:list>
        </text:list-item>
        <text:list-item>
          <text:p text:style-name="P163"><text:span text:style-name="T10">For more information on mod settings, see:<text:line-break/></text:span><text:a xlink:type="simple" xlink:href="https://cs2.paradoxwikis.com/Options_UI" text:style-name="Internet_20_link" text:visited-style-name="Visited_20_Internet_20_Link"><text:span text:style-name="T10">https://cs2.paradoxwikis.com/Options_UI</text:span></text:a></text:p>
        </text:list-item>
      </text:list>
      <text:p text:style-name="P164"/>
      <text:p text:style-name="P165"><text:span text:style-name="T287">Separate logging from the Mod</text:span>:</text:p>
      <text:list text:style-name="L10">
        <text:list-item>
          <text:p text:style-name="P166"><text:span text:style-name="T288">C</text:span><text:span text:style-name="T289">opy </text:span><text:span text:style-name="T290">the “</text:span><text:span text:style-name="T291">Log</text:span><text:span text:style-name="T292">Util</text:span><text:span text:style-name="T291">.cs</text:span><text:span text:style-name="T290">” </text:span><text:span text:style-name="T293">file </text:span><text:span text:style-name="T289">from </text:span><text:span text:style-name="T294">GitHub:<text:line-break/></text:span><text:a xlink:type="simple" xlink:href="https://github.com/rcav8tr/CS2-Modding-Instructions" text:style-name="Internet_20_link" text:visited-style-name="Visited_20_Internet_20_Link"><text:span text:style-name="T295">https://github.com/rcav8tr/CS2-Modding-Instructions</text:span></text:a></text:p>
        </text:list-item>
        <text:list-item>
          <text:p text:style-name="P167"><text:span text:style-name="T296">In Visual Studio, p</text:span><text:span text:style-name="T297">aste the file </text:span><text:span text:style-name="T296">under the project.</text:span></text:p>
        </text:list-item>
        <text:list-item>
          <text:p text:style-name="P168"><text:span text:style-name="T296">I</text:span><text:span text:style-name="T298">n the properties for the “</text:span><text:span text:style-name="T299">Log</text:span><text:span text:style-name="T300">Util</text:span><text:span text:style-name="T298">.cs” file, verify “Build Action” is “C# compiler”. <text:s/>Set if needed.</text:span></text:p>
        </text:list-item>
        <text:list-item>
          <text:p text:style-name="P169">In the “<text:span text:style-name="T299">Log</text:span><text:span text:style-name="T300">Util</text:span>.cs” file just added:</text:p>
          <text:list>
            <text:list-item>
              <text:p text:style-name="P170"><text:span text:style-name="T301">S</text:span>et the namespace to your <text:span text:style-name="T302">AssemblyName</text:span>.</text:p>
            </text:list-item>
            <text:list-item>
              <text:p text:style-name="P171">Save and close the “<text:span text:style-name="T299">Log</text:span><text:span text:style-name="T300">Util</text:span>.cs” file.</text:p>
            </text:list-item>
          </text:list>
        </text:list-item>
        <text:list-item>
          <text:p text:style-name="P172"><text:span text:style-name="T303">I</text:span><text:span text:style-name="T201">n the “Mod.cs” file:</text:span></text:p>
          <text:list>
            <text:list-item>
              <text:p text:style-name="P173"><text:span text:style-name="T262">Replace</text:span> each occurrence of “log.Info” <text:span text:style-name="T262">with</text:span> “<text:span text:style-name="T304">Log</text:span><text:span text:style-name="T305">Util</text:span>.Info”.</text:p>
            </text:list-item>
            <text:list-item>
              <text:p text:style-name="P174"><text:span text:style-name="T306">D</text:span><text:span text:style-name="T201">elete the </text:span><text:span text:style-name="T307">code</text:span><text:span text:style-name="T201"> </text:span><text:span text:style-name="T308">for getting a logger</text:span><text:span text:style-name="T201">:<text:line-break/></text:span><text:span text:style-name="T242">public static ILog log = …</text:span></text:p>
            </text:list-item>
            <text:list-item>
              <text:p text:style-name="P175"><text:soft-page-break/>Remove <text:span text:style-name="T309">unused</text:span> “using” statements.</text:p>
            </text:list-item>
            <text:list-item>
              <text:p text:style-name="P176">Save <text:span text:style-name="T301">and close </text:span>the “Mod.cs” file.</text:p>
            </text:list-item>
          </text:list>
        </text:list-item>
        <text:list-item>
          <text:p text:style-name="P177"><text:span text:style-name="T310">If settings code was included, then i</text:span>n the “<text:span text:style-name="T301">ModSettings\</text:span>ModSettings.cs” file:</text:p>
          <text:list>
            <text:list-item>
              <text:p text:style-name="P173"><text:span text:style-name="T262">Replace</text:span> each occurrence of “<text:span text:style-name="T311">Mod.</text:span>log.Info” <text:span text:style-name="T262">with</text:span> “<text:span text:style-name="T304">Log</text:span><text:span text:style-name="T305">Util</text:span>.Info”.</text:p>
            </text:list-item>
            <text:list-item>
              <text:p text:style-name="P177">Save <text:span text:style-name="T301">and close </text:span>the “ModSettings.cs” file.</text:p>
            </text:list-item>
          </text:list>
        </text:list-item>
        <text:list-item>
          <text:p text:style-name="P178"><text:span text:style-name="T312">T</text:span><text:span text:style-name="T313">he “LogUtil” class is specifically not </text:span><text:span text:style-name="T314">named </text:span><text:span text:style-name="T313">“Logger” to avoid confusion with </text:span><text:span text:style-name="T315">the Unity </text:span><text:span text:style-name="T316">l</text:span><text:span text:style-name="T315">ogger </text:span><text:span text:style-name="T314">named</text:span><text:span text:style-name="T315"> “</text:span><text:span text:style-name="T316">UnityEngine.Logger”</text:span><text:span text:style-name="T315">, which will still be accessible </text:span><text:span text:style-name="T313">in your mod</text:span><text:span text:style-name="T315">. <text:s/></text:span><text:span text:style-name="T317">U</text:span>se the <text:span text:style-name="T304">Log</text:span><text:span text:style-name="T305">Util</text:span> methods <text:span text:style-name="T317">for all logging in your mod</text:span>.</text:p>
        </text:list-item>
      </text:list>
      <text:h text:style-name="Heading_20_2" text:outline-level="2"><text:bookmark-start text:name="__RefHeading___Toc11457_1038383628"/><text:span text:style-name="T142">Build </text:span><text:span text:style-name="T318">Mod</text:span><text:span text:style-name="T319"> </text:span>Project<text:bookmark-end text:name="__RefHeading___Toc11457_1038383628"/></text:h>
      <text:p text:style-name="P179">Verify solution builds successfully:</text:p>
      <text:list text:style-name="L11">
        <text:list-item>
          <text:p text:style-name="P180">Save the entire solution.</text:p>
        </text:list-item>
        <text:list-item>
          <text:p text:style-name="P181"><text:span text:style-name="T262">Reb</text:span>uild the <text:span text:style-name="T320">entire </text:span>solution.</text:p>
        </text:list-item>
        <text:list-item>
          <text:p text:style-name="P181"><text:span text:style-name="T320">Verify </text:span><text:span text:style-name="T321">the build succeeded </text:span><text:span text:style-name="T309">with</text:span> no errors.</text:p>
        </text:list-item>
      </text:list>
      <text:p text:style-name="P182"/>
      <text:p text:style-name="P183">In Windows, verify the mod’<text:span text:style-name="T322">s</text:span> files <text:span text:style-name="T323">were created</text:span>:</text:p>
      <text:list text:continue-numbering="true" text:style-name="L11">
        <text:list-item text:start-value="1">
          <text:p text:style-name="P184"><text:span text:style-name="T320">G</text:span>o to the game’s <text:span text:style-name="T324">local </text:span>mods folder:<text:line-break/>C:\Users\&lt;name&gt;\AppData\LocalLow\Colossal Order\Cities Skylines II\Mods</text:p>
        </text:list-item>
        <text:list-item>
          <text:p text:style-name="P185">Verify there is a folder for the AssemblyName.</text:p>
        </text:list-item>
        <text:list-item>
          <text:p text:style-name="P185">In the AssemblyName folder, verify the following files are present:<text:line-break/>AssemblyName.dll<text:line-break/>AssemblyName.pdb<text:line-break/>AssemblyName_linux_x86_64.so<text:line-break/>AssemblyName_mac_x86_64.bundle<text:line-break/>AssemblyName_win_x86_64.dll<text:line-break/>AssemblyName_win_x86_64.pdb</text:p>
        </text:list-item>
        <text:list-item>
          <text:p text:style-name="P186">Right-click <text:span text:style-name="T66">on </text:span>the “<text:span text:style-name="T280">AssemblyName.dll” file</text:span> and select “Properties”. <text:s/>The “Properties” screen is displayed.</text:p>
        </text:list-item>
        <text:list-item>
          <text:p text:style-name="P187"><text:span text:style-name="T325">On the “Properties” screen, </text:span><text:span text:style-name="T89">click </text:span><text:span text:style-name="T66">on </text:span><text:span text:style-name="T326">the </text:span>“Details” <text:span text:style-name="T326">tab</text:span>. <text:s/><text:span text:style-name="T327">The file’s details are displayed.</text:span></text:p>
        </text:list-item>
        <text:list-item>
          <text:p text:style-name="P187"><text:span text:style-name="T325">On the “Details” tab, v</text:span>erify the project configuration settings are correctly represented in the <text:span text:style-name="T328">following DLL</text:span> <text:span text:style-name="T329">details</text:span><text:span text:style-name="T330">:</text:span></text:p>
          <text:list>
            <text:list-item>
              <text:p text:style-name="P188">“File description” <text:span text:style-name="T331">should be the </text:span><text:span text:style-name="T332">AssemblyName</text:span><text:span text:style-name="T331">.</text:span></text:p>
            </text:list-item>
            <text:list-item>
              <text:p text:style-name="P188">“File version” <text:span text:style-name="T331">should be “0.1.0.0”.</text:span></text:p>
            </text:list-item>
            <text:list-item>
              <text:p text:style-name="P188">“Product name” <text:span text:style-name="T331">should be the AssemblyName.</text:span></text:p>
            </text:list-item>
            <text:list-item>
              <text:p text:style-name="P188">“Product version” <text:span text:style-name="T331">should “0.1.0”.</text:span></text:p>
            </text:list-item>
            <text:list-item>
              <text:p text:style-name="P188">“Copyright” <text:span text:style-name="T331">should be the copyright text set earlier.</text:span></text:p>
            </text:list-item>
          </text:list>
        </text:list-item>
        <text:list-item>
          <text:p text:style-name="P189">Close the “Properties” screen.</text:p>
        </text:list-item>
      </text:list>
      <text:h text:style-name="Heading_20_2" text:outline-level="2"><text:bookmark-start text:name="__RefHeading___Toc11459_1038383628"/><text:span text:style-name="T142">Test </text:span>Mod<text:bookmark-end text:name="__RefHeading___Toc11459_1038383628"/></text:h>
      <text:p text:style-name="P190">If <text:span text:style-name="T333">your mod includes </text:span>settings, <text:span text:style-name="T334">test </text:span><text:span text:style-name="T333">your</text:span><text:span text:style-name="T334"> mod’</text:span><text:span text:style-name="T335">s</text:span><text:span text:style-name="T334"> settings:</text:span></text:p>
      <text:list text:style-name="L12">
        <text:list-item text:start-value="1">
          <text:p text:style-name="P191">Start the game to the main menu.</text:p>
        </text:list-item>
        <text:list-item>
          <text:p text:style-name="P192"><text:span text:style-name="T332">On the main menu</text:span><text:span text:style-name="T336">, c</text:span>lick <text:span text:style-name="T66">on </text:span>“Options”. <text:s/>The “Options” <text:span text:style-name="T322">screen is </text:span>displayed.</text:p>
        </text:list-item>
        <text:list-item>
          <text:p text:style-name="P193">On the “Options” screen:</text:p>
          <text:list>
            <text:list-item>
              <text:p text:style-name="P194"><text:span text:style-name="T332">On the left, v</text:span>erify there is an entry with your assembly title <text:span text:style-name="T332">(not assembly name)</text:span>.</text:p>
            </text:list-item>
            <text:list-item>
              <text:p text:style-name="P195">Click <text:span text:style-name="T66">on </text:span>the entry for your mod.</text:p>
            </text:list-item>
            <text:list-item>
              <text:p text:style-name="P196">On the right:</text:p>
              <text:list>
                <text:list-item>
                  <text:p text:style-name="P197"><text:span text:style-name="T337">V</text:span>erify <text:span text:style-name="T338">your mod’s </text:span>default options are displayed.</text:p>
                </text:list-item>
                <text:list-item>
                  <text:p text:style-name="P198">If your mod includes key bindings, verify the mod’s default key bindings are displayed.</text:p>
                </text:list-item>
                <text:list-item>
                  <text:p text:style-name="P199">Your mod’s options were generated by the logic in the “ModSettings” folder of your project.</text:p>
                </text:list-item>
              </text:list>
            </text:list-item>
            <text:list-item>
              <text:p text:style-name="P200">Change the value of the Int slider.</text:p>
            </text:list-item>
            <text:list-item>
              <text:p text:style-name="P200"><text:soft-page-break/>In Windows:</text:p>
              <text:list>
                <text:list-item>
                  <text:p text:style-name="P201">Verify the mod settings file <text:span text:style-name="T339">is present </text:span>at:<text:line-break/>C:\Users\&lt;name&gt;\AppData\LocalLow\Colossal Order\Cities Skylines II\AssemblyName.coc</text:p>
                </text:list-item>
                <text:list-item>
                  <text:p text:style-name="P202">Open the file and verify the int slider value is correct in the file.</text:p>
                </text:list-item>
                <text:list-item>
                  <text:p text:style-name="P201">The settings file includes only settings that are different than the defaults. <text:s/>So if the file is <text:span text:style-name="T340">absent or </text:span>empty, it means all the settings have their default value.</text:p>
                </text:list-item>
                <text:list-item>
                  <text:p text:style-name="P203">The folder <text:span text:style-name="T341">also </text:span>contain<text:span text:style-name="T339">s</text:span> settings files for the game and <text:span text:style-name="T341">any other </text:span>mods.</text:p>
                </text:list-item>
              </text:list>
            </text:list-item>
          </text:list>
        </text:list-item>
        <text:list-item>
          <text:p text:style-name="P192">Close <text:span text:style-name="T322">the </text:span>“Options” <text:span text:style-name="T322">screen</text:span>.</text:p>
        </text:list-item>
      </text:list>
      <text:p text:style-name="P204"/>
      <text:p text:style-name="P205"><text:span text:style-name="T323">In Windows, v</text:span>erify <text:span text:style-name="T342">your </text:span>mod’s log file:</text:p>
      <text:list xml:id="list141333920573546" text:continue-numbering="true" text:style-name="L12">
        <text:list-item text:start-value="1">
          <text:p text:style-name="P191">If not already in the game, start the game to the main menu. <text:s/><text:span text:style-name="T343">This creates your mod’s log file.</text:span></text:p>
        </text:list-item>
        <text:list-item>
          <text:p text:style-name="P206">Exit the game to desktop.</text:p>
        </text:list-item>
        <text:list-item>
          <text:p text:style-name="P207"><text:span text:style-name="T322">G</text:span>o to the game’s log<text:span text:style-name="T344">s</text:span> folder:<text:line-break/>C:\Users\&lt;name&gt;\AppData\LocalLow\Colossal Order\Cities Skylines II\Logs</text:p>
        </text:list-item>
        <text:list-item>
          <text:p text:style-name="P208">Verify there is a log file for <text:span text:style-name="T344">your</text:span> mod named “AssemblyName.log”.</text:p>
        </text:list-item>
        <text:list-item>
          <text:p text:style-name="P208">Open <text:span text:style-name="T344">your</text:span> mod’s log file.</text:p>
          <text:list>
            <text:list-item>
              <text:p text:style-name="P209">Verify the<text:span text:style-name="T345">re</text:span> is <text:span text:style-name="T346">an</text:span> entry for “OnLoad” <text:span text:style-name="T347">at the start.</text:span></text:p>
            </text:list-item>
            <text:list-item>
              <text:p text:style-name="P209"><text:span text:style-name="T323">Verify there is </text:span><text:span text:style-name="T346">an</text:span><text:span text:style-name="T323"> entry </text:span>for “OnDispose” <text:span text:style-name="T346">at</text:span><text:span text:style-name="T347"> the end</text:span>.</text:p>
            </text:list-item>
            <text:list-item>
              <text:p text:style-name="P210">Close the log file.</text:p>
            </text:list-item>
          </text:list>
        </text:list-item>
      </text:list>
      <text:p text:style-name="P211"/>
      <text:p text:style-name="P212"><text:span text:style-name="T348">Congratulation</text:span><text:span text:style-name="T349">s!</text:span><text:span text:style-name="T350"> </text:span><text:span text:style-name="T351"><text:s/></text:span><text:span text:style-name="T352">Your mod was </text:span><text:span text:style-name="T353">successfully </text:span><text:span text:style-name="T352">loaded by the game and your mod’s </text:span>basic <text:span text:style-name="T354">functionality</text:span> <text:span text:style-name="T354">is </text:span>working!</text:p>
      <text:h text:style-name="Heading_20_1" text:outline-level="1"><text:bookmark-start text:name="__RefHeading___Toc11461_1038383628"/><text:span text:style-name="T355">Create</text:span> Your Mod<text:bookmark-end text:name="__RefHeading___Toc11461_1038383628"/></text:h>
      <text:p text:style-name="P213"><text:span text:style-name="T356">Now go make your mod do what your mod must do!</text:span><text:span text:style-name="T357"> <text:s/></text:span><text:span text:style-name="T358">To this basic mod </text:span><text:span text:style-name="T359">project</text:span><text:span text:style-name="T358">, </text:span><text:span text:style-name="T360">add the </text:span><text:span text:style-name="T361">specific </text:span><text:span text:style-name="T360">functionality </text:span><text:span text:style-name="T362">your mod will provide in the game</text:span><text:span text:style-name="T360">. <text:s/>The </text:span><text:span text:style-name="T363">following </text:span><text:span text:style-name="T360">sections may be helpful during the development of your mod.</text:span></text:p>
      <text:p text:style-name="P214"/>
      <text:p text:style-name="P214">When you are ready to publish your <text:span text:style-name="T364">new </text:span>mod to Paradox Mods, continue with section “<text:bookmark-ref text:reference-format="text" text:ref-name="__RefHeading___Toc11473_1038383628">Publish New Mod To Paradox Mods</text:bookmark-ref>”.</text:p>
      <text:h text:style-name="P215" text:outline-level="2"><text:bookmark-start text:name="__RefHeading___Toc11451_1038383628"/>User Interface<text:bookmark-end text:name="__RefHeading___Toc11451_1038383628"/></text:h>
      <text:p text:style-name="P216">Most mods will have some type of <text:span text:style-name="T365">user </text:span>interface <text:span text:style-name="T365">(UI) </text:span>to allow the user to interact with your mod <text:span text:style-name="T366">and/</text:span><text:span text:style-name="T367">or to display information to the user</text:span>. <text:s/>An exception might be a mod that only changes game behavior <text:span text:style-name="T368">and perhaps has only settings to change the mod’s behavior</text:span>. <text:s/><text:span text:style-name="T369">The Modding Toolchain includes a template for adding UI to a </text:span><text:span text:style-name="T363">mod </text:span><text:span text:style-name="T369">project.</text:span></text:p>
      <text:p text:style-name="P217"/>
      <text:p text:style-name="P218">For more information on UI modding, see:<text:line-break/><text:a xlink:type="simple" xlink:href="https://cs2.paradoxwikis.com/UI_Modding" text:style-name="Internet_20_link" text:visited-style-name="Visited_20_Internet_20_Link">https://cs2.paradoxwikis.com/UI_Modding</text:a></text:p>
      <text:p text:style-name="P219"/>
      <text:p text:style-name="P219"><text:span text:style-name="T370">To</text:span><text:span text:style-name="T371"> </text:span><text:span text:style-name="T172">include a UI</text:span><text:span text:style-name="T372"> </text:span><text:span text:style-name="T373">for your mod </text:span><text:span text:style-name="T374">from the UI template</text:span><text:span text:style-name="T172">:</text:span></text:p>
      <text:list xml:id="list141334656562912" text:continue-list="list141335382945391" text:style-name="L8">
        <text:list-item text:start-value="1">
          <text:p text:style-name="P220">Open your project in Visual Studio.</text:p>
        </text:list-item>
        <text:list-item>
          <text:p text:style-name="P221"><text:span text:style-name="T375">On the </text:span><text:span text:style-name="T376">Visual Studio </text:span><text:span text:style-name="T375">menus, select “Tools” -&gt; “Command Line” -&gt; “Developer Command Prompt”. <text:s/>A new command prompt window is opened.</text:span></text:p>
        </text:list-item>
        <text:list-item>
          <text:p text:style-name="P222">In the command prompt window:</text:p>
          <text:list>
            <text:list-item>
              <text:p text:style-name="P221"><text:span text:style-name="T377">Verify </text:span>the <text:span text:style-name="T377">current directory is </text:span><text:span text:style-name="T378">set to</text:span> your project <text:span text:style-name="T377">folder</text:span>. <text:s/><text:span text:style-name="T377">If not, change directory to your project folder.</text:span></text:p>
            </text:list-item>
            <text:list-item>
              <text:p text:style-name="P222"><text:span text:style-name="T377">R</text:span>un the <text:span text:style-name="T374">following </text:span>command <text:span text:style-name="T379">to add the UI logic to your mod project </text:span><text:span text:style-name="T380">from the UI template</text:span>:<text:line-break/><text:span text:style-name="T242">npx create-csii-ui-mod</text:span></text:p>
            </text:list-item>
            <text:list-item>
              <text:p text:style-name="P223"><text:soft-page-break/>If you get an error running the “npx” command, try uninstalling and reinstalling the “UI Mod Project Template” in the Modding Toolchain.</text:p>
            </text:list-item>
          </text:list>
        </text:list-item>
        <text:list-item>
          <text:p text:style-name="P222">The <text:span text:style-name="T276">npx </text:span><text:span text:style-name="T381">command </text:span>will prompt for <text:span text:style-name="T378">some </text:span>details:</text:p>
          <text:list>
            <text:list-item>
              <text:p text:style-name="P222">For “Project name”, enter “<text:span text:style-name="T378">UI”. <text:s/></text:span><text:span text:style-name="T382">This </text:span><text:span text:style-name="T378">seems to be the standard used by other mod authors</text:span>.</text:p>
            </text:list-item>
            <text:list-item>
              <text:p text:style-name="P224">For “Author”, enter your <text:span text:style-name="T180">Paradox</text:span><text:span text:style-name="T383"> account</text:span><text:span text:style-name="T384"> </text:span>username <text:span text:style-name="T180">(not email)</text:span>.</text:p>
            </text:list-item>
            <text:list-item>
              <text:p text:style-name="P224">Wait for the process to complete. <text:s/><text:span text:style-name="T379">It might take about 1</text:span><text:span text:style-name="T385">5-20</text:span><text:span text:style-name="T379"> seconds.</text:span></text:p>
            </text:list-item>
            <text:list-item>
              <text:p text:style-name="P225">Verify the <text:span text:style-name="T386">command </text:span>window shows “<text:span text:style-name="T387">Project ‘UI’</text:span> created successfully”.</text:p>
            </text:list-item>
            <text:list-item>
              <text:p text:style-name="P224">Close the command prompt window.</text:p>
            </text:list-item>
          </text:list>
        </text:list-item>
        <text:list-item>
          <text:p text:style-name="P224">Verify there is now a “UI” folder in the project. <text:s/><text:span text:style-name="T388">The folder name is the “Project name” entered above.</text:span></text:p>
        </text:list-item>
        <text:list-item>
          <text:p text:style-name="P226">Exclude “node_modules” folder:</text:p>
          <text:list>
            <text:list-item>
              <text:p text:style-name="P227">Expand the “UI” folder.</text:p>
            </text:list-item>
            <text:list-item>
              <text:p text:style-name="P227">Notice there is a “node_modules” folder that was created by the npx command. <text:s/><text:span text:style-name="T389">There are thousands of files in the “node_modules” folder. <text:s/></text:span><text:span text:style-name="T390">This makes solution-wide source code searches </text:span>take a long time <text:span text:style-name="T390">because all these files are searched. <text:s/></text:span>The <text:span text:style-name="T391">following steps will exclude the </text:span>“node_modules” folder.</text:p>
            </text:list-item>
            <text:list-item>
              <text:p text:style-name="P228"><text:span text:style-name="T392">In the Visual Studio menu, click on “Project” -&gt; </text:span><text:span text:style-name="T393">“Edit Project File”.</text:span> <text:s/>The project file is opened.</text:p>
            </text:list-item>
            <text:list-item>
              <text:p text:style-name="P229">At the end of the main “PropertyGroup”, add the following entry:<text:line-break/><text:span text:style-name="T394">&lt;DefaultItemExcludes&gt;UI\node_modules\**;$(DefaultItemExcludes)&lt;/DefaultItemExcludes&gt;</text:span></text:p>
            </text:list-item>
            <text:list-item>
              <text:p text:style-name="P229">Save the project file.</text:p>
            </text:list-item>
            <text:list-item>
              <text:p text:style-name="P230">Under the UI folder, notice that the “node_modules” folder is no longer listed <text:span text:style-name="T388">or i</text:span><text:span text:style-name="T367">f </text:span>you have the “Show All Files” option turned on <text:span text:style-name="T388">then</text:span> <text:span text:style-name="T395">the folder is shown as excluded</text:span>. <text:s/><text:span text:style-name="T367">It might take a few seconds for the change to </text:span><text:span text:style-name="T396">be shown</text:span><text:span text:style-name="T367">.</text:span></text:p>
            </text:list-item>
            <text:list-item>
              <text:p text:style-name="P231">Close the project file.</text:p>
            </text:list-item>
          </text:list>
        </text:list-item>
        <text:list-item>
          <text:p text:style-name="P232"><text:span text:style-name="T397">Automatically </text:span>build the “mod.json” file <text:span text:style-name="T398">and automatically build the UI with the project</text:span>:</text:p>
          <text:list>
            <text:list-item>
              <text:p text:style-name="P233">Expand the “UI” folder.</text:p>
            </text:list-item>
            <text:list-item>
              <text:p text:style-name="P234"><text:span text:style-name="T399">Open the “mod.json” file. <text:s/></text:span><text:span text:style-name="T241">In the “mod.json” file:</text:span></text:p>
              <text:list>
                <text:list-item>
                  <text:p text:style-name="P234"><text:span text:style-name="T241">N</text:span><text:span text:style-name="T399">otice that </text:span><text:span text:style-name="T400">the file</text:span><text:span text:style-name="T399"> contains the “id” and “author” you entered earlier.</text:span></text:p>
                </text:list-item>
                <text:list-item>
                  <text:p text:style-name="P235"><text:span text:style-name="T399">Notice that </text:span><text:span text:style-name="T241">the file</text:span><text:span text:style-name="T399"> defaults to version “1.0.0” which is different than your mod’s version of “0.1.0”.</text:span></text:p>
                </text:list-item>
              </text:list>
            </text:list-item>
            <text:list-item>
              <text:p text:style-name="P235"><text:span text:style-name="T397">Rather than </text:span><text:span text:style-name="T380">having to remember to </text:span><text:span text:style-name="T397">update this file every time some of the </text:span><text:span text:style-name="T380">data</text:span><text:span text:style-name="T397"> is changed </text:span><text:span text:style-name="T399">(especially the version)</text:span><text:span text:style-name="T397">, the file will be automatically rebuilt.</text:span></text:p>
            </text:list-item>
            <text:list-item>
              <text:p text:style-name="P236"><text:span text:style-name="T401">Copy the “mod.json.csproj” file from </text:span><text:span text:style-name="T402">GitHub<text:line-break/></text:span><text:a xlink:type="simple" xlink:href="https://github.com/rcav8tr/CS2-Modding-Instructions" text:style-name="Internet_20_link" text:visited-style-name="Visited_20_Internet_20_Link"><text:span text:style-name="T230">https://github.com/rcav8tr/CS2-Modding-Instructions</text:span></text:a></text:p>
            </text:list-item>
            <text:list-item>
              <text:p text:style-name="P237">In Visual Studio, paste the file <text:span text:style-name="T403">under</text:span> the “UI” folder.</text:p>
            </text:list-item>
            <text:list-item>
              <text:p text:style-name="P238"><text:span text:style-name="T392">In the Visual Studio menu, click on “Project” -&gt; </text:span><text:span text:style-name="T393">“Edit Project File”.</text:span> <text:s/><text:span text:style-name="T223">The project file is opened.</text:span></text:p>
            </text:list-item>
            <text:list-item>
              <text:p text:style-name="P239">In the “ItemGroup” at the end of the file, delete the entry for the “<text:span text:style-name="T379">mod.json</text:span>.csproj” file <text:span text:style-name="T241">that was automatically added by Visual Studio</text:span>:<text:line-break/><text:span text:style-name="T242">&lt;None Include="</text:span><text:span text:style-name="T404">UI</text:span><text:span text:style-name="T242">\</text:span><text:span text:style-name="T404">mod.json</text:span><text:span text:style-name="T242">.csproj" /&gt;</text:span></text:p>
            </text:list-item>
            <text:list-item>
              <text:p text:style-name="P240">Add the following <text:span text:style-name="T405">before</text:span> the “&lt;/<text:span text:style-name="T405">P</text:span>roject&gt;” <text:span text:style-name="T405">tag:</text:span><text:line-break/><text:span text:style-name="T242">&lt;!-- </text:span><text:span text:style-name="T406">Automatically </text:span><text:span text:style-name="T242">build mod.json file. --&gt;<text:line-break/>&lt;Import Project="UI\mod.json.csproj" /&gt;<text:line-break/>&lt;ItemGroup&gt;<text:line-break/> <text:s text:c="3"/>&lt;None Include="UI\mod.json.csproj" /&gt;<text:line-break/>&lt;/ItemGroup&gt;<text:line-break/><text:line-break/>&lt;!-- </text:span><text:span text:style-name="T406">Automatically build the UI with the project. --&gt;</text:span><text:span text:style-name="T242"><text:line-break/>&lt;Target Name="BuildUI" AfterTargets="AfterBuild"&gt;<text:line-break/> <text:s text:c="3"/>&lt;Exec Command="npm run build" WorkingDirectory="$(ProjectDir)/UI" /&gt;<text:line-break/>&lt;/Target&gt;</text:span></text:p>
            </text:list-item>
            <text:list-item>
              <text:p text:style-name="P241">Save the project file. <text:s/><text:span text:style-name="T401">As soon as the project file is saved, Visual Studio </text:span><text:span text:style-name="T247">immediately</text:span><text:span text:style-name="T401"> build</text:span><text:span text:style-name="T407">s</text:span><text:span text:style-name="T401"> the “mod.json” file, </text:span><text:span text:style-name="T408">overwriting the existing file.</text:span></text:p>
              <text:list>
                <text:list-item>
                  <text:p text:style-name="P242"><text:span text:style-name="T241">Return to</text:span> the “mod.json” file.</text:p>
                </text:list-item>
                <text:list-item>
                  <text:p text:style-name="P243">Verify:<text:line-break/>“id” <text:span text:style-name="T409">is AssemblyName;<text:line-break/></text:span><text:soft-page-break/>“author” <text:span text:style-name="T409">is your Paradox account username taken from your Paradox account data file;<text:line-break/></text:span>“version” <text:span text:style-name="T409">is “0.1.0” taken from the assembly version;<text:line-break/></text:span>“dependencies” is “[]” <text:span text:style-name="T410">(i.e. empty square brackets)</text:span>.</text:p>
                </text:list-item>
                <text:list-item>
                  <text:p text:style-name="P244">Close the “mod.json” file.</text:p>
                </text:list-item>
              </text:list>
            </text:list-item>
            <text:list-item>
              <text:p text:style-name="P237">Close the project file.</text:p>
            </text:list-item>
          </text:list>
        </text:list-item>
        <text:list-item>
          <text:p text:style-name="P243">Rebuild the entire solution.</text:p>
        </text:list-item>
        <text:list-item>
          <text:p text:style-name="P243">Go to the game’s local mods folder:<text:line-break/>C:\Users\&lt;name&gt;\AppData\LocalLow\Colossal Order\Cities Skylines II\Mods</text:p>
        </text:list-item>
        <text:list-item>
          <text:p text:style-name="P245">In the AssemblyName folder, verify the “AssemblyName.mjs” file is present.</text:p>
        </text:list-item>
        <text:list-item>
          <text:p text:style-name="P246">To test that the UI in your mod is working, <text:span text:style-name="T411">in</text:span> section “<text:bookmark-ref text:reference-format="text" text:ref-name="__RefHeading___Toc8976_1060612756">Developer Modes</text:bookmark-ref>”, <text:span text:style-name="T411">see the steps to test</text:span> UI developer mode.</text:p>
        </text:list-item>
      </text:list>
      <text:h text:style-name="P247" text:outline-level="2"><text:bookmark-start text:name="__RefHeading___Toc11455_1038383628"/>Harmony<text:bookmark-end text:name="__RefHeading___Toc11455_1038383628"/></text:h>
      <text:p text:style-name="P248"><text:span text:style-name="T412">Harmony is a</text:span><text:span text:style-name="T413"> library </text:span><text:span text:style-name="T412">by Andreas Pardeike </text:span><text:span text:style-name="T413">for patching, replacing, and decorating </text:span><text:span text:style-name="T412">application </text:span><text:span text:style-name="T413">methods during runtime. <text:s/></text:span><text:span text:style-name="T412">Y</text:span>ou can use Harmony to alter the functionality of all the available assemblies of that application. <text:s/>Harmony gives you:</text:p>
      <text:list text:style-name="L13">
        <text:list-item>
          <text:p text:style-name="P249">A way to keep the original method intact</text:p>
        </text:list-item>
        <text:list-item>
          <text:p text:style-name="P249">Execute your code before and/or after the original method</text:p>
        </text:list-item>
        <text:list-item>
          <text:p text:style-name="P249">Modify the original with IL code processors</text:p>
        </text:list-item>
        <text:list-item>
          <text:p text:style-name="P249">Multiple Harmony patches co-exist and don't conflict with each other</text:p>
        </text:list-item>
        <text:list-item>
          <text:p text:style-name="P249">Works at runtime and does not touch any files</text:p>
        </text:list-item>
      </text:list>
      <text:p text:style-name="P250"/>
      <text:p text:style-name="P251">For more information on Harmony <text:span text:style-name="T414">and how to use it</text:span>, see:<text:line-break/><text:a xlink:type="simple" xlink:href="https://harmony.pardeike.net/" text:style-name="Internet_20_link" text:visited-style-name="Visited_20_Internet_20_Link">https://harmony.pardeike.net/</text:a><text:line-break/><text:a xlink:type="simple" xlink:href="https://github.com/pardeike/Harmony" text:style-name="Internet_20_link" text:visited-style-name="Visited_20_Internet_20_Link">https://github.com/pardeike/Harmony</text:a></text:p>
      <text:p text:style-name="P250"/>
      <text:p text:style-name="P252">Note that much of what Harmony was used for <text:span text:style-name="T415">on Cities Skylines 1 </text:span>can be accomplished with ECS <text:span text:style-name="T415">on CS2</text:span>.</text:p>
      <text:p text:style-name="P250"/>
      <text:p text:style-name="P252"><text:span text:style-name="T416">To i</text:span>nstall the Harmony package in your project:</text:p>
      <text:list text:style-name="L14">
        <text:list-item>
          <text:p text:style-name="P253">In Visual Studio menus, select “Tools” -&gt; “NuGet Package Manager” -&gt; “Manage NuGet Packages for Solution…”. <text:s/>The “Manage Packages for Solution” screen is displayed.</text:p>
        </text:list-item>
        <text:list-item>
          <text:p text:style-name="P253">On the “Manage Packages for Solution” screen:</text:p>
          <text:list>
            <text:list-item>
              <text:p text:style-name="P253">Click <text:span text:style-name="T66">on </text:span>“Browse”. <text:s/>A list of packages is displayed.</text:p>
            </text:list-item>
            <text:list-item>
              <text:p text:style-name="P253">In the search box, enter “lib.harmony”. <text:s/>Matching packages are listed.</text:p>
            </text:list-item>
            <text:list-item>
              <text:p text:style-name="P253">Click <text:span text:style-name="T66">on </text:span>the “Lib.Harmony” package to highlight it <text:span text:style-name="T321">(not “Lib.Harmony.Ref” or “Lib.Harmony.Thin” </text:span><text:span text:style-name="T417">or “CitiesHarmony.API”</text:span><text:span text:style-name="T321">). <text:s/></text:span>The package’s information is displayed on the right side.</text:p>
            </text:list-item>
            <text:list-item>
              <text:p text:style-name="P253">Place a check mark next to your project name.</text:p>
            </text:list-item>
            <text:list-item>
              <text:p text:style-name="P253">For “Version”, select “2.2.2”. <text:s/><text:span text:style-name="T418">This seems to be the </text:span><text:span text:style-name="T419">de facto </text:span><text:span text:style-name="T418">standard version used by other CS2 mod authors, even though a later version of Harmony is available.</text:span></text:p>
            </text:list-item>
            <text:list-item>
              <text:p text:style-name="P253">Verify the Author is “Andreas Pardeike”.</text:p>
            </text:list-item>
            <text:list-item>
              <text:p text:style-name="P253">Click <text:span text:style-name="T65">on </text:span>“Install”.</text:p>
            </text:list-item>
            <text:list-item>
              <text:p text:style-name="P254">If the “Preview Changes” screen is displayed, click <text:span text:style-name="T65">on </text:span>“Apply”.</text:p>
            </text:list-item>
            <text:list-item>
              <text:p text:style-name="P254">Wait for the installation to complete.</text:p>
            </text:list-item>
            <text:list-item>
              <text:p text:style-name="P254">Close the “Manage Packages for Solution” screen.</text:p>
            </text:list-item>
          </text:list>
        </text:list-item>
        <text:list-item>
          <text:p text:style-name="P254">Under the project, expand “Dependencies”. <text:s/>Verify there is an entry for “Packages”.</text:p>
        </text:list-item>
        <text:list-item>
          <text:p text:style-name="P254">Expand the “Packages” entry. <text:s/>Verify “Lib.Harmony (2.2.2)” is listed.</text:p>
        </text:list-item>
        <text:list-item>
          <text:p text:style-name="P255">Rebuild the entire solution.</text:p>
        </text:list-item>
        <text:list-item>
          <text:p text:style-name="P256">Go to the game’s local mods folder:<text:line-break/>C:\Users\&lt;name&gt;\AppData\LocalLow\Colossal Order\Cities Skylines II\Mod<text:span text:style-name="T420">s</text:span></text:p>
        </text:list-item>
        <text:list-item>
          <text:p text:style-name="P256"><text:span text:style-name="T420">I</text:span>n the AssemblyName folder, verify the “<text:span text:style-name="T420">0Harmony.dll”</text:span> file is present.</text:p>
        </text:list-item>
      </text:list>
      <text:h text:style-name="P257" text:outline-level="2"><text:bookmark-start text:name="__RefHeading___Toc20716_3002793707"/><text:soft-page-break/>Language Support<text:bookmark-end text:name="__RefHeading___Toc20716_3002793707"/></text:h>
      <text:p text:style-name="P258">CS2 <text:span text:style-name="T421">comes with </text:span>multiple languages <text:span text:style-name="T422">built in</text:span>. <text:s/><text:span text:style-name="T423">If desired, your mod can also support multiple languages. <text:s/></text:span><text:span text:style-name="T424">If your mod supports any additional languages, i</text:span><text:span text:style-name="T425">t is recommended that your mod support all of the languages built into the base game.</text:span></text:p>
      <text:p text:style-name="P259"/>
      <text:p text:style-name="P260"><text:span text:style-name="T426">The detailed steps for including language support are too much to include here. <text:s/></text:span>See my <text:a xlink:type="simple" xlink:href="https://github.com/rcav8tr/CS2Mod-PerformanceMonitor" text:style-name="Internet_20_link" text:visited-style-name="Visited_20_Internet_20_Link">Performance Monitor mod <text:span text:style-name="T419">on GitHub</text:span></text:a> for <text:span text:style-name="T427">an</text:span> example of how to include language support <text:span text:style-name="T426">in your mod </text:span>with <text:span text:style-name="T426">NO</text:span> dependencies on other mods. <text:s/>See especially the “Localization” <text:span text:style-name="T428">folder,</text:span> <text:span text:style-name="T428">the “UITranslationKey” class (</text:span><text:span text:style-name="T425">two</text:span><text:span text:style-name="T428"> places), and the UI components in the “UI\src\components” folder </text:span><text:span text:style-name="T425">where the translations are actually used</text:span>.<text:line-break/></text:p>
      <text:p text:style-name="P261"><text:span text:style-name="T429">Some authors get translations thru Crowdin. <text:s/></text:span>This author uses <text:a xlink:type="simple" xlink:href="https://translate.google.com/" text:style-name="Internet_20_link" text:visited-style-name="Visited_20_Internet_20_Link">Google translate</text:a> to translate from English to the other languages. <text:s/><text:span text:style-name="T430">For each text that needs to be translated:</text:span></text:p>
      <text:list text:style-name="L15">
        <text:list-item>
          <text:p text:style-name="P262"><text:span text:style-name="T431">T</text:span><text:span text:style-name="T425">ranslate from English to the other language.</text:span></text:p>
        </text:list-item>
        <text:list-item>
          <text:p text:style-name="P262"><text:span text:style-name="T431">U</text:span><text:span text:style-name="T421">se the “Swap languages” button (two arrows) to </text:span><text:span text:style-name="T425">translate </text:span><text:span text:style-name="T421">the other language </text:span><text:span text:style-name="T425">back to English.</text:span></text:p>
        </text:list-item>
        <text:list-item>
          <text:p text:style-name="P262"><text:span text:style-name="T421">V</text:span><text:span text:style-name="T425">erify that the same text as the original English is obtained.</text:span></text:p>
        </text:list-item>
        <text:list-item>
          <text:p text:style-name="P262"><text:span text:style-name="T425">If </text:span><text:span text:style-name="T432">the translation back to English is </text:span><text:span text:style-name="T425">different and unacceptable, try using synonyms or </text:span><text:span text:style-name="T432">different </text:span><text:span text:style-name="T425">English wording/</text:span><text:span text:style-name="T421">grammar</text:span><text:span text:style-name="T425"> to get good translations into other languages.</text:span></text:p>
        </text:list-item>
        <text:list-item>
          <text:p text:style-name="P263">When the translation is good, copy the translation from the other language and paste it into the “Localization\Translation.csv” file.</text:p>
        </text:list-item>
      </text:list>
      <text:p text:style-name="P264"/>
      <text:p text:style-name="P265"><text:span text:style-name="T433">T</text:span><text:span text:style-name="T434">he mod title and description should be obtained from your translations </text:span><text:span text:style-name="T435">for each language</text:span><text:span text:style-name="T434">, not from the mod assembly info </text:span><text:span text:style-name="T435">which </text:span><text:span text:style-name="T419">does not change with the </text:span><text:span text:style-name="T436">user’s</text:span><text:span text:style-name="T419"> language selection</text:span><text:span text:style-name="T434">.</text:span></text:p>
      <text:list text:style-name="L16">
        <text:list-item>
          <text:p text:style-name="P266">Open the “ModAssemblyInfo.csproj” file.</text:p>
        </text:list-item>
        <text:list-item>
          <text:p text:style-name="P266">Remove the lines for “Title” and “Description”. <text:s/><text:span text:style-name="T437">Title and Description will no longer be obtained from the mod’s assembly info.</text:span></text:p>
        </text:list-item>
        <text:list-item>
          <text:p text:style-name="P266">Save and close the “ModAssemblyInfo.csproj” file. <text:s/><text:span text:style-name="T426">Visual Studio automatically updates t</text:span><text:span text:style-name="T438">he “ModAssemblyInfo.cs” file.</text:span></text:p>
        </text:list-item>
        <text:list-item>
          <text:p text:style-name="P266">In the “ModAssemblyInfo.cs” file, verify the title and description entries are removed.</text:p>
        </text:list-item>
        <text:list-item>
          <text:p text:style-name="P267"><text:span text:style-name="T438">E</text:span><text:span text:style-name="T434">verywhere in your project that the mod assembly title or description </text:span><text:span text:style-name="T438">are used</text:span><text:span text:style-name="T434">, </text:span><text:span text:style-name="T438">update</text:span><text:span text:style-name="T434"> to instead use your translations. <text:s/></text:span><text:span text:style-name="T437">For example</text:span><text:span text:style-name="T434">:<text:line-break/></text:span><text:span text:style-name="T439">string </text:span><text:span text:style-name="T440">modTitle</text:span><text:span text:style-name="T439"> <text:s text:c="6"/>= Translation.instance.Get(</text:span><text:span text:style-name="T441">UITranslationKey.</text:span><text:span text:style-name="T440">Title</text:span><text:span text:style-name="T439">);<text:line-break/>string </text:span><text:span text:style-name="T440">modDescription</text:span><text:span text:style-name="T439"> = Translation.instance.Get(</text:span><text:span text:style-name="T441">UITranslationKey.</text:span><text:span text:style-name="T440">Description</text:span><text:span text:style-name="T439">);</text:span></text:p>
        </text:list-item>
      </text:list>
      <text:h text:style-name="P268" text:outline-level="2"><text:bookmark-start text:name="__RefHeading___Toc11463_1038383628"/>BepInEx Console<text:bookmark-end text:name="__RefHeading___Toc11463_1038383628"/></text:h>
      <text:p text:style-name="P269"><text:span text:style-name="T442">Log messages can be a tool for debugging your mod. <text:s/></text:span><text:span text:style-name="T443">By default, t</text:span>here is no console to view <text:span text:style-name="T444">log </text:span>messages <text:span text:style-name="T444">in real time</text:span>. <text:s/><text:span text:style-name="T445">Log messages are viewed by opening a log file </text:span><text:span text:style-name="T443">(see </text:span><text:span text:style-name="T446">section “</text:span><text:span text:style-name="T446"><text:bookmark-ref text:reference-format="text" text:ref-name="__RefHeading___Toc11465_1038383628">Log File Locations</text:bookmark-ref></text:span><text:span text:style-name="T443">”)</text:span><text:span text:style-name="T445">. <text:s/>The </text:span><text:span text:style-name="T447">Bepis Injector Extendable (BepInEx) </text:span><text:span text:style-name="T445">includes a console to view log message</text:span><text:span text:style-name="T448">s</text:span><text:span text:style-name="T445"> in real time.</text:span></text:p>
      <text:p text:style-name="P269"/>
      <text:p text:style-name="P269"><text:span text:style-name="T449">If you want t</text:span>o use the BepInEx console:</text:p>
      <text:list text:style-name="L17">
        <text:list-item>
          <text:p text:style-name="P270"><text:span text:style-name="T450">Download the BepInEx </text:span><text:span text:style-name="T451">x64</text:span><text:span text:style-name="T452"> zip file </text:span><text:span text:style-name="T450">from the releases page:<text:line-break/></text:span><text:a xlink:type="simple" xlink:href="https://github.com/BepInEx/BepInEx/releases" text:style-name="Internet_20_link" text:visited-style-name="Visited_20_Internet_20_Link"><text:span text:style-name="T453">https://github.com/BepInEx/BepInEx/releases</text:span></text:a><text:span text:style-name="T453"><text:line-break/></text:span><text:span text:style-name="T429">This a</text:span><text:span text:style-name="T454">uthor uses version 5.4.22 </text:span><text:span text:style-name="T429">(scroll down a bit to find this version)</text:span><text:span text:style-name="T454">.</text:span></text:p>
        </text:list-item>
        <text:list-item>
          <text:p text:style-name="P271">Extract the zip file contents into the game's root folder:<text:line-break/><text:span text:style-name="T201">C:\Program Files (x86)\Steam\steamapps\common\Cities Skylines II</text:span></text:p>
        </text:list-item>
        <text:list-item>
          <text:p text:style-name="P271"><text:span text:style-name="T455">T</text:span><text:span text:style-name="T456">here should </text:span><text:span text:style-name="T457">now </text:span><text:span text:style-name="T456">be a</text:span> “<text:span text:style-name="T201">BepInEx</text:span>” folder <text:span text:style-name="T456">in the game’s root folder.</text:span></text:p>
        </text:list-item>
        <text:list-item>
          <text:p text:style-name="P272"><text:span text:style-name="T458">Start the game to the main menu and e</text:span><text:span text:style-name="T459">xit the game </text:span><text:span text:style-name="T460">to desktop</text:span><text:span text:style-name="T458">. <text:s/>This will cause </text:span><text:span text:style-name="T459">BepInEx </text:span><text:span text:style-name="T458">to </text:span>create <text:span text:style-name="T458">a </text:span>configuration <text:span text:style-name="T459">folder and </text:span><text:span text:style-name="T458">a default configuration </text:span>file.</text:p>
        </text:list-item>
        <text:list-item>
          <text:p text:style-name="P271"><text:span text:style-name="T448">O</text:span>pen <text:span text:style-name="T461">the BepInEx configuration </text:span>file in a text editor:<text:line-break/>C:\Program Files (x86)\Steam\steamapps\common\Cities Skylines II\BepInEx<text:span text:style-name="T461">\config\BepInEx.cfg</text:span></text:p>
        </text:list-item>
        <text:list-item>
          <text:p text:style-name="P271">Under “[Logging.Console]”, change “Enabled” to “true”. <text:s/>This causes the BepInEx logging console to be displayed when the game is run.</text:p>
        </text:list-item>
        <text:list-item>
          <text:p text:style-name="P271"><text:soft-page-break/>Save and close the configuration file.</text:p>
        </text:list-item>
        <text:list-item>
          <text:p text:style-name="P273">Test the BepInEx console:</text:p>
          <text:list>
            <text:list-item>
              <text:p text:style-name="P274"><text:span text:style-name="T462">Start</text:span> the game <text:span text:style-name="T463">to the main menu.</text:span></text:p>
            </text:list-item>
            <text:list-item>
              <text:p text:style-name="P275">Verify that the BepInEx console is displayed.</text:p>
              <text:list>
                <text:list-item>
                  <text:p text:style-name="P276">If you run the game in full screen mode, you may need to use Alt<text:span text:style-name="T464">+</text:span>Tab to <text:span text:style-name="T442">view </text:span>the BepInEx console window.</text:p>
                </text:list-item>
                <text:list-item>
                  <text:p text:style-name="P276">While developing a mod, this author prefers to run the game in windowed mode so that the BepInEx console <text:span text:style-name="T465">window</text:span> is easily visible.</text:p>
                </text:list-item>
              </text:list>
            </text:list-item>
            <text:list-item>
              <text:p text:style-name="P277">In the BepInEx console, verify that your mod’s “OnLoad” log message is displayed.</text:p>
            </text:list-item>
          </text:list>
        </text:list-item>
        <text:list-item>
          <text:p text:style-name="P278">By default, Windows sets the BepInEx console window size and position. <text:s/>The position is different each time the game is run. <text:s/><text:span text:style-name="T466">To s</text:span>et <text:span text:style-name="T467">your own </text:span>BepInEx console window size and position:</text:p>
          <text:list>
            <text:list-item>
              <text:p text:style-name="P278">Right-click on the <text:span text:style-name="T468">BepInEx </text:span>console window <text:span text:style-name="T469">title bar</text:span> and select “Properties”. <text:s/>The window’s properties are displayed.</text:p>
            </text:list-item>
            <text:list-item>
              <text:p text:style-name="P278">Click on “Layout”. <text:s/>The window’s layout properties are displayed.</text:p>
            </text:list-item>
            <text:list-item>
              <text:p text:style-name="P278"><text:span text:style-name="T468">Remove the check mark </text:span>for “Let system position window”.</text:p>
            </text:list-item>
            <text:list-item>
              <text:p text:style-name="P278"><text:span text:style-name="T470">Adjust the window size and position to your </text:span><text:span text:style-name="T471">preference</text:span><text:span text:style-name="T470">. <text:s/></text:span><text:span text:style-name="T472">Size is in characters. <text:s/>Position is in pixels. <text:s/></text:span><text:span text:style-name="T473">This author uses size 150 x 40.</text:span></text:p>
            </text:list-item>
            <text:list-item>
              <text:p text:style-name="P278">Click on “OK”. <text:s/>The window’s <text:span text:style-name="T470">size and </text:span>position are changed <text:span text:style-name="T474">and remembered by </text:span><text:span text:style-name="T470">Windows.</text:span></text:p>
            </text:list-item>
            <text:list-item>
              <text:p text:style-name="P279">Exit the game <text:span text:style-name="T475">to desktop</text:span>.</text:p>
            </text:list-item>
            <text:list-item>
              <text:p text:style-name="P278">Start the game to the main menu.</text:p>
            </text:list-item>
            <text:list-item>
              <text:p text:style-name="P278">Verify the BepInEx <text:span text:style-name="T470">console </text:span>window is displayed with your size and position settings.</text:p>
            </text:list-item>
          </text:list>
        </text:list-item>
        <text:list-item>
          <text:p text:style-name="P280">Exit the game to desktop.</text:p>
        </text:list-item>
      </text:list>
      <text:p text:style-name="P281"/>
      <text:p text:style-name="P282">If you want <text:span text:style-name="T476">to </text:span>run the game <text:span text:style-name="T476">with BepInEx but </text:span>without the BepInEx console:</text:p>
      <text:list text:style-name="L18">
        <text:list-item>
          <text:p text:style-name="P283">Open the BepInEx configuration file in a text editor:<text:line-break/>C:\Program Files (x86)\Steam\steamapps\common\Cities Skylines II\BepInEx\config\BepInEx.cfg</text:p>
        </text:list-item>
        <text:list-item>
          <text:p text:style-name="P284">Under “[Logging.Console]”, change “Enabled” to “<text:span text:style-name="T474">false</text:span>”. <text:s/>This <text:span text:style-name="T468">prevents display of</text:span> the BepInEx logging console when the game is run.</text:p>
        </text:list-item>
        <text:list-item>
          <text:p text:style-name="P283">Save and close the configuration file.</text:p>
        </text:list-item>
      </text:list>
      <text:p text:style-name="P282"/>
      <text:p text:style-name="P282">If you want to <text:span text:style-name="T477">keep your BepInEx installation but </text:span>run the game without BepInEx:</text:p>
      <text:list text:style-name="L19">
        <text:list-item>
          <text:p text:style-name="P285"><text:span text:style-name="T477">Rename </text:span>the BepInEx folder <text:span text:style-name="T477">by placing a period in front of the “</text:span><text:span text:style-name="T476">BepInEx” </text:span><text:span text:style-name="T477">folder name</text:span>:<text:line-break/><text:span text:style-name="T450">C:\Program Files (x86)\Steam\steamapps\common\Cities Skylines II\.BepInEx</text:span></text:p>
        </text:list-item>
        <text:list-item>
          <text:p text:style-name="P286">To run <text:span text:style-name="T478">the game </text:span>again later with BepInEx, remove the period.</text:p>
        </text:list-item>
      </text:list>
      <text:p text:style-name="P282"/>
      <text:p text:style-name="P287">If you want to uninstall BepInEx:</text:p>
      <text:list text:style-name="L20">
        <text:list-item>
          <text:p text:style-name="P288">Delete the “BepInEx” folder <text:span text:style-name="T476">from the game’s installation folder</text:span>:<text:line-break/><text:span text:style-name="T450">C:\Program Files (x86)\Steam\steamapps\common\Cities Skylines II</text:span></text:p>
        </text:list-item>
        <text:list-item>
          <text:p text:style-name="P289">From the game’s installation folder, also delete the following files that were installed with BepInEx:<text:span text:style-name="T451"><text:line-break/></text:span>changelog.txt<text:line-break/>doorstop_config.ini<text:line-break/>winhttp.dll</text:p>
        </text:list-item>
      </text:list>
      <text:h text:style-name="Heading_20_2" text:outline-level="2"><text:bookmark-start text:name="__RefHeading___Toc11465_1038383628"/>Log File Locations<text:bookmark-end text:name="__RefHeading___Toc11465_1038383628"/></text:h>
      <text:p text:style-name="P290">Log files may be useful to help find where errors are occurring in your mod or in the game. <text:s/>M<text:span text:style-name="T479">any log files </text:span>are <text:span text:style-name="T479">created. <text:s/>In the following, “</text:span><text:span text:style-name="T480">&lt;CS2DataFolder&gt;</text:span><text:span text:style-name="T479">” means:<text:line-break/></text:span><text:span text:style-name="T481">C:\Users\&lt;name&gt;\AppData\LocalLow\Colossal Order\Cities Skylines II</text:span></text:p>
      <text:p text:style-name="Standard"/>
      <text:p text:style-name="P291">Log file locations:</text:p>
      <text:list text:style-name="L21">
        <text:list-item>
          <text:p text:style-name="P292"><text:soft-page-break/>Game main log file<text:span text:style-name="T482">s</text:span> <text:span text:style-name="T483">(current and previous)</text:span>:<text:line-break/><text:span text:style-name="T201">&lt;CS2DataFolder&gt;</text:span><text:span text:style-name="T481">\</text:span><text:span text:style-name="T201">Player.log<text:line-break/></text:span><text:span text:style-name="T484">&lt;CS2DataFolder&gt;</text:span><text:span text:style-name="T481">\</text:span><text:span text:style-name="T484">Player-prev.log</text:span></text:p>
        </text:list-item>
        <text:list-item>
          <text:p text:style-name="P293"><text:span text:style-name="T485">G</text:span>ame <text:span text:style-name="T485">other </text:span>log files:<text:line-break/><text:span text:style-name="T201">&lt;CS2DataFolder&gt;\Logs\</text:span><text:span text:style-name="T486">Discord</text:span><text:span text:style-name="T201">.log<text:line-break/>&lt;CS2DataFolder&gt;\Logs\</text:span><text:span text:style-name="T486">FileSystem.log<text:line-break/></text:span><text:span text:style-name="T201">&lt;CS2DataFolder&gt;\Logs\</text:span><text:span text:style-name="T487">InputManager</text:span><text:span text:style-name="T486">.log</text:span><text:span text:style-name="T201"><text:line-break/>&lt;CS2DataFolder&gt;\Logs\</text:span><text:span text:style-name="T486">Localization.log</text:span><text:span text:style-name="T201"><text:line-break/>&lt;CS2DataFolder&gt;\Logs\</text:span><text:span text:style-name="T486">Modding.log</text:span><text:span text:style-name="T201"><text:line-break/>&lt;CS2DataFolder&gt;\Logs\</text:span><text:span text:style-name="T486">PdxSdk.log</text:span><text:span text:style-name="T201"><text:line-break/>&lt;CS2DataFolder&gt;\Logs\</text:span><text:span text:style-name="T486">Radi</text:span><text:span text:style-name="T201">o.</text:span><text:span text:style-name="T488">log<text:line-break/></text:span><text:span text:style-name="T201">&lt;CS2DataFolder&gt;\Logs\</text:span><text:span text:style-name="T486">SceneFlow.log</text:span><text:span text:style-name="T201"><text:line-break/>&lt;CS2DataFolder&gt;\Logs\</text:span><text:span text:style-name="T486">UI.log<text:line-break/></text:span><text:span text:style-name="T489">(</text:span><text:span text:style-name="T490">may be</text:span><text:span text:style-name="T489"> more </text:span><text:span text:style-name="T490">from the game</text:span><text:span text:style-name="T489">)</text:span></text:p>
        </text:list-item>
        <text:list-item>
          <text:p text:style-name="P294"><text:span text:style-name="T483">Your m</text:span><text:span text:style-name="T479">od log file:<text:line-break/></text:span><text:span text:style-name="T480">&lt;CS2DataFolder&gt;</text:span><text:span text:style-name="T481">\Logs</text:span><text:span text:style-name="T480">\AssemblyName.log<text:line-break/></text:span><text:span text:style-name="T490">(may be more from other mods)</text:span></text:p>
        </text:list-item>
        <text:list-item>
          <text:p text:style-name="P295">BepInEx log file <text:span text:style-name="T443">(if BepInEx was installed)</text:span>:<text:line-break/><text:span text:style-name="T491">C:\Program Files (x86)\Steam\steamapps\common\Cities Skylines II</text:span><text:span text:style-name="T481">\BepInEx\LogOutput.log</text:span></text:p>
        </text:list-item>
      </text:list>
      <text:h text:style-name="P296" text:outline-level="2"><text:bookmark-start text:name="__RefHeading___Toc8976_1060612756"/>Developer Modes<text:bookmark-end text:name="__RefHeading___Toc8976_1060612756"/></text:h>
      <text:p text:style-name="Standard">The game includes <text:span text:style-name="T492">two </text:span>developer modes that <text:span text:style-name="T492">may </text:span>be useful while developing mods.</text:p>
      <text:p text:style-name="P297"/>
      <text:p text:style-name="P298">Adjust the game’s launch options <text:span text:style-name="T493">to activate the two developer modes</text:span>:</text:p>
      <text:list text:continue-list="list141333920573546" text:style-name="L12">
        <text:list-item text:start-value="1">
          <text:p text:style-name="P299">Open the Steam app.</text:p>
        </text:list-item>
        <text:list-item>
          <text:p text:style-name="P299">Select Cities: Skylines II game.</text:p>
        </text:list-item>
        <text:list-item>
          <text:p text:style-name="P299">Click on “Manage” (gear) <text:span text:style-name="T335">and</text:span> <text:span text:style-name="T335">then </text:span>“Properties”. <text:s/>The game’s properties are displayed, <text:span text:style-name="T335">defaulted to the “General” properties</text:span>.</text:p>
        </text:list-item>
        <text:list-item>
          <text:p text:style-name="P299">On the “General” tab, change “Launch Options” to <text:span text:style-name="T335">include the following </text:span><text:span text:style-name="T494">launch</text:span><text:span text:style-name="T335"> options after the executable</text:span>:<text:line-break/><text:span text:style-name="T242">-developerMode -uiDeveloperMode %command%</text:span></text:p>
        </text:list-item>
        <text:list-item>
          <text:p text:style-name="P300"><text:span text:style-name="T466">The</text:span> “%command%” launch option allows the desktop icon for the game to launch the game directly without first displaying the Paradox launcher <text:span text:style-name="T495">where you need to click the “Play” button.</text:span></text:p>
        </text:list-item>
        <text:list-item>
          <text:p text:style-name="P299">Close the properties.</text:p>
        </text:list-item>
      </text:list>
      <text:p text:style-name="P301"/>
      <text:p text:style-name="P297">The game’s developer mode screen is activated by the “-developerMode” launch option. <text:s/>Test developer mode:</text:p>
      <text:list text:continue-numbering="true" text:style-name="L12">
        <text:list-item text:start-value="1">
          <text:p text:style-name="P302">Start the game to the main menu.</text:p>
        </text:list-item>
        <text:list-item>
          <text:p text:style-name="P299"><text:span text:style-name="T496">P</text:span>ress the “Tab” key. <text:s/><text:span text:style-name="T496">Verify that the develop</text:span><text:span text:style-name="T497">er</text:span><text:span text:style-name="T496"> mod</text:span><text:span text:style-name="T497">e</text:span><text:span text:style-name="T496"> screen is displayed.</text:span></text:p>
        </text:list-item>
        <text:list-item>
          <text:p text:style-name="P303">The developer mode screen provides access to some of the game’s internal workings.</text:p>
        </text:list-item>
        <text:list-item>
          <text:p text:style-name="P299">Press “Tab” again to close the developer <text:span text:style-name="T334">mode </text:span>screen.</text:p>
        </text:list-item>
        <text:list-item>
          <text:p text:style-name="P304"><text:span text:style-name="T498">For more information on developer mode, see:<text:line-break/></text:span><text:a xlink:type="simple" xlink:href="https://cs2.paradoxwikis.com/Developer_mode" text:style-name="Internet_20_link" text:visited-style-name="Visited_20_Internet_20_Link"><text:span text:style-name="T498">https://cs2.paradoxwikis.com/Developer_mode</text:span></text:a></text:p>
        </text:list-item>
      </text:list>
      <text:p text:style-name="P305"/>
      <text:p text:style-name="P297">The game’s UI developer mode is activated by the “-uiDeveloperMode” launch option. <text:s/>Test UI developer mod<text:span text:style-name="T499">e</text:span>:</text:p>
      <text:list text:continue-numbering="true" text:style-name="L12">
        <text:list-item text:start-value="1">
          <text:p text:style-name="P299"><text:span text:style-name="T500">With the game started, i</text:span>n a browser, go to <text:span text:style-name="T501">the following </text:span>URL <text:span text:style-name="T501">to access the game’s UI developer mode page</text:span>:<text:line-break/><text:a xlink:type="simple" xlink:href="http://localhost:9444/" text:style-name="Internet_20_link" text:visited-style-name="Visited_20_Internet_20_Link"><text:span text:style-name="T502">http://localhost:9444</text:span></text:a><text:span text:style-name="T502"><text:line-break/></text:span><text:span text:style-name="T492">The “Inspectable pages” screen is displayed.</text:span></text:p>
        </text:list-item>
        <text:list-item>
          <text:p text:style-name="P306">On the “Inspectable pages” <text:span text:style-name="T333">screen</text:span>, click <text:span text:style-name="T66">on </text:span>the “Coherent Labs” icon. <text:s/><text:span text:style-name="T335">The “</text:span><text:span text:style-name="T503">D</text:span><text:span text:style-name="T335">ev</text:span><text:span text:style-name="T503">T</text:span><text:span text:style-name="T335">ools” page is displayed. <text:s/></text:span><text:span text:style-name="T504">The “</text:span><text:span text:style-name="T503">D</text:span><text:span text:style-name="T504">ev</text:span><text:span text:style-name="T503">T</text:span><text:span text:style-name="T504">ools” page is available regardless of whether or not your mod has a UI.</text:span></text:p>
        </text:list-item>
        <text:list-item>
          <text:p text:style-name="P307"><text:soft-page-break/>Click <text:span text:style-name="T66">on </text:span>“Elements”.</text:p>
          <text:list>
            <text:list-item>
              <text:p text:style-name="P308">Drill down into the game’s UI structure. <text:s/>This may help you <text:span text:style-name="T505">determine where your mod may need to make changes to the game’s UI.</text:span></text:p>
            </text:list-item>
            <text:list-item>
              <text:p text:style-name="P308">Hover your cursor over an element to highlight the element in the game. <text:s/>This is helpful to make sure you are finding exactly the right element.</text:p>
            </text:list-item>
            <text:list-item>
              <text:p text:style-name="P308">You can change an existing element’s attributes to see in real time what the change looks like in the game. <text:s/>For example, change an element’s size, position, color, or other attributes. <text:s/>This is helpful for <text:span text:style-name="T506">fine tuning the</text:span> UI for your own mod <text:span text:style-name="T506">instead of continually making changes to the UI code, recompiling, and restarting the game to see the effect.</text:span></text:p>
            </text:list-item>
          </text:list>
        </text:list-item>
        <text:list-item>
          <text:p text:style-name="P309">If your mod includes a UI:</text:p>
          <text:list>
            <text:list-item>
              <text:p text:style-name="P306"><text:span text:style-name="T504">C</text:span>lick <text:span text:style-name="T66">on</text:span> “Console”.</text:p>
            </text:list-item>
            <text:list-item>
              <text:p text:style-name="P310"><text:span text:style-name="T504">V</text:span>erify your mod’s “Hello UI!” message is displayed. <text:s/>This console message was generated from your mod’s <text:span text:style-name="T507">default </text:span>UI code at “UI\src\index.tsx”, <text:span text:style-name="T508">which includes “HelloWorldComponent”.</text:span></text:p>
            </text:list-item>
            <text:list-item>
              <text:p text:style-name="P310"><text:span text:style-name="T500">You can write debug messages to the UI console from your UI code (using console.log </text:span><text:span text:style-name="T508">method</text:span><text:span text:style-name="T500">) and see the results </text:span><text:span text:style-name="T506">o</text:span><text:span text:style-name="T500">n </text:span><text:span text:style-name="T508">the “DevTools” page</text:span><text:span text:style-name="T500">. <text:s/></text:span><text:span text:style-name="T508">Remember to remove debug logging later.</text:span></text:p>
            </text:list-item>
          </text:list>
        </text:list-item>
        <text:list-item>
          <text:p text:style-name="P310"><text:span text:style-name="T493">T</text:span><text:span text:style-name="T509">he “</text:span><text:span text:style-name="T506">DevTools” page</text:span><text:span text:style-name="T509"> </text:span><text:span text:style-name="T493">can be left </text:span><text:span text:style-name="T509">active in your browser while exiting and restarting the game during development:</text:span></text:p>
          <text:list>
            <text:list-item>
              <text:p text:style-name="P310"><text:span text:style-name="T510">After exiting the game, t</text:span><text:span text:style-name="T509">he “</text:span><text:span text:style-name="T506">DevTools” page</text:span><text:span text:style-name="T500"> </text:span><text:span text:style-name="T509">will </text:span><text:span text:style-name="T506">show</text:span><text:span text:style-name="T500"> </text:span><text:span text:style-name="T509">a </text:span><text:span text:style-name="T500">warning that the connect</text:span><text:span text:style-name="T506">ion</text:span><text:span text:style-name="T500"> was closed</text:span><text:span text:style-name="T509">. <text:s/></text:span><text:span text:style-name="T506">Leave the warning message displayed!</text:span></text:p>
            </text:list-item>
            <text:list-item>
              <text:p text:style-name="P310"><text:span text:style-name="T500">After restarting the game, click on the “Reconnect DevTools” button to reconnect to the game. <text:s/></text:span><text:span text:style-name="T506">Reconnecting also clears the console.</text:span></text:p>
            </text:list-item>
          </text:list>
        </text:list-item>
      </text:list>
      <text:h text:style-name="P311" text:outline-level="2"><text:bookmark-start text:name="__RefHeading___Toc10095_1060612756"/>Continue Last Save<text:bookmark-end text:name="__RefHeading___Toc10095_1060612756"/></text:h>
      <text:p text:style-name="P312">While developing your mod, you will likely be <text:span text:style-name="T511">exiting and re</text:span>starting the game often. <text:s/>Each time you start the game <text:span text:style-name="T494">to test your mod</text:span>, you need to start a new game <text:span text:style-name="T494">or </text:span>load a saved game. <text:s/>To save <text:span text:style-name="T512">yourself </text:span>the step of loading a saved game, add the following <text:span text:style-name="T512">game </text:span><text:span text:style-name="T494">launch</text:span> <text:span text:style-name="T494">option </text:span><text:span text:style-name="T513">to instruct </text:span><text:span text:style-name="T514">the game </text:span><text:span text:style-name="T513">to </text:span>automatically <text:span text:style-name="T512">load</text:span> the last saved game:<text:line-break/><text:span text:style-name="T242">-continue</text:span><text:span text:style-name="T515">l</text:span><text:span text:style-name="T242">ast</text:span><text:span text:style-name="T515">s</text:span><text:span text:style-name="T242">ave</text:span></text:p>
      <text:p text:style-name="P313"/>
      <text:p text:style-name="P314">See <text:span text:style-name="T516">section </text:span>“<text:bookmark-ref text:reference-format="text" text:ref-name="__RefHeading___Toc8976_1060612756">Developer Modes</text:bookmark-ref>” for <text:span text:style-name="T512">the steps to change </text:span>the game’s launch options.</text:p>
      <text:p text:style-name="P314"/>
      <text:p text:style-name="P314"><text:span text:style-name="T517">For unknown reasons, the continue last save feature does not always work. <text:s/></text:span><text:span text:style-name="T512">In that case, just load a saved game</text:span><text:span text:style-name="T518"> </text:span><text:span text:style-name="T519">manual</text:span><text:span text:style-name="T520">ly</text:span><text:span text:style-name="T512">. <text:s/></text:span><text:span text:style-name="T521">Author also found that </text:span><text:span text:style-name="T522">performing a manual save or </text:span><text:span text:style-name="T521">letting the game perform an auto save helps to continue last save next time.</text:span></text:p>
      <text:h text:style-name="P311" text:outline-level="2"><text:bookmark-start text:name="__RefHeading___Toc5715_2446439030"/><text:span text:style-name="T523">Visual Studio </text:span>Debugging<text:bookmark-end text:name="__RefHeading___Toc5715_2446439030"/></text:h>
      <text:p text:style-name="Standard">Much debugging and analysis can be accomplished by just logging messages from your mod. <text:s/>This section describes the steps to use Visual Studio for <text:span text:style-name="T524">more in depth </text:span>debugging. <text:s/><text:span text:style-name="T525">These steps are adapted from Paradox Wiki:<text:line-break/></text:span><text:a xlink:type="simple" xlink:href="https://cs2.paradoxwikis.com/Debugging" text:style-name="Internet_20_link" text:visited-style-name="Visited_20_Internet_20_Link"><text:span text:style-name="T525">https://cs2.paradoxwikis.com/Debugging</text:span></text:a></text:p>
      <text:p text:style-name="Standard"/>
      <text:p text:style-name="P315"><text:span text:style-name="T525">Add the Unity workload to </text:span>Visual Studio:</text:p>
      <text:list text:style-name="L22">
        <text:list-item>
          <text:p text:style-name="P316">Close Visual Studio if it is open.</text:p>
        </text:list-item>
        <text:list-item>
          <text:p text:style-name="P317">In Windows, <text:span text:style-name="T526">use “Apps” to </text:span>modify your Visual Studio installation. <text:s/><text:span text:style-name="T527">The “Visual Studio Installer” screen is displayed </text:span><text:span text:style-name="T526">and within that screen the </text:span><text:span text:style-name="T525">“Modifying” </text:span><text:span text:style-name="T526">window is displayed </text:span><text:span text:style-name="T525">defaulted to </text:span><text:span text:style-name="T526">the </text:span><text:span text:style-name="T525">“Workloads” </text:span><text:span text:style-name="T526">tab</text:span><text:span text:style-name="T525">.</text:span></text:p>
        </text:list-item>
        <text:list-item>
          <text:p text:style-name="P318"><text:span text:style-name="T528">On the</text:span><text:span text:style-name="T525"> “Workloads” </text:span><text:span text:style-name="T528">tab</text:span>, <text:span text:style-name="T525">under </text:span><text:span text:style-name="T528">the </text:span><text:span text:style-name="T525">“Gaming” </text:span><text:span text:style-name="T528">heading</text:span><text:span text:style-name="T525">, find the entry for “Game development with Unity”. <text:s/>If it is already checked, you already have the Unity workload installed. <text:s/>If it is not checked:</text:span></text:p>
          <text:list>
            <text:list-item>
              <text:p text:style-name="P319">Check “Game development with Unity”. <text:s/>The installation details on the right will be updated.</text:p>
            </text:list-item>
            <text:list-item>
              <text:p text:style-name="P319">Click <text:span text:style-name="T65">on </text:span>“Modify” to install the workload.</text:p>
            </text:list-item>
            <text:list-item>
              <text:p text:style-name="P319">Wait for the installation to complete.</text:p>
            </text:list-item>
          </text:list>
        </text:list-item>
        <text:list-item>
          <text:p text:style-name="P319"><text:soft-page-break/><text:span text:style-name="T526">Close the “Modifying” window and </text:span>the “Visual Studio Installer” <text:span text:style-name="T526">screen</text:span>.</text:p>
        </text:list-item>
      </text:list>
      <text:p text:style-name="Standard"/>
      <text:p text:style-name="P320"><text:span text:style-name="T529">Configure </text:span>Unity debugging:</text:p>
      <text:list text:style-name="L23">
        <text:list-item>
          <text:p text:style-name="P321">In Windows, use File Explorer <text:span text:style-name="T529">go to </text:span>the Unity editor directory. <text:s/><text:span text:style-name="T530">If you installed Unity in a different directory, adjust as needed:</text:span><text:line-break/><text:span text:style-name="T531">C:\Program Files\Unity </text:span><text:span text:style-name="T532">&lt;</text:span><text:span text:style-name="T533">version&gt;</text:span><text:span text:style-name="T531">\Editor\Data\PlaybackEngines\windowsstandalonesupport\Variations\win64_player_development_mono<text:line-break/></text:span><text:span text:style-name="T534">where &lt;version&gt; is the Unity version.</text:span></text:p>
        </text:list-item>
        <text:list-item>
          <text:p text:style-name="P321">Copy the “UnityPlayer.dll” file.</text:p>
        </text:list-item>
        <text:list-item>
          <text:p text:style-name="P321">Go to the CS2 game directory:<text:line-break/><text:span text:style-name="T535">C:\Program Files (x86)\Steam\steamapps\common\Cities Skylines II</text:span></text:p>
        </text:list-item>
        <text:list-item>
          <text:p text:style-name="P322">Rename the existing “UnityPlayer.dll” file to “UnityPlayerOriginal.dll”. <text:s/><text:span text:style-name="T536">This is </text:span><text:span text:style-name="T537">so you can easily </text:span><text:span text:style-name="T538">restore</text:span><text:span text:style-name="T537"> the </text:span><text:span text:style-name="T536">original file later.</text:span></text:p>
        </text:list-item>
        <text:list-item>
          <text:p text:style-name="P321">Paste the “UnityPlayer.dll” file in the CS2 game directory.</text:p>
        </text:list-item>
        <text:list-item>
          <text:p text:style-name="P323">Go to the <text:span text:style-name="T539">CS2 </text:span><text:span text:style-name="T540">data</text:span> directory:<text:line-break/><text:span text:style-name="T535">C:\Program Files (x86)\Steam\steamapps\common\Cities Skylines II</text:span><text:span text:style-name="T540">\Cities2_Data</text:span></text:p>
        </text:list-item>
        <text:list-item>
          <text:p text:style-name="P322">Edit the “boot.config” file in a text editor (e.g. Notepad).</text:p>
        </text:list-item>
        <text:list-item>
          <text:p text:style-name="P322">Add the following line to the end of the file:<text:line-break/><text:span text:style-name="T242">player-connection-debug=1</text:span></text:p>
        </text:list-item>
        <text:list-item>
          <text:p text:style-name="P322">Save and close the “boot.config” file.</text:p>
        </text:list-item>
      </text:list>
      <text:p text:style-name="P315"/>
      <text:p text:style-name="P324">Attach Unity debugger in Visual Studio:</text:p>
      <text:list text:style-name="L24">
        <text:list-item>
          <text:p text:style-name="P325">Start the game normally via Steam. <text:s/>The Paradox Wiki notes that starting from <text:span text:style-name="T541">other than </text:span>Steam might prevent the debugger from working.</text:p>
        </text:list-item>
        <text:list-item>
          <text:p text:style-name="P326">Verify that the game screen shows “Development Build” in the lower right corner. <text:s/>This is due to the “UnityPlayer.dll” file that was copied.</text:p>
        </text:list-item>
        <text:list-item>
          <text:p text:style-name="P325">Open your project in Visual Studio.</text:p>
        </text:list-item>
        <text:list-item>
          <text:p text:style-name="P325">On the Visual Studio menus, select “Debug” -&gt; “Attach Unity Debugger”. <text:s/><text:span text:style-name="T542">The “Select Unity Instance” window is displayed.</text:span></text:p>
        </text:list-item>
        <text:list-item>
          <text:p text:style-name="P327">On the “Select Unity Instance” window, click on the “Cities: Skylines II” entry to highlight it <text:span text:style-name="T543">(hopefully it is the only entry)</text:span>. <text:s/>Click <text:span text:style-name="T65">on</text:span> “OK”.</text:p>
        </text:list-item>
        <text:list-item>
          <text:p text:style-name="P328">You can now set breakpoints and do other debugging tasks <text:span text:style-name="T544">on your mod </text:span>in Visual Studio.</text:p>
        </text:list-item>
        <text:list-item>
          <text:p text:style-name="P328">To stop debugging, click <text:span text:style-name="T65">on</text:span> “Stop debugging” on the toolbar or <text:span text:style-name="T545">i</text:span>n the Visual Studio menus <text:span text:style-name="T545">click on</text:span> “Debug” -&gt; “Stop debugging”.</text:p>
        </text:list-item>
        <text:list-item>
          <text:p text:style-name="P329">If you exit the game to desktop with the debugger attached, the debugger will stop automatically.</text:p>
        </text:list-item>
      </text:list>
      <text:p text:style-name="P330"/>
      <text:p text:style-name="P331">To see how a breakpoint works <text:span text:style-name="T546">with</text:span> the debugger:</text:p>
      <text:list text:style-name="L25">
        <text:list-item>
          <text:p text:style-name="P332">Exit the game to desktop.</text:p>
        </text:list-item>
        <text:list-item>
          <text:p text:style-name="P332">In your project in Visual Studio, edit “Mod.cs” to add the following <text:span text:style-name="T547">class </text:span>after the “Mod” class:<text:line-break/><text:span text:style-name="T242">partial class </text:span><text:span text:style-name="T548">Test</text:span><text:span text:style-name="T242">System : Game.UI.UISystemBase<text:line-break/>{<text:line-break/> <text:s text:c="3"/>protected override void OnUpdate()<text:line-break/> <text:s text:c="3"/>{<text:line-break/> <text:s text:c="7"/>base.OnUpdate();<text:line-break/> <text:s text:c="3"/>}<text:line-break/>}</text:span></text:p>
        </text:list-item>
        <text:list-item>
          <text:p text:style-name="P332">Set a breakpoint on the “base.OnUpdate();” line.</text:p>
        </text:list-item>
        <text:list-item>
          <text:p text:style-name="P333">In the “Mod” class, at the end of the “OnLoad” method, add the following:<text:line-break/><text:span text:style-name="T242">updateSystem.UpdateAt&lt;</text:span><text:span text:style-name="T548">Test</text:span><text:span text:style-name="T242">System&gt;(SystemUpdatePhase.UIUpdate);</text:span></text:p>
        </text:list-item>
        <text:list-item>
          <text:p text:style-name="P332"><text:span text:style-name="T549">B</text:span>uild the solution.</text:p>
        </text:list-item>
        <text:list-item>
          <text:p text:style-name="P332">Start the game <text:span text:style-name="T550">to the main menu</text:span>.</text:p>
        </text:list-item>
        <text:list-item>
          <text:p text:style-name="P332">In Visual Studio, attach the Unity debugger as described above.</text:p>
        </text:list-item>
        <text:list-item>
          <text:p text:style-name="P334">Verify that the breakpoint is hit. <text:s/><text:span text:style-name="T546">The mod’s </text:span><text:span text:style-name="T551">Test</text:span><text:span text:style-name="T546">System.</text:span><text:span text:style-name="T552">OnUpdate</text:span><text:span text:style-name="T546"> runs even in the game’s main menu.</text:span></text:p>
        </text:list-item>
        <text:list-item>
          <text:p text:style-name="P335"><text:span text:style-name="T546">In the game, n</text:span>otice that the UI is now frozen because of the break point.</text:p>
        </text:list-item>
        <text:list-item>
          <text:p text:style-name="P336"><text:soft-page-break/>In Visual Studio, click on “Continue”. <text:s/>Notice that the breakpoint is immediately hit again <text:span text:style-name="T553">because the OnUpdate method gets called every frame.</text:span></text:p>
        </text:list-item>
        <text:list-item>
          <text:p text:style-name="P336">Remove the breakpoint and click on “Continue”.</text:p>
        </text:list-item>
        <text:list-item>
          <text:p text:style-name="P336">In the game, notice that the UI is now responsive again.</text:p>
        </text:list-item>
        <text:list-item>
          <text:p text:style-name="P337">Stop the debugger and exit the game to desktop.</text:p>
        </text:list-item>
        <text:list-item>
          <text:p text:style-name="P336">Remove the code from “Mod.cs” that was added for testing breakpoints.</text:p>
        </text:list-item>
      </text:list>
      <text:p text:style-name="P338"/>
      <text:p text:style-name="P339">If a new version of Unity is installed later, remember to get the corresponding “UnityPlayer.dll” for that version.</text:p>
      <text:h text:style-name="Heading_20_2" text:outline-level="2"><text:bookmark-start text:name="__RefHeading___Toc11467_1038383628"/>View Game Source Code<text:bookmark-end text:name="__RefHeading___Toc11467_1038383628"/></text:h>
      <text:p text:style-name="P340">When creating a mod, it is often useful to view the game’s source code to see what the game is doing, where your mod needs to make changes, or to find some example code to adapt for use in your own mod. <text:s/>The ILSpy extension in Visual Studio provides a way to view the game’s source code.</text:p>
      <text:p text:style-name="P341"/>
      <text:p text:style-name="P340">To install the ILSpy extension in Visual Studio:</text:p>
      <text:list text:style-name="L26">
        <text:list-item>
          <text:p text:style-name="P342"><text:span text:style-name="T554">In Visual Studio, </text:span><text:span text:style-name="T555">i</text:span>n the menus, <text:span text:style-name="T555">click on </text:span>“Ext<text:span text:style-name="T556">en</text:span>sions” -&gt; “Manage Extensions…”. <text:s/>The “Manage Extensions” screen is displaye<text:span text:style-name="T556">d.</text:span></text:p>
        </text:list-item>
        <text:list-item>
          <text:p text:style-name="P342">On the “Manage Extensions” screen, search for “ilspy”. <text:s/>The search results are displayed.</text:p>
        </text:list-item>
        <text:list-item>
          <text:p text:style-name="P342">In the search results, <text:span text:style-name="T555">click on</text:span> “ILSpy 2022” or <text:span text:style-name="T557">the </text:span>latest version and click <text:span text:style-name="T65">on</text:span> “Download”. <text:s/><text:span text:style-name="T556">The download is scheduled to run later.</text:span></text:p>
        </text:list-item>
        <text:list-item>
          <text:p text:style-name="P342">Close the “Manage Extensions” screen.</text:p>
        </text:list-item>
        <text:list-item>
          <text:p text:style-name="P342">Close Visual Studio. <text:s/>The “VSIX Installer” screen is displayed.</text:p>
        </text:list-item>
        <text:list-item>
          <text:p text:style-name="P342">On the “VSIX Installer” screen, click <text:span text:style-name="T65">on</text:span> “Modify” to install ILSpy. <text:s/>The extension gets installed.</text:p>
        </text:list-item>
        <text:list-item>
          <text:p text:style-name="P343">Wait for the modifications to be complete. <text:s/>The “Modifications Complete” screen is displayed.</text:p>
        </text:list-item>
        <text:list-item>
          <text:p text:style-name="P343">Close the “Modifications Complete” screen.</text:p>
        </text:list-item>
      </text:list>
      <text:p text:style-name="P340"/>
      <text:p text:style-name="P340">To view the game’s source code in ILSpy:</text:p>
      <text:list text:style-name="L27">
        <text:list-item>
          <text:p text:style-name="P344">Open your mod project in Visual Studio.</text:p>
        </text:list-item>
        <text:list-item>
          <text:p text:style-name="P345"><text:span text:style-name="T556">U</text:span>nder the project, expand “Dependencies” -&gt; “Assemblies”.</text:p>
        </text:list-item>
        <text:list-item>
          <text:p text:style-name="P345">Right-click on “Game” and select “Open in ILSpy”. <text:s/>ILSpy opens pointing to <text:span text:style-name="T558">the </text:span>“Game.dll” file.</text:p>
        </text:list-item>
        <text:list-item>
          <text:p text:style-name="P344">Use ILSpy to expand the Game dll or use the search capabilities in ILSpy.</text:p>
        </text:list-item>
        <text:list-item>
          <text:p text:style-name="P344">Close ILSpy.</text:p>
        </text:list-item>
      </text:list>
      <text:h text:style-name="Heading_20_2" text:outline-level="2"><text:bookmark-start text:name="__RefHeading___Toc11469_1038383628"/>Get Game Source Code<text:bookmark-end text:name="__RefHeading___Toc11469_1038383628"/></text:h>
      <text:p text:style-name="P340">Sometimes it is easier to <text:span text:style-name="T559">view</text:span> or search for source code if the game’s source code is in Visual Studio.</text:p>
      <text:p text:style-name="P340"/>
      <text:p text:style-name="P340"><text:span text:style-name="T560">To get the source </text:span><text:span text:style-name="T559">code </text:span><text:span text:style-name="T560">for the “Game.dll” file </text:span>(assumes ILSpy <text:span text:style-name="T561">extension </text:span>is installed, see <text:span text:style-name="T561">section “</text:span><text:span text:style-name="T561"><text:bookmark-ref text:reference-format="text" text:ref-name="__RefHeading___Toc11467_1038383628">View Game Source Code</text:bookmark-ref></text:span><text:span text:style-name="T561">”</text:span>)<text:span text:style-name="T560">:</text:span></text:p>
      <text:list text:style-name="L28">
        <text:list-item>
          <text:p text:style-name="P346"><text:span text:style-name="T561">In</text:span> Windows, <text:span text:style-name="T562">either:</text:span></text:p>
          <text:list>
            <text:list-item>
              <text:p text:style-name="P346"><text:span text:style-name="T562">D</text:span>elete all existing folders and files from the folder where the files will be stored.</text:p>
            </text:list-item>
            <text:list-item>
              <text:p text:style-name="P346"><text:span text:style-name="T562">C</text:span><text:span text:style-name="T563">reate a new folder to hold the files. <text:s/></text:span><text:span text:style-name="T559">Author uses:<text:line-break/>C:\Users\&lt;name&gt;\Documents\Visual Studio Projects\Cities Skylines 2 Mods\Base Game &lt;</text:span><text:span text:style-name="T564">version&gt;<text:line-break/>where &lt;version&gt; is the game version, something like “1.1.</text:span><text:span text:style-name="T565">1</text:span><text:span text:style-name="T566">2</text:span><text:span text:style-name="T564">f1”.</text:span></text:p>
            </text:list-item>
          </text:list>
        </text:list-item>
        <text:list-item>
          <text:p text:style-name="P347"><text:span text:style-name="T556">View </text:span>the <text:span text:style-name="T556">game source code in ILSpy as described </text:span><text:span text:style-name="T567">in section “</text:span><text:span text:style-name="T567"><text:bookmark-ref text:reference-format="text" text:ref-name="__RefHeading___Toc11467_1038383628">View Game Source Code</text:bookmark-ref></text:span><text:span text:style-name="T567">”</text:span><text:span text:style-name="T556">.</text:span></text:p>
        </text:list-item>
        <text:list-item>
          <text:p text:style-name="P348">In ILSpy:</text:p>
          <text:list>
            <text:list-item>
              <text:p text:style-name="P348">Right-click on the “Game” assembly and select “Save Code…”. <text:s/>A “Save As” dialog is opened.</text:p>
            </text:list-item>
            <text:list-item>
              <text:p text:style-name="P348"><text:span text:style-name="T568">Select</text:span> the folder where the files should be stored.</text:p>
            </text:list-item>
            <text:list-item>
              <text:p text:style-name="P346">Click <text:span text:style-name="T65">on</text:span><text:span text:style-name="T569"> </text:span>“Save”.</text:p>
            </text:list-item>
            <text:list-item>
              <text:p text:style-name="P346">Wait for the export to complete. <text:s/><text:span text:style-name="T557">The chosen folder should now have a “Game.csproj” file along with folders and source code files that were created from the “Game.dll” file.</text:span></text:p>
            </text:list-item>
            <text:list-item>
              <text:p text:style-name="P349"><text:soft-page-break/>Close ILSpy.</text:p>
            </text:list-item>
          </text:list>
        </text:list-item>
      </text:list>
      <text:p text:style-name="P350"/>
      <text:p text:style-name="P350"><text:span text:style-name="T570">Configure the game source code </text:span><text:span text:style-name="T557">project</text:span><text:span text:style-name="T570">:</text:span></text:p>
      <text:list text:continue-numbering="true" text:style-name="L28">
        <text:list-item text:start-value="1">
          <text:p text:style-name="P351">Open the “Game.csproj” file in Visual Studio.</text:p>
        </text:list-item>
        <text:list-item>
          <text:p text:style-name="P352"><text:span text:style-name="T571">In the </text:span>project <text:span text:style-name="T571">explorer</text:span>, expand “Dependencies” -&gt; “Assemblies”. <text:s/>If “netstandard” is not listed:</text:p>
          <text:list>
            <text:list-item>
              <text:p text:style-name="P352">Right-click on “Assemblies” and select “Add Assembly Reference...”. <text:s/>The “Reference Manager” dialog is opened.</text:p>
            </text:list-item>
            <text:list-item>
              <text:p text:style-name="P353">On the “Reference Manager” dialog:</text:p>
              <text:list>
                <text:list-item>
                  <text:p text:style-name="P353">On the left side, click on “Browse”.</text:p>
                </text:list-item>
                <text:list-item>
                  <text:p text:style-name="P353">If “netstandard.dll” is displayed, click on it to place a check mark next to it.</text:p>
                </text:list-item>
                <text:list-item>
                  <text:p text:style-name="P353">If “netstandard.dll” is not displayed, <text:span text:style-name="T572">click on the “Browse...” button. <text:s/>A standard Windows file dialog is opened. <text:s/>On the Windows file dialog, find and select the “netstandard.dll” file and click on “Add”. <text:s/>The file is normally at:<text:line-break/>C:\Program Files (x86)\Steam\steamapps\common\Cities Skylines II\Cities2_Data\Managed</text:span></text:p>
                </text:list-item>
                <text:list-item>
                  <text:p text:style-name="P352"><text:span text:style-name="T573">C</text:span>lick on the “OK” button. <text:s/><text:span text:style-name="T574">The dialog is closed.</text:span></text:p>
                </text:list-item>
              </text:list>
            </text:list-item>
            <text:list-item>
              <text:p text:style-name="P352">Verify the “netstandard” assembly is referenced in the “Assemblies” list.</text:p>
            </text:list-item>
            <text:list-item>
              <text:p text:style-name="P354">Collapse “Dependencies”.</text:p>
            </text:list-item>
          </text:list>
        </text:list-item>
        <text:list-item>
          <text:p text:style-name="P355">In the <text:span text:style-name="T571">Visual Studio </text:span>menu, click “File” -&gt; “Save All”. <text:s/>The “File Save As” dialog is displayed to save the “Game.sln” file.</text:p>
        </text:list-item>
        <text:list-item>
          <text:p text:style-name="P355">In the “File Save As” dialog, click “Save”. <text:s/>The solution file is saved.</text:p>
        </text:list-item>
      </text:list>
      <text:p text:style-name="P356"/>
      <text:p text:style-name="P356">The game source code is now ready to browse and search. <text:s/><text:span text:style-name="T571">For legal purposes, d</text:span>o not try to compile the game source code or distribute it.</text:p>
      <text:h text:style-name="P247" text:outline-level="2"><text:bookmark-start text:name="__RefHeading___Toc12909_657935270"/>Get UI Source Code<text:bookmark-end text:name="__RefHeading___Toc12909_657935270"/></text:h>
      <text:p text:style-name="P357"><text:span text:style-name="T575">I</text:span>t is easier to <text:span text:style-name="T559">view</text:span> or search <text:span text:style-name="T575">the</text:span> <text:span text:style-name="T576">game’s </text:span><text:span text:style-name="T575">UI </text:span>source code if the <text:span text:style-name="T575">UI </text:span>source code is in <text:span text:style-name="T575">a file</text:span>.</text:p>
      <text:p text:style-name="P357"/>
      <text:p text:style-name="P358">To get the <text:span text:style-name="T576">game’s UI </text:span>source code for the “index.js” file:</text:p>
      <text:list text:style-name="L29">
        <text:list-item>
          <text:p text:style-name="P359">Make sure the UI developer mode is activated as described in section “<text:bookmark-ref text:reference-format="text" text:ref-name="__RefHeading___Toc8976_1060612756">Developer Modes</text:bookmark-ref>”.</text:p>
        </text:list-item>
        <text:list-item>
          <text:p text:style-name="P359">Start the game to the main menu.</text:p>
        </text:list-item>
        <text:list-item>
          <text:p text:style-name="P359"><text:span text:style-name="T577">I</text:span>n a browser, go to the following URL to access the game’s UI developer mode page:<text:line-break/><text:a xlink:type="simple" xlink:href="http://localhost:9444/" text:style-name="Internet_20_link" text:visited-style-name="Visited_20_Internet_20_Link">http://localhost:9444</text:a><text:line-break/>The “Inspectable pages” screen is displayed.</text:p>
        </text:list-item>
        <text:list-item>
          <text:p text:style-name="P359">On the “Inspectable pages” screen:</text:p>
          <text:list>
            <text:list-item>
              <text:p text:style-name="P359">Click on the “Coherent Labs” icon. <text:s/>The “DevTools” page is displayed.</text:p>
            </text:list-item>
            <text:list-item>
              <text:p text:style-name="P359">On the “DevTools” page:</text:p>
              <text:list>
                <text:list-item>
                  <text:p text:style-name="P360"><text:span text:style-name="T576">At the top, c</text:span>lick on “<text:span text:style-name="T576">S</text:span>ources”. <text:s/>The sources are displayed.</text:p>
                </text:list-item>
                <text:list-item>
                  <text:p text:style-name="P360">On the left in the list of sources, click on “index.js”. <text:s/>The source code for “index.js” is displayed.</text:p>
                </text:list-item>
                <text:list-item>
                  <text:p text:style-name="P361"><text:span text:style-name="T577">Notice that t</text:span>he source code is in “minified” format <text:span text:style-name="T578">all on one line</text:span>. <text:s/>Minifying <text:span text:style-name="T577">takes</text:span> the original source code and remov<text:span text:style-name="T577">es</text:span> white space, comments, and other non-essential characters and replac<text:span text:style-name="T577">es</text:span> long variable names with <text:span text:style-name="T578">arbitrary </text:span>short <text:span text:style-name="T576">names</text:span>. <text:s/>This <text:span text:style-name="T577">significantly </text:span>reduces the file size which improves JavaScript performance.</text:p>
                </text:list-item>
                <text:list-item>
                  <text:p text:style-name="P361">At the top, click on the “Pretty-print” button. <text:s/>The formatted source code for “index.js” is displayed. <text:s/><text:span text:style-name="T578">The variable names are still replaced, but now the code is spread over multiple lines and indented for easier viewing.</text:span></text:p>
                </text:list-item>
                <text:list-item>
                  <text:p text:style-name="P360">Copy and paste all of the formatted source code to a file. <text:s/>This author names the file “game index &lt;version&gt;.js” where &lt;version&gt; is the game version (e.g. “1.1.12f1”).</text:p>
                </text:list-item>
                <text:list-item>
                  <text:p text:style-name="P360">During development, this author keeps <text:span text:style-name="T577">the</text:span> file in the mod project for quick access.</text:p>
                </text:list-item>
              </text:list>
            </text:list-item>
          </text:list>
        </text:list-item>
        <text:list-item>
          <text:p text:style-name="P362">Close the <text:span text:style-name="T579">browser tab </text:span><text:span text:style-name="T580">with the “Inspectable pages”.</text:span></text:p>
        </text:list-item>
        <text:list-item>
          <text:p text:style-name="P363">Exit the game to desktop.</text:p>
        </text:list-item>
      </text:list>
      <text:h text:style-name="P364" text:outline-level="1"><text:bookmark-start text:name="__RefHeading___Toc11473_1038383628"/><text:soft-page-break/>Publish <text:span text:style-name="T581">New</text:span><text:span text:style-name="T582"> Mod </text:span>To Paradox Mods<text:bookmark-end text:name="__RefHeading___Toc11473_1038383628"/></text:h>
      <text:p text:style-name="P365"><text:span text:style-name="T583">After you make your mod do what your mod must do, you </text:span><text:span text:style-name="T584">probably </text:span><text:span text:style-name="T585">will want to</text:span><text:span text:style-name="T583"> publish your mod to Paradox Mods so that other </text:span><text:span text:style-name="T160">users</text:span><text:span text:style-name="T583"> can </text:span><text:span text:style-name="T586">subscribe to</text:span><text:span text:style-name="T583"> your </text:span><text:span text:style-name="T585">awesome </text:span><text:span text:style-name="T583">mod. <text:s/></text:span>The following sections describe the steps to publish your <text:span text:style-name="T587">new </text:span>mod <text:span text:style-name="T588">to</text:span> Paradox Mods <text:span text:style-name="T586">for the first time</text:span><text:span text:style-name="T589">.</text:span></text:p>
      <text:h text:style-name="Heading_20_2" text:outline-level="2"><text:bookmark-start text:name="__RefHeading___Toc9726_3655602309"/>Remove Unneeded Code<text:bookmark-end text:name="__RefHeading___Toc9726_3655602309"/></text:h>
      <text:p text:style-name="P366">If settings code <text:span text:style-name="T590">(with or without key bindings) </text:span>was initially included but your mod does not need settings now, remove the settings <text:span text:style-name="T269">code</text:span>:</text:p>
      <text:list text:style-name="L30">
        <text:list-item>
          <text:p text:style-name="P367">Delete the “ModSettings” folder from the project.</text:p>
        </text:list-item>
        <text:list-item>
          <text:p text:style-name="P367"><text:span text:style-name="T591">Edit</text:span> the “Mod.cs” file:</text:p>
          <text:list>
            <text:list-item>
              <text:p text:style-name="P367">Remove all code related to mod settings.</text:p>
            </text:list-item>
            <text:list-item>
              <text:p text:style-name="P367">Remove unused “using” statements.</text:p>
            </text:list-item>
            <text:list-item>
              <text:p text:style-name="P368">Save <text:span text:style-name="T592">and close </text:span>the “Mod.cs” file.</text:p>
            </text:list-item>
          </text:list>
        </text:list-item>
        <text:list-item>
          <text:p text:style-name="P369">Remove any <text:span text:style-name="T593">other </text:span>code related to settings <text:span text:style-name="T594">from </text:span>everywhere in your project.</text:p>
        </text:list-item>
      </text:list>
      <text:p text:style-name="Standard"/>
      <text:p text:style-name="P370">If UI code was included but your mod does not need a UI now, remove the UI code:</text:p>
      <text:list text:style-name="L31">
        <text:list-item>
          <text:p text:style-name="P371"><text:span text:style-name="T392">In the Visual Studio menu, click on “Project” -&gt; </text:span><text:span text:style-name="T393">“Edit Project File”.</text:span> <text:s/>The project file is opened.</text:p>
        </text:list-item>
        <text:list-item>
          <text:p text:style-name="P372"><text:span text:style-name="T595">At the end of the first “PropertyGroup”, delete the following entry </text:span><text:span text:style-name="T596">that was previously added.</text:span><text:span text:style-name="T595"> <text:s/>If you specified other items to exclude, then delete only the “UI\node_modules\**;” portion and leave the rest.</text:span><text:line-break/><text:span text:style-name="T597">&lt;DefaultItemExcludes&gt;UI\node_modules\**;$(DefaultItemExcludes)&lt;/DefaultItemExcludes&gt;</text:span></text:p>
        </text:list-item>
        <text:list-item>
          <text:p text:style-name="P373">At the bottom of the file, <text:span text:style-name="T598">delete</text:span> the two sets of <text:span text:style-name="T596">entries</text:span> <text:span text:style-name="T598">that were previously added for</text:span> automatically building the UI with the project and <text:span text:style-name="T598">for </text:span>automatically building the “mod.json” file.</text:p>
        </text:list-item>
        <text:list-item>
          <text:p text:style-name="P374"><text:span text:style-name="T599">Delete the “</text:span>UI” folder <text:span text:style-name="T599">from the project.</text:span></text:p>
        </text:list-item>
        <text:list-item>
          <text:p text:style-name="P375">Remove any other code related to UI from everywhere in your project.</text:p>
        </text:list-item>
      </text:list>
      <text:p text:style-name="Standard"/>
      <text:p text:style-name="P376">If Harmony was included but your mod does not need Harmony now, remove Harmony:</text:p>
      <text:list text:style-name="L32">
        <text:list-item>
          <text:p text:style-name="P377">In Visual Studio under the project, expand “Dependencies” and “Packages”.</text:p>
        </text:list-item>
        <text:list-item>
          <text:p text:style-name="P377">Right-click on the “Lib.Harmony (2.2.2)” package and <text:span text:style-name="T585">click on</text:span> “Remove”.</text:p>
        </text:list-item>
        <text:list-item>
          <text:p text:style-name="P377">Remove any <text:span text:style-name="T593">other </text:span>code related to Harmony from everywhere in your project.</text:p>
        </text:list-item>
      </text:list>
      <text:h text:style-name="P378" text:outline-level="2"><text:bookmark-start text:name="__RefHeading___Toc11784_2848870355"/>Add License File<text:bookmark-end text:name="__RefHeading___Toc11784_2848870355"/></text:h>
      <text:p text:style-name="P379">A license tells others what they can and cannot do with your code. <text:s/>A license might also disclaim responsibility for any problem caused by your <text:span text:style-name="T600">code</text:span>. <text:s/>A license is optional, but recommended.</text:p>
      <text:p text:style-name="P380"><text:span text:style-name="T601"/></text:p>
      <text:p text:style-name="P381"><text:span text:style-name="T201">Determine which license type you want for your </text:span><text:span text:style-name="T602">mod’</text:span><text:span text:style-name="T603">s code</text:span><text:span text:style-name="T201">. <text:s/></text:span><text:span text:style-name="T604">The “MIT License” </text:span><text:span text:style-name="T605">is </text:span><text:span text:style-name="T606">relatively </text:span><text:span text:style-name="T605">simple and </text:span><text:span text:style-name="T607">is </text:span><text:span text:style-name="T608">used by</text:span><text:span text:style-name="T604"> </text:span><text:span text:style-name="T601">this and some </text:span><text:span text:style-name="T201">other </text:span><text:span text:style-name="T605">CS2 </text:span><text:span text:style-name="T604">mod authors. <text:s/></text:span><text:span text:style-name="T609">For more information on licenses, s</text:span><text:span text:style-name="T610">ee:<text:line-break/></text:span><text:a xlink:type="simple" xlink:href="https://choosealicense.com/" text:style-name="Internet_20_link" text:visited-style-name="Visited_20_Internet_20_Link"><text:span text:style-name="T610">https://choosealicense.com/</text:span></text:a></text:p>
      <text:p text:style-name="P382"/>
      <text:p text:style-name="P383">To add the MIT license:</text:p>
      <text:list text:style-name="L33">
        <text:list-item>
          <text:p text:style-name="P384"><text:span text:style-name="T611">C</text:span><text:span text:style-name="T612">opy </text:span><text:span text:style-name="T613">the “</text:span><text:span text:style-name="T614">LICENSE.txt</text:span><text:span text:style-name="T613">” </text:span><text:span text:style-name="T615">file </text:span><text:span text:style-name="T612">from </text:span><text:span text:style-name="T229">GitHub<text:line-break/></text:span><text:a xlink:type="simple" xlink:href="https://github.com/rcav8tr/CS2-Modding-Instructions" text:style-name="Internet_20_link" text:visited-style-name="Visited_20_Internet_20_Link"><text:span text:style-name="T230">https://github.com/rcav8tr/CS2-Modding-Instructions</text:span></text:a><text:span text:style-name="T230"><text:line-break/></text:span><text:span text:style-name="T616">This is the file GitHub would add to your project later when creating a repository </text:span><text:span text:style-name="T617">if</text:span><text:span text:style-name="T616"> your project does not already have a license file and you choose the MIT </text:span><text:span text:style-name="T603">L</text:span><text:span text:style-name="T616">icense.</text:span></text:p>
        </text:list-item>
        <text:list-item>
          <text:p text:style-name="P385"><text:span text:style-name="T618">In Visual Studio, p</text:span><text:span text:style-name="T619">aste the file </text:span><text:span text:style-name="T620">directly under the project</text:span>.</text:p>
        </text:list-item>
        <text:list-item>
          <text:p text:style-name="P386"><text:span text:style-name="T621">Click on the “LICENSE.txt” file to </text:span><text:span text:style-name="T622">select</text:span><text:span text:style-name="T621"> it. <text:s/>Verify the “Build Action” is “None” and “Copy to Output Directory” is “Do not copy”. <text:s/>Adjust if needed.</text:span></text:p>
        </text:list-item>
        <text:list-item>
          <text:p text:style-name="P386">Edit the “LICENSE.txt” file just pasted:</text:p>
          <text:list>
            <text:list-item>
              <text:p text:style-name="P387">Change “[year]” to the current year.</text:p>
            </text:list-item>
            <text:list-item>
              <text:p text:style-name="P387">Change “[fullname]”. <text:s/>Some mod authors seem to use the<text:span text:style-name="T623">ir</text:span> real name. <text:s/>This author uses the Paradox username. <text:s/><text:span text:style-name="T623">Any </text:span>legal ramifications of using <text:span text:style-name="T623">a </text:span>Paradox username <text:span text:style-name="T624">instead of a real name </text:span><text:span text:style-name="T623">are unknown.</text:span></text:p>
            </text:list-item>
            <text:list-item>
              <text:p text:style-name="P387"><text:soft-page-break/>Save and close the “LICENSE.txt” file.</text:p>
            </text:list-item>
          </text:list>
        </text:list-item>
      </text:list>
      <text:p text:style-name="P388"/>
      <text:p text:style-name="P389">To add a different type of license, follow similar steps <text:span text:style-name="T625">to add</text:span> a “<text:span text:style-name="T624">LICENSE.txt” file </text:span><text:span text:style-name="T626">for</text:span> that license type.</text:p>
      <text:h text:style-name="Heading_20_2" text:outline-level="2"><text:bookmark-start text:name="__RefHeading___Toc13565_2848870355"/>Create Paradox Forum Thread<text:bookmark-end text:name="__RefHeading___Toc13565_2848870355"/></text:h>
      <text:p text:style-name="P390"><text:span text:style-name="T627">A</text:span> Paradox Forum thread <text:span text:style-name="T627">provides subscribers a </text:span>place to ask questions, report problems, make suggestions, <text:span text:style-name="T628">and discuss your mod</text:span>. <text:s/>A Paradox Forum thread is is optional, but recommended.</text:p>
      <text:p text:style-name="P390"/>
      <text:p text:style-name="P390">To create a Paradox Forum thread for your mod:</text:p>
      <text:list text:style-name="L34">
        <text:list-item>
          <text:p text:style-name="P391"><text:span text:style-name="T629">In a browser, g</text:span>o to the Paradox Forum<text:span text:style-name="T629">s</text:span> <text:span text:style-name="T629">web site </text:span>for CS2<text:line-break/><text:a xlink:type="simple" xlink:href="https://forum.paradoxplaza.com/forum/forums/cities-skylines-2.1147/" text:style-name="Internet_20_link" text:visited-style-name="Visited_20_Internet_20_Link">https://forum.paradoxplaza.com/forum/forums/cities-skylines-2.1147/</text:a></text:p>
        </text:list-item>
        <text:list-item>
          <text:p text:style-name="P391">Click the “Log In” button to log in to your Paradox account.</text:p>
        </text:list-item>
        <text:list-item>
          <text:p text:style-name="P391">Click “Cities Skylines 2: User Mods”. <text:s/>The User <text:span text:style-name="T629">M</text:span>ods threads are displayed.</text:p>
        </text:list-item>
        <text:list-item>
          <text:p text:style-name="P391">In the text box for “Post a new thread in this forum”, enter your mod’s title.</text:p>
        </text:list-item>
        <text:list-item>
          <text:p text:style-name="P391">In the text box for “Message…<text:span text:style-name="T627">”, enter something like “Discussion thread for </text:span><text:span text:style-name="T630">the </text:span><text:span text:style-name="T627">&lt;your mod title&gt; </text:span><text:span text:style-name="T630">mod.</text:span><text:span text:style-name="T627">” where “&lt;your mod title&gt;” is the title of your mod.</text:span></text:p>
        </text:list-item>
        <text:list-item>
          <text:p text:style-name="P392">Click on “POST THREAD”. <text:s/>Wait for the thread to be created. <text:s/><text:span text:style-name="T629">The thread list is displayed.</text:span></text:p>
        </text:list-item>
        <text:list-item>
          <text:p text:style-name="P393">Find your thread in the list and click on it. <text:s/>Verify your thread is displayed with your initial message.</text:p>
        </text:list-item>
        <text:list-item>
          <text:p text:style-name="P393">Close Paradox Forums.</text:p>
        </text:list-item>
      </text:list>
      <text:h text:style-name="Heading_20_2" text:outline-level="2"><text:bookmark-start text:name="__RefHeading___Toc9728_3655602309"/>Update <text:span text:style-name="T631">Project </text:span><text:span text:style-name="T632">Properties</text:span><text:bookmark-end text:name="__RefHeading___Toc9728_3655602309"/></text:h>
      <text:p text:style-name="P394"><text:span text:style-name="T633">Update project properties</text:span>:</text:p>
      <text:list xml:id="list2662511552" text:style-name="L35">
        <text:list-item>
          <text:p text:style-name="P395"><text:span text:style-name="T199">In the Visual Studio menu, click on “Project” -&gt; </text:span><text:span text:style-name="T634">“</text:span><text:span text:style-name="T199">AssemblyName </text:span><text:span text:style-name="T634">Properties”.</text:span> <text:s/>The project properties are opened.</text:p>
        </text:list-item>
        <text:list-item>
          <text:p text:style-name="P396">Under “Package” -&gt; “General”, set “Package Version” <text:span text:style-name="T89">for your initial release</text:span>:</text:p>
          <text:list>
            <text:list-item>
              <text:p text:style-name="P397"><text:span text:style-name="T635">This a</text:span><text:span text:style-name="T633">uthor prefers “1.0.0” for the initial release.</text:span></text:p>
            </text:list-item>
            <text:list-item>
              <text:p text:style-name="P398"><text:span text:style-name="T633">Some </text:span><text:span text:style-name="T636">other </text:span><text:span text:style-name="T633">mod authors use version “0.</text:span><text:span text:style-name="T637">m</text:span><text:span text:style-name="T633">.</text:span><text:span text:style-name="T637">p</text:span><text:span text:style-name="T633">” </text:span><text:span text:style-name="T638">(</text:span><text:span text:style-name="T637">where “m” is minor version number and “p” is patch number</text:span><text:span text:style-name="T638">) </text:span><text:span text:style-name="T633">for their initial </text:span><text:span text:style-name="T58">release and subsequent </text:span><text:span text:style-name="T633">release</text:span><text:span text:style-name="T58">s</text:span><text:span text:style-name="T633"> </text:span><text:span text:style-name="T639">until they </text:span><text:span text:style-name="T507">determine</text:span><text:span text:style-name="T639"> that the mod is no longer </text:span><text:span text:style-name="T73">in</text:span><text:span text:style-name="T639"> </text:span><text:span text:style-name="T73">testing </text:span><text:span text:style-name="T638">or release candidate</text:span><text:span text:style-name="T73"> statu</text:span><text:span text:style-name="T638">s</text:span><text:span text:style-name="T637">.</text:span></text:p>
            </text:list-item>
          </text:list>
        </text:list-item>
        <text:list-item>
          <text:p text:style-name="P399"><text:span text:style-name="T633">Make sure the “Title”, “Description”, and “Copyright” properties </text:span><text:span text:style-name="T639">are correct</text:span><text:span text:style-name="T633">.</text:span></text:p>
        </text:list-item>
        <text:list-item>
          <text:p text:style-name="P400">Save and close the project properties.</text:p>
        </text:list-item>
      </text:list>
      <text:h text:style-name="P401" text:outline-level="2"><text:bookmark-start text:name="__RefHeading___Toc9730_3655602309"/>Prepare Publi<text:span text:style-name="T640">shing</text:span> Files<text:bookmark-end text:name="__RefHeading___Toc9730_3655602309"/></text:h>
      <text:p text:style-name="P402"><text:span text:style-name="T641">The mod template includes a default thumbnail image in the “Properties” folder in the “Thumbnail.png” file. <text:s/>This default image should be replaced so your mod has its own unique thumbnail. <text:s/>Create/u</text:span>pdate <text:span text:style-name="T642">a new</text:span> <text:span text:style-name="T643">thumbnail image</text:span>:</text:p>
      <text:list text:style-name="L36">
        <text:list-item>
          <text:p text:style-name="P403">Use your own image <text:span text:style-name="T590">creation/</text:span>editing tools to create a new thumbnail image.</text:p>
        </text:list-item>
        <text:list-item>
          <text:p text:style-name="P403">Your thumbnail image should be 5<text:span text:style-name="T644">00</text:span> <text:span text:style-name="T645">x </text:span>5<text:span text:style-name="T644">00</text:span> pixels <text:span text:style-name="T646">even though </text:span><text:span text:style-name="T645">the default </text:span><text:span text:style-name="T647">thumbnail </text:span><text:span text:style-name="T645">image is 950 x 500 </text:span><text:span text:style-name="T648">pixels</text:span><text:span text:style-name="T645">. <text:s/></text:span><text:span text:style-name="T649">A bit larger or smaller is okay, but it should be square.</text:span></text:p>
        </text:list-item>
        <text:list-item>
          <text:p text:style-name="P404">If the game is played at 1920 x 1080 (<text:span text:style-name="T649">i.e. the most common display</text:span> resolution), then on the “Paradox Mods” screen of the game, the thumbnail will be scaled <text:span text:style-name="T649">down </text:span>to about 220 x 220 <text:span text:style-name="T649">(i.e. about 4</text:span><text:span text:style-name="T644">4</text:span><text:span text:style-name="T649">%) </text:span>on the “Browse” tab and about 128 x 128 <text:span text:style-name="T649">(i.e. </text:span><text:span text:style-name="T590">about </text:span><text:span text:style-name="T649">2</text:span><text:span text:style-name="T644">6</text:span><text:span text:style-name="T649">%) </text:span>when viewing the individual mod. <text:s/>The thumbnail will be larger or smaller if the game is played at a higher or lower resolution. <text:s/><text:span text:style-name="T649">As you are creating your thumbnail image, you can try viewing it at these </text:span><text:span text:style-name="T644">smaller</text:span><text:span text:style-name="T649"> sizes to </text:span><text:span text:style-name="T650">verify </text:span><text:span text:style-name="T651">that</text:span><text:span text:style-name="T649"> it looks okay.</text:span></text:p>
        </text:list-item>
        <text:list-item>
          <text:p text:style-name="P403">Keep the same file name and image type “<text:span text:style-name="T652">Thumbnail.png”</text:span>.</text:p>
        </text:list-item>
        <text:list-item>
          <text:p text:style-name="P403">Replace the default file in the “Properties” folder with your own file.</text:p>
        </text:list-item>
      </text:list>
      <text:p text:style-name="P405"/>
      <text:p text:style-name="P406">S<text:span text:style-name="T653">creenshots are optional but recommended to show potential users what you</text:span><text:span text:style-name="T654">r</text:span><text:span text:style-name="T653"> mod will look like in the game. <text:s/>A picture </text:span><text:span text:style-name="T655">of your mod in action </text:span><text:span text:style-name="T653">is worth a lot of words </text:span><text:span text:style-name="T655">to describe it</text:span><text:span text:style-name="T653">. <text:s/></text:span><text:span text:style-name="T654">To a</text:span>dd screenshots <text:span text:style-name="T656">to your published mod</text:span>:</text:p>
      <text:list xml:id="list430968929" text:style-name="L37">
        <text:list-item>
          <text:p text:style-name="P407"><text:soft-page-break/><text:span text:style-name="T657">If you set up Visual Studio debugging, r</text:span><text:span text:style-name="T201">estore the original “UnityPlayer.dll” file so that the “Development Build” text is not captured in your screenshot:</text:span></text:p>
          <text:list>
            <text:list-item>
              <text:p text:style-name="P408">Exit the game to desktop.</text:p>
            </text:list-item>
            <text:list-item>
              <text:p text:style-name="P407"><text:span text:style-name="T201">Go to </text:span><text:span text:style-name="T658">the </text:span><text:span text:style-name="T201">CS2 game directory:<text:line-break/></text:span><text:span text:style-name="T659">C:\Program Files (x86)\Steam\steamapps\common\Cities Skylines II</text:span></text:p>
            </text:list-item>
            <text:list-item>
              <text:p text:style-name="P407"><text:span text:style-name="T659">R</text:span><text:span text:style-name="T201">ename “UnityPlayer.dll” to “UnityPlayerDevelopment.dll”.</text:span></text:p>
            </text:list-item>
            <text:list-item>
              <text:p text:style-name="P407"><text:span text:style-name="T201">Rename “UnityPlayerOriginal.dll” to “</text:span><text:span text:style-name="T660">UnityPlayer.dll”.</text:span></text:p>
            </text:list-item>
            <text:list-item>
              <text:p text:style-name="P409">You can switch back and forth between original and development by renaming the files.</text:p>
            </text:list-item>
          </text:list>
        </text:list-item>
        <text:list-item>
          <text:p text:style-name="P410"><text:span text:style-name="T661">U</text:span><text:span text:style-name="T662">nder the project, in the “Properties” folder, create a new folder named “Screenshots”.</text:span></text:p>
        </text:list-item>
        <text:list-item>
          <text:p text:style-name="P411"><text:span text:style-name="T662">T</text:span><text:span text:style-name="T201">his author prefers to include the thumbnail image as the first screenshot </text:span><text:span text:style-name="T663">because the thumbnail is not otherwise displayed on the </text:span><text:a xlink:type="simple" xlink:href="https://mods.paradoxplaza.com/games/cities_skylines_2" text:style-name="Internet_20_link" text:visited-style-name="Visited_20_Internet_20_Link"><text:span text:style-name="T663">Paradox Mods web site</text:span></text:a><text:span text:style-name="T663"> for the mod.</text:span></text:p>
          <text:list>
            <text:list-item>
              <text:p text:style-name="P412">Copy the “Thumbnail.png” file from the Properties folder and paste it to the Screenshots folder.</text:p>
            </text:list-item>
            <text:list-item>
              <text:p text:style-name="P413"><text:span text:style-name="T201">Rename the file in the Screenshots folder according to the </text:span><text:span text:style-name="T664">file </text:span><text:span text:style-name="T201">naming convention below. <text:s/></text:span><text:span text:style-name="T663">This author uses file name “10Thumbnail.png”.</text:span></text:p>
            </text:list-item>
          </text:list>
        </text:list-item>
        <text:list-item>
          <text:p text:style-name="P414"><text:span text:style-name="T201">Start the game </text:span><text:span text:style-name="T665">to </text:span><text:span text:style-name="T201">capture screenshots of your mod </text:span><text:span text:style-name="T665">in action</text:span><text:span text:style-name="T201">.</text:span></text:p>
        </text:list-item>
        <text:list-item>
          <text:p text:style-name="P415">For each screenshot:</text:p>
          <text:list>
            <text:list-item>
              <text:p text:style-name="P416"><text:span text:style-name="T201">The Windows </text:span><text:span text:style-name="T666">S</text:span><text:span text:style-name="T201">nipping tool can be used to take </text:span><text:span text:style-name="T666">a </text:span><text:span text:style-name="T201">screenshot. <text:s/>The Snipping tool can be activated with WindowsKey</text:span><text:span text:style-name="T667">+</text:span><text:span text:style-name="T201">Shift</text:span><text:span text:style-name="T667">+</text:span><text:span text:style-name="T201">S. <text:s/></text:span><text:span text:style-name="T666">The Snipping tool places the snip in the </text:span><text:span text:style-name="T668">Windows </text:span><text:span text:style-name="T666">clipboard.</text:span></text:p>
            </text:list-item>
            <text:list-item>
              <text:p text:style-name="P417">To make changes to the snip, use the Snipping tool’s Snip &amp; Sketch tool or paste the snip into an image editor of your choice<text:span text:style-name="T58">.</text:span></text:p>
            </text:list-item>
            <text:list-item>
              <text:p text:style-name="P418"><text:span text:style-name="T669">O</text:span><text:span text:style-name="T201">n Paradox Mods (both in game and web site), the screen shots are displayed in an area that has a width to height ratio of 1.778 </text:span><text:span text:style-name="T670">(aka 16 x 9).</text:span></text:p>
              <text:list>
                <text:list-item>
                  <text:p text:style-name="P418"><text:span text:style-name="T201">If you want your screen</text:span><text:span text:style-name="T671">shot</text:span><text:span text:style-name="T201"> to fill </text:span><text:span text:style-name="T672">that</text:span><text:span text:style-name="T201"> area </text:span><text:span text:style-name="T673">without any blank space on the top/bottom or left/right sides</text:span><text:span text:style-name="T201">, then your screenshot must also have this ratio.</text:span></text:p>
                </text:list-item>
                <text:list-item>
                  <text:p text:style-name="P418"><text:span text:style-name="T201">It is okay if your screen</text:span><text:span text:style-name="T672">shot </text:span><text:span text:style-name="T201">is not this ratio. <text:s/>Paradox Mods will automatically scale your image to fit in the area, </text:span><text:span text:style-name="T673">but with blank space where needed</text:span><text:span text:style-name="T201">.</text:span></text:p>
                </text:list-item>
                <text:list-item>
                  <text:p text:style-name="P418"><text:span text:style-name="T674">Your screenshot does not need to be the whole </text:span><text:span text:style-name="T675">game </text:span><text:span text:style-name="T674">screen. <text:s/></text:span><text:span text:style-name="T676">Your screenshot </text:span><text:span text:style-name="T674">can be only part of the </text:span><text:span text:style-name="T675">game </text:span><text:span text:style-name="T674">screen. <text:s/>If you want your partial screenshot to fill the </text:span><text:span text:style-name="T675">display </text:span><text:span text:style-name="T674">area on Paradox Mods, then it still needs to be this ratio.</text:span></text:p>
                </text:list-item>
                <text:list-item>
                  <text:p text:style-name="P418"><text:span text:style-name="T669">Here </text:span><text:span text:style-name="T671">some standard screen </text:span><text:span text:style-name="T677">sizes</text:span><text:span text:style-name="T671"> </text:span><text:span text:style-name="T678">that have </text:span><text:span text:style-name="T671">this ratio:</text:span><text:span text:style-name="T669"><text:line-break/>2560 x 1440<text:line-break/>1920 x 1080 </text:span><text:span text:style-name="T679">(most common)</text:span><text:span text:style-name="T669"><text:line-break/>1600 x 900<text:line-break/>1280 x 720<text:line-break/>1024 x 576<text:line-break/>800 x 450</text:span></text:p>
                </text:list-item>
              </text:list>
            </text:list-item>
            <text:list-item>
              <text:p text:style-name="P419"><text:span text:style-name="T666">Save the screen shot to </text:span><text:span text:style-name="T662">the new “Screenshots” folder:</text:span></text:p>
              <text:list>
                <text:list-item>
                  <text:p text:style-name="P420"><text:span text:style-name="T680">The f</text:span><text:span text:style-name="T681">ile name should be </text:span><text:span text:style-name="T680">a 2-digit number representing the screen shot order </text:span><text:span text:style-name="T675">you want on Paradox Mods </text:span><text:span text:style-name="T680">(e.g. “</text:span><text:span text:style-name="T675">10</text:span><text:span text:style-name="T680">”, “</text:span><text:span text:style-name="T675">20</text:span><text:span text:style-name="T680">”, etc.) followed by a </text:span><text:span text:style-name="T681">descriptive </text:span><text:span text:style-name="T680">name </text:span><text:span text:style-name="T681">of the scre</text:span><text:span text:style-name="T682">en</text:span><text:span text:style-name="T681">shot </text:span><text:span text:style-name="T683">so you know what it is</text:span><text:span text:style-name="T681">. <text:s/></text:span><text:span text:style-name="T682">Include no spaces in the file name. <text:s/></text:span><text:span text:style-name="T675">Counting by 10’s now allows you to later easily add new screenshots in between without needing to rename existing files </text:span><text:span text:style-name="T684">(e.g. “05”, “15”, “25”, etc.)</text:span><text:span text:style-name="T675">.</text:span></text:p>
                </text:list-item>
                <text:list-item>
                  <text:p text:style-name="P419"><text:span text:style-name="T680">The f</text:span><text:span text:style-name="T681">ile format should be </text:span><text:span text:style-name="T685">png</text:span><text:span text:style-name="T681">.</text:span></text:p>
                </text:list-item>
                <text:list-item>
                  <text:p text:style-name="P421"><text:span text:style-name="T686">T</text:span><text:span text:style-name="T681">he file size should be less than 2.1MB. <text:s/></text:span><text:span text:style-name="T687">If a file is too large, resize it to a </text:span><text:span text:style-name="T688">lower</text:span><text:span text:style-name="T687"> resolution </text:span><text:span text:style-name="T689">or capture only part of the screen</text:span><text:span text:style-name="T687">.</text:span></text:p>
                </text:list-item>
              </text:list>
            </text:list-item>
            <text:list-item>
              <text:p text:style-name="P422"><text:span text:style-name="T681">I</text:span><text:span text:style-name="T201">n the properties for the </text:span><text:span text:style-name="T690">screenshot </text:span><text:span text:style-name="T201">file, verify “Build Action” is “None” and “Copy to Output Directory” is “Do not copy”. <text:s/></text:span><text:span text:style-name="T686">Set if needed.</text:span></text:p>
            </text:list-item>
          </text:list>
        </text:list-item>
        <text:list-item>
          <text:p text:style-name="P423"><text:span text:style-name="T686">E</text:span><text:span text:style-name="T201">xit the game to desktop.</text:span></text:p>
        </text:list-item>
        <text:list-item>
          <text:p text:style-name="P424"><text:span text:style-name="T392">In the Visual Studio menu, click on “Project” -&gt; </text:span><text:span text:style-name="T393">“Edit Project File”.</text:span><text:span text:style-name="T201"> <text:s/>The project file is opened.</text:span></text:p>
        </text:list-item>
        <text:list-item>
          <text:p text:style-name="P425">In the project file:</text:p>
          <text:list>
            <text:list-item>
              <text:p text:style-name="P426"><text:span text:style-name="T201">Delete the “</text:span><text:span text:style-name="T691">ItemGroup”</text:span><text:span text:style-name="T201"> for the “Screenshots” folder, </text:span><text:span text:style-name="T692">if present</text:span><text:span text:style-name="T201">:<text:line-break/></text:span><text:span text:style-name="T242">&lt;ItemGroup&gt;<text:line-break/></text:span><text:soft-page-break/><text:span text:style-name="T242"> <text:s text:c="3"/>&lt;Folder Include="Properties\Screenshots\" /&gt;<text:line-break/>&lt;/ItemGroup&gt;</text:span></text:p>
            </text:list-item>
            <text:list-item>
              <text:p text:style-name="P427">Save and close the project file.</text:p>
            </text:list-item>
          </text:list>
        </text:list-item>
      </text:list>
      <text:p text:style-name="P428"/>
      <text:p text:style-name="P429">The Read Me file will be used as the long description on Paradox Mods and will be displayed by default in GitHub. <text:s/>Create a Read Me file:</text:p>
      <text:list text:continue-list="list141334656562912" text:style-name="L8">
        <text:list-item text:start-value="1">
          <text:p text:style-name="P430"><text:span text:style-name="T693">U</text:span><text:span text:style-name="T694">nder the project, add a new </text:span><text:span text:style-name="T695">text </text:span><text:span text:style-name="T694">file named “</text:span><text:span text:style-name="T696">ReadMe</text:span><text:span text:style-name="T694">.md”. <text:s/>The file is </text:span><text:span text:style-name="T201">created and </text:span><text:span text:style-name="T694">opened.</text:span></text:p>
        </text:list-item>
        <text:list-item>
          <text:p text:style-name="P431"><text:span text:style-name="T694">T</text:span><text:span text:style-name="T201">he file uses Markdown </text:span><text:span text:style-name="T697">for </text:span><text:span text:style-name="T201">formatting. <text:s/></text:span><text:span text:style-name="T695">See </text:span><text:span text:style-name="T698">section “</text:span><text:span text:style-name="T698"><text:bookmark-ref text:reference-format="text" text:ref-name="__RefHeading___Toc11481_1038383628">Working With Markdown</text:bookmark-ref></text:span><text:span text:style-name="T695">”.</text:span></text:p>
        </text:list-item>
        <text:list-item>
          <text:p text:style-name="P432">The standard based on looking at other mods seems to be to start with the mod title as a heading followed by the short description. <text:s/><text:span text:style-name="T699">Add the following to the “ReadMe.md” file:<text:line-break/></text:span><text:span text:style-name="T700"># &lt;</text:span><text:span text:style-name="T701">t</text:span><text:span text:style-name="T700">itle&gt;<text:line-break/><text:line-break/>&lt;</text:span><text:span text:style-name="T701">d</text:span><text:span text:style-name="T700">escription&gt;</text:span><text:span text:style-name="T699"><text:line-break/>where &lt;</text:span><text:span text:style-name="T702">t</text:span><text:span text:style-name="T699">itle&gt; and &lt;</text:span><text:span text:style-name="T702">d</text:span><text:span text:style-name="T699">escription&gt; are the </text:span><text:span text:style-name="T703">assembly </text:span><text:span text:style-name="T699">“</text:span><text:span text:style-name="T702">T</text:span><text:span text:style-name="T699">itle” and “</text:span><text:span text:style-name="T702">D</text:span><text:span text:style-name="T699">escription”.</text:span></text:p>
        </text:list-item>
        <text:list-item>
          <text:p text:style-name="P432"><text:span text:style-name="T704">Below that, </text:span><text:span text:style-name="T705">add</text:span> <text:span text:style-name="T706">your </text:span>full description of the mod.</text:p>
        </text:list-item>
        <text:list-item>
          <text:p text:style-name="P433">In <text:span text:style-name="T260">the </text:span>menus, select: <text:s/>“Edit” -&gt; “Advanced” -&gt; “Set End of Line Sequence”. <text:s/><text:span text:style-name="T705">If “CRLF” is not checked, click on it now</text:span>.</text:p>
        </text:list-item>
        <text:list-item>
          <text:p text:style-name="P434">Save and close the “ReadMe.md” file.</text:p>
        </text:list-item>
        <text:list-item>
          <text:p text:style-name="P435">In the properties for the “<text:span text:style-name="T707">ReadMe.md” </text:span>file, verify “Build Action” is “None” and “Copy to Output Directory” is “Do not copy”. <text:s/>Set if needed.</text:p>
        </text:list-item>
      </text:list>
      <text:p text:style-name="P436"/>
      <text:p text:style-name="P429">The Change Log file will be used as the change log on Paradox Mods. <text:s/>Create a Change Log file:</text:p>
      <text:list text:continue-numbering="true" text:style-name="L8">
        <text:list-item text:start-value="1">
          <text:p text:style-name="P430"><text:span text:style-name="T693">U</text:span><text:span text:style-name="T694">nder the project, add a new </text:span><text:span text:style-name="T695">text </text:span><text:span text:style-name="T694">file named “ChangeLog.md”. <text:s/>The file is </text:span><text:span text:style-name="T201">created and </text:span><text:span text:style-name="T694">opened.</text:span></text:p>
        </text:list-item>
        <text:list-item>
          <text:p text:style-name="P431"><text:span text:style-name="T201">The file uses Markdown </text:span><text:span text:style-name="T697">for</text:span><text:span text:style-name="T201"> formatting. <text:s/></text:span><text:span text:style-name="T695">See </text:span><text:span text:style-name="T698">section “</text:span><text:span text:style-name="T698"><text:bookmark-ref text:reference-format="text" text:ref-name="__RefHeading___Toc11481_1038383628">Working With Markdown</text:bookmark-ref></text:span><text:span text:style-name="T695">”.</text:span></text:p>
        </text:list-item>
        <text:list-item>
          <text:p text:style-name="P437"><text:span text:style-name="T201">Add one </text:span><text:span text:style-name="T708">unordered list item </text:span><text:span text:style-name="T201">to the file with the </text:span><text:span text:style-name="T709">following </text:span><text:span text:style-name="T201">text:<text:line-break/>-</text:span><text:span text:style-name="T710"> Initial </text:span><text:span text:style-name="T711">release</text:span><text:span text:style-name="T710">.</text:span></text:p>
        </text:list-item>
        <text:list-item>
          <text:p text:style-name="P438"><text:span text:style-name="T712">Paradox Mods will automatically </text:span><text:span text:style-name="T713">display</text:span><text:span text:style-name="T712"> </text:span><text:span text:style-name="T714">the </text:span>change log<text:span text:style-name="T713"> </text:span><text:span text:style-name="T714">with </text:span><text:span text:style-name="T715">a heading that includes the mod version and release date, so there is no need to include those in your change log.</text:span></text:p>
        </text:list-item>
        <text:list-item>
          <text:p text:style-name="P433">In <text:span text:style-name="T260">the </text:span>menus, select: <text:s/>“Edit” -&gt; “Advanced” -&gt; “Set End of Line Sequence”. <text:s/><text:span text:style-name="T705">If “CRLF” is not checked, click on it now.</text:span></text:p>
        </text:list-item>
        <text:list-item>
          <text:p text:style-name="P434">Save and close the “ChangeLog.md” file.</text:p>
        </text:list-item>
        <text:list-item>
          <text:p text:style-name="P439">In the properties for the “<text:span text:style-name="T707">ChangeLog.md” </text:span>file, verify “Build Action” is “None” and “Copy to Output Directory” is “Do not copy”. <text:s/>Set if needed.</text:p>
        </text:list-item>
      </text:list>
      <text:p text:style-name="P440"/>
      <text:p text:style-name="P441"><text:span text:style-name="T716">The “PublishConfigutation.xml” file provides information about your mod to Paradox Mods. <text:s/>Automatically</text:span> create the “PublishConfiguration.<text:span text:style-name="T717">x</text:span>ml” file from assembly information:</text:p>
      <text:list text:continue-numbering="true" text:style-name="L8">
        <text:list-item text:start-value="1">
          <text:p text:style-name="P236"><text:span text:style-name="T611">C</text:span><text:span text:style-name="T612">opy </text:span><text:span text:style-name="T613">the “</text:span><text:span text:style-name="T718">PublishConfiguration</text:span><text:span text:style-name="T613">.csproj” </text:span><text:span text:style-name="T615">file </text:span><text:span text:style-name="T612">from </text:span><text:span text:style-name="T229">GitHub<text:line-break/></text:span><text:a xlink:type="simple" xlink:href="https://github.com/rcav8tr/CS2-Modding-Instructions" text:style-name="Internet_20_link" text:visited-style-name="Visited_20_Internet_20_Link"><text:span text:style-name="T230">https://github.com/rcav8tr/CS2-Modding-Instructions</text:span></text:a></text:p>
        </text:list-item>
        <text:list-item>
          <text:p text:style-name="P442"><text:span text:style-name="T618">In Visual Studio, p</text:span><text:span text:style-name="T619">aste the file </text:span>to the “<text:span text:style-name="T717">Properties</text:span>” folder.</text:p>
        </text:list-item>
        <text:list-item>
          <text:p text:style-name="P443"><text:span text:style-name="T719">Edit</text:span> the “PublishConfiguration.csproj” file <text:span text:style-name="T102">just </text:span><text:span text:style-name="T720">added</text:span>:</text:p>
          <text:list>
            <text:list-item>
              <text:p text:style-name="P444">If you created a Paradox Forums thread:</text:p>
              <text:list>
                <text:list-item>
                  <text:p text:style-name="P444">Find the “ForumLink” entry <text:span text:style-name="T721">in the CDATA section.</text:span></text:p>
                </text:list-item>
                <text:list-item>
                  <text:p text:style-name="P444">In a browser, go to <text:a xlink:type="simple" xlink:href="https://forum.paradoxplaza.com/forum/forums/cities-skylines-2.1147/" text:style-name="Internet_20_link" text:visited-style-name="Visited_20_Internet_20_Link">Paradox Forums</text:a>, log into your Paradox account, and <text:span text:style-name="T626">open</text:span> the thread for this mod.</text:p>
                </text:list-item>
                <text:list-item>
                  <text:p text:style-name="P444">Copy the URL for your thread.</text:p>
                </text:list-item>
                <text:list-item>
                  <text:p text:style-name="P444">Paste the URL inside the quotes for the Value of the “ForumLink” entry.</text:p>
                </text:list-item>
              </text:list>
            </text:list-item>
            <text:list-item>
              <text:p text:style-name="P445">If you<text:span text:style-name="T722">r</text:span> mod requires a specific game version:</text:p>
              <text:list>
                <text:list-item>
                  <text:p text:style-name="P445">Find the “GameVersion” entry.</text:p>
                </text:list-item>
                <text:list-item>
                  <text:p text:style-name="P445">Update the entry to your required game version. <text:s/>Use an asterisk (*) to accept any version in the position (e.g. “1.*”, “1.1.*”, “1.2.*”, etc).</text:p>
                </text:list-item>
              </text:list>
            </text:list-item>
            <text:list-item>
              <text:p text:style-name="P446">In the “ExternalLink” entry for GitHub:</text:p>
              <text:list>
                <text:list-item>
                  <text:p text:style-name="P447"><text:span text:style-name="T723">Replace</text:span> “&lt;GitHub<text:span text:style-name="T724">U</text:span>sername&gt;” <text:span text:style-name="T723">with</text:span> your <text:span text:style-name="T723">GitHub username</text:span>.</text:p>
                </text:list-item>
                <text:list-item>
                  <text:p text:style-name="P448"><text:soft-page-break/>The entry assumes your GitHub <text:span text:style-name="T725">repository</text:span><text:span text:style-name="T726"> </text:span>name <text:span text:style-name="T721">will be</text:span> your AssemblyName <text:span text:style-name="T727">with </text:span><text:span text:style-name="T728">a </text:span><text:span text:style-name="T727">“CS2</text:span><text:span text:style-name="T725">Mod</text:span><text:span text:style-name="T727">-” prefix</text:span>. <text:s/><text:span text:style-name="T729">This is the author’s preference. <text:s/></text:span><text:span text:style-name="T727">Update as needed.</text:span></text:p>
                </text:list-item>
              </text:list>
            </text:list-item>
            <text:list-item>
              <text:p text:style-name="P449">Add any other entries for external links. <text:s/><text:span text:style-name="T728">See the project file for the list of supported types.</text:span></text:p>
            </text:list-item>
            <text:list-item>
              <text:p text:style-name="P450">Save and close the <text:span text:style-name="T730">“PublishConfiguration.csproj” file.</text:span></text:p>
            </text:list-item>
          </text:list>
        </text:list-item>
        <text:list-item>
          <text:p text:style-name="P451"><text:span text:style-name="T199">In the Visual Studio menu, click on “Project” -&gt; </text:span><text:span text:style-name="T731">“Edit Project File”.</text:span> <text:s/>The project file is opened.</text:p>
        </text:list-item>
        <text:list-item>
          <text:p text:style-name="P452"><text:span text:style-name="T732">F</text:span><text:span text:style-name="T733">ind and delete the </text:span>“ItemGroup” entry for the “PublishConfiguration.csproj” file <text:span text:style-name="T733">that was automatically added by Visual Studio</text:span>:<text:line-break/><text:span text:style-name="T242">&lt;None Include="</text:span><text:span text:style-name="T734">Properties\PublishConfiguration.csproj</text:span><text:span text:style-name="T242">" /&gt;</text:span></text:p>
        </text:list-item>
        <text:list-item>
          <text:p text:style-name="P453"><text:span text:style-name="T735">Add the following </text:span><text:span text:style-name="T405">before</text:span><text:span text:style-name="T735"> the “&lt;/</text:span><text:span text:style-name="T405">P</text:span><text:span text:style-name="T735">roject&gt;” </text:span><text:span text:style-name="T405">tag</text:span>:<text:line-break/><text:span text:style-name="T242">&lt;!-- </text:span><text:span text:style-name="T736">Automatically</text:span><text:span text:style-name="T242"> build PublishConfiguration.xml file. --&gt;<text:line-break/>&lt;Import Project="Properties\PublishConfiguration.csproj" /&gt;<text:line-break/>&lt;ItemGroup&gt;<text:line-break/> <text:s text:c="3"/>&lt;None Include="Properties\PublishConfiguration.csproj" /&gt;<text:line-break/>&lt;/ItemGroup&gt;</text:span></text:p>
        </text:list-item>
        <text:list-item>
          <text:p text:style-name="P454"><text:span text:style-name="T201">Save the project file. <text:s/>As soon as the project file is saved, Visual Studio </text:span><text:span text:style-name="T247">immediately</text:span><text:span text:style-name="T201"> builds the “</text:span><text:span text:style-name="T247">PublishConfiguration.xml</text:span><text:span text:style-name="T201">” file, </text:span><text:span text:style-name="T737">overwriting the existing file</text:span><text:span text:style-name="T201">.</text:span></text:p>
        </text:list-item>
        <text:list-item>
          <text:p text:style-name="P455">Verify the <text:span text:style-name="T738">“</text:span><text:span text:style-name="T739">PublishConfiguration.xml</text:span><text:span text:style-name="T738">” </text:span>file:</text:p>
          <text:list>
            <text:list-item>
              <text:p text:style-name="P456">Go to the “Properties” folder of the project:</text:p>
            </text:list-item>
            <text:list-item>
              <text:p text:style-name="P456">Open the “<text:span text:style-name="T89">PublishConfiguration.xml” </text:span>file and verify its contents.</text:p>
            </text:list-item>
            <text:list-item>
              <text:p text:style-name="P457">If you have screenshots, verify the <text:span text:style-name="T740">screenshot </text:span>file names are correct <text:span text:style-name="T741">and in the correct order</text:span>.</text:p>
            </text:list-item>
            <text:list-item>
              <text:p text:style-name="P458">Close the file.</text:p>
            </text:list-item>
          </text:list>
        </text:list-item>
      </text:list>
      <text:h text:style-name="Heading_20_2" text:outline-level="2"><text:bookmark-start text:name="__RefHeading___Toc9732_3655602309"/>Prepare Solution<text:bookmark-end text:name="__RefHeading___Toc9732_3655602309"/></text:h>
      <text:p text:style-name="P459">Rebuild the solution:</text:p>
      <text:list text:style-name="L38">
        <text:list-item>
          <text:p text:style-name="P460"><text:span text:style-name="T742">Change the build configuration </text:span><text:span text:style-name="T743">from “Debug” </text:span><text:span text:style-name="T742">to “</text:span><text:span text:style-name="T743">R</text:span><text:span text:style-name="T742">elease”.</text:span></text:p>
        </text:list-item>
        <text:list-item>
          <text:p text:style-name="P461"><text:span text:style-name="T744">Reb</text:span><text:span text:style-name="T89">uild</text:span> the <text:span text:style-name="T745">entire </text:span>solution.</text:p>
        </text:list-item>
        <text:list-item>
          <text:p text:style-name="P461"><text:span text:style-name="T89">T</text:span><text:span text:style-name="T746">est </text:span><text:span text:style-name="T89">the mod</text:span><text:span text:style-name="T746"> one last time </text:span><text:span text:style-name="T747">before publishing</text:span><text:span text:style-name="T746">.</text:span></text:p>
        </text:list-item>
        <text:list-item>
          <text:p text:style-name="P462">Exit the game to desktop.</text:p>
        </text:list-item>
      </text:list>
      <text:h text:style-name="Heading_20_2" text:outline-level="2"><text:bookmark-start text:name="__RefHeading___Toc9734_3655602309"/>Publish <text:span text:style-name="T640">To Paradox Mods</text:span><text:bookmark-end text:name="__RefHeading___Toc9734_3655602309"/></text:h>
      <text:p text:style-name="P463">Publish the mod to Paradox Mods:</text:p>
      <text:list text:style-name="L39">
        <text:list-item>
          <text:p text:style-name="P464">Mods are published from Visual Studio, <text:span text:style-name="T748">not from within the game</text:span>.</text:p>
        </text:list-item>
        <text:list-item>
          <text:p text:style-name="P464">In Visual Studio, right-click on the project and select “Publish…”. <text:s/>The “Publish” screen is displayed.</text:p>
        </text:list-item>
        <text:list-item>
          <text:p text:style-name="P464">On the “Publish” screen:</text:p>
          <text:list>
            <text:list-item>
              <text:p text:style-name="P465"><text:span text:style-name="T749">I</text:span>n the drop-down <text:span text:style-name="T749">at the top </text:span><text:span text:style-name="T732">next to the folder icon:</text:span></text:p>
              <text:list>
                <text:list-item>
                  <text:p text:style-name="P466"><text:span text:style-name="T750">If publishing a new mod,</text:span><text:span text:style-name="T751"> </text:span><text:span text:style-name="T752">select</text:span><text:span text:style-name="T751"> “PublishNewMod.pubxml”.</text:span></text:p>
                </text:list-item>
                <text:list-item>
                  <text:p text:style-name="P467">If publishing a new version, select “PublishNewVersion.pubxml”.</text:p>
                </text:list-item>
                <text:list-item>
                  <text:p text:style-name="P467">If updating published configuration, select “UpdatePublishedConfiguration.pub<text:span text:style-name="T753">xml</text:span>”, but first see the IMPORTANT note in section <text:bookmark-ref text:reference-format="text" text:ref-name="__RefHeading___Toc11479_1038383628">Update Published Configuration To Paradox Mods</text:bookmark-ref>.</text:p>
                </text:list-item>
              </text:list>
            </text:list-item>
            <text:list-item>
              <text:p text:style-name="P468">Click <text:span text:style-name="T65">on</text:span> “Publish”. <text:s/><text:span text:style-name="T754">Publishing is started, including a rebuild of the solution. <text:s/></text:span><text:span text:style-name="T755">Wait for publish</text:span><text:span text:style-name="T754">ing</text:span><text:span text:style-name="T755"> to complete.</text:span></text:p>
            </text:list-item>
            <text:list-item>
              <text:p text:style-name="P469">Verify <text:span text:style-name="T756">the </text:span>“Publish: 1 succeeded, 0 failed, 0 skipped” message is displayed. <text:s/>For any error, see <text:span text:style-name="T757">Visual Studio’s</text:span> Output log, <text:span text:style-name="T758">correct the error, and try the publish again.</text:span></text:p>
            </text:list-item>
            <text:list-item>
              <text:p text:style-name="P470">Close the “Publish” screen.</text:p>
            </text:list-item>
          </text:list>
        </text:list-item>
      </text:list>
      <text:h text:style-name="Heading_20_2" text:outline-level="2"><text:bookmark-start text:name="__RefHeading___Toc9736_3655602309"/>Verif<text:span text:style-name="T640">y Published Mod</text:span><text:bookmark-end text:name="__RefHeading___Toc9736_3655602309"/></text:h>
      <text:p text:style-name="P471"><text:span text:style-name="T759">When the solution was rebuilt and again when the mod was published, a local copy of the mod was created. <text:s/></text:span>Remove the local <text:span text:style-name="T760">copy of the </text:span>mod <text:span text:style-name="T640">so it does not interfere with the published mod</text:span>:</text:p>
      <text:list text:style-name="L40">
        <text:list-item>
          <text:p text:style-name="P472">In Windows, go to the game’s <text:span text:style-name="T324">local </text:span>mods folder:<text:line-break/><text:span text:style-name="T178">C:\Users\&lt;name&gt;\AppData\LocalLow\Colossal Order\Cities Skylines II\Mods</text:span></text:p>
        </text:list-item>
        <text:list-item>
          <text:p text:style-name="P472">Delete the folder for your mod.</text:p>
        </text:list-item>
      </text:list>
      <text:p text:style-name="P473"><text:soft-page-break/></text:p>
      <text:p text:style-name="P474"><text:span text:style-name="T761">A</text:span><text:span text:style-name="T762"> </text:span>work in progress <text:span text:style-name="T762">copy</text:span> of your mod <text:span text:style-name="T763">was</text:span><text:span text:style-name="T764"> </text:span>created. <text:s/><text:span text:style-name="T762">Remove the work in progress copy</text:span> <text:span text:style-name="T762">of the mod </text:span>so it does not interfere with the published mod:</text:p>
      <text:list text:style-name="L41">
        <text:list-item>
          <text:p text:style-name="P475">In Windows, go to the game’s work in progress folder:<text:line-break/><text:span text:style-name="T765">C:\Users\&lt;name&gt;\AppData\LocalLow\Colossal Order\Cities Skylines II\.cache\Mods\mods_workInProgress</text:span></text:p>
        </text:list-item>
        <text:list-item>
          <text:p text:style-name="P475">Open the contents of each folder to identify the folder for your mod. <text:s/>There may be only one folder.</text:p>
        </text:list-item>
        <text:list-item>
          <text:p text:style-name="P475">Delete the folder for your mod.</text:p>
        </text:list-item>
      </text:list>
      <text:p text:style-name="P473"/>
      <text:p text:style-name="P476">Verify <text:span text:style-name="T766">the </text:span>mod <text:span text:style-name="T767">o</text:span>n Paradox Mods:</text:p>
      <text:list text:style-name="L42">
        <text:list-item>
          <text:p text:style-name="P477">Start the game to the main menu.</text:p>
        </text:list-item>
        <text:list-item>
          <text:p text:style-name="P478"><text:span text:style-name="T768">On the main menu, c</text:span><text:span text:style-name="T769">lick </text:span><text:span text:style-name="T65">on </text:span><text:span text:style-name="T769">“Paradox Mods”</text:span>. <text:s/><text:span text:style-name="T769">The “Paradox Mods” screen is displayed.</text:span></text:p>
        </text:list-item>
        <text:list-item>
          <text:p text:style-name="P479">On the “Paradox Mods” screen:</text:p>
          <text:list>
            <text:list-item>
              <text:p text:style-name="P480">If publishing a new mod:</text:p>
              <text:list>
                <text:list-item>
                  <text:p text:style-name="P481"><text:span text:style-name="T770">C</text:span><text:span text:style-name="T769">lick </text:span><text:span text:style-name="T65">on</text:span><text:span text:style-name="T769"> “Playsets” at the top. <text:s/>The “Playsets” screen is displayed.</text:span></text:p>
                </text:list-item>
                <text:list-item>
                  <text:p text:style-name="P479">On the “Playsets” screen, <text:span text:style-name="T771">c</text:span><text:span text:style-name="T56">reate a </text:span>new <text:span text:style-name="T56">Playset </text:span>or activate an existing Playset to which your mod will be added <text:span text:style-name="T772">for testing</text:span><text:span text:style-name="T56">.</text:span></text:p>
                </text:list-item>
                <text:list-item>
                  <text:p text:style-name="P482"><text:span text:style-name="T770">C</text:span>lick <text:span text:style-name="T65">on</text:span> “Browse” at the top. <text:s/>The “Browse” screen is displayed.</text:p>
                </text:list-item>
                <text:list-item>
                  <text:p text:style-name="P483"><text:span text:style-name="T769">Under “Filter” and “Tags”, </text:span><text:span text:style-name="T773">check</text:span><text:span text:style-name="T769"> the “Code Mod” tag. <text:s/></text:span><text:span text:style-name="T773">This </text:span><text:span text:style-name="T774">helps to </text:span><text:span text:style-name="T773">avoid finding maps and other assets.</text:span></text:p>
                </text:list-item>
                <text:list-item>
                  <text:p text:style-name="P482">In the “Search mods…” box, search for your mod by name. <text:s/><text:span text:style-name="T775">A list of matching mods is displayed.</text:span></text:p>
                </text:list-item>
                <text:list-item>
                  <text:p text:style-name="P482">Locate your mod and click on it to <text:span text:style-name="T776">display</text:span> its properties. <text:s/>Your mod’s properties are displayed.</text:p>
                </text:list-item>
                <text:list-item>
                  <text:p text:style-name="P484"><text:span text:style-name="T777">C</text:span><text:span text:style-name="T769">lick </text:span><text:span text:style-name="T65">on</text:span><text:span text:style-name="T769"> “Add to Active Playset”</text:span>. <text:s/><text:span text:style-name="T769">Wait for the installation to complete.</text:span></text:p>
                </text:list-item>
              </text:list>
            </text:list-item>
            <text:list-item>
              <text:p text:style-name="P485">If publishing a new version:</text:p>
              <text:list>
                <text:list-item>
                  <text:p text:style-name="P480">Click on “Me” at the top. <text:s/>Your published mods are displayed.</text:p>
                </text:list-item>
                <text:list-item>
                  <text:p text:style-name="P486">Locate your mod and click on it to <text:span text:style-name="T776">display</text:span> its properties. <text:s/>Your mod’s properties are displayed.</text:p>
                </text:list-item>
              </text:list>
            </text:list-item>
          </text:list>
        </text:list-item>
        <text:list-item>
          <text:p text:style-name="P487">On the screen for your mod’s properties:</text:p>
          <text:list>
            <text:list-item>
              <text:p text:style-name="P488">Verify all the screenshots are <text:span text:style-name="T778">available</text:span> and in the correct order.</text:p>
            </text:list-item>
            <text:list-item>
              <text:p text:style-name="P489">Verify the long description is correct and is formatted <text:span text:style-name="T779">as desired</text:span>.</text:p>
            </text:list-item>
            <text:list-item>
              <text:p text:style-name="P489">Verify the thumbnail image is correct.</text:p>
            </text:list-item>
            <text:list-item>
              <text:p text:style-name="P489">Verify the mod title <text:span text:style-name="T780">next to the thumbnail image </text:span>is correct.</text:p>
            </text:list-item>
            <text:list-item>
              <text:p text:style-name="P489">Verify the author is correct.</text:p>
            </text:list-item>
            <text:list-item>
              <text:p text:style-name="P489">Verify the Tags are correct. <text:s/>At a minimum, the “Code Mod” tag should be present.</text:p>
            </text:list-item>
            <text:list-item>
              <text:p text:style-name="P489">Under the “More About This Mod” section, verify the external links <text:span text:style-name="T781">(except GitHub) </text:span>are correct <text:span text:style-name="T773">by clicking on each one</text:span>. <text:s/><text:span text:style-name="T782">If publishing a new mod, t</text:span><text:span text:style-name="T781">he GitHub link won’t work until </text:span><text:span text:style-name="T783">the solution is saved to GitHub below.</text:span></text:p>
            </text:list-item>
            <text:list-item>
              <text:p text:style-name="P489"><text:span text:style-name="T777">If publishing a new mod, t</text:span><text:span text:style-name="T784">here will be no </text:span>“ChangeLog” section<text:span text:style-name="T784">.</text:span></text:p>
            </text:list-item>
            <text:list-item>
              <text:p text:style-name="P490">If publishing a new version:</text:p>
              <text:list>
                <text:list-item>
                  <text:p text:style-name="P491">In the “Mod Info” section, verify the version number just published is displayed and verify the “Last Updated” date/time <text:span text:style-name="T785">is</text:span> the current date/time.</text:p>
                </text:list-item>
                <text:list-item>
                  <text:p text:style-name="P492">Verify a “ChangeLog” section is present with an entry for the version number just published and with the formatted text from your “ChangeLog.md” file.</text:p>
                </text:list-item>
                <text:list-item>
                  <text:p text:style-name="P492">You may need to exit the game to desktop and restart the game for the new <text:span text:style-name="T786">version’s </text:span>mod properties to be displayed.</text:p>
                </text:list-item>
              </text:list>
            </text:list-item>
            <text:list-item>
              <text:p text:style-name="P493">If a Paradox Forum thread was created and referenced in the publish configuration file, verify there is a “Discussion” section after the mod description with your initial thread text. <text:s/>Click on “Open Full Discussion” and verify your Paradox Forum thread is displayed in a browser.</text:p>
            </text:list-item>
            <text:list-item>
              <text:p text:style-name="P493">Under the “Mod Info” section, make a note of the mod’s ID number. <text:s/>It will used in steps below.</text:p>
            </text:list-item>
          </text:list>
        </text:list-item>
        <text:list-item>
          <text:p text:style-name="P494">If any of the above <text:span text:style-name="T785">verifications fail</text:span>, then <text:span text:style-name="T787">after </text:span><text:span text:style-name="T788">completing</text:span><text:span text:style-name="T787"> these steps, see section “</text:span><text:span text:style-name="T787"><text:bookmark-ref text:reference-format="text" text:ref-name="__RefHeading___Toc11479_1038383628">Update Published Configuration To Paradox Mods</text:bookmark-ref></text:span><text:span text:style-name="T787">”</text:span>.</text:p>
        </text:list-item>
        <text:list-item>
          <text:p text:style-name="P495">Close the Paradox Mods screen.</text:p>
        </text:list-item>
        <text:list-item>
          <text:p text:style-name="P496"><text:soft-page-break/>Exit the game to desktop.</text:p>
        </text:list-item>
        <text:list-item>
          <text:p text:style-name="P497">Verify the mod is present in the game’s folder of subscribed mods:<text:line-break/><text:span text:style-name="T789">C:\Users\&lt;name&gt;\AppData\LocalLow\Colossal Order\Cities Skylines II\.cache\Mods\mods_subscribed</text:span><text:span text:style-name="T790">\&lt;ModID&gt;</text:span><text:line-break/><text:span text:style-name="T791">where &lt;ModID&gt; is </text:span>the mod’s ID <text:span text:style-name="T791">obtained above followed by an underscore and another number</text:span>. <text:s/><text:span text:style-name="T784">This second number seems to be the </text:span><text:span text:style-name="T791">number of times the mod was updated </text:span><text:span text:style-name="T775">on Paradox Mods.</text:span></text:p>
        </text:list-item>
        <text:list-item>
          <text:p text:style-name="P496">Start the game to the main menu.</text:p>
        </text:list-item>
        <text:list-item>
          <text:p text:style-name="P498">Start a new game or load a saved game.</text:p>
        </text:list-item>
        <text:list-item>
          <text:p text:style-name="P498">Verify the subscribed mod works as expecte<text:span text:style-name="T324">d.</text:span></text:p>
        </text:list-item>
        <text:list-item>
          <text:p text:style-name="P499"><text:span text:style-name="T787">If the mod </text:span><text:span text:style-name="T792">does not work </text:span><text:span text:style-name="T787">as expected:</text:span></text:p>
          <text:list>
            <text:list-item>
              <text:p text:style-name="P499"><text:span text:style-name="T793">Try exit to desktop and restart the game once more for the </text:span><text:span text:style-name="T794">latest </text:span><text:span text:style-name="T793">mod </text:span><text:span text:style-name="T795">version </text:span><text:span text:style-name="T793">to </text:span><text:span text:style-name="T794">be used, </text:span><text:span text:style-name="T796">especially </text:span><text:span text:style-name="T797">after</text:span><text:span text:style-name="T796"> publishing a new version</text:span><text:span text:style-name="T793">.</text:span></text:p>
            </text:list-item>
            <text:list-item>
              <text:p text:style-name="P499"><text:span text:style-name="T774">If you need to update the mod to make it work, then a</text:span><text:span text:style-name="T787">fter </text:span><text:span text:style-name="T788">completing</text:span><text:span text:style-name="T787"> these steps for a new mod, see section “</text:span><text:span text:style-name="T787"><text:bookmark-ref text:reference-format="text" text:ref-name="__RefHeading___Toc11477_1038383628">Publish New Version To Paradox Mods</text:bookmark-ref></text:span><text:span text:style-name="T787">”.</text:span></text:p>
            </text:list-item>
          </text:list>
        </text:list-item>
        <text:list-item>
          <text:p text:style-name="P496">Exit the game to desktop.</text:p>
        </text:list-item>
      </text:list>
      <text:h text:style-name="Heading_20_2" text:outline-level="2"><text:bookmark-start text:name="__RefHeading___Toc9738_3655602309"/><text:span text:style-name="T798">Update</text:span><text:span text:style-name="T640"> </text:span>Mod ID<text:bookmark-end text:name="__RefHeading___Toc9738_3655602309"/></text:h>
      <text:p text:style-name="P500"><text:span text:style-name="T799">U</text:span>pdate <text:span text:style-name="T800">the </text:span><text:span text:style-name="T801">mod ID in the </text:span>publish configuration:</text:p>
      <text:list text:style-name="L43">
        <text:list-item>
          <text:p text:style-name="P501">The mod ID is required <text:span text:style-name="T588">to publish </text:span>any future updates of the mod <text:span text:style-name="T588">to</text:span> Paradox Mods.</text:p>
        </text:list-item>
        <text:list-item>
          <text:p text:style-name="P502"><text:span text:style-name="T802">Edit</text:span><text:span text:style-name="T803"> the “</text:span><text:span text:style-name="T745">PublishConfiguration.csproj” </text:span><text:span text:style-name="T803">file.</text:span></text:p>
        </text:list-item>
        <text:list-item>
          <text:p text:style-name="P503"><text:span text:style-name="T804">Set </text:span>the “ModId” <text:span text:style-name="T804">value </text:span><text:span text:style-name="T805">inside the quotes </text:span><text:span text:style-name="T804">to the mod ID</text:span>.</text:p>
        </text:list-item>
        <text:list-item>
          <text:p text:style-name="P504">Save and close the project file.<text:span text:style-name="T246"> <text:s/>As soon as the project file is saved, Visual Studio </text:span><text:span text:style-name="T247">immediately</text:span><text:span text:style-name="T246"> builds the “</text:span><text:span text:style-name="T247">PublishConfiguration.xml</text:span><text:span text:style-name="T246">” file, </text:span><text:span text:style-name="T806">overwriting the existing file</text:span><text:span text:style-name="T246">.</text:span></text:p>
        </text:list-item>
        <text:list-item>
          <text:p text:style-name="P503"><text:span text:style-name="T807">In the </text:span>PublishConfiguration.xml file, <text:span text:style-name="T807">verify </text:span>the mod ID <text:span text:style-name="T805">value</text:span> is <text:span text:style-name="T808">correct</text:span>.</text:p>
        </text:list-item>
      </text:list>
      <text:h text:style-name="Heading_20_2" text:outline-level="2"><text:bookmark-start text:name="__RefHeading___Toc9740_3655602309"/>Save to GitHub<text:bookmark-end text:name="__RefHeading___Toc9740_3655602309"/></text:h>
      <text:p text:style-name="P505">For more information on creating a Git repository from Visual Studio, see:<text:line-break/><text:a xlink:type="simple" xlink:href="https://learn.microsoft.com/en-us/visualstudio/version-control/git-create-repository?view=vs-2022" text:style-name="Internet_20_link" text:visited-style-name="Visited_20_Internet_20_Link">https://learn.microsoft.com/en-us/visualstudio/version-control/git-create-repository?view=vs-2022</text:a></text:p>
      <text:p text:style-name="P505"/>
      <text:p text:style-name="P505">Save <text:span text:style-name="T809">the </text:span><text:span text:style-name="T810">solution</text:span><text:span text:style-name="T811"> to </text:span><text:span text:style-name="T812">G</text:span>it<text:span text:style-name="T812">H</text:span>ub:</text:p>
      <text:list text:style-name="L44">
        <text:list-item>
          <text:p text:style-name="P506">On the Visual Studio menu, click on “<text:span text:style-name="T813">Git</text:span>” -&gt; “<text:span text:style-name="T813">Create Git Repository...</text:span>”. <text:s/>The “<text:span text:style-name="T813">Create a Git repository</text:span>” screen is displayed.</text:p>
        </text:list-item>
        <text:list-item>
          <text:p text:style-name="P507">On the “<text:span text:style-name="T813">Create a Git repository</text:span>” <text:span text:style-name="T813">screen:</text:span></text:p>
          <text:list>
            <text:list-item>
              <text:p text:style-name="P508">Under “Push to a new remote”, click on “GitHub” <text:span text:style-name="T814">t</text:span>o select it.</text:p>
            </text:list-item>
            <text:list-item>
              <text:p text:style-name="P508">Under “Initialize a local Git repository”:</text:p>
              <text:list>
                <text:list-item>
                  <text:p text:style-name="P508">The “Local path” defaults to your local project folder. <text:s/>Leave as is.</text:p>
                </text:list-item>
                <text:list-item>
                  <text:p text:style-name="P508">The “.gitignore template” defaults to “Default (VisualStudio)”. <text:s/>Leave as is.</text:p>
                </text:list-item>
                <text:list-item>
                  <text:p text:style-name="P509">If you already added a license file, there will be no entry for “License template”.</text:p>
                </text:list-item>
                <text:list-item>
                  <text:p text:style-name="P510">If you did not already add a license file, <text:span text:style-name="T815">the “License template” default</text:span><text:span text:style-name="T816">s</text:span><text:span text:style-name="T815"> to “None”. <text:s/>If you don’t want a license file, leave the default of “None”. <text:s/>Y</text:span>ou can add a license file here by selecting a template from the “License template” list. <text:s/>Be aware that if you add the license file here, <text:span text:style-name="T817">then </text:span>after the repository is created in GitHub, you may need to update the file <text:span text:style-name="T817">for</text:span> the <text:span text:style-name="T817">copyright </text:span>year and/or your name. <text:s/>Then that file update will need to be pushed to GitHub. <text:s/>It is better to create and update the license file before <text:span text:style-name="T817">creating</text:span> <text:span text:style-name="T817">the</text:span> GitHub <text:span text:style-name="T817">repository</text:span>. <text:s/><text:span text:style-name="T817">Click “Cancel” then see section “</text:span><text:span text:style-name="T817"><text:bookmark-ref text:reference-format="text" text:ref-name="__RefHeading___Toc11784_2848870355">Add License File</text:bookmark-ref></text:span><text:span text:style-name="T817">”.</text:span></text:p>
                </text:list-item>
              </text:list>
            </text:list-item>
            <text:list-item>
              <text:p text:style-name="P508">Under “Create a new GitHub repository”:</text:p>
              <text:list>
                <text:list-item>
                  <text:p text:style-name="P511">The “Account” should default to your GitHub account. <text:s/><text:span text:style-name="T818">If not, click “Sign in” and select “GitHub Account”. <text:s/>A GitHub authorization web page is displayed. <text:s/>Click “Authorize github”. <text:s/>After the authorization completes, return to Visual Studio.</text:span></text:p>
                </text:list-item>
                <text:list-item>
                  <text:p text:style-name="P508">The “Owner” should default to your GitHub username. <text:s/>Leave as is.</text:p>
                </text:list-item>
                <text:list-item>
                  <text:p text:style-name="P512"><text:soft-page-break/>The “Repository name” should default to your AssemblyName. <text:s/>Prefix <text:span text:style-name="T819">your</text:span> <text:span text:style-name="T819">AssemblyName</text:span> with “CS2<text:span text:style-name="T820">Mod</text:span>-” <text:span text:style-name="T821">(author preference)</text:span>. <text:s/><text:span text:style-name="T819">This prefix quickly and easily identifies this repository as a CS2 mod among any other repositories you might have in your GitHub account.</text:span></text:p>
                </text:list-item>
                <text:list-item>
                  <text:p text:style-name="P508">The “Description” defaults to blank. <text:s/><text:span text:style-name="T818">Set this to “Cities Skylines 2 mod - ” followed by your mod’s assembly description. <text:s/></text:span><text:span text:style-name="T822">You may need to open your project file in a text editor (e.g. Notepad) to get the description.</text:span></text:p>
                </text:list-item>
                <text:list-item>
                  <text:p text:style-name="P508">The “Private repository” defaults to checked. <text:s/>Uncheck it make the repository public.</text:p>
                </text:list-item>
              </text:list>
            </text:list-item>
            <text:list-item>
              <text:p text:style-name="P513">Under “Push your code to GitHub”, verify the URL is correct.</text:p>
            </text:list-item>
            <text:list-item>
              <text:p text:style-name="P514">Click on “Create and Push”.</text:p>
              <text:list>
                <text:list-item>
                  <text:p text:style-name="P513">If notified that “Your solution contains files outside the solution folder …”, click “Yes” to continue anyway.</text:p>
                </text:list-item>
                <text:list-item>
                  <text:p text:style-name="P514">Wait for the repository to be created. <text:s/><text:span text:style-name="T823">It will take just a </text:span><text:span text:style-name="T824">f</text:span><text:span text:style-name="T823">ew seconds.</text:span></text:p>
                </text:list-item>
              </text:list>
            </text:list-item>
          </text:list>
        </text:list-item>
        <text:list-item>
          <text:p text:style-name="P515">Return to the <text:span text:style-name="T825">S</text:span>olution <text:span text:style-name="T825">E</text:span>xplorer and verify that all <text:span text:style-name="T823">your source </text:span><text:span text:style-name="T826">folders and </text:span>files indicate locked (i.e. not changed).</text:p>
        </text:list-item>
      </text:list>
      <text:p text:style-name="P516"/>
      <text:p text:style-name="P517">Update the GitHub repository:</text:p>
      <text:list text:continue-numbering="true" text:style-name="L44">
        <text:list-item text:start-value="1">
          <text:p text:style-name="P518">In a browser, go to <text:a xlink:type="simple" xlink:href="http://github.com/" text:style-name="Internet_20_link" text:visited-style-name="Visited_20_Internet_20_Link"><text:span text:style-name="T827">g</text:span>it<text:span text:style-name="T827">h</text:span>ub.<text:span text:style-name="T818">com</text:span></text:a> <text:span text:style-name="T725">and s</text:span><text:span text:style-name="T818">ign in</text:span> into your account.</text:p>
        </text:list-item>
        <text:list-item>
          <text:p text:style-name="P519"><text:span text:style-name="T818">Verify </text:span>the new repository for your mod <text:span text:style-name="T818">is present</text:span>.</text:p>
        </text:list-item>
        <text:list-item>
          <text:p text:style-name="P520">Click on the repository for your mod. <text:s/>The repository is displayed defaulted to “&lt;&gt;Code”.</text:p>
        </text:list-item>
        <text:list-item>
          <text:p text:style-name="P521">On the right side, <text:span text:style-name="T725">to the right of</text:span> “About”, click on the gear icon. <text:s/>The “Edit repository details” screen is displayed.</text:p>
        </text:list-item>
        <text:list-item>
          <text:p text:style-name="P522">On the “Edit repository details” screen:</text:p>
          <text:list>
            <text:list-item>
              <text:p text:style-name="P523">Verify your mod description is correct.</text:p>
            </text:list-item>
            <text:list-item>
              <text:p text:style-name="P522"><text:span text:style-name="T828">U</text:span>nder “Topics”, add all the following entries:<text:line-break/>“cities-skylines2”<text:line-break/>“cities-skylines-2”<text:line-break/>“cities-skylines-2-mod”</text:p>
            </text:list-item>
            <text:list-item>
              <text:p text:style-name="P513">Under “Include in the home page”, leave <text:span text:style-name="T829">all</text:span> settings checked (i.e. the default).</text:p>
            </text:list-item>
            <text:list-item>
              <text:p text:style-name="P524">Click “Save changes”. <text:s/>GitHub returns to the “&lt;&gt;Code” page.</text:p>
            </text:list-item>
          </text:list>
        </text:list-item>
        <text:list-item>
          <text:p text:style-name="P520">Verify <text:span text:style-name="T781">all </text:span>your <text:span text:style-name="T827">source </text:span>files are <text:span text:style-name="T781">present</text:span>.</text:p>
        </text:list-item>
        <text:list-item>
          <text:p text:style-name="P525">Verify the contents of the “ReadMe.md” file are displayed below your source files <text:span text:style-name="T830">with MarkDown formatting applied</text:span>.</text:p>
        </text:list-item>
        <text:list-item>
          <text:p text:style-name="P515">Under “master”, click on “Tags” and then “View All Tags”. <text:s/><text:span text:style-name="T831">An</text:span> empty <text:span text:style-name="T638">tags </text:span>list is displayed.</text:p>
        </text:list-item>
        <text:list-item>
          <text:p text:style-name="P515">Click on “Create a new release”. <text:s/>The “Create a new release” screen is displayed.</text:p>
        </text:list-item>
        <text:list-item>
          <text:p text:style-name="P515">On the “Create a new release” screen:</text:p>
          <text:list>
            <text:list-item>
              <text:p text:style-name="P526">Click on “Choose a tag”. <text:s/>In the drop down, enter “v” <text:span text:style-name="T832">followed by “M</text:span>.<text:span text:style-name="T832">m.p</text:span>” <text:span text:style-name="T832">where “</text:span><text:span text:style-name="T637">M” is major version number, “m” is minor version number, and “p” is patch number </text:span><text:span text:style-name="T832">(e.g. “v1.0.0”)</text:span><text:span text:style-name="T637">.</text:span> <text:s/>Click “Create new tag: … <text:span text:style-name="T833">on publish</text:span>”.</text:p>
            </text:list-item>
            <text:list-item>
              <text:p text:style-name="P515">For “Release title”, enter “Original” <text:span text:style-name="T834">(author preference)</text:span>.</text:p>
            </text:list-item>
            <text:list-item>
              <text:p text:style-name="P527">Enter a description of the release if desired. <text:s/>This author leaves <text:span text:style-name="T779">description</text:span> blank <text:span text:style-name="T835">because the title alone is usually sufficient to describe the release.</text:span></text:p>
            </text:list-item>
            <text:list-item>
              <text:p text:style-name="P527">There are no binaries to attach.</text:p>
            </text:list-item>
            <text:list-item>
              <text:p text:style-name="P515">Uncheck “Set as a pre-release”.</text:p>
            </text:list-item>
            <text:list-item>
              <text:p text:style-name="P515">Click on “Publish release”. <text:s/>The release and tag are created.</text:p>
            </text:list-item>
          </text:list>
        </text:list-item>
        <text:list-item>
          <text:p text:style-name="P515">Verify the release and tag were created.</text:p>
        </text:list-item>
        <text:list-item>
          <text:p text:style-name="P528">Sign out of GitHub.</text:p>
        </text:list-item>
      </text:list>
      <text:p text:style-name="P529"/>
      <text:p text:style-name="P517">Verify <text:span text:style-name="T836">the </text:span>GitHub link on Paradox Mods:</text:p>
      <text:list text:style-name="L45">
        <text:list-item>
          <text:p text:style-name="P530">Start the game to the main menu.</text:p>
        </text:list-item>
        <text:list-item>
          <text:p text:style-name="P530">Click on “Paradox Mods”. <text:s/>The “Paradox Mods” screen is displayed.</text:p>
        </text:list-item>
        <text:list-item>
          <text:p text:style-name="P531"><text:span text:style-name="T837">Locate</text:span><text:span text:style-name="T838"> your mod and </text:span><text:span text:style-name="T837">click on it to </text:span><text:span text:style-name="T838">display its </text:span><text:span text:style-name="T776">properties</text:span><text:span text:style-name="T838">.</text:span><text:span text:style-name="T769"> <text:s/>Your mod’s properties are displayed.</text:span></text:p>
        </text:list-item>
        <text:list-item>
          <text:p text:style-name="P532"><text:soft-page-break/><text:span text:style-name="T772">Under the “More About This Mod” section, </text:span><text:span text:style-name="T837">c</text:span><text:span text:style-name="T839">lick on the GitHub link.</text:span></text:p>
        </text:list-item>
        <text:list-item>
          <text:p text:style-name="P533">When asked to open a link in a web browser, click “Yes”.</text:p>
        </text:list-item>
        <text:list-item>
          <text:p text:style-name="P534"><text:span text:style-name="T839">Verify the link </text:span><text:span text:style-name="T840">opens</text:span><text:span text:style-name="T841"> your GitHub repository </text:span><text:span text:style-name="T838">in a browser</text:span><text:span text:style-name="T839">.</text:span></text:p>
        </text:list-item>
        <text:list-item>
          <text:p text:style-name="P533">Close the “Paradox Mods” screen.</text:p>
        </text:list-item>
        <text:list-item>
          <text:p text:style-name="P535">Exit the game to desktop.</text:p>
        </text:list-item>
      </text:list>
      <text:h text:style-name="Heading_20_2" text:outline-level="2"><text:bookmark-start text:name="__RefHeading___Toc9742_3655602309"/><text:span text:style-name="T640">Mod </text:span><text:span text:style-name="T842">I</text:span><text:span text:style-name="T640">s </text:span>Published<text:bookmark-end text:name="__RefHeading___Toc9742_3655602309"/></text:h>
      <text:p text:style-name="P536"><text:span text:style-name="T843">Your new mod is now published to Paradox Mods!</text:span><text:span text:style-name="T844"> <text:s/></text:span>Wait for CS2 <text:span text:style-name="T160">users</text:span> to find your awesome mod!</text:p>
      <text:p text:style-name="P536"/>
      <text:p text:style-name="P536"><text:span text:style-name="T844">Be sure to monitor </text:span><text:span text:style-name="T845">your mod’s </text:span><text:span text:style-name="T846">discussion</text:span><text:span text:style-name="T844"> </text:span><text:span text:style-name="T624">and your Paradox Forum thread</text:span><text:span text:style-name="T844"> </text:span><text:span text:style-name="T588">for </text:span><text:span text:style-name="T844">problems, errors, </text:span><text:span text:style-name="T588">suggestions, etc</text:span><text:span text:style-name="T844">. <text:s/></text:span><text:span text:style-name="T847">If you don’t want to monitor your mod’</text:span><text:span text:style-name="T848">s</text:span><text:span text:style-name="T847"> </text:span><text:span text:style-name="T846">discussion </text:span><text:span text:style-name="T847">from within the game, you can also access the Paradox Mods web site for CS2:<text:line-break/></text:span><text:a xlink:type="simple" xlink:href="https://mods.paradoxplaza.com/games/cities_skylines_2" text:style-name="Internet_20_link" text:visited-style-name="Visited_20_Internet_20_Link"><text:span text:style-name="T847">https://mods.paradoxplaza.com/games/cities_skylines_2</text:span></text:a></text:p>
      <text:h text:style-name="P537" text:outline-level="1"><text:bookmark-start text:name="__RefHeading___Toc10084_3655602309"/>Update Your Mod<text:bookmark-end text:name="__RefHeading___Toc10084_3655602309"/></text:h>
      <text:p text:style-name="P538">Before starting to update your mod with <text:span text:style-name="T849">added/</text:span>changed/<text:span text:style-name="T849">deleted</text:span> features or bug fixes:</text:p>
      <text:list text:style-name="L46">
        <text:list-item>
          <text:p text:style-name="P539">Change the <text:span text:style-name="T850">project build</text:span> configuration from “Release” back to “Debug”.</text:p>
        </text:list-item>
        <text:list-item>
          <text:p text:style-name="P540">If using Visual Studio debugging, change to the development “UnityPlayer.dll” file.</text:p>
        </text:list-item>
        <text:list-item>
          <text:p text:style-name="P541"><text:span text:style-name="T364">U</text:span>nsubscribe from your mod <text:span text:style-name="T364">to avoid interference with the local mod during development</text:span>:</text:p>
          <text:list>
            <text:list-item>
              <text:p text:style-name="P541">In the game, on the “Paradox Mods” screen, create a new empty Playset just for testing. <text:s/>You might name it something like “Empty” or “No Mods”. <text:s/>The new Playset is activated by default.</text:p>
            </text:list-item>
            <text:list-item>
              <text:p text:style-name="P542">Now you can <text:span text:style-name="T851">make changes to </text:span>your mod locally without the subscribed <text:span text:style-name="T852">instance of your </text:span>mod interfering.</text:p>
            </text:list-item>
          </text:list>
        </text:list-item>
      </text:list>
      <text:p text:style-name="P543"/>
      <text:p text:style-name="P538"><text:span text:style-name="T356">Now go update your mod to make your mod do what your mod must do!</text:span> <text:s/>When you are ready to publish your updated mod to Paradox Mods, continue with section “<text:bookmark-ref text:reference-format="text" text:ref-name="__RefHeading___Toc11477_1038383628">Publish New Version To Paradox Mods</text:bookmark-ref>”.</text:p>
      <text:h text:style-name="P544" text:outline-level="1"><text:bookmark-start text:name="__RefHeading___Toc11477_1038383628"/><text:span text:style-name="T581">Publish New Version To</text:span> Paradox Mods<text:bookmark-end text:name="__RefHeading___Toc11477_1038383628"/></text:h>
      <text:p text:style-name="P545"><text:span text:style-name="T853">This section describes the steps to publish your mod</text:span> <text:span text:style-name="T586">to Paradox Mods </text:span><text:span text:style-name="T853">after it’</text:span><text:span text:style-name="T854">s functionality</text:span><text:span text:style-name="T853"> is </text:span>changed<text:span text:style-name="T855">. <text:s/></text:span><text:span text:style-name="T856">If only the </text:span><text:span text:style-name="T857">publish </text:span><text:span text:style-name="T856">configuration </text:span><text:span text:style-name="T857">and/or code comments are</text:span><text:span text:style-name="T856"> changed, then see section “</text:span><text:span text:style-name="T856"><text:bookmark-ref text:reference-format="text" text:ref-name="__RefHeading___Toc11479_1038383628">Update Published Configuration To Paradox Mods</text:bookmark-ref></text:span><text:span text:style-name="T856">”.</text:span></text:p>
      <text:h text:style-name="Heading_20_2" text:outline-level="2"><text:bookmark-start text:name="__RefHeading___Toc10086_3655602309"/>Update Project <text:span text:style-name="T632">Properties</text:span><text:bookmark-end text:name="__RefHeading___Toc10086_3655602309"/></text:h>
      <text:p text:style-name="P546">Update project <text:span text:style-name="T801">properties</text:span>.</text:p>
      <text:list text:continue-list="list2662511552" text:style-name="L35">
        <text:list-item text:start-value="1">
          <text:p text:style-name="P395"><text:span text:style-name="T199">In the Visual Studio menu, click on “Project” -&gt; </text:span><text:span text:style-name="T634">“</text:span><text:span text:style-name="T199">AssemblyName </text:span><text:span text:style-name="T634">Properties”.</text:span> <text:s/>The project properties are opened.</text:p>
        </text:list-item>
        <text:list-item>
          <text:p text:style-name="P547">Under “Package” -&gt; “General”, update “Package Version” as needed. <text:s/><text:span text:style-name="T766">Paradox Mods expects a new version number. <text:s/></text:span><text:span text:style-name="T858">Click on the question mark to get Microsoft best practices for “Package </text:span><text:span text:style-name="T859">V</text:span><text:span text:style-name="T858">ersion”.</text:span></text:p>
        </text:list-item>
        <text:list-item>
          <text:p text:style-name="P548"><text:span text:style-name="T860">Update </text:span>the “Title”, “Description”, and “Copyright” properties <text:span text:style-name="T860">if needed</text:span>.</text:p>
        </text:list-item>
        <text:list-item>
          <text:p text:style-name="P549">Save and close the project properties.</text:p>
        </text:list-item>
      </text:list>
      <text:h text:style-name="Heading_20_2" text:outline-level="2"><text:bookmark-start text:name="__RefHeading___Toc10088_3655602309"/>Update Publishing Files<text:bookmark-end text:name="__RefHeading___Toc10088_3655602309"/></text:h>
      <text:p text:style-name="P550">Update thumbnail file:</text:p>
      <text:list text:style-name="L47">
        <text:list-item>
          <text:p text:style-name="P551"><text:span text:style-name="T849">If needed, u</text:span>pdate the “Properties\Thumbnail.png” file.</text:p>
        </text:list-item>
      </text:list>
      <text:p text:style-name="P550"/>
      <text:p text:style-name="P552"><text:span text:style-name="T653">Update </text:span>screenshots:</text:p>
      <text:list text:continue-list="list430968929" text:style-name="L37">
        <text:list-item text:start-value="1">
          <text:p text:style-name="P553">Update existing screenshot <text:span text:style-name="T849">files</text:span> where needed.</text:p>
        </text:list-item>
        <text:list-item>
          <text:p text:style-name="P554"><text:span text:style-name="T661">D</text:span><text:span text:style-name="T201">elete the files for any screenshots no longer needed from the “Properties/Screenshots” </text:span><text:span text:style-name="T861">folder.</text:span></text:p>
        </text:list-item>
        <text:list-item>
          <text:p text:style-name="P553"><text:soft-page-break/>Add any new screenshots using the procedure described above for a new mod.</text:p>
        </text:list-item>
      </text:list>
      <text:p text:style-name="P555"/>
      <text:p text:style-name="P556"><text:span text:style-name="T862">U</text:span><text:span text:style-name="T641">pdate</text:span> <text:span text:style-name="T862">the “</text:span>ReadMe.md” file.</text:p>
      <text:list text:style-name="L48">
        <text:list-item text:start-value="1">
          <text:p text:style-name="P557">Edit the “ReadMe.md” file.</text:p>
        </text:list-item>
        <text:list-item>
          <text:p text:style-name="P558"><text:span text:style-name="T863">Verify the title and description </text:span><text:span text:style-name="T864">at the top</text:span><text:span text:style-name="T863"> </text:span><text:span text:style-name="T864">of </text:span><text:span text:style-name="T863">the “ReadMe.md” file </text:span><text:span text:style-name="T860">matches </text:span><text:span text:style-name="T865">the title and description from </text:span><text:span text:style-name="T860">your assembly info</text:span><text:span text:style-name="T863">.</text:span></text:p>
        </text:list-item>
        <text:list-item>
          <text:p text:style-name="P559">Make any <text:span text:style-name="T653">other </text:span>changes <text:span text:style-name="T866">needed to the </text:span>file.</text:p>
        </text:list-item>
        <text:list-item>
          <text:p text:style-name="P560">Save and close the “ReadMe.md” file.</text:p>
        </text:list-item>
      </text:list>
      <text:p text:style-name="P561"/>
      <text:p text:style-name="P562">Update the “ChangeLog.md” file:</text:p>
      <text:list text:style-name="L49">
        <text:list-item>
          <text:p text:style-name="P563">Edit the “<text:span text:style-name="T867">ChangeLog</text:span>.md” file.</text:p>
        </text:list-item>
        <text:list-item>
          <text:p text:style-name="P564">The file lists only the changes since the previous version <text:span text:style-name="T868">(i.e. not a running log of all changes)</text:span>:</text:p>
          <text:list>
            <text:list-item>
              <text:p text:style-name="P565">Delete the <text:span text:style-name="T830">entire </text:span>contents of the file.</text:p>
            </text:list-item>
            <text:list-item>
              <text:p text:style-name="P565"><text:span text:style-name="T868">Add </text:span>a bulleted <text:span text:style-name="T869">list of changes where each bullet </text:span><text:span text:style-name="T870">(</text:span><text:span text:style-name="T871">markdown: -</text:span><text:span text:style-name="T870">) </text:span><text:span text:style-name="T869">is a </text:span>short description of <text:span text:style-name="T869">the </text:span>change.</text:p>
            </text:list-item>
            <text:list-item>
              <text:p text:style-name="P565">Paradox Mods will automatically display the change log with a heading that includes the mod version and release date, so there is no need to include those in your change log.</text:p>
            </text:list-item>
          </text:list>
        </text:list-item>
        <text:list-item>
          <text:p text:style-name="P566">Save and close the “ChangeLog.md” file.</text:p>
        </text:list-item>
      </text:list>
      <text:p text:style-name="P567"/>
      <text:p text:style-name="P568">Update the <text:span text:style-name="T613">“PublishConfiguration.</text:span><text:span text:style-name="T718">x</text:span><text:span text:style-name="T613">ml” </text:span><text:span text:style-name="T201">file:</text:span></text:p>
      <text:list text:style-name="L50">
        <text:list-item>
          <text:p text:style-name="P569">Delete the “PublishConfiguration.xml” file. <text:s/>Visual Studio will automatically rebuild the file.</text:p>
        </text:list-item>
        <text:list-item>
          <text:p text:style-name="P570">Review the “PublishConfiguration.xml” file.</text:p>
        </text:list-item>
        <text:list-item>
          <text:p text:style-name="P570">If any changes are needed for entries that are not automatically populated, edit the “PublishConfiguration.csproj” file and make the changes there.</text:p>
        </text:list-item>
      </text:list>
      <text:h text:style-name="P571" text:outline-level="2"><text:bookmark-start text:name="__RefHeading___Toc13345_2429953030"/>Review Changes<text:bookmark-end text:name="__RefHeading___Toc13345_2429953030"/></text:h>
      <text:p text:style-name="P572">Review all changes before publishing:</text:p>
      <text:list text:style-name="L51">
        <text:list-item>
          <text:p text:style-name="P573">In Visual Studio, on the menu, click “View” -&gt; “Team Explorer”. <text:s/>The “Team Explorer” tab or screen is displayed.</text:p>
        </text:list-item>
        <text:list-item>
          <text:p text:style-name="P573">In “Team Explorer”, click on “Git Changes”. <text:s/>The “Git Changes” tab or screen is displayed.</text:p>
        </text:list-item>
        <text:list-item>
          <text:p text:style-name="P573">On “Git Changes”, review every change in every changed file to make sure nothing unexpected was changed.</text:p>
        </text:list-item>
        <text:list-item>
          <text:p text:style-name="P574">Close “Team Explorer”.</text:p>
        </text:list-item>
      </text:list>
      <text:h text:style-name="P575" text:outline-level="2"><text:bookmark-start text:name="__RefHeading___Toc15536_3002793707"/>Prepare, Publish, Verify Mod<text:bookmark-end text:name="__RefHeading___Toc15536_3002793707"/></text:h>
      <text:p text:style-name="P576">Prepare, publish, and verify <text:span text:style-name="T872">the mod </text:span><text:span text:style-name="T873">using the same steps as in section</text:span><text:span text:style-name="T872">s</text:span><text:span text:style-name="T873"> “</text:span><text:span text:style-name="T873"><text:bookmark-ref text:reference-format="text" text:ref-name="__RefHeading___Toc9732_3655602309">Prepare Solution</text:bookmark-ref></text:span><text:span text:style-name="T873">”, “</text:span><text:span text:style-name="T873"><text:bookmark-ref text:reference-format="text" text:ref-name="__RefHeading___Toc9734_3655602309">Publish To Paradox Mods</text:bookmark-ref></text:span><text:span text:style-name="T873">”, </text:span><text:span text:style-name="T872">and “</text:span><text:span text:style-name="T872"><text:bookmark-ref text:reference-format="text" text:ref-name="__RefHeading___Toc9736_3655602309">Verify Published Mod</text:bookmark-ref></text:span><text:span text:style-name="T872">”</text:span><text:span text:style-name="T873"> </text:span><text:span text:style-name="T874">for a new </text:span><text:span text:style-name="T875">mod. <text:s/></text:span><text:span text:style-name="T876">F</text:span><text:span text:style-name="T877">ollow the instructions for a new version, not a new mod, where the instructions are different.</text:span></text:p>
      <text:h text:style-name="Heading_20_2" text:outline-level="2"><text:bookmark-start text:name="__RefHeading___Toc9740_3655602309 Copy 1"/><text:span text:style-name="T878">Update</text:span> GitHub<text:bookmark-end text:name="__RefHeading___Toc9740_3655602309 Copy 1"/></text:h>
      <text:p text:style-name="P577"><text:span text:style-name="T878">Update the </text:span><text:span text:style-name="T879">solution </text:span><text:span text:style-name="T878">on</text:span><text:span text:style-name="T879"> GitHub</text:span><text:span text:style-name="T880">:</text:span></text:p>
      <text:list text:style-name="L52">
        <text:list-item>
          <text:p text:style-name="P578"><text:span text:style-name="T832">In Visual Studio, return to </text:span>“Git Changes”:</text:p>
          <text:list>
            <text:list-item>
              <text:p text:style-name="P578">In the message box, enter <text:span text:style-name="T881">“</text:span><text:span text:style-name="T882">Version</text:span><text:span text:style-name="T881">” followed by </text:span><text:span text:style-name="T883">space and </text:span><text:span text:style-name="T881">“M.m.p” where “M” is major version number, “m” is minor version number, and “p” is patch number (e.g. “</text:span><text:span text:style-name="T882">Version </text:span><text:span text:style-name="T881">1.</text:span><text:span text:style-name="T883">2</text:span><text:span text:style-name="T881">.</text:span><text:span text:style-name="T883">3</text:span><text:span text:style-name="T881">”).</text:span></text:p>
            </text:list-item>
            <text:list-item>
              <text:p text:style-name="P579">Click on the drop down next to “Commit All” and select “Commit All and Push”. <text:s/>Wait for it to complete.</text:p>
            </text:list-item>
          </text:list>
        </text:list-item>
        <text:list-item>
          <text:p text:style-name="P579">Return to the solution explorer and verify that all the files indicate locked (i.e. not changed).</text:p>
        </text:list-item>
        <text:list-item>
          <text:p text:style-name="P579">In a browser, go to <text:a xlink:type="simple" xlink:href="http://github.com/" text:style-name="Internet_20_link" text:visited-style-name="Visited_20_Internet_20_Link">github.com</text:a>:</text:p>
          <text:list>
            <text:list-item>
              <text:p text:style-name="P579">Sign in into your GitHub account.</text:p>
            </text:list-item>
            <text:list-item>
              <text:p text:style-name="P579">Click on the repository for your mod. <text:s/>The repository is displayed defaulted to “&lt;&gt;Code”. <text:s/>Verify your changed source files are updated.</text:p>
            </text:list-item>
            <text:list-item>
              <text:p text:style-name="P579"><text:soft-page-break/>Under “master”, click on “Tags” and then “View All Tags”. <text:s/>The list of tags is displayed.</text:p>
            </text:list-item>
            <text:list-item>
              <text:p text:style-name="P579">Click on “Releases”. <text:s/>The list of releases is displayed.</text:p>
            </text:list-item>
            <text:list-item>
              <text:p text:style-name="P579">Click on “Draft a new release”. <text:s/>The “Draft a new release” screen is displayed.</text:p>
            </text:list-item>
            <text:list-item>
              <text:p text:style-name="P579">On the “Draft a new release” screen:</text:p>
              <text:list>
                <text:list-item>
                  <text:p text:style-name="P580"><text:span text:style-name="T884">Click on “Choose a tag”. <text:s/>In the drop down, enter “v” </text:span><text:span text:style-name="T885">followed by the same “</text:span><text:span text:style-name="T884">M.m.p” as above for Version </text:span><text:span text:style-name="T885">(e.g. “v1.</text:span><text:span text:style-name="T883">2.3</text:span><text:span text:style-name="T885">”)</text:span><text:span text:style-name="T884">. <text:s/>Click “Create new tag: &lt;</text:span><text:span text:style-name="T883">tag&gt; o</text:span><text:span text:style-name="T884">n publish”.</text:span></text:p>
                </text:list-item>
                <text:list-item>
                  <text:p text:style-name="P579">For “Release title”, enter a short description of the changes made to the mod in this version.</text:p>
                </text:list-item>
                <text:list-item>
                  <text:p text:style-name="P579">Enter a description of the release if desired. <text:s/>This author leaves description blank because the title alone is usually sufficient to describe the release.</text:p>
                </text:list-item>
                <text:list-item>
                  <text:p text:style-name="P581">There are no binaries <text:span text:style-name="T886">to attach</text:span>.</text:p>
                </text:list-item>
                <text:list-item>
                  <text:p text:style-name="P579">Uncheck “Set as a pre-release”.</text:p>
                </text:list-item>
                <text:list-item>
                  <text:p text:style-name="P579">Check “Set as the latest release”.</text:p>
                </text:list-item>
                <text:list-item>
                  <text:p text:style-name="P579">Click on “Publish release”. <text:s/>The release and tag are created.</text:p>
                </text:list-item>
              </text:list>
            </text:list-item>
            <text:list-item>
              <text:p text:style-name="P579">Verify the release and tag were created.</text:p>
            </text:list-item>
            <text:list-item>
              <text:p text:style-name="P579">Sign out of GitHub.</text:p>
            </text:list-item>
          </text:list>
        </text:list-item>
      </text:list>
      <text:h text:style-name="P582" text:outline-level="2"><text:bookmark-start text:name="__RefHeading___Toc13553_3924663089"/>Update Paradox Forums<text:bookmark-end text:name="__RefHeading___Toc13553_3924663089"/></text:h>
      <text:p text:style-name="P583"><text:span text:style-name="T887">If you created a Paradox Forums thread, </text:span><text:span text:style-name="T201">u</text:span>pdate it now <text:span text:style-name="T888">either in a browser or in the game </text:span><text:span text:style-name="T889">(this author finds it easier in a browser than in the game):</text:span></text:p>
      <text:list text:style-name="L53">
        <text:list-item>
          <text:p text:style-name="P584">In a browser:</text:p>
          <text:list>
            <text:list-item>
              <text:p text:style-name="P584"><text:span text:style-name="T888">G</text:span>o to <text:a xlink:type="simple" xlink:href="https://forum.paradoxplaza.com/forum/forums/cities-skylines-2.1147/" text:style-name="Internet_20_link" text:visited-style-name="Visited_20_Internet_20_Link">Paradox Forums</text:a>.</text:p>
            </text:list-item>
            <text:list-item>
              <text:p text:style-name="P584"><text:span text:style-name="T888">L</text:span>og into your Paradox account.</text:p>
            </text:list-item>
            <text:list-item>
              <text:p text:style-name="P584"><text:span text:style-name="T888">Find and o</text:span>pen the thread for <text:span text:style-name="T888">this </text:span>mod.</text:p>
            </text:list-item>
            <text:list-item>
              <text:p text:style-name="P585">Create a new post with the <text:span text:style-name="T888">mod </text:span>version number <text:span text:style-name="T888">in bold </text:span>and a short description of the changes. <text:s/>You might want to the use the same text as your “ChangeLog.md” file.</text:p>
            </text:list-item>
            <text:list-item>
              <text:p text:style-name="P585">Close Paradox Forums <text:span text:style-name="T888">in your browser</text:span>.</text:p>
            </text:list-item>
          </text:list>
        </text:list-item>
        <text:list-item>
          <text:p text:style-name="P586">O<text:span text:style-name="T890">R</text:span> <text:span text:style-name="T890">I</text:span>n the game:</text:p>
          <text:list>
            <text:list-item>
              <text:p text:style-name="P586">Start the game to the main menu.</text:p>
            </text:list-item>
            <text:list-item>
              <text:p text:style-name="P586">Click on “Paradox Mods”. <text:s/>The “Paradox Mods” screen is displayed.</text:p>
            </text:list-item>
            <text:list-item>
              <text:p text:style-name="P586">Click on the “Me” button. <text:s/><text:span text:style-name="T891">All of y</text:span>our mods are displayed.</text:p>
            </text:list-item>
            <text:list-item>
              <text:p text:style-name="P586">Locate <text:span text:style-name="T891">this </text:span>mod and click on it to display its properties.</text:p>
            </text:list-item>
            <text:list-item>
              <text:p text:style-name="P586">Scroll down past your description to the “Discussion” section.</text:p>
            </text:list-item>
            <text:list-item>
              <text:p text:style-name="P586">Create a new post with the mod version number in bold and a short description of the changes. <text:s/>You might want to the use the same text as your “ChangeLog.md” file.</text:p>
            </text:list-item>
            <text:list-item>
              <text:p text:style-name="P586">Close the “Paradox Mods” screen.</text:p>
            </text:list-item>
            <text:list-item>
              <text:p text:style-name="P586">Exit the game to desktop.</text:p>
            </text:list-item>
          </text:list>
        </text:list-item>
      </text:list>
      <text:h text:style-name="Heading_20_2" text:outline-level="2"><text:bookmark-start text:name="__RefHeading___Toc13038_1676438858"/>Version Is Published<text:bookmark-end text:name="__RefHeading___Toc13038_1676438858"/></text:h>
      <text:p text:style-name="P587"><text:span text:style-name="T892">Congratulations! <text:s/></text:span><text:span text:style-name="T844">Your new </text:span><text:span text:style-name="T846">version</text:span><text:span text:style-name="T844"> is now published to Paradox Mods!</text:span><text:span text:style-name="T893"> <text:s/></text:span><text:span text:style-name="T894">Continue to </text:span><text:span text:style-name="T893">monitor </text:span><text:span text:style-name="T895">your mod’s </text:span><text:span text:style-name="T894">discussion</text:span><text:span text:style-name="T893"> </text:span><text:span text:style-name="T896">and your Paradox Forum thread.</text:span></text:p>
      <text:h text:style-name="P588" text:outline-level="1"><text:bookmark-start text:name="__RefHeading___Toc11479_1038383628"/>Update <text:span text:style-name="T581">Published Configuration To Paradox Mods</text:span><text:bookmark-end text:name="__RefHeading___Toc11479_1038383628"/></text:h>
      <text:p text:style-name="P589">This section describes the steps <text:span text:style-name="T897">when </text:span><text:span text:style-name="T898">only </text:span>your mod <text:span text:style-name="T898">configuration on</text:span><text:span text:style-name="T586"> Paradox Mods </text:span><text:span text:style-name="T897">needs to be updated and/or only comments were updated in your source code</text:span><text:span text:style-name="T856">. <text:s/></text:span><text:span text:style-name="T899">Sometimes </text:span><text:span text:style-name="T900">it </text:span><text:span text:style-name="T901">is </text:span><text:span text:style-name="T900">desirable </text:span><text:span text:style-name="T899">to update only comments in the source code </text:span><text:span text:style-name="T902">and not wait until the next functional release before updating GitHub. <text:s/></text:span><text:span text:style-name="T903">If any </text:span><text:span text:style-name="T902">functionality</text:span><text:span text:style-name="T898"> or </text:span><text:span text:style-name="T903">assembly information (e.g. title, description, copyright, version, etc.) has changed, then see section “</text:span><text:span text:style-name="T903"><text:bookmark-ref text:reference-format="text" text:ref-name="__RefHeading___Toc11477_1038383628">Publish New Version To Paradox Mods</text:bookmark-ref></text:span><text:span text:style-name="T903">”.</text:span></text:p>
      <text:p text:style-name="P589"/>
      <text:p text:style-name="P590">While it is possible to update your published configuration on the Paradox Mods web site, it is recommended to make all your updates in your Visual Studio source files <text:span text:style-name="T904">and then publish from Visual Studio</text:span>. <text:s/><text:span text:style-name="T905">This keeps your </text:span><text:soft-page-break/><text:span text:style-name="T905">Visual Studio project, your GitHub repository, and </text:span><text:span text:style-name="T904">your </text:span><text:span text:style-name="T905">Paradox Mods </text:span><text:span text:style-name="T904">published configuration </text:span><text:span text:style-name="T905">all in sync with each other.</text:span></text:p>
      <text:p text:style-name="P591"/>
      <text:p text:style-name="P592"><text:span text:style-name="T906">IMPORTANT:</text:span><text:span text:style-name="T907"> <text:s/>For unknown reasons, </text:span><text:span text:style-name="T908">publishing using </text:span><text:span text:style-name="T873">“</text:span><text:span text:style-name="T898">UpdatePublishedConfiguration</text:span><text:span text:style-name="T873">.pubxml” </text:span><text:span text:style-name="T908">described below </text:span><text:span text:style-name="T907">does not work </text:span><text:span text:style-name="T909">for this author</text:span><text:span text:style-name="T907">. <text:s/>The Visual Studio Output window shows “Publish: 1 succeeded”, but the </text:span><text:span text:style-name="T910">published configuration</text:span><text:span text:style-name="T907"> is not actually updated on Paradox Mods. <text:s/>Until this is resolved, </text:span><text:span text:style-name="T908">instead of the steps below, use</text:span><text:span text:style-name="T873"> the steps </text:span><text:span text:style-name="T910">in section</text:span><text:span text:style-name="T874"> </text:span><text:span text:style-name="T911">“</text:span><text:span text:style-name="T912"><text:bookmark-ref text:reference-format="text" text:ref-name="__RefHeading___Toc11477_1038383628">Publish New Version To Paradox Mods</text:bookmark-ref></text:span><text:span text:style-name="T911">”. <text:s/>Change the version patch number so Paradox Mods </text:span><text:span text:style-name="T913">detects </text:span><text:span text:style-name="T911">that the version changed, </text:span><text:span text:style-name="T913">which causes Paradox Mods to update the published configuration</text:span><text:span text:style-name="T911">. <text:s/></text:span><text:span text:style-name="T914">Changing the version number</text:span><text:span text:style-name="T913"> has the unfortunate side effect that every subscriber will need to download the mod again when only the published configuration changed.</text:span></text:p>
      <text:h text:style-name="Heading_20_2" text:outline-level="2"><text:bookmark-start text:name="__RefHeading___Toc14656_3002793707"/>Update Publishing Files<text:bookmark-end text:name="__RefHeading___Toc14656_3002793707"/></text:h>
      <text:p text:style-name="P593">Update <text:span text:style-name="T915">publishing files </text:span><text:span text:style-name="T916">using the same steps </text:span>as in section “<text:bookmark-ref text:reference-format="text" text:ref-name="__RefHeading___Toc10088_3655602309">Update Publishing Files</text:bookmark-ref>” <text:span text:style-name="T874">for a new </text:span><text:span text:style-name="T917">version</text:span><text:span text:style-name="T918">.</text:span></text:p>
      <text:h text:style-name="P594" text:outline-level="2"><text:bookmark-start text:name="__RefHeading___Toc13503_2429953030"/>Review Changes<text:bookmark-end text:name="__RefHeading___Toc13503_2429953030"/></text:h>
      <text:p text:style-name="Standard">Review all changes before publishing <text:span text:style-name="T919">using the same steps as in section “</text:span><text:span text:style-name="T919"><text:bookmark-ref text:reference-format="text" text:ref-name="__RefHeading___Toc13345_2429953030">Review Changes</text:bookmark-ref></text:span><text:span text:style-name="T919">” for a new </text:span><text:span text:style-name="T920">version</text:span><text:span text:style-name="T919">. <text:s/></text:span><text:span text:style-name="T921">There should be changes only to publishing files and comments.</text:span></text:p>
      <text:h text:style-name="P595" text:outline-level="2"><text:bookmark-start text:name="__RefHeading___Toc14658_3002793707"/>Prepare, Publish, Verify Mod<text:bookmark-end text:name="__RefHeading___Toc14658_3002793707"/></text:h>
      <text:p text:style-name="P596">Prepare, publish, and verify <text:span text:style-name="T872">the mod </text:span><text:span text:style-name="T873">using the same steps as in section</text:span><text:span text:style-name="T872">s</text:span><text:span text:style-name="T873"> “</text:span><text:span text:style-name="T873"><text:bookmark-ref text:reference-format="text" text:ref-name="__RefHeading___Toc9732_3655602309">Prepare Solution</text:bookmark-ref></text:span><text:span text:style-name="T873">”, “</text:span><text:span text:style-name="T873"><text:bookmark-ref text:reference-format="text" text:ref-name="__RefHeading___Toc9734_3655602309">Publish To Paradox Mods</text:bookmark-ref></text:span><text:span text:style-name="T873">”, </text:span><text:span text:style-name="T872">and “</text:span><text:span text:style-name="T872"><text:bookmark-ref text:reference-format="text" text:ref-name="__RefHeading___Toc9736_3655602309">Verify Published Mod</text:bookmark-ref></text:span><text:span text:style-name="T872">” </text:span><text:span text:style-name="T874">for a new </text:span><text:span text:style-name="T922">mod</text:span><text:span text:style-name="T923">, </text:span><text:span text:style-name="T873">except:</text:span></text:p>
      <text:list text:style-name="L54">
        <text:list-item>
          <text:p text:style-name="P597">On the “Publish” screen, in the drop-down <text:span text:style-name="T749">at the top</text:span>, select “<text:span text:style-name="T898">UpdatePublishedConfiguration</text:span>.pubxml”.</text:p>
        </text:list-item>
      </text:list>
      <text:h text:style-name="Heading_20_2" text:outline-level="2"><text:bookmark-start text:name="__RefHeading___Toc15032_3002793707"/><text:span text:style-name="T878">Update</text:span> GitHub<text:bookmark-end text:name="__RefHeading___Toc15032_3002793707"/></text:h>
      <text:p text:style-name="P598"><text:span text:style-name="T878">Update </text:span>the solution <text:span text:style-name="T878">on</text:span> GitHub <text:span text:style-name="T919">using the same steps as in section “</text:span><text:span text:style-name="T919"><text:bookmark-ref text:reference-format="text" text:ref-name="__RefHeading___Toc9740_3655602309 Copy 1">Update GitHub</text:bookmark-ref></text:span><text:span text:style-name="T919">” for a new </text:span><text:span text:style-name="T920">version</text:span><text:span text:style-name="T919">, except:</text:span></text:p>
      <text:list text:style-name="L55">
        <text:list-item>
          <text:p text:style-name="P599"><text:span text:style-name="T924">Modify the</text:span> “Version M.m.p” and “vM.m.p” <text:span text:style-name="T925">release and tag </text:span><text:span text:style-name="T924">labels </text:span><text:span text:style-name="T926">(this is author’s preference)</text:span>:</text:p>
          <text:list>
            <text:list-item>
              <text:p text:style-name="P599">From GitHub for the repository, display <text:span text:style-name="T924">all releases.</text:span></text:p>
            </text:list-item>
            <text:list-item>
              <text:p text:style-name="P600">Note the latest <text:span text:style-name="T927">release </text:span>version and whether or not the version has a trailing letter. <text:s/>The latest version might not be first in the list.</text:p>
            </text:list-item>
            <text:list-item>
              <text:p text:style-name="P600">At the end of the two version labels, append the next single letter a-z not previously used by the latest release on GitHub. <text:s/>For example, if the latest <text:span text:style-name="T927">release</text:span> is “v1.2.3”, then the <text:span text:style-name="T928">two </text:span>labels would be “Version 1.2.3a” <text:span text:style-name="T928">and</text:span> “v1.2.3a”. <text:s/>If the latest <text:span text:style-name="T927">release</text:span> is “v2.3.1c”, then the two labels would be “Version 2.3.1d” and “v2.3.1d”.</text:p>
            </text:list-item>
          </text:list>
        </text:list-item>
        <text:list-item>
          <text:p text:style-name="P601">For “Release title” enter one of the following depending on what was changed:</text:p>
          <text:list>
            <text:list-item>
              <text:p text:style-name="P601">“Update Only Published Configuration”</text:p>
            </text:list-item>
            <text:list-item>
              <text:p text:style-name="P601">“Update Only Comment<text:span text:style-name="T929">s</text:span>”</text:p>
            </text:list-item>
            <text:list-item>
              <text:p text:style-name="P601">“Update Only Published Configuration and Comments”</text:p>
            </text:list-item>
          </text:list>
        </text:list-item>
      </text:list>
      <text:h text:style-name="Heading_20_2" text:outline-level="2"><text:bookmark-start text:name="__RefHeading___Toc13138_1676438858"/>Configuration Is Published<text:bookmark-end text:name="__RefHeading___Toc13138_1676438858"/></text:h>
      <text:p text:style-name="P602"><text:span text:style-name="T892">Congratulations! <text:s/></text:span><text:span text:style-name="T844">Your </text:span><text:span text:style-name="T892">configuration</text:span><text:span text:style-name="T844"> is now published to Paradox Mods!</text:span><text:span text:style-name="T893"> <text:s/></text:span><text:span text:style-name="T894">Continue to </text:span><text:span text:style-name="T893">monitor </text:span><text:span text:style-name="T895">your mod’s </text:span><text:span text:style-name="T894">discussion</text:span><text:span text:style-name="T893"> </text:span><text:span text:style-name="T896">and your Paradox Forum thread.</text:span></text:p>
      <text:h text:style-name="P603" text:outline-level="1"><text:bookmark-start text:name="__RefHeading___Toc11481_1038383628"/>Working With Markdown<text:bookmark-end text:name="__RefHeading___Toc11481_1038383628"/></text:h>
      <text:p text:style-name="P604"><text:span text:style-name="T930">The ReadMe.md and ChangeLog.md files use Markdown (md) for </text:span><text:span text:style-name="T931">text </text:span><text:span text:style-name="T930">formatting.</text:span></text:p>
      <text:p text:style-name="P605"/>
      <text:p text:style-name="P606"><text:span text:style-name="T201">A note on the </text:span><text:a xlink:type="simple" xlink:href="https://cs2.paradoxwikis.com/Modding_Toolchain" text:style-name="Internet_20_link" text:visited-style-name="Visited_20_Internet_20_Link"><text:span text:style-name="T201">Modding Toolchain web site</text:span></text:a><text:span text:style-name="T201"> indicates that only headings </text:span><text:span text:style-name="T932">(#, ##, ###)</text:span><text:span text:style-name="T201">, bullet lists </text:span><text:span text:style-name="T932">(-)</text:span><text:span text:style-name="T201">, and bold text </text:span><text:span text:style-name="T932">(**text**) </text:span><text:span text:style-name="T201">are supported. <text:s/></text:span><text:span text:style-name="T933">TBD But may want to try other markdown </text:span><text:span text:style-name="T934">anyway</text:span><text:span text:style-name="T933">.</text:span></text:p>
      <text:p text:style-name="P605"/>
      <text:p text:style-name="P607"><text:soft-page-break/><text:span text:style-name="T935">M</text:span><text:span text:style-name="T201">arkdown reference</text:span><text:span text:style-name="T935">s:</text:span></text:p>
      <text:list text:style-name="L56">
        <text:list-item>
          <text:p text:style-name="P608"><text:a xlink:type="simple" xlink:href="https://www.markdownguide.org/cheat-sheet/" text:style-name="Internet_20_link" text:visited-style-name="Visited_20_Internet_20_Link"><text:span text:style-name="T201">https://www.markdownguide.org/cheat-sheet/</text:span></text:a></text:p>
        </text:list-item>
        <text:list-item>
          <text:p text:style-name="P608"><text:a xlink:type="simple" xlink:href="https://commonmark.org/help/" text:style-name="Internet_20_link" text:visited-style-name="Visited_20_Internet_20_Link"><text:span text:style-name="T201">https://commonmark.org/help/</text:span></text:a></text:p>
        </text:list-item>
      </text:list>
      <text:p text:style-name="P605"/>
      <text:p text:style-name="P605">Markdown testing tool <text:span text:style-name="T936">where you can paste your markdown and see what it will look like </text:span><text:span text:style-name="T550">when formatted</text:span>:</text:p>
      <text:list text:style-name="L57">
        <text:list-item>
          <text:p text:style-name="P609"><text:a xlink:type="simple" xlink:href="https://spec.commonmark.org/dingus/" text:style-name="Internet_20_link" text:visited-style-name="Visited_20_Internet_20_Link"><text:span text:style-name="T930">https://spec.commonmark.org/dingus/</text:span></text:a></text:p>
        </text:list-item>
      </text:list>
      <text:h text:style-name="Heading_20_1" text:outline-level="1"><text:bookmark-start text:name="__RefHeading___Toc11965_2715497411"/>Game Version Updates<text:bookmark-end text:name="__RefHeading___Toc11965_2715497411"/></text:h>
      <text:p text:style-name="P610">This section describes things <text:span text:style-name="T937">you may need to do</text:span> when the game version is updated. <text:s/>The game version is displayed in the lower left corner of the screen when on the main menu. <text:s/><text:span text:style-name="T938">This is not an all inclusive list.</text:span></text:p>
      <text:h text:style-name="Heading_20_2" text:outline-level="2"><text:bookmark-start text:name="__RefHeading___Toc11967_2715497411"/><text:span text:style-name="T939">Update </text:span>Mod<text:span text:style-name="T940">ding</text:span> Toolchain<text:bookmark-end text:name="__RefHeading___Toc11967_2715497411"/></text:h>
      <text:p text:style-name="P611">See section “<text:bookmark-ref text:reference-format="text" text:ref-name="__RefHeading___Toc11447_1038383628">Modding Toolchain</text:bookmark-ref>” for details on installing and updating the Modding Toolchain.</text:p>
      <text:list text:style-name="L58">
        <text:list-item>
          <text:p text:style-name="P612"><text:span text:style-name="T941">For </text:span><text:span text:style-name="T942">each</text:span><text:span text:style-name="T941"> dependency that is not up to date:</text:span></text:p>
          <text:list>
            <text:list-item>
              <text:p text:style-name="P612"><text:span text:style-name="T942">C</text:span><text:span text:style-name="T133">lick </text:span><text:span text:style-name="T66">on </text:span><text:span text:style-name="T133">the dependency to expand it.</text:span></text:p>
            </text:list-item>
            <text:list-item>
              <text:p text:style-name="P612"><text:span text:style-name="T942">C</text:span><text:span text:style-name="T132">lick </text:span><text:span text:style-name="T66">on </text:span><text:span text:style-name="T124">“Update”</text:span><text:span text:style-name="T132">.</text:span></text:p>
            </text:list-item>
            <text:list-item>
              <text:p text:style-name="P613"><text:span text:style-name="T133">F</text:span><text:span text:style-name="T132">ollow </text:span><text:span text:style-name="T133">any </text:span><text:span text:style-name="T132">in-game instructions </text:span><text:span text:style-name="T124">for the update</text:span><text:span text:style-name="T132">.</text:span></text:p>
            </text:list-item>
          </text:list>
        </text:list-item>
        <text:list-item>
          <text:p text:style-name="P613"><text:span text:style-name="T941">Make sure all dependencies are updated </text:span><text:span text:style-name="T943">before proceeding</text:span></text:p>
        </text:list-item>
      </text:list>
      <text:h text:style-name="Heading_20_2" text:outline-level="2"><text:bookmark-start text:name="__RefHeading___Toc12605_2715497411"/><text:span text:style-name="T939">Update </text:span>User Interface<text:bookmark-end text:name="__RefHeading___Toc12605_2715497411"/></text:h>
      <text:p text:style-name="P614">If your mod includes a UI, the UI code may need to be updated as described in this section.</text:p>
      <text:p text:style-name="P614"/>
      <text:p text:style-name="P614">To update the “UI\types” folder:</text:p>
      <text:list text:style-name="L59">
        <text:list-item>
          <text:p text:style-name="P615">Open your project in Visual Studio.</text:p>
        </text:list-item>
        <text:list-item>
          <text:p text:style-name="P615">On the Visual Studio menus, select “Tools” -&gt; “Command Line” -&gt; “Developer Command Prompt”. <text:s/>A new command prompt window is opened.</text:p>
        </text:list-item>
        <text:list-item>
          <text:p text:style-name="P615">In the command prompt window:</text:p>
          <text:list>
            <text:list-item>
              <text:p text:style-name="P615">Verify the current directory is set to your project folder. <text:s/>If not, change directory to your project folder.</text:p>
            </text:list-item>
            <text:list-item>
              <text:p text:style-name="P616">Change directory to the “UI” folder of your project.</text:p>
            </text:list-item>
            <text:list-item>
              <text:p text:style-name="P615">Run the following command to <text:span text:style-name="T944">update</text:span> the “UI<text:span text:style-name="T945">\types” folder </text:span><text:span text:style-name="T946">to the latest </text:span><text:span text:style-name="T947">for the game</text:span>:<text:line-break/><text:span text:style-name="T242">npx create-csii-ui-mod </text:span><text:span text:style-name="T948">update</text:span></text:p>
            </text:list-item>
            <text:list-item>
              <text:p text:style-name="P615">Verify the command window shows “Project files updated successfully.”.</text:p>
            </text:list-item>
          </text:list>
        </text:list-item>
        <text:list-item>
          <text:p text:style-name="P615">Close the command prompt window.</text:p>
        </text:list-item>
      </text:list>
      <text:p text:style-name="P617"/>
      <text:p text:style-name="P618"><text:span text:style-name="T949">T</text:span>he “UI<text:span text:style-name="T950">\</text:span>node_modules” folder in your project may have differences <text:span text:style-name="T938">compared to</text:span> a newly created mod project with UI added to it.</text:p>
      <text:list text:style-name="L60">
        <text:list-item>
          <text:p text:style-name="P619"><text:span text:style-name="T951">If your </text:span><text:span text:style-name="T943">mod </text:span><text:span text:style-name="T951">project compiles </text:span><text:span text:style-name="T952">successfully </text:span><text:span text:style-name="T943">and your mod’s UI works </text:span><text:span text:style-name="T953">with </text:span><text:span text:style-name="T943">the</text:span><text:span text:style-name="T953"> current </text:span><text:span text:style-name="T943">code in the </text:span><text:span text:style-name="T953">“UI\node_modules” folder</text:span><text:span text:style-name="T954">:</text:span></text:p>
          <text:list>
            <text:list-item>
              <text:p text:style-name="P619"><text:span text:style-name="T943">T</text:span><text:span text:style-name="T951">he differences can be ignored.</text:span></text:p>
            </text:list-item>
          </text:list>
        </text:list-item>
        <text:list-item>
          <text:p text:style-name="P619"><text:span text:style-name="T951">If your </text:span><text:span text:style-name="T943">mod </text:span><text:span text:style-name="T951">project fails to compile </text:span><text:span text:style-name="T943">or your mod’s UI does not work with the current code </text:span><text:span text:style-name="T951">in the “UI\node_modules” folder</text:span><text:span text:style-name="T943">:</text:span></text:p>
          <text:list>
            <text:list-item>
              <text:p text:style-name="P620">TBD Not sure if these steps will resolve the issue. <text:s/>This has not been tested. <text:s/><text:span text:style-name="T938">You might want to make a copy of your original folder and file that you can restore if these steps cause a problem.</text:span></text:p>
            </text:list-item>
            <text:list-item>
              <text:p text:style-name="P620">Create a new basic mod project as described in section “<text:bookmark-ref text:reference-format="text" text:ref-name="__RefHeading___Toc11449_1038383628">Basic Mod Project</text:bookmark-ref>”.</text:p>
            </text:list-item>
            <text:list-item>
              <text:p text:style-name="P620">To that newly created mod project, add a UI as described in section “<text:bookmark-ref text:reference-format="text" text:ref-name="__RefHeading___Toc11451_1038383628">User Interface</text:bookmark-ref>”.</text:p>
            </text:list-item>
            <text:list-item>
              <text:p text:style-name="P619"><text:span text:style-name="T943">In your mod project, r</text:span><text:span text:style-name="T951">eplace the “UI\node_modules” folder and </text:span><text:span text:style-name="T955">the </text:span><text:span text:style-name="T951">“UI\package-lock.json” file with </text:span><text:span text:style-name="T950">the </text:span><text:span text:style-name="T951">same from </text:span><text:span text:style-name="T956">the</text:span><text:span text:style-name="T951"> newly created mod project.</text:span></text:p>
            </text:list-item>
          </text:list>
        </text:list-item>
      </text:list>
      <text:p text:style-name="P617"/>
      <text:p text:style-name="P621">After completing the above:</text:p>
      <text:list text:style-name="L61">
        <text:list-item>
          <text:p text:style-name="P622"><text:soft-page-break/>Start the game to the main menu.</text:p>
        </text:list-item>
        <text:list-item>
          <text:p text:style-name="P622">Click on “Paradox Mods”.</text:p>
        </text:list-item>
        <text:list-item>
          <text:p text:style-name="P622">Activate a playset that does not include a published version of your mod. <text:s/><text:span text:style-name="T957">This author maintains an empty playset for this purpose.</text:span></text:p>
        </text:list-item>
        <text:list-item>
          <text:p text:style-name="P622">Exit the game to desktop.</text:p>
        </text:list-item>
        <text:list-item>
          <text:p text:style-name="P623">Rebuild your solution and ensure there are no errors.</text:p>
        </text:list-item>
        <text:list-item>
          <text:p text:style-name="P622"><text:span text:style-name="T958">S</text:span>tart the game to the main menu.</text:p>
        </text:list-item>
        <text:list-item>
          <text:p text:style-name="P624"><text:span text:style-name="T943">Load a</text:span> <text:span text:style-name="T957">saved </text:span>game <text:span text:style-name="T957">or start a new game</text:span>.</text:p>
        </text:list-item>
        <text:list-item>
          <text:p text:style-name="P624"><text:span text:style-name="T958">E</text:span>nsure <text:span text:style-name="T943">your mod’</text:span><text:span text:style-name="T959">s UI</text:span> works as expected.</text:p>
        </text:list-item>
        <text:list-item>
          <text:p text:style-name="P625">Publish your updated mod as described in section “<text:bookmark-ref text:reference-format="text" text:ref-name="__RefHeading___Toc11477_1038383628">Publish New Version To Paradox Mods</text:bookmark-ref>”.</text:p>
        </text:list-item>
      </text:list>
      <text:p text:style-name="P617"/>
      <text:p text:style-name="P2"><text:bookmark-start text:name="EndOfContent"/>***<text:bookmark-end text:name="EndOfConte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10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7.303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3.75in" style:type="center"/>
          <style:tab-stop style:position="7.4992in" style:type="right"/>
        </style:tab-stops>
      </style:paragraph-properties>
      <style:text-properties fo:font-size="10pt" officeooo:paragraph-rsid="06f32fe1" style:font-size-asian="10pt" style:font-size-complex="10pt"/>
    </style:style>
    <style:style style:name="MP2" style:family="paragraph" style:parent-style-name="Footer" style:master-page-name="">
      <style:paragraph-properties fo:text-align="center" style:justify-single-word="false" style:page-number="auto" fo:padding="0.0201in" fo:border-left="none" fo:border-right="none" fo:border-top="0.06pt solid #000000" fo:border-bottom="none">
        <style:tab-stops>
          <style:tab-stop style:position="3.75in" style:type="center"/>
          <style:tab-stop style:position="7.4992in" style:type="right"/>
        </style:tab-stops>
      </style:paragraph-properties>
      <style:text-properties fo:font-size="10pt" style:font-size-asian="10pt" style:font-size-complex="10pt"/>
    </style:style>
    <style:style style:name="MT1" style:family="text">
      <style:text-properties officeooo:rsid="06f32fe1"/>
    </style:style>
    <style:page-layout style:name="Mpm1">
      <style:page-layout-properties fo:page-width="8.5in" fo:page-height="11in" style:num-format="1" style:print-orientation="portrait" fo:margin-top="0.5in" fo:margin-bottom="0.2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3in" fo:margin-left="0in" fo:margin-right="0in" fo:margin-top="0.1in" fo:border-top="0.06pt solid #000000" fo:border-bottom="none" fo:border-left="none" fo:border-right="none" fo:padding="0in" fo:background-color="transparent" style:dynamic-spacing="false" draw:fill="none" draw:fill-color="#729fcf"/>
      </style:footer-style>
    </style:page-layout>
    <style:page-layout style:name="Mpm2">
      <style:page-layout-properties fo:page-width="8.5in" fo:page-height="11in" style:num-format="i" style:print-orientation="portrait" fo:margin-top="0.5in" fo:margin-bottom="0.2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in" fo:background-color="transparent" style:dynamic-spacing="false" draw:fill="none" draw:fill-color="#729fcf"/>
      </style:footer-style>
    </style:page-layout>
    <style:page-layout style:name="Mpm3">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bookmark-ref text:reference-format="text" text:ref-name="Title">Cities: Skylines II Modding Instructions</text:bookmark-ref></text:span><text:span text:style-name="MT1"><text:tab/><text:tab/>Page </text:span><text:span text:style-name="MT1"><text:page-number text:select-page="current">32</text:page-number></text:span><text:span text:style-name="MT1"><text:s/>of </text:span><text:span text:style-name="MT1"><text:bookmark-ref text:reference-format="page" text:ref-name="EndOfContent">32</text:bookmark-ref></text:span></text:p>
      </style:footer>
    </style:master-page>
    <style:master-page style:name="TOC_20_Pages" style:display-name="TOC Pages" style:page-layout-name="Mpm2" draw:style-name="Mdp1">
      <style:footer>
        <text:p text:style-name="MP2"><text:page-number text:select-page="current">i</text:page-number></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5T10:50:15.597000000</meta:creation-date>
    <dc:date>2025-01-20T14:13:33.526000000</dc:date>
    <meta:editing-duration>P51DT14H44M32S</meta:editing-duration>
    <meta:editing-cycles>1622</meta:editing-cycles>
    <meta:generator>LibreOffice/24.8.4.2$Windows_X86_64 LibreOffice_project/bb3cfa12c7b1bf994ecc5649a80400d06cd71002</meta:generator>
    <meta:print-date>2024-07-08T11:44:43.248000000</meta:print-date>
    <meta:printed-by>PDF files</meta:printed-by>
    <meta:document-statistic meta:table-count="0" meta:image-count="1" meta:object-count="0" meta:page-count="36" meta:paragraph-count="1030" meta:word-count="14809" meta:character-count="90082" meta:non-whitespace-character-count="76661"/>
  </office:meta>
</office:document-meta>
</file>